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72000000354A019EE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596cm" table:align="left" style:writing-mode="lr-tb"/>
    </style:style>
    <style:style style:name="Tabla1.A" style:family="table-column">
      <style:table-column-properties style:column-width="4.14cm"/>
    </style:style>
    <style:style style:name="Tabla1.B" style:family="table-column">
      <style:table-column-properties style:column-width="3.785cm"/>
    </style:style>
    <style:style style:name="Tabla1.C" style:family="table-column">
      <style:table-column-properties style:column-width="2.064cm"/>
    </style:style>
    <style:style style:name="Tabla1.D" style:family="table-column">
      <style:table-column-properties style:column-width="4.129cm"/>
    </style:style>
    <style:style style:name="Tabla1.E" style:family="table-column">
      <style:table-column-properties style:column-width="2.478cm"/>
    </style:style>
    <style:style style:name="Tabla1.1" style:family="table-row">
      <style:table-row-properties style:min-row-height="0.829cm" fo:keep-together="auto"/>
    </style:style>
    <style:style style:name="Tabla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2" style:family="table-row">
      <style:table-row-properties style:min-row-height="0.855cm" fo:keep-together="auto"/>
    </style:style>
    <style:style style:name="Tabla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E2" style:family="table-cell">
      <style:table-cell-properties style:vertical-align="top" fo:padding-left="0.123cm" fo:padding-right="0.123cm" fo:padding-top="0cm" fo:padding-bottom="0cm" fo:border="0.5pt solid #000000" style:writing-mode="lr-tb"/>
    </style:style>
    <style:style style:name="Tabla2" style:family="table">
      <style:table-properties style:width="16.596cm" table:align="left" style:writing-mode="lr-tb"/>
    </style:style>
    <style:style style:name="Tabla2.A" style:family="table-column">
      <style:table-column-properties style:column-width="16.596cm"/>
    </style:style>
    <style:style style:name="Tabla2.1" style:family="table-row">
      <style:table-row-properties style:min-row-height="3.995cm" fo:keep-together="auto"/>
    </style:style>
    <style:style style:name="Tabla2.A1" style:family="table-cell">
      <style:table-cell-properties style:vertical-align="top" fo:padding-left="0.123cm" fo:padding-right="0.123cm" fo:padding-top="0cm" fo:padding-bottom="0cm" fo:border="0.5pt solid #000000" style:writing-mode="lr-tb"/>
    </style:style>
    <style:style style:name="Tabla3" style:family="table">
      <style:table-properties style:width="16.579cm" fo:margin-left="-0.019cm" table:align="left" style:writing-mode="lr-tb"/>
    </style:style>
    <style:style style:name="Tabla3.A" style:family="table-column">
      <style:table-column-properties style:column-width="4.138cm"/>
    </style:style>
    <style:style style:name="Tabla3.B" style:family="table-column">
      <style:table-column-properties style:column-width="3.784cm"/>
    </style:style>
    <style:style style:name="Tabla3.C" style:family="table-column">
      <style:table-column-properties style:column-width="2.064cm"/>
    </style:style>
    <style:style style:name="Tabla3.D" style:family="table-column">
      <style:table-column-properties style:column-width="4.128cm"/>
    </style:style>
    <style:style style:name="Tabla3.E" style:family="table-column">
      <style:table-column-properties style:column-width="2.466cm"/>
    </style:style>
    <style:style style:name="Tabla3.1" style:family="table-row">
      <style:table-row-properties style:min-row-height="0.829cm" fo:keep-together="auto"/>
    </style:style>
    <style:style style:name="Tabla3.A1" style:family="table-cell">
      <style:table-cell-properties style:vertical-align="middle" fo:background-color="#e6e6e6" fo:padding-left="0.115cm" fo:padding-right="0.123cm" fo:padding-top="0cm" fo:padding-bottom="0cm" fo:border-left="0.5pt solid #000000" fo:border-right="none" fo:border-top="0.5pt solid #000000" fo:border-bottom="0.5pt solid #000000" style:writing-mode="lr-tb">
        <style:background-image/>
      </style:table-cell-properties>
    </style:style>
    <style:style style:name="Tabla3.E1" style:family="table-cell">
      <style:table-cell-properties style:vertical-align="middle" fo:background-color="#e6e6e6" fo:padding-left="0.115cm" fo:padding-right="0.123cm" fo:padding-top="0cm" fo:padding-bottom="0cm" fo:border="0.5pt solid #000000" style:writing-mode="lr-tb">
        <style:background-image/>
      </style:table-cell-properties>
    </style:style>
    <style:style style:name="Tabla3.2" style:family="table-row">
      <style:table-row-properties style:min-row-height="0.855cm" fo:keep-together="auto"/>
    </style:style>
    <style:style style:name="Tabla3.A2" style:family="table-cell">
      <style:table-cell-properties style:vertical-align="top" fo:padding-left="0.115cm" fo:padding-right="0.123cm" fo:padding-top="0cm" fo:padding-bottom="0cm" fo:border-left="0.5pt solid #000000" fo:border-right="none" fo:border-top="0.5pt solid #000000" fo:border-bottom="0.5pt solid #000000" style:writing-mode="lr-tb"/>
    </style:style>
    <style:style style:name="Tabla3.B2" style:family="table-cell">
      <style:table-cell-properties style:vertical-align="top" fo:padding-left="0.115cm" fo:padding-right="0.123cm" fo:padding-top="0cm" fo:padding-bottom="0cm" fo:border-left="0.5pt solid #000000" fo:border-right="none" fo:border-top="0.5pt solid #000000" fo:border-bottom="0.5pt solid #000000" style:writing-mode="lr-tb"/>
    </style:style>
    <style:style style:name="Tabla3.C2" style:family="table-cell">
      <style:table-cell-properties style:vertical-align="top" fo:padding-left="0.115cm" fo:padding-right="0.123cm" fo:padding-top="0cm" fo:padding-bottom="0cm" fo:border-left="0.5pt solid #000000" fo:border-right="none" fo:border-top="0.5pt solid #000000" fo:border-bottom="0.5pt solid #000000" style:writing-mode="lr-tb"/>
    </style:style>
    <style:style style:name="Tabla3.D2" style:family="table-cell">
      <style:table-cell-properties style:vertical-align="top" fo:padding-left="0.115cm" fo:padding-right="0.123cm" fo:padding-top="0cm" fo:padding-bottom="0cm" fo:border-left="0.5pt solid #000000" fo:border-right="none" fo:border-top="0.5pt solid #000000" fo:border-bottom="0.5pt solid #000000" style:writing-mode="lr-tb"/>
    </style:style>
    <style:style style:name="Tabla3.E2" style:family="table-cell">
      <style:table-cell-properties style:vertical-align="top" fo:padding-left="0.115cm" fo:padding-right="0.123cm" fo:padding-top="0cm" fo:padding-bottom="0cm" fo:border="0.5pt solid #000000" style:writing-mode="lr-tb"/>
    </style:style>
    <style:style style:name="Tabla4" style:family="table">
      <style:table-properties style:width="16.579cm" fo:margin-left="-0.019cm" table:align="left" style:writing-mode="lr-tb"/>
    </style:style>
    <style:style style:name="Tabla4.A" style:family="table-column">
      <style:table-column-properties style:column-width="16.579cm"/>
    </style:style>
    <style:style style:name="Tabla4.1" style:family="table-row">
      <style:table-row-properties style:min-row-height="3.307cm" fo:keep-together="auto"/>
    </style:style>
    <style:style style:name="Tabla4.A1" style:family="table-cell">
      <style:table-cell-properties style:vertical-align="top" fo:padding-left="0.115cm" fo:padding-right="0.123cm" fo:padding-top="0cm" fo:padding-bottom="0cm" fo:border="0.5pt solid #000000" style:writing-mode="lr-tb"/>
    </style:style>
    <style:style style:name="Tabla5" style:family="table">
      <style:table-properties style:width="16.563cm" fo:margin-left="-0.011cm" table:align="left" style:writing-mode="lr-tb"/>
    </style:style>
    <style:style style:name="Tabla5.A" style:family="table-column">
      <style:table-column-properties style:column-width="4.136cm"/>
    </style:style>
    <style:style style:name="Tabla5.B" style:family="table-column">
      <style:table-column-properties style:column-width="3.785cm"/>
    </style:style>
    <style:style style:name="Tabla5.C" style:family="table-column">
      <style:table-column-properties style:column-width="2.062cm"/>
    </style:style>
    <style:style style:name="Tabla5.D" style:family="table-column">
      <style:table-column-properties style:column-width="4.129cm"/>
    </style:style>
    <style:style style:name="Tabla5.E" style:family="table-column">
      <style:table-column-properties style:column-width="2.45cm"/>
    </style:style>
    <style:style style:name="Tabla5.1" style:family="table-row">
      <style:table-row-properties style:min-row-height="0.829cm" fo:keep-together="auto"/>
    </style:style>
    <style:style style:name="Tabla5.A1" style:family="table-cell">
      <style:table-cell-properties style:vertical-align="middle" fo:background-color="#e6e6e6" fo:padding-left="0.106cm" fo:padding-right="0.123cm" fo:padding-top="0cm" fo:padding-bottom="0cm" fo:border-left="0.5pt solid #000000" fo:border-right="none" fo:border-top="0.5pt solid #000000" fo:border-bottom="0.5pt solid #000000" style:writing-mode="lr-tb">
        <style:background-image/>
      </style:table-cell-properties>
    </style:style>
    <style:style style:name="Tabla5.E1" style:family="table-cell">
      <style:table-cell-properties style:vertical-align="middle" fo:background-color="#e6e6e6" fo:padding-left="0.106cm" fo:padding-right="0.123cm" fo:padding-top="0cm" fo:padding-bottom="0cm" fo:border="0.5pt solid #000000" style:writing-mode="lr-tb">
        <style:background-image/>
      </style:table-cell-properties>
    </style:style>
    <style:style style:name="Tabla5.2" style:family="table-row">
      <style:table-row-properties style:min-row-height="0.855cm" fo:keep-together="auto"/>
    </style:style>
    <style:style style:name="Tabla5.A2" style:family="table-cell">
      <style:table-cell-properties style:vertical-align="top" fo:background-color="#ffffff" fo:padding-left="0.106cm" fo:padding-right="0.123cm" fo:padding-top="0cm" fo:padding-bottom="0cm" fo:border-left="0.5pt solid #000000" fo:border-right="none" fo:border-top="0.5pt solid #000000" fo:border-bottom="0.5pt solid #000000" style:writing-mode="lr-tb">
        <style:background-image/>
      </style:table-cell-properties>
    </style:style>
    <style:style style:name="Tabla5.E2" style:family="table-cell">
      <style:table-cell-properties style:vertical-align="top" fo:background-color="#ffffff" fo:padding-left="0.106cm" fo:padding-right="0.123cm" fo:padding-top="0cm" fo:padding-bottom="0cm" fo:border="0.5pt solid #000000" style:writing-mode="lr-tb">
        <style:background-image/>
      </style:table-cell-properties>
    </style:style>
    <style:style style:name="Tabla6" style:family="table">
      <style:table-properties style:width="16.254cm" table:align="left" style:writing-mode="lr-tb"/>
    </style:style>
    <style:style style:name="Tabla6.A" style:family="table-column">
      <style:table-column-properties style:column-width="16.254cm"/>
    </style:style>
    <style:style style:name="Tabla6.1" style:family="table-row">
      <style:table-row-properties fo:keep-together="auto"/>
    </style:style>
    <style:style style:name="Tabla6.A1" style:family="table-cell">
      <style:table-cell-properties style:vertical-align="top" fo:padding="0.097cm" fo:border="0.1pt solid #000000" style:writing-mode="lr-tb"/>
    </style:style>
    <style:style style:name="Tabla7" style:family="table">
      <style:table-properties style:width="16.563cm" fo:margin-left="-0.011cm" table:align="left" style:writing-mode="lr-tb"/>
    </style:style>
    <style:style style:name="Tabla7.A" style:family="table-column">
      <style:table-column-properties style:column-width="4.136cm"/>
    </style:style>
    <style:style style:name="Tabla7.B" style:family="table-column">
      <style:table-column-properties style:column-width="3.785cm"/>
    </style:style>
    <style:style style:name="Tabla7.C" style:family="table-column">
      <style:table-column-properties style:column-width="2.062cm"/>
    </style:style>
    <style:style style:name="Tabla7.D" style:family="table-column">
      <style:table-column-properties style:column-width="4.129cm"/>
    </style:style>
    <style:style style:name="Tabla7.E" style:family="table-column">
      <style:table-column-properties style:column-width="2.45cm"/>
    </style:style>
    <style:style style:name="Tabla7.1" style:family="table-row">
      <style:table-row-properties style:min-row-height="0.829cm" fo:keep-together="auto"/>
    </style:style>
    <style:style style:name="Tabla7.A1" style:family="table-cell">
      <style:table-cell-properties style:vertical-align="middle" fo:background-color="#e6e6e6" fo:padding-left="0.106cm" fo:padding-right="0.123cm" fo:padding-top="0cm" fo:padding-bottom="0cm" fo:border-left="0.5pt solid #000000" fo:border-right="none" fo:border-top="0.5pt solid #000000" fo:border-bottom="0.5pt solid #000000" style:writing-mode="lr-tb">
        <style:background-image/>
      </style:table-cell-properties>
    </style:style>
    <style:style style:name="Tabla7.E1" style:family="table-cell">
      <style:table-cell-properties style:vertical-align="middle" fo:background-color="#e6e6e6" fo:padding-left="0.106cm" fo:padding-right="0.123cm" fo:padding-top="0cm" fo:padding-bottom="0cm" fo:border="0.5pt solid #000000" style:writing-mode="lr-tb">
        <style:background-image/>
      </style:table-cell-properties>
    </style:style>
    <style:style style:name="Tabla7.2" style:family="table-row">
      <style:table-row-properties style:min-row-height="0.855cm" fo:keep-together="auto"/>
    </style:style>
    <style:style style:name="Tabla7.A2" style:family="table-cell">
      <style:table-cell-properties style:vertical-align="top" fo:background-color="#ffffff" fo:padding-left="0.106cm" fo:padding-right="0.123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fffff" fo:padding-left="0.106cm" fo:padding-right="0.123cm" fo:padding-top="0cm" fo:padding-bottom="0cm" fo:border="0.5pt solid #000000" style:writing-mode="lr-tb">
        <style:background-image/>
      </style:table-cell-properties>
    </style:style>
    <style:style style:name="Tabla8" style:family="table">
      <style:table-properties style:width="16.561cm" fo:margin-left="-0.011cm" table:align="left" style:writing-mode="lr-tb"/>
    </style:style>
    <style:style style:name="Tabla8.A" style:family="table-column">
      <style:table-column-properties style:column-width="16.561cm"/>
    </style:style>
    <style:style style:name="Tabla8.1" style:family="table-row">
      <style:table-row-properties style:min-row-height="3.307cm" fo:keep-together="auto"/>
    </style:style>
    <style:style style:name="Tabla8.A1" style:family="table-cell">
      <style:table-cell-properties style:vertical-align="top" fo:background-color="#ffffff" fo:padding-left="0.106cm" fo:padding-right="0.123cm" fo:padding-top="0cm" fo:padding-bottom="0cm" fo:border="0.5pt solid #000000" style:writing-mode="lr-tb">
        <style:background-image/>
      </style:table-cell-properties>
    </style:style>
    <style:style style:name="Tabla9" style:family="table">
      <style:table-properties style:width="16.596cm" table:align="left" style:writing-mode="lr-tb"/>
    </style:style>
    <style:style style:name="Tabla9.A" style:family="table-column">
      <style:table-column-properties style:column-width="16.596cm"/>
    </style:style>
    <style:style style:name="Tabla9.1" style:family="table-row">
      <style:table-row-properties style:min-row-height="6.131cm" fo:keep-together="auto"/>
    </style:style>
    <style:style style:name="Tabla9.A1" style:family="table-cell">
      <style:table-cell-properties style:vertical-align="top" fo:padding-left="0.123cm" fo:padding-right="0.123cm" fo:padding-top="0cm" fo:padding-bottom="0cm" fo:border="0.5pt solid #000000" style:writing-mode="lr-tb"/>
    </style:style>
    <style:style style:name="Tabla10" style:family="table">
      <style:table-properties style:width="16.596cm" table:align="left" style:writing-mode="lr-tb"/>
    </style:style>
    <style:style style:name="Tabla10.A" style:family="table-column">
      <style:table-column-properties style:column-width="4.14cm"/>
    </style:style>
    <style:style style:name="Tabla10.B" style:family="table-column">
      <style:table-column-properties style:column-width="3.785cm"/>
    </style:style>
    <style:style style:name="Tabla10.C" style:family="table-column">
      <style:table-column-properties style:column-width="2.064cm"/>
    </style:style>
    <style:style style:name="Tabla10.D" style:family="table-column">
      <style:table-column-properties style:column-width="4.129cm"/>
    </style:style>
    <style:style style:name="Tabla10.E" style:family="table-column">
      <style:table-column-properties style:column-width="2.478cm"/>
    </style:style>
    <style:style style:name="Tabla10.1" style:family="table-row">
      <style:table-row-properties style:min-row-height="0.829cm" fo:keep-together="auto"/>
    </style:style>
    <style:style style:name="Tabla1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0.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0.2" style:family="table-row">
      <style:table-row-properties style:min-row-height="0.855cm" fo:keep-together="auto"/>
    </style:style>
    <style:style style:name="Tabla1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0.E2" style:family="table-cell">
      <style:table-cell-properties style:vertical-align="top" fo:padding-left="0.123cm" fo:padding-right="0.123cm" fo:padding-top="0cm" fo:padding-bottom="0cm" fo:border="0.5pt solid #000000" style:writing-mode="lr-tb"/>
    </style:style>
    <style:style style:name="Tabla11" style:family="table">
      <style:table-properties style:width="16.596cm" table:align="left" style:writing-mode="lr-tb"/>
    </style:style>
    <style:style style:name="Tabla11.A" style:family="table-column">
      <style:table-column-properties style:column-width="16.596cm"/>
    </style:style>
    <style:style style:name="Tabla11.1" style:family="table-row">
      <style:table-row-properties style:min-row-height="2.699cm" fo:keep-together="auto"/>
    </style:style>
    <style:style style:name="Tabla11.A1" style:family="table-cell">
      <style:table-cell-properties style:vertical-align="top" fo:padding-left="0.123cm" fo:padding-right="0.123cm" fo:padding-top="0cm" fo:padding-bottom="0cm" fo:border="0.5pt solid #000000" style:writing-mode="lr-tb"/>
    </style:style>
    <style:style style:name="Tabla12" style:family="table">
      <style:table-properties style:width="16.596cm" table:align="left" style:writing-mode="lr-tb"/>
    </style:style>
    <style:style style:name="Tabla12.A" style:family="table-column">
      <style:table-column-properties style:column-width="4.14cm"/>
    </style:style>
    <style:style style:name="Tabla12.B" style:family="table-column">
      <style:table-column-properties style:column-width="3.785cm"/>
    </style:style>
    <style:style style:name="Tabla12.C" style:family="table-column">
      <style:table-column-properties style:column-width="2.064cm"/>
    </style:style>
    <style:style style:name="Tabla12.D" style:family="table-column">
      <style:table-column-properties style:column-width="4.129cm"/>
    </style:style>
    <style:style style:name="Tabla12.E" style:family="table-column">
      <style:table-column-properties style:column-width="2.478cm"/>
    </style:style>
    <style:style style:name="Tabla12.1" style:family="table-row">
      <style:table-row-properties style:min-row-height="0.829cm" fo:keep-together="auto"/>
    </style:style>
    <style:style style:name="Tabla12.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2.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2.2" style:family="table-row">
      <style:table-row-properties style:min-row-height="0.855cm" fo:keep-together="auto"/>
    </style:style>
    <style:style style:name="Tabla1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2.E2" style:family="table-cell">
      <style:table-cell-properties style:vertical-align="top" fo:padding-left="0.123cm" fo:padding-right="0.123cm" fo:padding-top="0cm" fo:padding-bottom="0cm" fo:border="0.5pt solid #000000" style:writing-mode="lr-tb"/>
    </style:style>
    <style:style style:name="Tabla13" style:family="table">
      <style:table-properties style:width="16.596cm" table:align="left" style:writing-mode="lr-tb"/>
    </style:style>
    <style:style style:name="Tabla13.A" style:family="table-column">
      <style:table-column-properties style:column-width="16.596cm"/>
    </style:style>
    <style:style style:name="Tabla13.1" style:family="table-row">
      <style:table-row-properties style:min-row-height="2.699cm" fo:keep-together="auto"/>
    </style:style>
    <style:style style:name="Tabla13.A1" style:family="table-cell">
      <style:table-cell-properties style:vertical-align="top" fo:padding-left="0.123cm" fo:padding-right="0.123cm" fo:padding-top="0cm" fo:padding-bottom="0cm" fo:border="0.5pt solid #000000" style:writing-mode="lr-tb"/>
    </style:style>
    <style:style style:name="Tabla14" style:family="table">
      <style:table-properties style:width="16.563cm" fo:margin-left="-0.011cm" table:align="left" style:writing-mode="lr-tb"/>
    </style:style>
    <style:style style:name="Tabla14.A" style:family="table-column">
      <style:table-column-properties style:column-width="4.136cm"/>
    </style:style>
    <style:style style:name="Tabla14.B" style:family="table-column">
      <style:table-column-properties style:column-width="3.785cm"/>
    </style:style>
    <style:style style:name="Tabla14.C" style:family="table-column">
      <style:table-column-properties style:column-width="2.062cm"/>
    </style:style>
    <style:style style:name="Tabla14.D" style:family="table-column">
      <style:table-column-properties style:column-width="4.129cm"/>
    </style:style>
    <style:style style:name="Tabla14.E" style:family="table-column">
      <style:table-column-properties style:column-width="2.45cm"/>
    </style:style>
    <style:style style:name="Tabla14.1" style:family="table-row">
      <style:table-row-properties style:min-row-height="0.829cm" fo:keep-together="auto"/>
    </style:style>
    <style:style style:name="Tabla14.A1" style:family="table-cell">
      <style:table-cell-properties style:vertical-align="middle" fo:background-color="#e6e6e6" fo:padding-left="0.106cm" fo:padding-right="0.123cm" fo:padding-top="0cm" fo:padding-bottom="0cm" fo:border-left="0.5pt solid #000000" fo:border-right="none" fo:border-top="0.5pt solid #000000" fo:border-bottom="0.5pt solid #000000" style:writing-mode="lr-tb">
        <style:background-image/>
      </style:table-cell-properties>
    </style:style>
    <style:style style:name="Tabla14.E1" style:family="table-cell">
      <style:table-cell-properties style:vertical-align="middle" fo:background-color="#e6e6e6" fo:padding-left="0.106cm" fo:padding-right="0.123cm" fo:padding-top="0cm" fo:padding-bottom="0cm" fo:border="0.5pt solid #000000" style:writing-mode="lr-tb">
        <style:background-image/>
      </style:table-cell-properties>
    </style:style>
    <style:style style:name="Tabla14.2" style:family="table-row">
      <style:table-row-properties style:min-row-height="0.855cm" fo:keep-together="auto"/>
    </style:style>
    <style:style style:name="Tabla14.A2" style:family="table-cell">
      <style:table-cell-properties style:vertical-align="top" fo:background-color="#ffffff" fo:padding-left="0.106cm" fo:padding-right="0.123cm" fo:padding-top="0cm" fo:padding-bottom="0cm" fo:border-left="0.5pt solid #000000" fo:border-right="none" fo:border-top="0.5pt solid #000000" fo:border-bottom="0.5pt solid #000000" style:writing-mode="lr-tb">
        <style:background-image/>
      </style:table-cell-properties>
    </style:style>
    <style:style style:name="Tabla14.E2" style:family="table-cell">
      <style:table-cell-properties style:vertical-align="top" fo:background-color="#ffffff" fo:padding-left="0.106cm" fo:padding-right="0.123cm" fo:padding-top="0cm" fo:padding-bottom="0cm" fo:border="0.5pt solid #000000" style:writing-mode="lr-tb">
        <style:background-image/>
      </style:table-cell-properties>
    </style:style>
    <style:style style:name="Tabla15" style:family="table">
      <style:table-properties style:width="16.561cm" fo:margin-left="-0.011cm" table:align="left" style:writing-mode="lr-tb"/>
    </style:style>
    <style:style style:name="Tabla15.A" style:family="table-column">
      <style:table-column-properties style:column-width="16.561cm"/>
    </style:style>
    <style:style style:name="Tabla15.1" style:family="table-row">
      <style:table-row-properties style:min-row-height="2.805cm" fo:keep-together="auto"/>
    </style:style>
    <style:style style:name="Tabla15.A1" style:family="table-cell">
      <style:table-cell-properties style:vertical-align="top" fo:background-color="#ffffff" fo:padding-left="0.106cm" fo:padding-right="0.123cm" fo:padding-top="0cm" fo:padding-bottom="0cm" fo:border="0.5pt solid #000000" style:writing-mode="lr-tb">
        <style:background-image/>
      </style:table-cell-properties>
    </style:style>
    <style:style style:name="Tabla16" style:family="table">
      <style:table-properties style:width="17.002cm" fo:margin-left="0cm" table:align="left" style:writing-mode="lr-tb"/>
    </style:style>
    <style:style style:name="Tabla16.A" style:family="table-column">
      <style:table-column-properties style:column-width="17.002cm"/>
    </style:style>
    <style:style style:name="Tabla16.1" style:family="table-row">
      <style:table-row-properties style:min-row-height="5.292cm" fo:keep-together="auto"/>
    </style:style>
    <style:style style:name="Tabla16.A1" style:family="table-cell">
      <style:table-cell-properties style:vertical-align="top" fo:padding-left="0.123cm" fo:padding-right="0.123cm" fo:padding-top="0cm" fo:padding-bottom="0cm" fo:border="0.5pt solid #000000" style:writing-mode="lr-tb"/>
    </style:style>
    <style:style style:name="Tabla17" style:family="table">
      <style:table-properties style:width="16.632cm" table:align="left" style:writing-mode="lr-tb"/>
    </style:style>
    <style:style style:name="Tabla17.A" style:family="table-column">
      <style:table-column-properties style:column-width="4.14cm"/>
    </style:style>
    <style:style style:name="Tabla17.B" style:family="table-column">
      <style:table-column-properties style:column-width="3.785cm"/>
    </style:style>
    <style:style style:name="Tabla17.C" style:family="table-column">
      <style:table-column-properties style:column-width="2.064cm"/>
    </style:style>
    <style:style style:name="Tabla17.D" style:family="table-column">
      <style:table-column-properties style:column-width="4.129cm"/>
    </style:style>
    <style:style style:name="Tabla17.E" style:family="table-column">
      <style:table-column-properties style:column-width="2.514cm"/>
    </style:style>
    <style:style style:name="Tabla17.1" style:family="table-row">
      <style:table-row-properties style:min-row-height="0.829cm" fo:keep-together="auto"/>
    </style:style>
    <style:style style:name="Tabla17.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7.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7.2" style:family="table-row">
      <style:table-row-properties style:min-row-height="0.855cm" fo:keep-together="auto"/>
    </style:style>
    <style:style style:name="Tabla1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7.E2" style:family="table-cell">
      <style:table-cell-properties style:vertical-align="top" fo:padding-left="0.123cm" fo:padding-right="0.123cm" fo:padding-top="0cm" fo:padding-bottom="0cm" fo:border="0.5pt solid #000000" style:writing-mode="lr-tb"/>
    </style:style>
    <style:style style:name="Tabla18" style:family="table">
      <style:table-properties style:width="16.632cm" table:align="left" style:writing-mode="lr-tb"/>
    </style:style>
    <style:style style:name="Tabla18.A" style:family="table-column">
      <style:table-column-properties style:column-width="16.632cm"/>
    </style:style>
    <style:style style:name="Tabla18.1" style:family="table-row">
      <style:table-row-properties style:min-row-height="3.096cm" fo:keep-together="auto"/>
    </style:style>
    <style:style style:name="Tabla18.A1" style:family="table-cell">
      <style:table-cell-properties style:vertical-align="top" fo:padding-left="0.123cm" fo:padding-right="0.123cm" fo:padding-top="0cm" fo:padding-bottom="0cm" fo:border="0.5pt solid #000000" style:writing-mode="lr-tb"/>
    </style:style>
    <style:style style:name="Tabla19" style:family="table">
      <style:table-properties style:width="16.632cm" table:align="left" style:writing-mode="lr-tb"/>
    </style:style>
    <style:style style:name="Tabla19.A" style:family="table-column">
      <style:table-column-properties style:column-width="4.14cm"/>
    </style:style>
    <style:style style:name="Tabla19.B" style:family="table-column">
      <style:table-column-properties style:column-width="3.785cm"/>
    </style:style>
    <style:style style:name="Tabla19.C" style:family="table-column">
      <style:table-column-properties style:column-width="2.064cm"/>
    </style:style>
    <style:style style:name="Tabla19.D" style:family="table-column">
      <style:table-column-properties style:column-width="4.129cm"/>
    </style:style>
    <style:style style:name="Tabla19.E" style:family="table-column">
      <style:table-column-properties style:column-width="2.514cm"/>
    </style:style>
    <style:style style:name="Tabla19.1" style:family="table-row">
      <style:table-row-properties style:min-row-height="0.829cm" fo:keep-together="auto"/>
    </style:style>
    <style:style style:name="Tabla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9.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19.2" style:family="table-row">
      <style:table-row-properties style:min-row-height="0.855cm" fo:keep-together="auto"/>
    </style:style>
    <style:style style:name="Tabla1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9.E2" style:family="table-cell">
      <style:table-cell-properties style:vertical-align="top" fo:padding-left="0.123cm" fo:padding-right="0.123cm" fo:padding-top="0cm" fo:padding-bottom="0cm" fo:border="0.5pt solid #000000" style:writing-mode="lr-tb"/>
    </style:style>
    <style:style style:name="Tabla20" style:family="table">
      <style:table-properties style:width="16.632cm" table:align="left" style:writing-mode="lr-tb"/>
    </style:style>
    <style:style style:name="Tabla20.A" style:family="table-column">
      <style:table-column-properties style:column-width="16.632cm"/>
    </style:style>
    <style:style style:name="Tabla20.1" style:family="table-row">
      <style:table-row-properties style:min-row-height="3.995cm" fo:keep-together="auto"/>
    </style:style>
    <style:style style:name="Tabla20.A1" style:family="table-cell">
      <style:table-cell-properties style:vertical-align="top" fo:padding-left="0.123cm" fo:padding-right="0.123cm" fo:padding-top="0cm" fo:padding-bottom="0cm" fo:border="0.5pt solid #000000" style:writing-mode="lr-tb"/>
    </style:style>
    <style:style style:name="Tabla21" style:family="table">
      <style:table-properties style:width="16.544cm" table:align="left" style:writing-mode="lr-tb"/>
    </style:style>
    <style:style style:name="Tabla21.A" style:family="table-column">
      <style:table-column-properties style:column-width="4.14cm"/>
    </style:style>
    <style:style style:name="Tabla21.B" style:family="table-column">
      <style:table-column-properties style:column-width="3.785cm"/>
    </style:style>
    <style:style style:name="Tabla21.C" style:family="table-column">
      <style:table-column-properties style:column-width="2.064cm"/>
    </style:style>
    <style:style style:name="Tabla21.D" style:family="table-column">
      <style:table-column-properties style:column-width="4.129cm"/>
    </style:style>
    <style:style style:name="Tabla21.E" style:family="table-column">
      <style:table-column-properties style:column-width="2.425cm"/>
    </style:style>
    <style:style style:name="Tabla21.1" style:family="table-row">
      <style:table-row-properties style:min-row-height="0.829cm" fo:keep-together="auto"/>
    </style:style>
    <style:style style:name="Tabla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1.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1.2" style:family="table-row">
      <style:table-row-properties style:min-row-height="0.855cm" fo:keep-together="auto"/>
    </style:style>
    <style:style style:name="Tabla2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1.E2" style:family="table-cell">
      <style:table-cell-properties style:vertical-align="top" fo:padding-left="0.123cm" fo:padding-right="0.123cm" fo:padding-top="0cm" fo:padding-bottom="0cm" fo:border="0.5pt solid #000000" style:writing-mode="lr-tb"/>
    </style:style>
    <style:style style:name="Tabla22" style:family="table">
      <style:table-properties style:width="16.544cm" table:align="left" style:writing-mode="lr-tb"/>
    </style:style>
    <style:style style:name="Tabla22.A" style:family="table-column">
      <style:table-column-properties style:column-width="16.544cm"/>
    </style:style>
    <style:style style:name="Tabla22.1" style:family="table-row">
      <style:table-row-properties style:min-row-height="3.106cm" fo:keep-together="auto"/>
    </style:style>
    <style:style style:name="Tabla22.A1" style:family="table-cell">
      <style:table-cell-properties style:vertical-align="top" fo:padding-left="0.123cm" fo:padding-right="0.123cm" fo:padding-top="0cm" fo:padding-bottom="0cm" fo:border="0.5pt solid #000000" style:writing-mode="lr-tb"/>
    </style:style>
    <style:style style:name="Tabla23" style:family="table">
      <style:table-properties style:width="16.544cm" table:align="left" style:writing-mode="lr-tb"/>
    </style:style>
    <style:style style:name="Tabla23.A" style:family="table-column">
      <style:table-column-properties style:column-width="4.14cm"/>
    </style:style>
    <style:style style:name="Tabla23.B" style:family="table-column">
      <style:table-column-properties style:column-width="3.785cm"/>
    </style:style>
    <style:style style:name="Tabla23.C" style:family="table-column">
      <style:table-column-properties style:column-width="2.064cm"/>
    </style:style>
    <style:style style:name="Tabla23.D" style:family="table-column">
      <style:table-column-properties style:column-width="4.129cm"/>
    </style:style>
    <style:style style:name="Tabla23.E" style:family="table-column">
      <style:table-column-properties style:column-width="2.425cm"/>
    </style:style>
    <style:style style:name="Tabla23.1" style:family="table-row">
      <style:table-row-properties style:min-row-height="0.829cm" fo:keep-together="auto"/>
    </style:style>
    <style:style style:name="Tabla2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3.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3.2" style:family="table-row">
      <style:table-row-properties style:min-row-height="0.855cm" fo:keep-together="auto"/>
    </style:style>
    <style:style style:name="Tabla2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3.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3.E2" style:family="table-cell">
      <style:table-cell-properties style:vertical-align="top" fo:padding-left="0.123cm" fo:padding-right="0.123cm" fo:padding-top="0cm" fo:padding-bottom="0cm" fo:border="0.5pt solid #000000" style:writing-mode="lr-tb"/>
    </style:style>
    <style:style style:name="Tabla24" style:family="table">
      <style:table-properties style:width="16.544cm" table:align="left" style:writing-mode="lr-tb"/>
    </style:style>
    <style:style style:name="Tabla24.A" style:family="table-column">
      <style:table-column-properties style:column-width="16.544cm"/>
    </style:style>
    <style:style style:name="Tabla24.1" style:family="table-row">
      <style:table-row-properties style:min-row-height="3.311cm" fo:keep-together="auto"/>
    </style:style>
    <style:style style:name="Tabla24.A1" style:family="table-cell">
      <style:table-cell-properties style:vertical-align="top" fo:padding-left="0.123cm" fo:padding-right="0.123cm" fo:padding-top="0cm" fo:padding-bottom="0cm" fo:border="0.5pt solid #000000" style:writing-mode="lr-tb"/>
    </style:style>
    <style:style style:name="Tabla25" style:family="table">
      <style:table-properties style:width="16.632cm" table:align="left" style:writing-mode="lr-tb"/>
    </style:style>
    <style:style style:name="Tabla25.A" style:family="table-column">
      <style:table-column-properties style:column-width="16.632cm"/>
    </style:style>
    <style:style style:name="Tabla25.1" style:family="table-row">
      <style:table-row-properties style:min-row-height="6.131cm" fo:keep-together="auto"/>
    </style:style>
    <style:style style:name="Tabla25.A1" style:family="table-cell">
      <style:table-cell-properties style:vertical-align="top" fo:padding-left="0.123cm" fo:padding-right="0.123cm" fo:padding-top="0cm" fo:padding-bottom="0cm" fo:border="0.5pt solid #000000" style:writing-mode="lr-tb"/>
    </style:style>
    <style:style style:name="Tabla26" style:family="table">
      <style:table-properties style:width="16.544cm" table:align="left" style:writing-mode="lr-tb"/>
    </style:style>
    <style:style style:name="Tabla26.A" style:family="table-column">
      <style:table-column-properties style:column-width="4.14cm"/>
    </style:style>
    <style:style style:name="Tabla26.B" style:family="table-column">
      <style:table-column-properties style:column-width="3.785cm"/>
    </style:style>
    <style:style style:name="Tabla26.C" style:family="table-column">
      <style:table-column-properties style:column-width="2.064cm"/>
    </style:style>
    <style:style style:name="Tabla26.D" style:family="table-column">
      <style:table-column-properties style:column-width="4.129cm"/>
    </style:style>
    <style:style style:name="Tabla26.E" style:family="table-column">
      <style:table-column-properties style:column-width="2.425cm"/>
    </style:style>
    <style:style style:name="Tabla26.1" style:family="table-row">
      <style:table-row-properties style:min-row-height="0.829cm" fo:keep-together="auto"/>
    </style:style>
    <style:style style:name="Tabla2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6.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6.2" style:family="table-row">
      <style:table-row-properties style:min-row-height="0.855cm" fo:keep-together="auto"/>
    </style:style>
    <style:style style:name="Tabla2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6.E2" style:family="table-cell">
      <style:table-cell-properties style:vertical-align="top" fo:padding-left="0.123cm" fo:padding-right="0.123cm" fo:padding-top="0cm" fo:padding-bottom="0cm" fo:border="0.5pt solid #000000" style:writing-mode="lr-tb"/>
    </style:style>
    <style:style style:name="Tabla27" style:family="table">
      <style:table-properties style:width="16.544cm" table:align="left" style:writing-mode="lr-tb"/>
    </style:style>
    <style:style style:name="Tabla27.A" style:family="table-column">
      <style:table-column-properties style:column-width="16.544cm"/>
    </style:style>
    <style:style style:name="Tabla27.1" style:family="table-row">
      <style:table-row-properties style:min-row-height="3.166cm" fo:keep-together="auto"/>
    </style:style>
    <style:style style:name="Tabla27.A1" style:family="table-cell">
      <style:table-cell-properties style:vertical-align="top" fo:padding-left="0.123cm" fo:padding-right="0.123cm" fo:padding-top="0cm" fo:padding-bottom="0cm" fo:border="0.5pt solid #000000" style:writing-mode="lr-tb"/>
    </style:style>
    <style:style style:name="Tabla28" style:family="table">
      <style:table-properties style:width="16.632cm" table:align="left" style:writing-mode="lr-tb"/>
    </style:style>
    <style:style style:name="Tabla28.A" style:family="table-column">
      <style:table-column-properties style:column-width="4.14cm"/>
    </style:style>
    <style:style style:name="Tabla28.B" style:family="table-column">
      <style:table-column-properties style:column-width="3.785cm"/>
    </style:style>
    <style:style style:name="Tabla28.C" style:family="table-column">
      <style:table-column-properties style:column-width="2.064cm"/>
    </style:style>
    <style:style style:name="Tabla28.D" style:family="table-column">
      <style:table-column-properties style:column-width="4.129cm"/>
    </style:style>
    <style:style style:name="Tabla28.E" style:family="table-column">
      <style:table-column-properties style:column-width="2.514cm"/>
    </style:style>
    <style:style style:name="Tabla28.1" style:family="table-row">
      <style:table-row-properties style:min-row-height="0.829cm" fo:keep-together="auto"/>
    </style:style>
    <style:style style:name="Tabla2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8.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28.2" style:family="table-row">
      <style:table-row-properties style:min-row-height="0.855cm" fo:keep-together="auto"/>
    </style:style>
    <style:style style:name="Tabla2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8.E2" style:family="table-cell">
      <style:table-cell-properties style:vertical-align="top" fo:padding-left="0.123cm" fo:padding-right="0.123cm" fo:padding-top="0cm" fo:padding-bottom="0cm" fo:border="0.5pt solid #000000" style:writing-mode="lr-tb"/>
    </style:style>
    <style:style style:name="Tabla29" style:family="table">
      <style:table-properties style:width="16.632cm" table:align="left" style:writing-mode="lr-tb"/>
    </style:style>
    <style:style style:name="Tabla29.A" style:family="table-column">
      <style:table-column-properties style:column-width="16.632cm"/>
    </style:style>
    <style:style style:name="Tabla29.1" style:family="table-row">
      <style:table-row-properties style:min-row-height="2.699cm" fo:keep-together="auto"/>
    </style:style>
    <style:style style:name="Tabla29.A1" style:family="table-cell">
      <style:table-cell-properties style:vertical-align="top" fo:padding-left="0.123cm" fo:padding-right="0.123cm" fo:padding-top="0cm" fo:padding-bottom="0cm" fo:border="0.5pt solid #000000" style:writing-mode="lr-tb"/>
    </style:style>
    <style:style style:name="Tabla30" style:family="table">
      <style:table-properties style:width="16.632cm" table:align="left" style:writing-mode="lr-tb"/>
    </style:style>
    <style:style style:name="Tabla30.A" style:family="table-column">
      <style:table-column-properties style:column-width="4.14cm"/>
    </style:style>
    <style:style style:name="Tabla30.B" style:family="table-column">
      <style:table-column-properties style:column-width="3.785cm"/>
    </style:style>
    <style:style style:name="Tabla30.C" style:family="table-column">
      <style:table-column-properties style:column-width="2.064cm"/>
    </style:style>
    <style:style style:name="Tabla30.D" style:family="table-column">
      <style:table-column-properties style:column-width="4.129cm"/>
    </style:style>
    <style:style style:name="Tabla30.E" style:family="table-column">
      <style:table-column-properties style:column-width="2.514cm"/>
    </style:style>
    <style:style style:name="Tabla30.1" style:family="table-row">
      <style:table-row-properties style:min-row-height="0.829cm" fo:keep-together="auto"/>
    </style:style>
    <style:style style:name="Tabla3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0.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0.2" style:family="table-row">
      <style:table-row-properties style:min-row-height="0.855cm" fo:keep-together="auto"/>
    </style:style>
    <style:style style:name="Tabla3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0.E2" style:family="table-cell">
      <style:table-cell-properties style:vertical-align="top" fo:padding-left="0.123cm" fo:padding-right="0.123cm" fo:padding-top="0cm" fo:padding-bottom="0cm" fo:border="0.5pt solid #000000" style:writing-mode="lr-tb"/>
    </style:style>
    <style:style style:name="Tabla31" style:family="table">
      <style:table-properties style:width="16.632cm" table:align="left" style:writing-mode="lr-tb"/>
    </style:style>
    <style:style style:name="Tabla31.A" style:family="table-column">
      <style:table-column-properties style:column-width="16.632cm"/>
    </style:style>
    <style:style style:name="Tabla31.1" style:family="table-row">
      <style:table-row-properties style:min-row-height="2.699cm" fo:keep-together="auto"/>
    </style:style>
    <style:style style:name="Tabla31.A1" style:family="table-cell">
      <style:table-cell-properties style:vertical-align="top" fo:padding-left="0.123cm" fo:padding-right="0.123cm" fo:padding-top="0cm" fo:padding-bottom="0cm" fo:border="0.5pt solid #000000" style:writing-mode="lr-tb"/>
    </style:style>
    <style:style style:name="Tabla32" style:family="table">
      <style:table-properties style:width="16.632cm" table:align="left" style:writing-mode="lr-tb"/>
    </style:style>
    <style:style style:name="Tabla32.A" style:family="table-column">
      <style:table-column-properties style:column-width="4.14cm"/>
    </style:style>
    <style:style style:name="Tabla32.B" style:family="table-column">
      <style:table-column-properties style:column-width="3.785cm"/>
    </style:style>
    <style:style style:name="Tabla32.C" style:family="table-column">
      <style:table-column-properties style:column-width="2.064cm"/>
    </style:style>
    <style:style style:name="Tabla32.D" style:family="table-column">
      <style:table-column-properties style:column-width="4.129cm"/>
    </style:style>
    <style:style style:name="Tabla32.E" style:family="table-column">
      <style:table-column-properties style:column-width="2.514cm"/>
    </style:style>
    <style:style style:name="Tabla32.1" style:family="table-row">
      <style:table-row-properties style:min-row-height="0.829cm" fo:keep-together="auto"/>
    </style:style>
    <style:style style:name="Tabla32.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2.E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a32.2" style:family="table-row">
      <style:table-row-properties style:min-row-height="0.855cm" fo:keep-together="auto"/>
    </style:style>
    <style:style style:name="Tabla3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2.E2" style:family="table-cell">
      <style:table-cell-properties style:vertical-align="top" fo:padding-left="0.123cm" fo:padding-right="0.123cm" fo:padding-top="0cm" fo:padding-bottom="0cm" fo:border="0.5pt solid #000000" style:writing-mode="lr-tb"/>
    </style:style>
    <style:style style:name="Tabla33" style:family="table">
      <style:table-properties style:width="16.632cm" table:align="left" style:writing-mode="lr-tb"/>
    </style:style>
    <style:style style:name="Tabla33.A" style:family="table-column">
      <style:table-column-properties style:column-width="16.632cm"/>
    </style:style>
    <style:style style:name="Tabla33.1" style:family="table-row">
      <style:table-row-properties style:min-row-height="3.995cm" fo:keep-together="auto"/>
    </style:style>
    <style:style style:name="Tabla33.A1" style:family="table-cell">
      <style:table-cell-properties style:vertical-align="top" fo:padding-left="0.123cm" fo:padding-right="0.123cm" fo:padding-top="0cm" fo:padding-bottom="0cm" fo:border="0.5pt solid #000000" style:writing-mode="lr-tb"/>
    </style:style>
    <style:style style:name="Tabla34" style:family="table">
      <style:table-properties style:width="16.632cm" table:align="left" style:writing-mode="lr-tb"/>
    </style:style>
    <style:style style:name="Tabla34.A" style:family="table-column">
      <style:table-column-properties style:column-width="16.632cm"/>
    </style:style>
    <style:style style:name="Tabla34.1" style:family="table-row">
      <style:table-row-properties style:min-row-height="5.292cm" fo:keep-together="auto"/>
    </style:style>
    <style:style style:name="Tabla34.A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left="-0.208cm" fo:margin-right="-0.261cm" fo:margin-top="0cm" fo:margin-bottom="0cm" loext:contextual-spacing="false" fo:text-align="end" style:justify-single-word="false" fo:text-indent="0cm" style:auto-text-indent="false" fo:padding="0.049cm" fo:border="0.06pt solid #000000" style:shadow="none">
        <style:tab-stops>
          <style:tab-stop style:position="0.053cm"/>
        </style:tab-stops>
      </style:paragraph-properties>
      <style:text-properties officeooo:paragraph-rsid="00188604"/>
    </style:style>
    <style:style style:name="P2" style:family="paragraph" style:parent-style-name="Header">
      <style:paragraph-properties fo:margin-left="-0.208cm" fo:margin-right="-0.261cm" fo:margin-top="0cm" fo:margin-bottom="0cm" loext:contextual-spacing="false" fo:text-indent="0cm" style:auto-text-indent="false" fo:padding="0.049cm" fo:border="0.06pt solid #000000" style:shadow="none">
        <style:tab-stops>
          <style:tab-stop style:position="0.053cm"/>
        </style:tab-stops>
      </style:paragraph-properties>
      <style:text-properties fo:font-size="9pt" officeooo:paragraph-rsid="00188604" style:font-size-asian="9pt" style:font-size-complex="9pt"/>
    </style:style>
    <style:style style:name="P3" style:family="paragraph" style:parent-style-name="Text_20_body">
      <style:paragraph-properties fo:margin-left="-0.208cm" fo:margin-right="-0.261cm" fo:margin-top="0cm" fo:margin-bottom="0cm" loext:contextual-spacing="false" fo:text-align="end" style:justify-single-word="false" fo:text-indent="0cm" style:auto-text-indent="false" fo:padding="0.049cm" fo:border="0.06pt solid #000000" style:shadow="none">
        <style:tab-stops>
          <style:tab-stop style:position="0.053cm"/>
        </style:tab-stops>
      </style:paragraph-properties>
      <style:text-properties fo:font-size="9pt" officeooo:paragraph-rsid="00188604" style:font-size-asian="9pt" style:font-size-complex="9pt"/>
    </style:style>
    <style:style style:name="P4" style:family="paragraph" style:parent-style-name="Footer">
      <style:paragraph-properties fo:text-align="center" style:justify-single-word="false"/>
      <style:text-properties style:font-name="Arial2" fo:font-size="14pt" style:font-size-asian="14pt" style:font-size-complex="14pt"/>
    </style:style>
    <style:style style:name="P5"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16d35c" style:font-size-asian="11pt" style:font-size-complex="11pt"/>
    </style:style>
    <style:style style:name="P6"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19e5bb" style:font-size-asian="11pt" style:font-size-complex="11pt"/>
    </style:style>
    <style:style style:name="P7"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21b4e2" style:font-size-asian="11pt" style:font-size-complex="11pt"/>
    </style:style>
    <style:style style:name="P8"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269347" style:font-size-asian="11pt" style:font-size-complex="11pt"/>
    </style:style>
    <style:style style:name="P9"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28f04e" style:font-size-asian="11pt" style:font-size-complex="11pt"/>
    </style:style>
    <style:style style:name="P10"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2a9eee" style:font-size-asian="11pt" style:font-size-complex="11pt"/>
    </style:style>
    <style:style style:name="P11"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2b5a60" style:font-size-asian="11pt" style:font-size-complex="11pt"/>
    </style:style>
    <style:style style:name="P12"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2d635f" style:font-size-asian="11pt" style:font-size-complex="11pt"/>
    </style:style>
    <style:style style:name="P13"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32e252" style:font-size-asian="11pt" style:font-size-complex="11pt"/>
    </style:style>
    <style:style style:name="P14"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337f66" style:font-size-asian="11pt" style:font-size-complex="11pt"/>
    </style:style>
    <style:style style:name="P15"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3d5ffe" style:font-size-asian="11pt" style:font-size-complex="11pt"/>
    </style:style>
    <style:style style:name="P16"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40ff89" style:font-size-asian="11pt" style:font-size-complex="11pt"/>
    </style:style>
    <style:style style:name="P17"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445751" style:font-size-asian="11pt" style:font-size-complex="11pt"/>
    </style:style>
    <style:style style:name="P18"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468c24" style:font-size-asian="11pt" style:font-size-complex="11pt"/>
    </style:style>
    <style:style style:name="P19"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4be381" style:font-size-asian="11pt" style:font-size-complex="11pt"/>
    </style:style>
    <style:style style:name="P20"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4dd366" style:font-size-asian="11pt" style:font-size-complex="11pt"/>
    </style:style>
    <style:style style:name="P21"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16d35c" style:font-size-asian="11pt" style:font-size-complex="11pt"/>
    </style:style>
    <style:style style:name="P22"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19e5bb" style:font-size-asian="11pt" style:font-size-complex="11pt"/>
    </style:style>
    <style:style style:name="P23"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21b4e2" style:font-size-asian="11pt" style:font-size-complex="11pt"/>
    </style:style>
    <style:style style:name="P24"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269347" style:font-size-asian="11pt" style:font-size-complex="11pt"/>
    </style:style>
    <style:style style:name="P25"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28f04e" style:font-size-asian="11pt" style:font-size-complex="11pt"/>
    </style:style>
    <style:style style:name="P26"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2a9eee" style:font-size-asian="11pt" style:font-size-complex="11pt"/>
    </style:style>
    <style:style style:name="P27"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2b5a60" style:font-size-asian="11pt" style:font-size-complex="11pt"/>
    </style:style>
    <style:style style:name="P28"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2d635f" style:font-size-asian="11pt" style:font-size-complex="11pt"/>
    </style:style>
    <style:style style:name="P29"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32e252" style:font-size-asian="11pt" style:font-size-complex="11pt"/>
    </style:style>
    <style:style style:name="P30"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337f66" style:font-size-asian="11pt" style:font-size-complex="11pt"/>
    </style:style>
    <style:style style:name="P31"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3d5ffe" style:font-size-asian="11pt" style:font-size-complex="11pt"/>
    </style:style>
    <style:style style:name="P32"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40ff89" style:font-size-asian="11pt" style:font-size-complex="11pt"/>
    </style:style>
    <style:style style:name="P33"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445751" style:font-size-asian="11pt" style:font-size-complex="11pt"/>
    </style:style>
    <style:style style:name="P34"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468c24" style:font-size-asian="11pt" style:font-size-complex="11pt"/>
    </style:style>
    <style:style style:name="P35"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4be381" style:font-size-asian="11pt" style:font-size-complex="11pt"/>
    </style:style>
    <style:style style:name="P36"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4dd366" style:font-size-asian="11pt" style:font-size-complex="11pt"/>
    </style:style>
    <style:style style:name="P37" style:family="paragraph" style:parent-style-name="Standard">
      <style:paragraph-properties fo:margin-left="0cm" fo:margin-right="0cm" fo:text-align="start" style:justify-single-word="false" fo:text-indent="0cm" style:auto-text-indent="false"/>
      <style:text-properties style:font-name="Arial2" fo:font-size="11pt" officeooo:rsid="0019e5bb" officeooo:paragraph-rsid="0019e5bb" style:font-size-asian="11pt" style:font-size-complex="11pt"/>
    </style:style>
    <style:style style:name="P38" style:family="paragraph" style:parent-style-name="Standard">
      <style:paragraph-properties fo:margin-left="0cm" fo:margin-right="0cm" fo:text-align="start" style:justify-single-word="false" fo:text-indent="0cm" style:auto-text-indent="false"/>
      <style:text-properties style:font-name="Arial2" fo:font-size="11pt" officeooo:rsid="0019e5bb" officeooo:paragraph-rsid="0021b4e2" style:font-size-asian="11pt" style:font-size-complex="11pt"/>
    </style:style>
    <style:style style:name="P39" style:family="paragraph" style:parent-style-name="Standard">
      <style:paragraph-properties fo:margin-left="0cm" fo:margin-right="0cm" fo:text-align="start" style:justify-single-word="false" fo:text-indent="0cm" style:auto-text-indent="false"/>
      <style:text-properties style:font-name="Arial2" fo:font-size="11pt" officeooo:rsid="0019e5bb" officeooo:paragraph-rsid="0022f512" style:font-size-asian="11pt" style:font-size-complex="11pt"/>
    </style:style>
    <style:style style:name="P40" style:family="paragraph" style:parent-style-name="Standard">
      <style:paragraph-properties fo:margin-left="0cm" fo:margin-right="0cm" fo:text-align="start" style:justify-single-word="false" fo:text-indent="0cm" style:auto-text-indent="false"/>
      <style:text-properties style:font-name="Arial2" fo:font-size="11pt" officeooo:rsid="001caedd" officeooo:paragraph-rsid="001caedd" style:font-size-asian="11pt" style:font-size-complex="11pt"/>
    </style:style>
    <style:style style:name="P41" style:family="paragraph" style:parent-style-name="Standard">
      <style:paragraph-properties fo:margin-left="0cm" fo:margin-right="0cm" fo:text-align="start" style:justify-single-word="false" fo:text-indent="0cm" style:auto-text-indent="false"/>
      <style:text-properties style:font-name="Arial2" fo:font-size="11pt" officeooo:rsid="001f5f46" officeooo:paragraph-rsid="001f5f46" style:font-size-asian="11pt" style:font-size-complex="11pt"/>
    </style:style>
    <style:style style:name="P42" style:family="paragraph" style:parent-style-name="Standard">
      <style:paragraph-properties fo:margin-left="0cm" fo:margin-right="0cm" fo:text-align="start" style:justify-single-word="false" fo:text-indent="0cm" style:auto-text-indent="false"/>
      <style:text-properties style:font-name="Arial2" fo:font-size="11pt" officeooo:rsid="0024a53b" officeooo:paragraph-rsid="0024a53b" style:font-size-asian="11pt" style:font-size-complex="11pt"/>
    </style:style>
    <style:style style:name="P43" style:family="paragraph" style:parent-style-name="Standard">
      <style:paragraph-properties fo:margin-left="0cm" fo:margin-right="0cm" fo:text-align="start" style:justify-single-word="false" fo:text-indent="0cm" style:auto-text-indent="false"/>
      <style:text-properties style:font-name="Arial2" fo:font-size="11pt" officeooo:rsid="0024a53b" officeooo:paragraph-rsid="00269347" style:font-size-asian="11pt" style:font-size-complex="11pt"/>
    </style:style>
    <style:style style:name="P44" style:family="paragraph" style:parent-style-name="Standard">
      <style:paragraph-properties fo:margin-left="0cm" fo:margin-right="0cm" fo:text-align="start" style:justify-single-word="false" fo:text-indent="0cm" style:auto-text-indent="false"/>
      <style:text-properties style:font-name="Arial2" fo:font-size="11pt" officeooo:rsid="0024a53b" officeooo:paragraph-rsid="0028f04e" style:font-size-asian="11pt" style:font-size-complex="11pt"/>
    </style:style>
    <style:style style:name="P45" style:family="paragraph" style:parent-style-name="Standard">
      <style:paragraph-properties fo:margin-left="0cm" fo:margin-right="0cm" fo:text-align="start" style:justify-single-word="false" fo:text-indent="0cm" style:auto-text-indent="false"/>
      <style:text-properties style:font-name="Arial2" fo:font-size="11pt" officeooo:rsid="0024a53b" officeooo:paragraph-rsid="002a9eee" style:font-size-asian="11pt" style:font-size-complex="11pt"/>
    </style:style>
    <style:style style:name="P46" style:family="paragraph" style:parent-style-name="Standard">
      <style:paragraph-properties fo:margin-left="0cm" fo:margin-right="0cm" fo:text-align="start" style:justify-single-word="false" fo:text-indent="0cm" style:auto-text-indent="false"/>
      <style:text-properties style:font-name="Arial2" fo:font-size="11pt" officeooo:rsid="0024a53b" officeooo:paragraph-rsid="002b5a60" style:font-size-asian="11pt" style:font-size-complex="11pt"/>
    </style:style>
    <style:style style:name="P47" style:family="paragraph" style:parent-style-name="Standard">
      <style:paragraph-properties fo:margin-left="0cm" fo:margin-right="0cm" fo:text-align="start" style:justify-single-word="false" fo:text-indent="0cm" style:auto-text-indent="false"/>
      <style:text-properties style:font-name="Arial2" fo:font-size="11pt" officeooo:rsid="0024a53b" officeooo:paragraph-rsid="002d635f" style:font-size-asian="11pt" style:font-size-complex="11pt"/>
    </style:style>
    <style:style style:name="P48" style:family="paragraph" style:parent-style-name="Standard">
      <style:paragraph-properties fo:margin-left="0cm" fo:margin-right="0cm" fo:text-align="start" style:justify-single-word="false" fo:text-indent="0cm" style:auto-text-indent="false"/>
      <style:text-properties style:font-name="Arial2" fo:font-size="11pt" officeooo:rsid="0024a53b" officeooo:paragraph-rsid="0032e252" style:font-size-asian="11pt" style:font-size-complex="11pt"/>
    </style:style>
    <style:style style:name="P49" style:family="paragraph" style:parent-style-name="Standard">
      <style:paragraph-properties fo:margin-left="0cm" fo:margin-right="0cm" fo:text-align="start" style:justify-single-word="false" fo:text-indent="0cm" style:auto-text-indent="false"/>
      <style:text-properties style:font-name="Arial2" fo:font-size="11pt" officeooo:rsid="0024a53b" officeooo:paragraph-rsid="00337f66" style:font-size-asian="11pt" style:font-size-complex="11pt"/>
    </style:style>
    <style:style style:name="P50" style:family="paragraph" style:parent-style-name="Standard">
      <style:paragraph-properties fo:margin-left="0cm" fo:margin-right="0cm" fo:text-align="start" style:justify-single-word="false" fo:text-indent="0cm" style:auto-text-indent="false"/>
      <style:text-properties style:font-name="Arial2" fo:font-size="11pt" officeooo:rsid="0024a53b" officeooo:paragraph-rsid="003d5ffe" style:font-size-asian="11pt" style:font-size-complex="11pt"/>
    </style:style>
    <style:style style:name="P51" style:family="paragraph" style:parent-style-name="Standard">
      <style:paragraph-properties fo:margin-left="0cm" fo:margin-right="0cm" fo:text-align="start" style:justify-single-word="false" fo:text-indent="0cm" style:auto-text-indent="false"/>
      <style:text-properties style:font-name="Arial2" fo:font-size="11pt" officeooo:rsid="00269347" officeooo:paragraph-rsid="00269347" style:font-size-asian="11pt" style:font-size-complex="11pt"/>
    </style:style>
    <style:style style:name="P52" style:family="paragraph" style:parent-style-name="Standard">
      <style:paragraph-properties fo:margin-left="0cm" fo:margin-right="0cm" fo:text-align="start" style:justify-single-word="false" fo:text-indent="0cm" style:auto-text-indent="false"/>
      <style:text-properties style:font-name="Arial2" fo:font-size="11pt" officeooo:rsid="0028f0cc" officeooo:paragraph-rsid="0028f0cc" style:font-size-asian="11pt" style:font-size-complex="11pt"/>
    </style:style>
    <style:style style:name="P53" style:family="paragraph" style:parent-style-name="Standard">
      <style:paragraph-properties fo:margin-left="0cm" fo:margin-right="0cm" fo:text-align="start" style:justify-single-word="false" fo:text-indent="0cm" style:auto-text-indent="false"/>
      <style:text-properties style:font-name="Arial2" fo:font-size="11pt" officeooo:rsid="0028f0cc" officeooo:paragraph-rsid="002b5a60" style:font-size-asian="11pt" style:font-size-complex="11pt"/>
    </style:style>
    <style:style style:name="P54" style:family="paragraph" style:parent-style-name="Standard">
      <style:paragraph-properties fo:margin-left="0cm" fo:margin-right="0cm" fo:text-align="start" style:justify-single-word="false" fo:text-indent="0cm" style:auto-text-indent="false"/>
      <style:text-properties style:font-name="Arial2" fo:font-size="11pt" officeooo:rsid="0028f0cc" officeooo:paragraph-rsid="002d635f" style:font-size-asian="11pt" style:font-size-complex="11pt"/>
    </style:style>
    <style:style style:name="P55" style:family="paragraph" style:parent-style-name="Standard">
      <style:paragraph-properties fo:margin-left="0cm" fo:margin-right="0cm" fo:text-align="start" style:justify-single-word="false" fo:text-indent="0cm" style:auto-text-indent="false"/>
      <style:text-properties style:font-name="Arial2" fo:font-size="11pt" officeooo:rsid="0028f0cc" officeooo:paragraph-rsid="0032e252" style:font-size-asian="11pt" style:font-size-complex="11pt"/>
    </style:style>
    <style:style style:name="P56" style:family="paragraph" style:parent-style-name="Standard">
      <style:paragraph-properties fo:margin-left="0cm" fo:margin-right="0cm" fo:text-align="start" style:justify-single-word="false" fo:text-indent="0cm" style:auto-text-indent="false"/>
      <style:text-properties style:font-name="Arial2" fo:font-size="11pt" officeooo:rsid="002b5a60" officeooo:paragraph-rsid="002b5a60" style:font-size-asian="11pt" style:font-size-complex="11pt"/>
    </style:style>
    <style:style style:name="P57" style:family="paragraph" style:parent-style-name="Standard">
      <style:paragraph-properties fo:margin-left="0cm" fo:margin-right="0cm" fo:text-align="start" style:justify-single-word="false" fo:text-indent="0cm" style:auto-text-indent="false"/>
      <style:text-properties style:font-name="Arial2" fo:font-size="11pt" officeooo:rsid="002bc37f" officeooo:paragraph-rsid="002bc37f" style:font-size-asian="11pt" style:font-size-complex="11pt"/>
    </style:style>
    <style:style style:name="P58" style:family="paragraph" style:parent-style-name="Standard">
      <style:paragraph-properties fo:margin-left="0cm" fo:margin-right="0cm" fo:text-align="start" style:justify-single-word="false" fo:text-indent="0cm" style:auto-text-indent="false"/>
      <style:text-properties style:font-name="Arial2" fo:font-size="11pt" officeooo:rsid="0032a189" officeooo:paragraph-rsid="0032a189" style:font-size-asian="11pt" style:font-size-complex="11pt"/>
    </style:style>
    <style:style style:name="P59" style:family="paragraph" style:parent-style-name="Standard">
      <style:paragraph-properties fo:margin-left="0cm" fo:margin-right="0cm" fo:text-align="start" style:justify-single-word="false" fo:text-indent="0cm" style:auto-text-indent="false"/>
      <style:text-properties style:font-name="Arial2" fo:font-size="11pt" officeooo:rsid="0032a189" officeooo:paragraph-rsid="0032e252" style:font-size-asian="11pt" style:font-size-complex="11pt"/>
    </style:style>
    <style:style style:name="P60" style:family="paragraph" style:parent-style-name="Standard">
      <style:paragraph-properties fo:margin-left="0cm" fo:margin-right="0cm" fo:text-align="start" style:justify-single-word="false" fo:text-indent="0cm" style:auto-text-indent="false"/>
      <style:text-properties style:font-name="Arial2" fo:font-size="11pt" officeooo:rsid="0032a189" officeooo:paragraph-rsid="00337f66" style:font-size-asian="11pt" style:font-size-complex="11pt"/>
    </style:style>
    <style:style style:name="P61" style:family="paragraph" style:parent-style-name="Standard">
      <style:paragraph-properties fo:margin-left="0cm" fo:margin-right="0cm" fo:text-align="start" style:justify-single-word="false" fo:text-indent="0cm" style:auto-text-indent="false"/>
      <style:text-properties style:font-name="Arial2" fo:font-size="11pt" officeooo:rsid="0032a189" officeooo:paragraph-rsid="003d5ffe" style:font-size-asian="11pt" style:font-size-complex="11pt"/>
    </style:style>
    <style:style style:name="P62" style:family="paragraph" style:parent-style-name="Standard">
      <style:paragraph-properties fo:margin-left="0cm" fo:margin-right="0cm" fo:text-align="start" style:justify-single-word="false" fo:text-indent="0cm" style:auto-text-indent="false"/>
      <style:text-properties style:font-name="Arial2" fo:font-size="11pt" officeooo:rsid="00381686" officeooo:paragraph-rsid="00381686" style:font-size-asian="11pt" style:font-size-complex="11pt"/>
    </style:style>
    <style:style style:name="P63" style:family="paragraph" style:parent-style-name="Standard">
      <style:paragraph-properties fo:margin-left="0cm" fo:margin-right="0cm" fo:text-align="start" style:justify-single-word="false" fo:text-indent="0cm" style:auto-text-indent="false"/>
      <style:text-properties style:font-name="Arial2" fo:font-size="11pt" officeooo:rsid="003d5ffe" officeooo:paragraph-rsid="003d5ffe" style:font-size-asian="11pt" style:font-size-complex="11pt"/>
    </style:style>
    <style:style style:name="P64" style:family="paragraph" style:parent-style-name="Standard">
      <style:paragraph-properties fo:margin-left="0cm" fo:margin-right="0cm" fo:text-align="start" style:justify-single-word="false" fo:text-indent="0cm" style:auto-text-indent="false"/>
      <style:text-properties style:font-name="Arial2" fo:font-size="11pt" officeooo:rsid="0042ff34" officeooo:paragraph-rsid="0042ff34" style:font-size-asian="11pt" style:font-size-complex="11pt"/>
    </style:style>
    <style:style style:name="P65" style:family="paragraph" style:parent-style-name="Standard">
      <style:paragraph-properties fo:margin-left="0cm" fo:margin-right="0cm" fo:text-align="start" style:justify-single-word="false" fo:text-indent="0cm" style:auto-text-indent="false"/>
      <style:text-properties style:font-name="Arial2" fo:font-size="11pt" officeooo:rsid="004a2bc0" officeooo:paragraph-rsid="004a2bc0" style:font-size-asian="11pt" style:font-size-complex="11pt"/>
    </style:style>
    <style:style style:name="P66" style:family="paragraph" style:parent-style-name="Standard">
      <style:paragraph-properties fo:margin-left="0cm" fo:margin-right="0cm" fo:text-align="start" style:justify-single-word="false" fo:text-indent="0cm" style:auto-text-indent="false"/>
      <style:text-properties style:font-name="Arial2" fo:font-size="11pt" officeooo:rsid="004bf2d4" officeooo:paragraph-rsid="004bf2d4" style:font-size-asian="11pt" style:font-size-complex="11pt"/>
    </style:style>
    <style:style style:name="P67" style:family="paragraph" style:parent-style-name="Standard">
      <style:paragraph-properties fo:margin-left="0cm" fo:margin-right="0cm" fo:text-align="start" style:justify-single-word="false" fo:text-indent="0cm" style:auto-text-indent="false"/>
      <style:text-properties style:font-name="Arial2" fo:font-size="11pt" officeooo:rsid="004dd366" officeooo:paragraph-rsid="004dd366" style:font-size-asian="11pt" style:font-size-complex="11pt"/>
    </style:style>
    <style:style style:name="P68" style:family="paragraph" style:parent-style-name="Footnote">
      <style:paragraph-properties fo:margin-left="0cm" fo:margin-right="0cm" fo:margin-top="0cm" fo:margin-bottom="0cm" loext:contextual-spacing="true" fo:line-height="100%" fo:text-align="justify" style:justify-single-word="false" fo:text-indent="0cm" style:auto-text-indent="false"/>
      <style:text-properties fo:font-size="11pt" fo:font-weight="normal" officeooo:paragraph-rsid="003f36ad" style:font-size-asian="11pt" style:font-weight-asian="normal" style:font-size-complex="11pt" style:font-weight-complex="normal"/>
    </style:style>
    <style:style style:name="P69"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text-properties officeooo:paragraph-rsid="003f36ad"/>
    </style:style>
    <style:style style:name="P70"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16d35c" style:font-size-asian="11pt" style:font-size-complex="11pt"/>
    </style:style>
    <style:style style:name="P71"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19e5bb" style:font-size-asian="11pt" style:font-size-complex="11pt"/>
    </style:style>
    <style:style style:name="P72"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21b4e2" style:font-size-asian="11pt" style:font-size-complex="11pt"/>
    </style:style>
    <style:style style:name="P73"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269347" style:font-size-asian="11pt" style:font-size-complex="11pt"/>
    </style:style>
    <style:style style:name="P74"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28f04e" style:font-size-asian="11pt" style:font-size-complex="11pt"/>
    </style:style>
    <style:style style:name="P75"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2a9eee" style:font-size-asian="11pt" style:font-size-complex="11pt"/>
    </style:style>
    <style:style style:name="P76"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2b5a60" style:font-size-asian="11pt" style:font-size-complex="11pt"/>
    </style:style>
    <style:style style:name="P77"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2d635f" style:font-size-asian="11pt" style:font-size-complex="11pt"/>
    </style:style>
    <style:style style:name="P78"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32e252" style:font-size-asian="11pt" style:font-size-complex="11pt"/>
    </style:style>
    <style:style style:name="P79"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337f66" style:font-size-asian="11pt" style:font-size-complex="11pt"/>
    </style:style>
    <style:style style:name="P80"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3d5ffe" style:font-size-asian="11pt" style:font-size-complex="11pt"/>
    </style:style>
    <style:style style:name="P81"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3f36ad" style:font-size-asian="11pt" style:font-size-complex="11pt"/>
    </style:style>
    <style:style style:name="P82"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40ff89" style:font-size-asian="11pt" style:font-size-complex="11pt"/>
    </style:style>
    <style:style style:name="P83"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445751" style:font-size-asian="11pt" style:font-size-complex="11pt"/>
    </style:style>
    <style:style style:name="P84"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4555a3" style:font-size-asian="11pt" style:font-size-complex="11pt"/>
    </style:style>
    <style:style style:name="P85"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468c24" style:font-size-asian="11pt" style:font-size-complex="11pt"/>
    </style:style>
    <style:style style:name="P86"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4a2bc0" style:font-size-asian="11pt" style:font-size-complex="11pt"/>
    </style:style>
    <style:style style:name="P87"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4be381" style:font-size-asian="11pt" style:font-size-complex="11pt"/>
    </style:style>
    <style:style style:name="P88"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4dd366" style:font-size-asian="11pt" style:font-size-complex="11pt"/>
    </style:style>
    <style:style style:name="P89"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19e5bb" style:font-size-asian="11pt" style:font-size-complex="11pt"/>
    </style:style>
    <style:style style:name="P90"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21b4e2" style:font-size-asian="11pt" style:font-size-complex="11pt"/>
    </style:style>
    <style:style style:name="P91"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269347" style:font-size-asian="11pt" style:font-size-complex="11pt"/>
    </style:style>
    <style:style style:name="P92"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28f04e" style:font-size-asian="11pt" style:font-size-complex="11pt"/>
    </style:style>
    <style:style style:name="P93"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2a9eee" style:font-size-asian="11pt" style:font-size-complex="11pt"/>
    </style:style>
    <style:style style:name="P94"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2b5a60" style:font-size-asian="11pt" style:font-size-complex="11pt"/>
    </style:style>
    <style:style style:name="P95"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2d635f" style:font-size-asian="11pt" style:font-size-complex="11pt"/>
    </style:style>
    <style:style style:name="P96"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32e252" style:font-size-asian="11pt" style:font-size-complex="11pt"/>
    </style:style>
    <style:style style:name="P97"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337f66" style:font-size-asian="11pt" style:font-size-complex="11pt"/>
    </style:style>
    <style:style style:name="P98" style:family="paragraph" style:parent-style-name="Standard">
      <style:paragraph-properties fo:margin-left="1.251cm" fo:margin-right="0cm" fo:text-align="start" style:justify-single-word="false" fo:text-indent="0cm" style:auto-text-indent="false"/>
      <style:text-properties style:font-name="Arial2" fo:font-size="11pt" officeooo:rsid="0019e5bb" officeooo:paragraph-rsid="003d5ffe" style:font-size-asian="11pt" style:font-size-complex="11pt"/>
    </style:style>
    <style:style style:name="P99" style:family="paragraph" style:parent-style-name="Standard">
      <style:paragraph-properties fo:margin-left="1.251cm" fo:margin-right="0cm" fo:text-align="start" style:justify-single-word="false" fo:text-indent="0cm" style:auto-text-indent="false"/>
      <style:text-properties style:font-name="Arial2" fo:font-size="11pt" officeooo:rsid="00269347" officeooo:paragraph-rsid="00269347" style:font-size-asian="11pt" style:font-size-complex="11pt"/>
    </style:style>
    <style:style style:name="P100" style:family="paragraph" style:parent-style-name="Standard">
      <style:paragraph-properties fo:margin-left="1.251cm" fo:margin-right="0cm" fo:text-align="start" style:justify-single-word="false" fo:text-indent="0cm" style:auto-text-indent="false"/>
      <style:text-properties style:font-name="Arial2" fo:font-size="11pt" officeooo:rsid="00331598" officeooo:paragraph-rsid="00331598" style:font-size-asian="11pt" style:font-size-complex="11pt"/>
    </style:style>
    <style:style style:name="P101" style:family="paragraph" style:parent-style-name="Standard">
      <style:paragraph-properties fo:margin-left="1.251cm" fo:margin-right="0cm" fo:text-align="start" style:justify-single-word="false" fo:text-indent="0cm" style:auto-text-indent="false"/>
      <style:text-properties style:font-name="Arial2" fo:font-size="11pt" officeooo:rsid="004be381" officeooo:paragraph-rsid="004be381" style:font-size-asian="11pt" style:font-size-complex="11pt"/>
    </style:style>
    <style:style style:name="P102" style:family="paragraph" style:parent-style-name="Standard">
      <style:text-properties style:font-name="Arial2" fo:font-size="11pt" officeooo:paragraph-rsid="0016d35c" style:font-size-asian="11pt" style:font-size-complex="11pt"/>
    </style:style>
    <style:style style:name="P103" style:family="paragraph" style:parent-style-name="Standard">
      <style:text-properties style:font-name="Arial2" fo:font-size="11pt" officeooo:paragraph-rsid="0019e5bb" style:font-size-asian="11pt" style:font-size-complex="11pt"/>
    </style:style>
    <style:style style:name="P104" style:family="paragraph" style:parent-style-name="Standard">
      <style:text-properties style:font-name="Arial2" fo:font-size="11pt" officeooo:paragraph-rsid="0021b4e2" style:font-size-asian="11pt" style:font-size-complex="11pt"/>
    </style:style>
    <style:style style:name="P105" style:family="paragraph" style:parent-style-name="Standard">
      <style:text-properties style:font-name="Arial2" fo:font-size="11pt" officeooo:paragraph-rsid="00269347" style:font-size-asian="11pt" style:font-size-complex="11pt"/>
    </style:style>
    <style:style style:name="P106" style:family="paragraph" style:parent-style-name="Standard">
      <style:text-properties style:font-name="Arial2" fo:font-size="11pt" officeooo:paragraph-rsid="0028f04e" style:font-size-asian="11pt" style:font-size-complex="11pt"/>
    </style:style>
    <style:style style:name="P107" style:family="paragraph" style:parent-style-name="Standard">
      <style:text-properties style:font-name="Arial2" fo:font-size="11pt" officeooo:paragraph-rsid="002a9eee" style:font-size-asian="11pt" style:font-size-complex="11pt"/>
    </style:style>
    <style:style style:name="P108" style:family="paragraph" style:parent-style-name="Standard">
      <style:text-properties style:font-name="Arial2" fo:font-size="11pt" officeooo:paragraph-rsid="002b5a60" style:font-size-asian="11pt" style:font-size-complex="11pt"/>
    </style:style>
    <style:style style:name="P109" style:family="paragraph" style:parent-style-name="Standard">
      <style:text-properties style:font-name="Arial2" fo:font-size="11pt" officeooo:paragraph-rsid="002d635f" style:font-size-asian="11pt" style:font-size-complex="11pt"/>
    </style:style>
    <style:style style:name="P110" style:family="paragraph" style:parent-style-name="Standard">
      <style:text-properties style:font-name="Arial2" fo:font-size="11pt" officeooo:paragraph-rsid="0032e252" style:font-size-asian="11pt" style:font-size-complex="11pt"/>
    </style:style>
    <style:style style:name="P111" style:family="paragraph" style:parent-style-name="Standard">
      <style:text-properties style:font-name="Arial2" fo:font-size="11pt" officeooo:paragraph-rsid="00337f66" style:font-size-asian="11pt" style:font-size-complex="11pt"/>
    </style:style>
    <style:style style:name="P112" style:family="paragraph" style:parent-style-name="Standard">
      <style:text-properties style:font-name="Arial2" fo:font-size="12pt" fo:font-weight="bold" officeooo:paragraph-rsid="003f36ad" style:font-size-asian="12pt" style:font-weight-asian="bold" style:font-name-complex="Arial2"/>
    </style:style>
    <style:style style:name="P113" style:family="paragraph" style:parent-style-name="Standard">
      <style:text-properties officeooo:paragraph-rsid="0019e5bb"/>
    </style:style>
    <style:style style:name="P114" style:family="paragraph" style:parent-style-name="Standard">
      <style:text-properties officeooo:paragraph-rsid="0021b4e2"/>
    </style:style>
    <style:style style:name="P115" style:family="paragraph" style:parent-style-name="Standard">
      <style:text-properties officeooo:paragraph-rsid="00269347"/>
    </style:style>
    <style:style style:name="P116" style:family="paragraph" style:parent-style-name="Standard">
      <style:paragraph-properties fo:text-align="justify" style:justify-single-word="false"/>
      <style:text-properties officeooo:paragraph-rsid="003f36ad" style:font-size-complex="11pt"/>
    </style:style>
    <style:style style:name="P117" style:family="paragraph" style:parent-style-name="Standard">
      <style:text-properties officeooo:paragraph-rsid="003f36ad" style:font-size-complex="11pt"/>
    </style:style>
    <style:style style:name="P118" style:family="paragraph" style:parent-style-name="Standard">
      <style:paragraph-properties fo:text-align="justify" style:justify-single-word="false"/>
      <style:text-properties fo:font-weight="bold" officeooo:paragraph-rsid="003f36ad" style:font-weight-asian="bold" style:font-size-complex="11pt" style:font-weight-complex="bold"/>
    </style:style>
    <style:style style:name="P119" style:family="paragraph" style:parent-style-name="Standard">
      <style:paragraph-properties fo:text-align="center" style:justify-single-word="false" style:snap-to-layout-grid="false"/>
      <style:text-properties fo:font-size="10pt" fo:font-weight="bold" officeooo:paragraph-rsid="003f36ad" style:font-size-asian="10pt" style:font-weight-asian="bold" style:font-name-complex="Arial2" style:font-size-complex="9pt"/>
    </style:style>
    <style:style style:name="P120" style:family="paragraph" style:parent-style-name="Standard">
      <style:paragraph-properties fo:text-align="center" style:justify-single-word="false"/>
      <style:text-properties fo:font-size="10pt" fo:font-weight="bold" officeooo:paragraph-rsid="003f36ad" style:font-size-asian="10pt" style:font-weight-asian="bold" style:font-name-complex="Arial2" style:font-size-complex="9pt"/>
    </style:style>
    <style:style style:name="P121" style:family="paragraph" style:parent-style-name="Standard">
      <style:paragraph-properties fo:text-align="center" style:justify-single-word="false" style:snap-to-layout-grid="false"/>
      <style:text-properties fo:font-size="10pt" officeooo:paragraph-rsid="003f36ad" style:font-size-asian="10pt" style:font-name-complex="Arial2"/>
    </style:style>
    <style:style style:name="P122" style:family="paragraph" style:parent-style-name="Standard">
      <style:paragraph-properties fo:text-align="center" style:justify-single-word="false"/>
      <style:text-properties fo:font-size="10pt" officeooo:paragraph-rsid="003f36ad" style:font-size-asian="10pt" style:font-name-complex="Arial2"/>
    </style:style>
    <style:style style:name="P123" style:family="paragraph" style:parent-style-name="Standard">
      <style:text-properties fo:font-size="5pt" officeooo:paragraph-rsid="003f36ad" style:font-size-asian="5pt" style:font-name-complex="Arial2" style:font-size-complex="5pt"/>
    </style:style>
    <style:style style:name="P124" style:family="paragraph" style:parent-style-name="Standard">
      <style:text-properties style:font-name="Times New Roman" fo:font-weight="bold" officeooo:paragraph-rsid="003f36ad" style:font-weight-asian="bold" style:font-name-complex="Times New Roman" style:font-size-complex="11pt" style:font-style-complex="italic"/>
    </style:style>
    <style:style style:name="P125" style:family="paragraph" style:parent-style-name="Standard">
      <style:text-properties style:font-name="Times New Roman" fo:font-weight="normal" officeooo:paragraph-rsid="003f36ad" style:font-weight-asian="normal" style:font-name-complex="Times New Roman" style:font-size-complex="11pt" style:font-style-complex="italic" style:font-weight-complex="normal"/>
    </style:style>
    <style:style style:name="P126" style:family="paragraph" style:parent-style-name="Standard">
      <style:text-properties style:font-name="Times New Roman" fo:font-size="12pt" fo:font-weight="bold" officeooo:paragraph-rsid="003f36ad" style:font-size-asian="12pt" style:font-weight-asian="bold" style:font-name-complex="Arial2" style:font-size-complex="11pt" style:font-style-complex="italic" style:font-weight-complex="normal"/>
    </style:style>
    <style:style style:name="P127" style:family="paragraph" style:parent-style-name="Standard">
      <style:text-properties style:font-name="Times New Roman" officeooo:paragraph-rsid="003f36ad" style:font-name-complex="Times New Roman" style:font-size-complex="11pt" style:font-style-complex="italic"/>
    </style:style>
    <style:style style:name="P128" style:family="paragraph" style:parent-style-name="Standard">
      <style:paragraph-properties fo:text-align="justify" style:justify-single-word="false"/>
      <style:text-properties style:font-name="Times New Roman" fo:font-size="11pt" fo:font-weight="normal" officeooo:paragraph-rsid="003f36ad" style:font-size-asian="11pt" style:font-weight-asian="normal" style:font-name-complex="Times New Roman" style:font-size-complex="11pt" style:font-style-complex="italic" style:font-weight-complex="normal"/>
    </style:style>
    <style:style style:name="P129" style:family="paragraph" style:parent-style-name="Standard">
      <style:text-properties fo:font-size="3pt" officeooo:paragraph-rsid="003f36ad" style:font-size-asian="3pt" style:font-size-complex="3pt"/>
    </style:style>
    <style:style style:name="P130" style:family="paragraph" style:parent-style-name="Standard">
      <style:paragraph-properties fo:text-align="justify" style:justify-single-word="false"/>
      <style:text-properties fo:font-size="3pt" fo:font-weight="bold" officeooo:paragraph-rsid="003f36ad" style:font-size-asian="3pt" style:font-weight-asian="bold" style:font-name-complex="Arial2" style:font-size-complex="3pt"/>
    </style:style>
    <style:style style:name="P131" style:family="paragraph" style:parent-style-name="Standard">
      <style:paragraph-properties fo:text-align="justify" style:justify-single-word="false"/>
      <style:text-properties officeooo:paragraph-rsid="003f36ad"/>
    </style:style>
    <style:style style:name="P132" style:family="paragraph" style:parent-style-name="Standard">
      <style:text-properties fo:font-size="11pt" officeooo:paragraph-rsid="003f36ad" style:font-size-asian="11pt" style:font-name-complex="Arial2" style:font-size-complex="11pt"/>
    </style:style>
    <style:style style:name="P133" style:family="paragraph" style:parent-style-name="Standard">
      <style:paragraph-properties fo:text-align="justify" style:justify-single-word="false"/>
      <style:text-properties fo:font-size="11pt" officeooo:paragraph-rsid="003f36ad" style:font-size-asian="11pt" style:font-name-complex="Arial2" style:font-size-complex="11pt"/>
    </style:style>
    <style:style style:name="P134" style:family="paragraph" style:parent-style-name="Standard">
      <style:paragraph-properties fo:text-align="justify" style:justify-single-word="false"/>
      <style:text-properties fo:font-size="12pt" officeooo:paragraph-rsid="003f36ad" style:font-size-asian="12pt" style:font-name-complex="Arial2" style:font-size-complex="12pt"/>
    </style:style>
    <style:style style:name="P135" style:family="paragraph" style:parent-style-name="Standard">
      <style:paragraph-properties fo:text-align="justify" style:justify-single-word="false"/>
      <style:text-properties fo:font-weight="normal" officeooo:paragraph-rsid="003f36ad" style:font-weight-asian="normal" style:font-weight-complex="normal"/>
    </style:style>
    <style:style style:name="P136" style:family="paragraph" style:parent-style-name="Standard">
      <style:text-properties officeooo:paragraph-rsid="003f36ad"/>
    </style:style>
    <style:style style:name="P137" style:family="paragraph" style:parent-style-name="Text_20_body">
      <style:text-properties officeooo:rsid="001f5f46" officeooo:paragraph-rsid="001f5f46"/>
    </style:style>
    <style:style style:name="P138" style:family="paragraph" style:parent-style-name="Text_20_body">
      <style:text-properties officeooo:rsid="001f5f46" officeooo:paragraph-rsid="0021b4e2"/>
    </style:style>
    <style:style style:name="P139" style:family="paragraph" style:parent-style-name="Text_20_body">
      <style:text-properties officeooo:rsid="001f5f46" officeooo:paragraph-rsid="00269347"/>
    </style:style>
    <style:style style:name="P140" style:family="paragraph" style:parent-style-name="Text_20_body">
      <style:text-properties officeooo:rsid="001f5f46" officeooo:paragraph-rsid="0028f04e"/>
    </style:style>
    <style:style style:name="P141" style:family="paragraph" style:parent-style-name="Text_20_body">
      <style:text-properties officeooo:rsid="001f5f46" officeooo:paragraph-rsid="002a9eee"/>
    </style:style>
    <style:style style:name="P142" style:family="paragraph" style:parent-style-name="Text_20_body">
      <style:text-properties officeooo:rsid="001f5f46" officeooo:paragraph-rsid="002b5a60"/>
    </style:style>
    <style:style style:name="P143" style:family="paragraph" style:parent-style-name="Text_20_body">
      <style:text-properties officeooo:rsid="001f5f46" officeooo:paragraph-rsid="002d635f"/>
    </style:style>
    <style:style style:name="P144" style:family="paragraph" style:parent-style-name="Text_20_body">
      <style:text-properties officeooo:rsid="001f5f46" officeooo:paragraph-rsid="0032e252"/>
    </style:style>
    <style:style style:name="P145" style:family="paragraph" style:parent-style-name="Text_20_body">
      <style:text-properties officeooo:rsid="001f5f46" officeooo:paragraph-rsid="00337f66"/>
    </style:style>
    <style:style style:name="P146" style:family="paragraph" style:parent-style-name="Text_20_body">
      <style:text-properties officeooo:rsid="001f5f46" officeooo:paragraph-rsid="003d5ffe"/>
    </style:style>
    <style:style style:name="P147" style:family="paragraph" style:parent-style-name="Text_20_body">
      <style:text-properties officeooo:rsid="0022f512" officeooo:paragraph-rsid="0022f512"/>
    </style:style>
    <style:style style:name="P148" style:family="paragraph" style:parent-style-name="Text_20_body">
      <style:text-properties officeooo:rsid="002740db" officeooo:paragraph-rsid="002740db"/>
    </style:style>
    <style:style style:name="P149" style:family="paragraph" style:parent-style-name="Text_20_body">
      <style:text-properties officeooo:rsid="0028f0cc" officeooo:paragraph-rsid="0028f0cc"/>
    </style:style>
    <style:style style:name="P150" style:family="paragraph" style:parent-style-name="Text_20_body">
      <style:text-properties officeooo:rsid="0028f0cc" officeooo:paragraph-rsid="002d635f"/>
    </style:style>
    <style:style style:name="P151" style:family="paragraph" style:parent-style-name="Text_20_body">
      <style:text-properties officeooo:rsid="0028f0cc" officeooo:paragraph-rsid="0032e252"/>
    </style:style>
    <style:style style:name="P152" style:family="paragraph" style:parent-style-name="Text_20_body">
      <style:text-properties officeooo:rsid="00331598" officeooo:paragraph-rsid="00331598"/>
    </style:style>
    <style:style style:name="P153" style:family="paragraph" style:parent-style-name="Text_20_body">
      <style:text-properties officeooo:rsid="003d5ffe" officeooo:paragraph-rsid="003d5ffe"/>
    </style:style>
    <style:style style:name="P154" style:family="paragraph" style:parent-style-name="Text_20_body">
      <style:text-properties officeooo:rsid="004555a3" officeooo:paragraph-rsid="004555a3"/>
    </style:style>
    <style:style style:name="P155" style:family="paragraph" style:parent-style-name="Text_20_body">
      <style:text-properties officeooo:rsid="004be381" officeooo:paragraph-rsid="004be381"/>
    </style:style>
    <style:style style:name="P156" style:family="paragraph" style:parent-style-name="Text_20_body">
      <style:text-properties officeooo:rsid="004bf2d4" officeooo:paragraph-rsid="004bf2d4"/>
    </style:style>
    <style:style style:name="P157" style:family="paragraph" style:parent-style-name="Standard">
      <style:paragraph-properties fo:margin-left="0.25cm" fo:margin-right="0cm" fo:text-align="justify" style:justify-single-word="false" fo:text-indent="0cm" style:auto-text-indent="false"/>
      <style:text-properties fo:font-size="12pt" fo:font-weight="bold" officeooo:paragraph-rsid="003f36ad" style:font-size-asian="12pt" style:font-weight-asian="bold" style:font-name-complex="Arial2"/>
    </style:style>
    <style:style style:name="P158" style:family="paragraph" style:parent-style-name="Footnote">
      <style:paragraph-properties fo:text-align="center" style:justify-single-word="false"/>
      <style:text-properties style:font-name="Arial2" fo:font-size="12pt" fo:font-weight="bold" officeooo:paragraph-rsid="003f36ad" style:font-size-asian="12pt" style:font-weight-asian="bold" style:font-name-complex="Arial2" style:font-size-complex="3pt"/>
    </style:style>
    <style:style style:name="P159" style:family="paragraph" style:parent-style-name="Footnote">
      <style:paragraph-properties fo:text-align="justify" style:justify-single-word="false"/>
      <style:text-properties style:font-name="Arial2" fo:font-size="12pt" fo:font-weight="bold" officeooo:paragraph-rsid="003f36ad" style:font-size-asian="12pt" style:font-weight-asian="bold" style:font-name-complex="Arial2" style:font-size-complex="3pt"/>
    </style:style>
    <style:style style:name="P160" style:family="paragraph" style:parent-style-name="Footnote">
      <style:paragraph-properties fo:text-align="justify" style:justify-single-word="false"/>
      <style:text-properties style:font-name="Arial2" fo:font-size="12pt" fo:font-weight="bold" officeooo:paragraph-rsid="003f36ad" style:font-size-asian="12pt" style:font-weight-asian="bold" style:font-name-complex="Arial2"/>
    </style:style>
    <style:style style:name="P161" style:family="paragraph" style:parent-style-name="Footnote">
      <style:paragraph-properties fo:text-align="center" style:justify-single-word="false"/>
      <style:text-properties style:font-name="Arial2" fo:font-weight="bold" officeooo:paragraph-rsid="003f36ad" style:font-weight-asian="bold" style:font-name-complex="Arial2"/>
    </style:style>
    <style:style style:name="P162" style:family="paragraph" style:parent-style-name="Footnote">
      <style:paragraph-properties fo:text-align="justify" style:justify-single-word="false" style:snap-to-layout-grid="false"/>
      <style:text-properties style:font-name="Arial2" fo:font-weight="bold" officeooo:paragraph-rsid="003f36ad" style:font-weight-asian="bold" style:font-name-complex="Arial2"/>
    </style:style>
    <style:style style:name="P163" style:family="paragraph" style:parent-style-name="Footnote">
      <style:paragraph-properties fo:text-align="center" style:justify-single-word="false" style:snap-to-layout-grid="false"/>
      <style:text-properties style:font-name="Arial2" officeooo:paragraph-rsid="003f36ad" style:font-name-complex="Arial2"/>
    </style:style>
    <style:style style:name="P164" style:family="paragraph" style:parent-style-name="Footnote">
      <style:paragraph-properties fo:text-align="center" style:justify-single-word="false"/>
      <style:text-properties style:font-name="Arial2" officeooo:paragraph-rsid="003f36ad" style:font-name-complex="Arial2"/>
    </style:style>
    <style:style style:name="P165" style:family="paragraph" style:parent-style-name="Footnote">
      <style:paragraph-properties fo:text-align="justify" style:justify-single-word="false"/>
      <style:text-properties fo:font-size="11pt" fo:font-weight="bold" officeooo:paragraph-rsid="003f36ad" style:font-size-asian="11pt" style:font-weight-asian="bold" style:font-size-complex="11pt"/>
    </style:style>
    <style:style style:name="P166" style:family="paragraph" style:parent-style-name="Footnote">
      <style:paragraph-properties fo:text-align="justify" style:justify-single-word="false"/>
      <style:text-properties fo:font-size="11pt" fo:font-weight="bold" officeooo:paragraph-rsid="003f36ad" style:font-size-asian="11pt" style:font-weight-asian="bold" style:font-size-complex="11pt" style:font-style-complex="italic"/>
    </style:style>
    <style:style style:name="P167" style:family="paragraph" style:parent-style-name="Footnote">
      <style:paragraph-properties fo:text-align="justify" style:justify-single-word="false"/>
      <style:text-properties fo:font-size="11pt" fo:font-weight="normal" officeooo:paragraph-rsid="003f36ad" style:font-size-asian="11pt" style:font-weight-asian="normal" style:font-size-complex="11pt" style:font-weight-complex="normal"/>
    </style:style>
    <style:style style:name="P168" style:family="paragraph" style:parent-style-name="Footnote">
      <style:paragraph-properties fo:text-align="justify" style:justify-single-word="false"/>
      <style:text-properties officeooo:paragraph-rsid="003f36ad"/>
    </style:style>
    <style:style style:name="P169" style:family="paragraph" style:parent-style-name="Footnote">
      <style:paragraph-properties fo:text-align="justify" style:justify-single-word="false"/>
      <style:text-properties fo:font-weight="normal" officeooo:paragraph-rsid="003f36ad" style:font-weight-asian="normal" style:font-weight-complex="normal"/>
    </style:style>
    <style:style style:name="P170" style:family="paragraph" style:parent-style-name="Footnote">
      <style:paragraph-properties fo:text-align="justify" style:justify-single-word="false"/>
      <style:text-properties style:font-name="Times New Roman" fo:font-size="11pt" fo:font-weight="normal" officeooo:paragraph-rsid="003f36ad" style:font-size-asian="11pt" style:font-weight-asian="normal" style:font-name-complex="Times New Roman" style:font-size-complex="11pt" style:font-style-complex="italic" style:font-weight-complex="normal"/>
    </style:style>
    <style:style style:name="P171" style:family="paragraph" style:parent-style-name="Footnote">
      <style:paragraph-properties fo:text-align="justify" style:justify-single-word="false"/>
      <style:text-properties style:font-name="Times New Roman" fo:font-size="11pt" fo:font-weight="normal" officeooo:paragraph-rsid="003f36ad" style:font-size-asian="11pt" style:font-weight-asian="normal" style:font-name-complex="Times New Roman" style:font-size-complex="11pt" style:font-weight-complex="normal"/>
    </style:style>
    <style:style style:name="P172" style:family="paragraph" style:parent-style-name="Standard" style:list-style-name="L1">
      <style:paragraph-properties fo:text-align="start" style:justify-single-word="false"/>
      <style:text-properties style:font-name="Arial2" fo:font-size="11pt" officeooo:rsid="001501dd" officeooo:paragraph-rsid="0016d35c" style:font-size-asian="11pt" style:font-size-complex="11pt"/>
    </style:style>
    <style:style style:name="P173" style:family="paragraph" style:parent-style-name="Standard" style:list-style-name="L1">
      <style:paragraph-properties fo:text-align="start" style:justify-single-word="false"/>
      <style:text-properties style:font-name="Arial2" fo:font-size="11pt" officeooo:rsid="001501dd" officeooo:paragraph-rsid="0019e5bb" style:font-size-asian="11pt" style:font-size-complex="11pt"/>
    </style:style>
    <style:style style:name="P174" style:family="paragraph" style:parent-style-name="Standard" style:list-style-name="L1">
      <style:paragraph-properties fo:text-align="start" style:justify-single-word="false"/>
      <style:text-properties style:font-name="Arial2" fo:font-size="11pt" officeooo:rsid="001501dd" officeooo:paragraph-rsid="0021b4e2" style:font-size-asian="11pt" style:font-size-complex="11pt"/>
    </style:style>
    <style:style style:name="P175" style:family="paragraph" style:parent-style-name="Standard" style:list-style-name="L1">
      <style:paragraph-properties fo:text-align="start" style:justify-single-word="false"/>
      <style:text-properties style:font-name="Arial2" fo:font-size="11pt" officeooo:rsid="001501dd" officeooo:paragraph-rsid="00269347" style:font-size-asian="11pt" style:font-size-complex="11pt"/>
    </style:style>
    <style:style style:name="P176" style:family="paragraph" style:parent-style-name="Standard" style:list-style-name="L1">
      <style:paragraph-properties fo:text-align="start" style:justify-single-word="false"/>
      <style:text-properties style:font-name="Arial2" fo:font-size="11pt" officeooo:rsid="001501dd" officeooo:paragraph-rsid="0028f04e" style:font-size-asian="11pt" style:font-size-complex="11pt"/>
    </style:style>
    <style:style style:name="P177" style:family="paragraph" style:parent-style-name="Standard" style:list-style-name="L1">
      <style:paragraph-properties fo:text-align="start" style:justify-single-word="false"/>
      <style:text-properties style:font-name="Arial2" fo:font-size="11pt" officeooo:rsid="001501dd" officeooo:paragraph-rsid="002a9eee" style:font-size-asian="11pt" style:font-size-complex="11pt"/>
    </style:style>
    <style:style style:name="P178" style:family="paragraph" style:parent-style-name="Standard" style:list-style-name="L1">
      <style:paragraph-properties fo:text-align="start" style:justify-single-word="false"/>
      <style:text-properties style:font-name="Arial2" fo:font-size="11pt" officeooo:rsid="001501dd" officeooo:paragraph-rsid="002b5a60" style:font-size-asian="11pt" style:font-size-complex="11pt"/>
    </style:style>
    <style:style style:name="P179" style:family="paragraph" style:parent-style-name="Standard" style:list-style-name="L1">
      <style:paragraph-properties fo:text-align="start" style:justify-single-word="false"/>
      <style:text-properties style:font-name="Arial2" fo:font-size="11pt" officeooo:rsid="001501dd" officeooo:paragraph-rsid="002d635f" style:font-size-asian="11pt" style:font-size-complex="11pt"/>
    </style:style>
    <style:style style:name="P180" style:family="paragraph" style:parent-style-name="Standard" style:list-style-name="L1">
      <style:paragraph-properties fo:text-align="start" style:justify-single-word="false"/>
      <style:text-properties style:font-name="Arial2" fo:font-size="11pt" officeooo:rsid="001501dd" officeooo:paragraph-rsid="0032e252" style:font-size-asian="11pt" style:font-size-complex="11pt"/>
    </style:style>
    <style:style style:name="P181" style:family="paragraph" style:parent-style-name="Standard" style:list-style-name="L1">
      <style:paragraph-properties fo:text-align="start" style:justify-single-word="false"/>
      <style:text-properties style:font-name="Arial2" fo:font-size="11pt" officeooo:rsid="001501dd" officeooo:paragraph-rsid="00337f66" style:font-size-asian="11pt" style:font-size-complex="11pt"/>
    </style:style>
    <style:style style:name="P182" style:family="paragraph" style:parent-style-name="Standard" style:list-style-name="L1">
      <style:paragraph-properties fo:text-align="start" style:justify-single-word="false"/>
      <style:text-properties style:font-name="Arial2" fo:font-size="11pt" officeooo:rsid="001501dd" officeooo:paragraph-rsid="003d5ffe" style:font-size-asian="11pt" style:font-size-complex="11pt"/>
    </style:style>
    <style:style style:name="P183" style:family="paragraph" style:parent-style-name="Standard" style:list-style-name="L15">
      <style:paragraph-properties fo:text-align="start" style:justify-single-word="false"/>
      <style:text-properties style:font-name="Arial2" fo:font-size="11pt" officeooo:rsid="001501dd" officeooo:paragraph-rsid="003d5ffe" style:font-size-asian="11pt" style:font-size-complex="11pt"/>
    </style:style>
    <style:style style:name="P184" style:family="paragraph" style:parent-style-name="Standard" style:list-style-name="L15">
      <style:paragraph-properties fo:text-align="start" style:justify-single-word="false"/>
      <style:text-properties style:font-name="Arial2" fo:font-size="11pt" officeooo:rsid="001501dd" officeooo:paragraph-rsid="0040ff89" style:font-size-asian="11pt" style:font-size-complex="11pt"/>
    </style:style>
    <style:style style:name="P185" style:family="paragraph" style:parent-style-name="Standard" style:list-style-name="L15">
      <style:paragraph-properties fo:text-align="start" style:justify-single-word="false"/>
      <style:text-properties style:font-name="Arial2" fo:font-size="11pt" officeooo:rsid="001501dd" officeooo:paragraph-rsid="00445751" style:font-size-asian="11pt" style:font-size-complex="11pt"/>
    </style:style>
    <style:style style:name="P186" style:family="paragraph" style:parent-style-name="Standard" style:list-style-name="L15">
      <style:paragraph-properties fo:text-align="start" style:justify-single-word="false"/>
      <style:text-properties style:font-name="Arial2" fo:font-size="11pt" officeooo:rsid="001501dd" officeooo:paragraph-rsid="00468c24" style:font-size-asian="11pt" style:font-size-complex="11pt"/>
    </style:style>
    <style:style style:name="P187" style:family="paragraph" style:parent-style-name="Standard" style:list-style-name="L15">
      <style:paragraph-properties fo:text-align="start" style:justify-single-word="false"/>
      <style:text-properties style:font-name="Arial2" fo:font-size="11pt" officeooo:rsid="001501dd" officeooo:paragraph-rsid="004be381" style:font-size-asian="11pt" style:font-size-complex="11pt"/>
    </style:style>
    <style:style style:name="P188" style:family="paragraph" style:parent-style-name="Standard" style:list-style-name="L15">
      <style:paragraph-properties fo:text-align="start" style:justify-single-word="false"/>
      <style:text-properties style:font-name="Arial2" fo:font-size="11pt" officeooo:rsid="001501dd" officeooo:paragraph-rsid="004dd366" style:font-size-asian="11pt" style:font-size-complex="11pt"/>
    </style:style>
    <style:style style:name="P189" style:family="paragraph" style:parent-style-name="Standard" style:list-style-name="L22">
      <style:paragraph-properties fo:text-align="start" style:justify-single-word="false"/>
      <style:text-properties style:font-name="Arial2" fo:font-size="11pt" officeooo:rsid="001501dd" officeooo:paragraph-rsid="00513311" style:font-size-asian="11pt" style:font-size-complex="11pt"/>
    </style:style>
    <style:style style:name="P190" style:family="paragraph" style:parent-style-name="Standard" style:list-style-name="L1">
      <style:paragraph-properties fo:text-align="start" style:justify-single-word="false"/>
      <style:text-properties style:font-name="Arial2" fo:font-size="11pt" officeooo:rsid="001e0406" officeooo:paragraph-rsid="001e0406" style:font-size-asian="11pt" style:font-size-complex="11pt"/>
    </style:style>
    <style:style style:name="P191" style:family="paragraph" style:parent-style-name="Standard" style:list-style-name="L1">
      <style:paragraph-properties fo:text-align="start" style:justify-single-word="false"/>
      <style:text-properties style:font-name="Arial2" fo:font-size="11pt" officeooo:rsid="001e0406" officeooo:paragraph-rsid="0021b4e2" style:font-size-asian="11pt" style:font-size-complex="11pt"/>
    </style:style>
    <style:style style:name="P192" style:family="paragraph" style:parent-style-name="Standard" style:list-style-name="L1">
      <style:paragraph-properties fo:text-align="start" style:justify-single-word="false"/>
      <style:text-properties style:font-name="Arial2" fo:font-size="11pt" officeooo:rsid="001e0406" officeooo:paragraph-rsid="00269347" style:font-size-asian="11pt" style:font-size-complex="11pt"/>
    </style:style>
    <style:style style:name="P193" style:family="paragraph" style:parent-style-name="Standard" style:list-style-name="L1">
      <style:paragraph-properties fo:text-align="start" style:justify-single-word="false"/>
      <style:text-properties style:font-name="Arial2" fo:font-size="11pt" officeooo:rsid="001e0406" officeooo:paragraph-rsid="0028f04e" style:font-size-asian="11pt" style:font-size-complex="11pt"/>
    </style:style>
    <style:style style:name="P194" style:family="paragraph" style:parent-style-name="Standard" style:list-style-name="L1">
      <style:paragraph-properties fo:text-align="start" style:justify-single-word="false"/>
      <style:text-properties style:font-name="Arial2" fo:font-size="11pt" officeooo:rsid="001e0406" officeooo:paragraph-rsid="002a9eee" style:font-size-asian="11pt" style:font-size-complex="11pt"/>
    </style:style>
    <style:style style:name="P195" style:family="paragraph" style:parent-style-name="Standard" style:list-style-name="L1">
      <style:paragraph-properties fo:text-align="start" style:justify-single-word="false"/>
      <style:text-properties style:font-name="Arial2" fo:font-size="11pt" officeooo:rsid="001e0406" officeooo:paragraph-rsid="002b5a60" style:font-size-asian="11pt" style:font-size-complex="11pt"/>
    </style:style>
    <style:style style:name="P196" style:family="paragraph" style:parent-style-name="Standard" style:list-style-name="L1">
      <style:paragraph-properties fo:text-align="start" style:justify-single-word="false"/>
      <style:text-properties style:font-name="Arial2" fo:font-size="11pt" officeooo:rsid="001e0406" officeooo:paragraph-rsid="002d635f" style:font-size-asian="11pt" style:font-size-complex="11pt"/>
    </style:style>
    <style:style style:name="P197" style:family="paragraph" style:parent-style-name="Standard" style:list-style-name="L1">
      <style:paragraph-properties fo:text-align="start" style:justify-single-word="false"/>
      <style:text-properties style:font-name="Arial2" fo:font-size="11pt" officeooo:rsid="001e0406" officeooo:paragraph-rsid="0032e252" style:font-size-asian="11pt" style:font-size-complex="11pt"/>
    </style:style>
    <style:style style:name="P198" style:family="paragraph" style:parent-style-name="Standard" style:list-style-name="L1">
      <style:paragraph-properties fo:text-align="start" style:justify-single-word="false"/>
      <style:text-properties style:font-name="Arial2" fo:font-size="11pt" officeooo:rsid="001e0406" officeooo:paragraph-rsid="00337f66" style:font-size-asian="11pt" style:font-size-complex="11pt"/>
    </style:style>
    <style:style style:name="P199" style:family="paragraph" style:parent-style-name="Standard" style:list-style-name="L1">
      <style:paragraph-properties fo:text-align="start" style:justify-single-word="false"/>
      <style:text-properties style:font-name="Arial2" fo:font-size="11pt" officeooo:rsid="001e0406" officeooo:paragraph-rsid="003d5ffe" style:font-size-asian="11pt" style:font-size-complex="11pt"/>
    </style:style>
    <style:style style:name="P200" style:family="paragraph" style:parent-style-name="Standard" style:list-style-name="L15">
      <style:paragraph-properties fo:text-align="start" style:justify-single-word="false"/>
      <style:text-properties style:font-name="Arial2" fo:font-size="11pt" officeooo:rsid="001e0406" officeooo:paragraph-rsid="003d5ffe" style:font-size-asian="11pt" style:font-size-complex="11pt"/>
    </style:style>
    <style:style style:name="P201" style:family="paragraph" style:parent-style-name="Standard" style:list-style-name="L15">
      <style:paragraph-properties fo:text-align="start" style:justify-single-word="false"/>
      <style:text-properties style:font-name="Arial2" fo:font-size="11pt" officeooo:rsid="001e0406" officeooo:paragraph-rsid="0040ff89" style:font-size-asian="11pt" style:font-size-complex="11pt"/>
    </style:style>
    <style:style style:name="P202" style:family="paragraph" style:parent-style-name="Standard" style:list-style-name="L15">
      <style:paragraph-properties fo:text-align="start" style:justify-single-word="false"/>
      <style:text-properties style:font-name="Arial2" fo:font-size="11pt" officeooo:rsid="001e0406" officeooo:paragraph-rsid="00445751" style:font-size-asian="11pt" style:font-size-complex="11pt"/>
    </style:style>
    <style:style style:name="P203" style:family="paragraph" style:parent-style-name="Standard" style:list-style-name="L15">
      <style:paragraph-properties fo:text-align="start" style:justify-single-word="false"/>
      <style:text-properties style:font-name="Arial2" fo:font-size="11pt" officeooo:rsid="001e0406" officeooo:paragraph-rsid="00468c24" style:font-size-asian="11pt" style:font-size-complex="11pt"/>
    </style:style>
    <style:style style:name="P204" style:family="paragraph" style:parent-style-name="Standard" style:list-style-name="L15">
      <style:paragraph-properties fo:text-align="start" style:justify-single-word="false"/>
      <style:text-properties style:font-name="Arial2" fo:font-size="11pt" officeooo:rsid="001e0406" officeooo:paragraph-rsid="004dd366" style:font-size-asian="11pt" style:font-size-complex="11pt"/>
    </style:style>
    <style:style style:name="P205" style:family="paragraph" style:parent-style-name="Standard" style:list-style-name="L22">
      <style:paragraph-properties fo:text-align="start" style:justify-single-word="false"/>
      <style:text-properties style:font-name="Arial2" fo:font-size="11pt" officeooo:rsid="001e0406" officeooo:paragraph-rsid="00513311" style:font-size-asian="11pt" style:font-size-complex="11pt"/>
    </style:style>
    <style:style style:name="P206" style:family="paragraph" style:parent-style-name="Standard" style:list-style-name="L5">
      <style:paragraph-properties fo:text-align="start" style:justify-single-word="false"/>
      <style:text-properties style:font-name="Arial2" fo:font-size="11pt" officeooo:rsid="0019e5bb" officeooo:paragraph-rsid="0019e5bb" style:font-size-asian="11pt" style:font-size-complex="11pt"/>
    </style:style>
    <style:style style:name="P207" style:family="paragraph" style:parent-style-name="Standard" style:list-style-name="L6">
      <style:paragraph-properties fo:text-align="start" style:justify-single-word="false"/>
      <style:text-properties style:font-name="Arial2" fo:font-size="11pt" officeooo:rsid="0021b4e2" officeooo:paragraph-rsid="0021b4e2" style:font-size-asian="11pt" style:font-size-complex="11pt"/>
    </style:style>
    <style:style style:name="P208" style:family="paragraph" style:parent-style-name="Standard" style:list-style-name="L6">
      <style:paragraph-properties fo:text-align="start" style:justify-single-word="false"/>
      <style:text-properties style:font-name="Arial2" fo:font-size="11pt" officeooo:rsid="00220612" officeooo:paragraph-rsid="00220612" style:font-size-asian="11pt" style:font-size-complex="11pt"/>
    </style:style>
    <style:style style:name="P209" style:family="paragraph" style:parent-style-name="Standard" style:list-style-name="L6">
      <style:paragraph-properties fo:text-align="start" style:justify-single-word="false"/>
      <style:text-properties style:font-name="Arial2" fo:font-size="11pt" officeooo:rsid="002251da" officeooo:paragraph-rsid="002251da" style:font-size-asian="11pt" style:font-size-complex="11pt"/>
    </style:style>
    <style:style style:name="P210" style:family="paragraph" style:parent-style-name="Standard" style:list-style-name="L6">
      <style:paragraph-properties fo:text-align="start" style:justify-single-word="false"/>
      <style:text-properties style:font-name="Arial2" fo:font-size="11pt" officeooo:rsid="0022f512" officeooo:paragraph-rsid="0022f512" style:font-size-asian="11pt" style:font-size-complex="11pt"/>
    </style:style>
    <style:style style:name="P211" style:family="paragraph" style:parent-style-name="Standard" style:list-style-name="L7">
      <style:paragraph-properties fo:text-align="start" style:justify-single-word="false"/>
      <style:text-properties style:font-name="Arial2" fo:font-size="11pt" officeooo:rsid="00269347" officeooo:paragraph-rsid="00269347" style:font-size-asian="11pt" style:font-size-complex="11pt"/>
    </style:style>
    <style:style style:name="P212" style:family="paragraph" style:parent-style-name="Standard" style:list-style-name="L7">
      <style:paragraph-properties fo:text-align="start" style:justify-single-word="false"/>
      <style:text-properties style:font-name="Arial2" fo:font-size="11pt" officeooo:rsid="002740db" officeooo:paragraph-rsid="002740db" style:font-size-asian="11pt" style:font-size-complex="11pt"/>
    </style:style>
    <style:style style:name="P213" style:family="paragraph" style:parent-style-name="Standard" style:list-style-name="L16">
      <style:paragraph-properties fo:text-align="start" style:justify-single-word="false"/>
      <style:text-properties style:font-name="Arial2" fo:font-size="11pt" officeooo:rsid="003d5ffe" officeooo:paragraph-rsid="003d5ffe" style:font-size-asian="11pt" style:font-size-complex="11pt"/>
    </style:style>
    <style:style style:name="P214" style:family="paragraph" style:parent-style-name="Standard" style:list-style-name="L17">
      <style:paragraph-properties fo:text-align="start" style:justify-single-word="false"/>
      <style:text-properties style:font-name="Arial2" fo:font-size="11pt" officeooo:rsid="0040ff89" officeooo:paragraph-rsid="0040ff89" style:font-size-asian="11pt" style:font-size-complex="11pt"/>
    </style:style>
    <style:style style:name="P215" style:family="paragraph" style:parent-style-name="Standard" style:list-style-name="L18">
      <style:paragraph-properties fo:text-align="start" style:justify-single-word="false"/>
      <style:text-properties style:font-name="Arial2" fo:font-size="11pt" officeooo:rsid="0040ff89" officeooo:paragraph-rsid="0040ff89" style:font-size-asian="11pt" style:font-size-complex="11pt"/>
    </style:style>
    <style:style style:name="P216" style:family="paragraph" style:parent-style-name="Standard" style:list-style-name="L18">
      <style:paragraph-properties fo:text-align="start" style:justify-single-word="false"/>
      <style:text-properties style:font-name="Arial2" fo:font-size="11pt" officeooo:rsid="0042fecb" officeooo:paragraph-rsid="0042fecb" style:font-size-asian="11pt" style:font-size-complex="11pt"/>
    </style:style>
    <style:style style:name="P217" style:family="paragraph" style:parent-style-name="Standard" style:list-style-name="L18">
      <style:paragraph-properties fo:text-align="start" style:justify-single-word="false"/>
      <style:text-properties style:font-name="Arial2" fo:font-size="11pt" officeooo:rsid="0042ff34" officeooo:paragraph-rsid="0042ff34" style:font-size-asian="11pt" style:font-size-complex="11pt"/>
    </style:style>
    <style:style style:name="P218" style:family="paragraph" style:parent-style-name="Standard" style:list-style-name="L19">
      <style:paragraph-properties fo:text-align="start" style:justify-single-word="false"/>
      <style:text-properties style:font-name="Arial2" fo:font-size="11pt" officeooo:rsid="0048dfba" officeooo:paragraph-rsid="0048dfba" style:font-size-asian="11pt" style:font-size-complex="11pt"/>
    </style:style>
    <style:style style:name="P219" style:family="paragraph" style:parent-style-name="Standard" style:list-style-name="L20">
      <style:paragraph-properties fo:text-align="start" style:justify-single-word="false"/>
      <style:text-properties style:font-name="Arial2" fo:font-size="11pt" officeooo:rsid="004be381" officeooo:paragraph-rsid="004be381" style:font-size-asian="11pt" style:font-size-complex="11pt"/>
    </style:style>
    <style:style style:name="P220" style:family="paragraph" style:parent-style-name="Standard" style:list-style-name="L21">
      <style:paragraph-properties fo:text-align="start" style:justify-single-word="false"/>
      <style:text-properties style:font-name="Arial2" fo:font-size="11pt" officeooo:rsid="004eb4e5" officeooo:paragraph-rsid="004eb4e5" style:font-size-asian="11pt" style:font-size-complex="11pt"/>
    </style:style>
    <style:style style:name="P221" style:family="paragraph" style:parent-style-name="Standard" style:list-style-name="L23">
      <style:paragraph-properties fo:text-align="start" style:justify-single-word="false"/>
      <style:text-properties style:font-name="Arial2" fo:font-size="11pt" officeooo:rsid="00513311" officeooo:paragraph-rsid="00513311" style:font-size-asian="11pt" style:font-size-complex="11pt"/>
    </style:style>
    <style:style style:name="P222" style:family="paragraph" style:parent-style-name="Standard" style:list-style-name="L23">
      <style:paragraph-properties fo:text-align="start" style:justify-single-word="false"/>
      <style:text-properties style:font-name="Arial2" fo:font-size="11pt" officeooo:rsid="00518cd9" officeooo:paragraph-rsid="00518cd9" style:font-size-asian="11pt" style:font-size-complex="11pt"/>
    </style:style>
    <style:style style:name="P223" style:family="paragraph" style:parent-style-name="Standard" style:list-style-name="L23">
      <style:paragraph-properties fo:text-align="start" style:justify-single-word="false"/>
      <style:text-properties style:font-name="Arial2" fo:font-size="11pt" style:text-underline-style="none" officeooo:rsid="0052ed34" officeooo:paragraph-rsid="0052ed34" style:font-size-asian="11pt" style:font-size-complex="11pt"/>
    </style:style>
    <style:style style:name="P224" style:family="paragraph" style:parent-style-name="Standard" style:list-style-name="L23">
      <style:paragraph-properties fo:text-align="start" style:justify-single-word="false"/>
      <style:text-properties style:font-name="Arial2" fo:font-size="11pt" style:text-underline-style="none" officeooo:rsid="00545d81" officeooo:paragraph-rsid="00545d81" style:font-size-asian="11pt" style:font-size-complex="11pt"/>
    </style:style>
    <style:style style:name="P225" style:family="paragraph" style:parent-style-name="Standard" style:list-style-name="L2"/>
    <style:style style:name="P226" style:family="paragraph" style:parent-style-name="Standard" style:list-style-name="L3"/>
    <style:style style:name="P227" style:family="paragraph" style:parent-style-name="Standard" style:list-style-name="L4"/>
    <style:style style:name="P228" style:family="paragraph" style:parent-style-name="Standard" style:list-style-name="L4">
      <style:text-properties officeooo:rsid="001501dd"/>
    </style:style>
    <style:style style:name="P229" style:family="paragraph" style:parent-style-name="Standard" style:list-style-name="L8">
      <style:paragraph-properties fo:text-align="start" style:justify-single-word="false"/>
      <style:text-properties officeooo:rsid="0028f0cc" officeooo:paragraph-rsid="0028f0cc"/>
    </style:style>
    <style:style style:name="P230" style:family="paragraph" style:parent-style-name="Standard" style:list-style-name="L9">
      <style:paragraph-properties fo:text-align="start" style:justify-single-word="false"/>
      <style:text-properties officeooo:rsid="002a9eee" officeooo:paragraph-rsid="002a9eee"/>
    </style:style>
    <style:style style:name="P231" style:family="paragraph" style:parent-style-name="Standard" style:list-style-name="L9">
      <style:paragraph-properties fo:text-align="start" style:justify-single-word="false"/>
      <style:text-properties style:text-underline-style="none" officeooo:rsid="002b5a60" officeooo:paragraph-rsid="002b5a60"/>
    </style:style>
    <style:style style:name="P232" style:family="paragraph" style:parent-style-name="Standard" style:list-style-name="L10">
      <style:paragraph-properties fo:text-align="start" style:justify-single-word="false"/>
      <style:text-properties officeooo:rsid="002b5a60" officeooo:paragraph-rsid="002b5a60"/>
    </style:style>
    <style:style style:name="P233" style:family="paragraph" style:parent-style-name="Standard" style:list-style-name="L10">
      <style:paragraph-properties fo:text-align="start" style:justify-single-word="false"/>
      <style:text-properties officeooo:rsid="002bc37f" officeooo:paragraph-rsid="002bc37f"/>
    </style:style>
    <style:style style:name="P234" style:family="paragraph" style:parent-style-name="Standard" style:list-style-name="L11">
      <style:paragraph-properties fo:text-align="start" style:justify-single-word="false"/>
      <style:text-properties officeooo:rsid="00331598" officeooo:paragraph-rsid="00331598"/>
    </style:style>
    <style:style style:name="P235" style:family="paragraph" style:parent-style-name="Standard" style:list-style-name="L12">
      <style:paragraph-properties fo:text-align="start" style:justify-single-word="false"/>
      <style:text-properties officeooo:rsid="002e3fde" officeooo:paragraph-rsid="0032e252"/>
    </style:style>
    <style:style style:name="P236" style:family="paragraph" style:parent-style-name="Standard" style:list-style-name="L12">
      <style:paragraph-properties fo:text-align="start" style:justify-single-word="false"/>
      <style:text-properties officeooo:rsid="00302c8a" officeooo:paragraph-rsid="0032e252"/>
    </style:style>
    <style:style style:name="P237" style:family="paragraph" style:parent-style-name="Standard" style:list-style-name="L12">
      <style:paragraph-properties fo:text-align="start" style:justify-single-word="false"/>
      <style:text-properties officeooo:rsid="0030a504" officeooo:paragraph-rsid="0032e252"/>
    </style:style>
    <style:style style:name="P238" style:family="paragraph" style:parent-style-name="Standard" style:list-style-name="L12">
      <style:paragraph-properties fo:text-align="start" style:justify-single-word="false"/>
      <style:text-properties officeooo:rsid="0032a189" officeooo:paragraph-rsid="0032e252"/>
    </style:style>
    <style:style style:name="P239" style:family="paragraph" style:parent-style-name="Standard" style:list-style-name="L13">
      <style:paragraph-properties fo:text-align="start" style:justify-single-word="false"/>
      <style:text-properties officeooo:rsid="00353a3a" officeooo:paragraph-rsid="00353a3a"/>
    </style:style>
    <style:style style:name="P240" style:family="paragraph" style:parent-style-name="Standard" style:list-style-name="L13">
      <style:paragraph-properties fo:text-align="start" style:justify-single-word="false"/>
      <style:text-properties officeooo:rsid="0036f58a" officeooo:paragraph-rsid="0036f58a"/>
    </style:style>
    <style:style style:name="P241" style:family="paragraph" style:parent-style-name="Standard" style:list-style-name="L13">
      <style:paragraph-properties fo:text-align="start" style:justify-single-word="false"/>
      <style:text-properties officeooo:rsid="00381686" officeooo:paragraph-rsid="00381686"/>
    </style:style>
    <style:style style:name="P242" style:family="paragraph" style:parent-style-name="Standard" style:list-style-name="L14">
      <style:paragraph-properties fo:text-align="start" style:justify-single-word="false"/>
      <style:text-properties officeooo:rsid="00398fde" officeooo:paragraph-rsid="003d5ffe"/>
    </style:style>
    <style:style style:name="P243" style:family="paragraph" style:parent-style-name="Standard" style:list-style-name="L14">
      <style:paragraph-properties fo:text-align="start" style:justify-single-word="false"/>
      <style:text-properties officeooo:rsid="003a2788" officeooo:paragraph-rsid="003d5ffe"/>
    </style:style>
    <style:style style:name="P244" style:family="paragraph" style:parent-style-name="Standard">
      <style:text-properties style:font-name="Times New Roman" fo:font-weight="normal" officeooo:paragraph-rsid="003f36ad" style:font-weight-asian="normal" style:font-name-complex="Times New Roman" style:font-size-complex="11pt" style:font-style-complex="italic" style:font-weight-complex="normal"/>
    </style:style>
    <style:style style:name="P245" style:family="paragraph" style:parent-style-name="Standard">
      <style:paragraph-properties fo:text-align="justify" style:justify-single-word="false"/>
      <style:text-properties officeooo:paragraph-rsid="005b2bbc" style:font-size-complex="11pt"/>
    </style:style>
    <style:style style:name="P246" style:family="paragraph" style:parent-style-name="Standard">
      <style:paragraph-properties fo:text-align="center" style:justify-single-word="false" style:snap-to-layout-grid="false"/>
      <style:text-properties officeooo:paragraph-rsid="005b2bbc" style:font-size-complex="11pt"/>
    </style:style>
    <style:style style:name="P247" style:family="paragraph" style:parent-style-name="Standard">
      <style:paragraph-properties fo:text-align="center" style:justify-single-word="false"/>
      <style:text-properties officeooo:paragraph-rsid="005b2bbc" style:font-size-complex="11pt"/>
    </style:style>
    <style:style style:name="P248" style:family="paragraph" style:parent-style-name="Standard">
      <style:paragraph-properties fo:text-align="justify" style:justify-single-word="false"/>
      <style:text-properties officeooo:paragraph-rsid="005b2bbc" style:font-size-complex="11pt" style:font-style-complex="italic"/>
    </style:style>
    <style:style style:name="P249" style:family="paragraph" style:parent-style-name="Standard">
      <style:text-properties officeooo:paragraph-rsid="005b2bbc" style:font-size-complex="11pt" style:font-style-complex="italic"/>
    </style:style>
    <style:style style:name="P250" style:family="paragraph" style:parent-style-name="Standard">
      <style:text-properties officeooo:paragraph-rsid="005b2bbc" style:font-size-complex="11pt"/>
    </style:style>
    <style:style style:name="P251" style:family="paragraph" style:parent-style-name="Standard">
      <style:paragraph-properties fo:text-align="justify" style:justify-single-word="false"/>
      <style:text-properties fo:font-weight="bold" officeooo:paragraph-rsid="005b2bbc" style:font-weight-asian="bold" style:font-size-complex="11pt" style:font-weight-complex="bold"/>
    </style:style>
    <style:style style:name="P252" style:family="paragraph" style:parent-style-name="Standard">
      <style:paragraph-properties fo:text-align="center" style:justify-single-word="false" style:snap-to-layout-grid="false"/>
      <style:text-properties fo:font-weight="bold" officeooo:paragraph-rsid="005b2bbc" style:font-weight-asian="bold" style:font-size-complex="11pt"/>
    </style:style>
    <style:style style:name="P253" style:family="paragraph" style:parent-style-name="Standard">
      <style:paragraph-properties fo:text-align="justify" style:justify-single-word="false"/>
      <style:text-properties fo:font-weight="bold" officeooo:paragraph-rsid="005b2bbc" style:font-weight-asian="bold" style:font-size-complex="11pt"/>
    </style:style>
    <style:style style:name="P254" style:family="paragraph" style:parent-style-name="Standard">
      <style:text-properties fo:font-weight="bold" officeooo:paragraph-rsid="005b2bbc" style:font-weight-asian="bold" style:font-size-complex="11pt" style:font-style-complex="italic"/>
    </style:style>
    <style:style style:name="P255" style:family="paragraph" style:parent-style-name="Standard">
      <style:text-properties fo:font-weight="bold" officeooo:paragraph-rsid="005b2bbc" style:font-weight-asian="bold" style:font-size-complex="11pt"/>
    </style:style>
    <style:style style:name="P256" style:family="paragraph" style:parent-style-name="Standard">
      <style:paragraph-properties fo:text-align="justify" style:justify-single-word="false"/>
      <style:text-properties style:font-name="Arial2" fo:font-size="11pt" fo:font-weight="bold" officeooo:paragraph-rsid="005b2bbc" style:font-size-asian="11pt" style:font-weight-asian="bold" style:font-name-complex="Arial2" style:font-size-complex="11pt"/>
    </style:style>
    <style:style style:name="P257" style:family="paragraph" style:parent-style-name="Standard">
      <style:text-properties style:font-name="Arial2" fo:font-size="11pt" fo:font-weight="bold" officeooo:paragraph-rsid="005b2bbc" style:font-size-asian="11pt" style:font-weight-asian="bold" style:font-name-complex="Arial2" style:font-size-complex="11pt" style:font-style-complex="italic"/>
    </style:style>
    <style:style style:name="P258" style:family="paragraph" style:parent-style-name="Standard">
      <style:text-properties style:font-name="Arial2" fo:font-size="11pt" fo:font-weight="bold" officeooo:paragraph-rsid="005b2bbc" style:font-size-asian="11pt" style:font-weight-asian="bold" style:font-name-complex="Arial2" style:font-size-complex="11pt"/>
    </style:style>
    <style:style style:name="P259" style:family="paragraph" style:parent-style-name="Standard">
      <style:paragraph-properties fo:text-align="justify" style:justify-single-word="false"/>
      <style:text-properties style:font-name="Arial2" fo:font-size="11pt" officeooo:paragraph-rsid="005b2bbc" style:font-size-asian="11pt" style:font-name-complex="Arial2" style:font-size-complex="11pt"/>
    </style:style>
    <style:style style:name="P260" style:family="paragraph" style:parent-style-name="Standard" style:list-style-name="L5">
      <style:paragraph-properties fo:margin-left="2.501cm" fo:margin-right="0cm" fo:text-align="start" style:justify-single-word="false" fo:text-indent="-0.635cm" style:auto-text-indent="false"/>
      <style:text-properties style:font-name="Arial2" fo:font-size="11pt" officeooo:rsid="0019e5bb" officeooo:paragraph-rsid="0019e5bb" style:font-size-asian="11pt" style:font-size-complex="11pt"/>
    </style:style>
    <style:style style:name="P261" style:family="paragraph" style:parent-style-name="Standard" style:list-style-name="L5">
      <style:paragraph-properties fo:margin-left="2.501cm" fo:margin-right="0cm" fo:text-align="start" style:justify-single-word="false" fo:text-indent="-0.635cm" style:auto-text-indent="false"/>
      <style:text-properties style:font-name="Arial2" fo:font-size="11pt" officeooo:rsid="001caedd" officeooo:paragraph-rsid="001caedd" style:font-size-asian="11pt" style:font-size-complex="11pt"/>
    </style:style>
    <style:style style:name="P262" style:family="paragraph" style:parent-style-name="Standard" style:list-style-name="L5">
      <style:paragraph-properties fo:margin-left="2.501cm" fo:margin-right="0cm" fo:text-align="start" style:justify-single-word="false" fo:text-indent="-0.635cm" style:auto-text-indent="false"/>
      <style:text-properties style:font-name="Arial2" fo:font-size="11pt" officeooo:rsid="001e0406" officeooo:paragraph-rsid="001e0406" style:font-size-asian="11pt" style:font-size-complex="11pt"/>
    </style:style>
    <style:style style:name="P263" style:family="paragraph" style:parent-style-name="Standard" style:list-style-name="L6">
      <style:paragraph-properties fo:margin-left="2.501cm" fo:margin-right="0cm" fo:text-align="start" style:justify-single-word="false" fo:text-indent="-0.635cm" style:auto-text-indent="false"/>
      <style:text-properties style:font-name="Arial2" fo:font-size="11pt" officeooo:rsid="0022f512" officeooo:paragraph-rsid="0022f512" style:font-size-asian="11pt" style:font-size-complex="11pt"/>
    </style:style>
    <style:style style:name="P264" style:family="paragraph" style:parent-style-name="Standard" style:list-style-name="L5">
      <style:paragraph-properties fo:margin-left="1.251cm" fo:margin-right="0cm" fo:text-align="start" style:justify-single-word="false" fo:text-indent="-0.635cm" style:auto-text-indent="false"/>
      <style:text-properties style:font-name="Arial2" fo:font-size="11pt" officeooo:rsid="001e0406" officeooo:paragraph-rsid="001e0406" style:font-size-asian="11pt" style:font-size-complex="11pt"/>
    </style:style>
    <style:style style:name="P265" style:family="paragraph" style:parent-style-name="Standard" style:list-style-name="L5">
      <style:paragraph-properties fo:margin-left="1.251cm" fo:margin-right="0cm" fo:text-align="start" style:justify-single-word="false" fo:text-indent="-0.635cm" style:auto-text-indent="false"/>
      <style:text-properties style:font-name="Arial2" fo:font-size="11pt" officeooo:rsid="001f5f46" officeooo:paragraph-rsid="001f5f46" style:font-size-asian="11pt" style:font-size-complex="11pt"/>
    </style:style>
    <style:style style:name="P266" style:family="paragraph" style:parent-style-name="Standard" style:list-style-name="L6">
      <style:paragraph-properties fo:margin-left="1.251cm" fo:margin-right="0cm" fo:text-align="start" style:justify-single-word="false" fo:text-indent="-0.635cm" style:auto-text-indent="false"/>
      <style:text-properties style:font-name="Arial2" fo:font-size="11pt" officeooo:rsid="0022f512" officeooo:paragraph-rsid="0022f512" style:font-size-asian="11pt" style:font-size-complex="11pt"/>
    </style:style>
    <style:style style:name="P267" style:family="paragraph" style:parent-style-name="Standard">
      <style:paragraph-properties fo:margin-left="0cm" fo:margin-right="0cm" fo:text-align="start" style:justify-single-word="false" fo:text-indent="0cm" style:auto-text-indent="false"/>
      <style:text-properties style:font-name="Arial2" fo:font-size="11pt" officeooo:rsid="00388caf" officeooo:paragraph-rsid="003d5ffe" style:font-size-asian="11pt" style:font-size-complex="11pt"/>
    </style:style>
    <style:style style:name="P268" style:family="paragraph" style:parent-style-name="Standard">
      <style:paragraph-properties fo:margin-left="0cm" fo:margin-right="0cm" fo:text-align="start" style:justify-single-word="false" fo:text-indent="0cm" style:auto-text-indent="false"/>
      <style:text-properties style:font-name="Arial2" fo:font-size="11pt" officeooo:rsid="00388caf" officeooo:paragraph-rsid="0040ff89" style:font-size-asian="11pt" style:font-size-complex="11pt"/>
    </style:style>
    <style:style style:name="P269" style:family="paragraph" style:parent-style-name="Standard">
      <style:paragraph-properties fo:margin-left="0cm" fo:margin-right="0cm" fo:text-align="start" style:justify-single-word="false" fo:text-indent="0cm" style:auto-text-indent="false"/>
      <style:text-properties style:font-name="Arial2" fo:font-size="11pt" officeooo:rsid="00388caf" officeooo:paragraph-rsid="00468c24" style:font-size-asian="11pt" style:font-size-complex="11pt"/>
    </style:style>
    <style:style style:name="P270" style:family="paragraph" style:parent-style-name="Standard">
      <style:paragraph-properties fo:margin-left="0cm" fo:margin-right="0cm" fo:text-align="start" style:justify-single-word="false" fo:text-indent="0cm" style:auto-text-indent="false"/>
      <style:text-properties style:font-name="Arial2" fo:font-size="11pt" officeooo:rsid="00388caf" officeooo:paragraph-rsid="004be381" style:font-size-asian="11pt" style:font-size-complex="11pt"/>
    </style:style>
    <style:style style:name="P271" style:family="paragraph" style:parent-style-name="Standard">
      <style:paragraph-properties fo:margin-left="0cm" fo:margin-right="0cm" fo:text-align="start" style:justify-single-word="false" fo:text-indent="0cm" style:auto-text-indent="false"/>
      <style:text-properties style:font-name="Arial2" fo:font-size="11pt" officeooo:rsid="00388caf" officeooo:paragraph-rsid="004dd366" style:font-size-asian="11pt" style:font-size-complex="11pt"/>
    </style:style>
    <style:style style:name="P272" style:family="paragraph" style:parent-style-name="Standard">
      <style:paragraph-properties fo:margin-left="0cm" fo:margin-right="0cm" fo:text-align="start" style:justify-single-word="false" fo:text-indent="0cm" style:auto-text-indent="false"/>
      <style:text-properties style:font-name="Arial2" fo:font-size="11pt" officeooo:rsid="00388caf" officeooo:paragraph-rsid="00513311" style:font-size-asian="11pt" style:font-size-complex="11pt"/>
    </style:style>
    <style:style style:name="P273"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4dd366" style:font-size-asian="11pt" style:font-size-complex="11pt"/>
    </style:style>
    <style:style style:name="P274" style:family="paragraph" style:parent-style-name="Standard">
      <style:paragraph-properties fo:margin-left="0cm" fo:margin-right="0cm" fo:text-align="start" style:justify-single-word="false" fo:text-indent="0cm" style:auto-text-indent="false"/>
      <style:text-properties style:font-name="Arial2" fo:font-size="11pt" officeooo:rsid="001501dd" officeooo:paragraph-rsid="00513311" style:font-size-asian="11pt" style:font-size-complex="11pt"/>
    </style:style>
    <style:style style:name="P275" style:family="paragraph" style:parent-style-name="Standard">
      <style:paragraph-properties fo:margin-left="0cm" fo:margin-right="0cm" fo:text-align="end" style:justify-single-word="false" fo:text-indent="0cm" style:auto-text-indent="false"/>
      <style:text-properties style:font-name="Arial2" fo:font-size="11pt" officeooo:rsid="001501dd" officeooo:paragraph-rsid="00513311" style:font-size-asian="11pt" style:font-size-complex="11pt"/>
    </style:style>
    <style:style style:name="P276" style:family="paragraph" style:parent-style-name="Standard">
      <style:paragraph-properties fo:margin-left="0cm" fo:margin-right="0cm" fo:text-align="start" style:justify-single-word="false" fo:text-indent="0cm" style:auto-text-indent="false"/>
      <style:text-properties style:font-name="Arial2" fo:font-size="11pt" officeooo:rsid="004f5f0e" officeooo:paragraph-rsid="004f5f0e" style:font-size-asian="11pt" style:font-size-complex="11pt"/>
    </style:style>
    <style:style style:name="P277" style:family="paragraph" style:parent-style-name="Standard">
      <style:paragraph-properties fo:margin-left="0cm" fo:margin-right="0cm" fo:text-align="start" style:justify-single-word="false" fo:text-indent="0cm" style:auto-text-indent="false"/>
      <style:text-properties style:font-name="Arial2" fo:font-size="11pt" officeooo:rsid="0056ef4f" officeooo:paragraph-rsid="0056ef4f" style:font-size-asian="11pt" style:font-size-complex="11pt"/>
    </style:style>
    <style:style style:name="P278" style:family="paragraph" style:parent-style-name="Standard">
      <style:paragraph-properties fo:margin-left="1.251cm" fo:margin-right="0cm" fo:text-align="start" style:justify-single-word="false" fo:text-indent="0cm" style:auto-text-indent="false"/>
      <style:text-properties style:font-name="Arial2" fo:font-size="11pt" officeooo:rsid="003d5ffe" officeooo:paragraph-rsid="003f36ad" style:font-size-asian="11pt" style:font-size-complex="11pt"/>
    </style:style>
    <style:style style:name="P279" style:family="paragraph" style:parent-style-name="Standard">
      <style:paragraph-properties fo:margin-left="1.251cm" fo:margin-right="0cm" fo:text-align="start" style:justify-single-word="false" fo:text-indent="0cm" style:auto-text-indent="false"/>
      <style:text-properties style:font-name="Arial2" fo:font-size="11pt" officeooo:rsid="004a2bc0" officeooo:paragraph-rsid="004a2bc0" style:font-size-asian="11pt" style:font-size-complex="11pt"/>
    </style:style>
    <style:style style:name="P280"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4f5f0e" style:font-size-asian="11pt" style:font-size-complex="11pt"/>
    </style:style>
    <style:style style:name="P281" style:family="paragraph" style:parent-style-name="Standard">
      <style:paragraph-properties fo:margin-left="1.251cm" fo:margin-right="0cm" fo:text-align="start" style:justify-single-word="false" fo:text-indent="0cm" style:auto-text-indent="false"/>
      <style:text-properties style:font-name="Arial2" fo:font-size="11pt" officeooo:rsid="001501dd" officeooo:paragraph-rsid="00513311" style:font-size-asian="11pt" style:font-size-complex="11pt"/>
    </style:style>
    <style:style style:name="P282" style:family="paragraph" style:parent-style-name="Standard">
      <style:paragraph-properties fo:margin-left="0.25cm" fo:margin-right="0cm" fo:text-align="justify" style:justify-single-word="false" fo:text-indent="0cm" style:auto-text-indent="false"/>
      <style:text-properties fo:font-weight="bold" officeooo:paragraph-rsid="005b2bbc" style:font-weight-asian="bold" style:font-size-complex="11pt"/>
    </style:style>
    <style:style style:name="P283" style:family="paragraph" style:parent-style-name="Standard">
      <style:paragraph-properties fo:margin-left="0.25cm" fo:margin-right="0cm" fo:text-align="justify" style:justify-single-word="false" fo:text-indent="0cm" style:auto-text-indent="false"/>
      <style:text-properties fo:font-weight="bold" officeooo:paragraph-rsid="005b2bbc" style:font-weight-asian="bold" style:font-size-complex="11pt" style:font-style-complex="italic"/>
    </style:style>
    <style:style style:name="P284" style:family="paragraph" style:parent-style-name="Standard">
      <style:paragraph-properties fo:margin-left="0.25cm" fo:margin-right="0cm" fo:text-align="justify" style:justify-single-word="false" fo:text-indent="0cm" style:auto-text-indent="false"/>
      <style:text-properties officeooo:paragraph-rsid="005b2bbc" style:font-size-complex="11pt" style:font-style-complex="italic"/>
    </style:style>
    <style:style style:name="P285" style:family="paragraph" style:parent-style-name="Text_20_body">
      <style:text-properties officeooo:rsid="004a2bc0" officeooo:paragraph-rsid="004a2bc0"/>
    </style:style>
    <style:style style:name="P286" style:family="paragraph" style:parent-style-name="Text_20_body">
      <style:text-properties officeooo:rsid="004f5f0e" officeooo:paragraph-rsid="004f5f0e"/>
    </style:style>
    <style:style style:name="P287" style:family="paragraph" style:parent-style-name="Text_20_body">
      <style:text-properties officeooo:rsid="00545d81" officeooo:paragraph-rsid="00545d81"/>
    </style:style>
    <style:style style:name="P288" style:family="paragraph" style:parent-style-name="Text_20_body">
      <style:text-properties officeooo:rsid="00571597" officeooo:paragraph-rsid="00571597"/>
    </style:style>
    <style:style style:name="P289" style:family="paragraph" style:parent-style-name="Text_20_body">
      <style:text-properties officeooo:rsid="00604b16" officeooo:paragraph-rsid="00604b16"/>
    </style:style>
    <style:style style:name="P290" style:family="paragraph" style:parent-style-name="Text_20_body">
      <style:text-properties officeooo:rsid="006157dd" officeooo:paragraph-rsid="006157dd"/>
    </style:style>
    <style:style style:name="P291" style:family="paragraph" style:parent-style-name="Text_20_body">
      <style:text-properties officeooo:rsid="0062e140" officeooo:paragraph-rsid="0062e140"/>
    </style:style>
    <style:style style:name="P292" style:family="paragraph" style:parent-style-name="Text_20_body" style:list-style-name="L38">
      <style:text-properties officeooo:rsid="0062e140" officeooo:paragraph-rsid="0062e140"/>
    </style:style>
    <style:style style:name="P293" style:family="paragraph" style:parent-style-name="Text_20_body">
      <style:text-properties officeooo:paragraph-rsid="00646be8"/>
    </style:style>
    <style:style style:name="P294" style:family="paragraph" style:parent-style-name="Text_20_body" style:list-style-name="L41">
      <style:text-properties officeooo:rsid="00646be8" officeooo:paragraph-rsid="00646be8"/>
    </style:style>
    <style:style style:name="P295" style:family="paragraph" style:parent-style-name="Text_20_body">
      <style:text-properties officeooo:rsid="00696b2d" officeooo:paragraph-rsid="00696b2d"/>
    </style:style>
    <style:style style:name="P296" style:family="paragraph" style:parent-style-name="Text_20_body">
      <style:paragraph-properties fo:margin-top="0cm" fo:margin-bottom="0cm" loext:contextual-spacing="false" fo:line-height="100%" fo:text-align="start" style:justify-single-word="false"/>
      <style:text-properties style:font-name="Arial1" fo:font-size="11pt"/>
    </style:style>
    <style:style style:name="P297" style:family="paragraph" style:parent-style-name="Text_20_body" style:list-style-name="L24">
      <style:paragraph-properties fo:margin-top="0cm" fo:margin-bottom="0cm" loext:contextual-spacing="false" fo:line-height="100%" fo:text-align="start" style:justify-single-word="false"/>
      <style:text-properties style:font-name="Arial1" fo:font-size="11pt"/>
    </style:style>
    <style:style style:name="P298" style:family="paragraph" style:parent-style-name="Text_20_body" style:list-style-name="L26">
      <style:paragraph-properties fo:margin-top="0cm" fo:margin-bottom="0cm" loext:contextual-spacing="false" fo:line-height="100%" fo:text-align="start" style:justify-single-word="false"/>
      <style:text-properties style:font-name="Arial1" fo:font-size="11pt"/>
    </style:style>
    <style:style style:name="P299" style:family="paragraph" style:parent-style-name="Text_20_body" style:list-style-name="L29">
      <style:paragraph-properties fo:margin-top="0cm" fo:margin-bottom="0cm" loext:contextual-spacing="false" fo:line-height="100%" fo:text-align="start" style:justify-single-word="false"/>
      <style:text-properties style:font-name="Arial1" fo:font-size="11pt"/>
    </style:style>
    <style:style style:name="P300" style:family="paragraph" style:parent-style-name="Text_20_body" style:list-style-name="L30">
      <style:paragraph-properties fo:margin-top="0cm" fo:margin-bottom="0cm" loext:contextual-spacing="false" fo:line-height="100%" fo:text-align="start" style:justify-single-word="false"/>
      <style:text-properties style:font-name="Arial1" fo:font-size="11pt"/>
    </style:style>
    <style:style style:name="P301" style:family="paragraph" style:parent-style-name="Text_20_body" style:list-style-name="L32">
      <style:paragraph-properties fo:margin-top="0cm" fo:margin-bottom="0cm" loext:contextual-spacing="false" fo:line-height="100%" fo:text-align="start" style:justify-single-word="false"/>
      <style:text-properties style:font-name="Arial1" fo:font-size="11pt"/>
    </style:style>
    <style:style style:name="P302" style:family="paragraph" style:parent-style-name="Text_20_body" style:list-style-name="L35">
      <style:paragraph-properties fo:margin-top="0cm" fo:margin-bottom="0cm" loext:contextual-spacing="false" fo:line-height="100%" fo:text-align="start" style:justify-single-word="false"/>
      <style:text-properties style:font-name="Arial1" fo:font-size="11pt"/>
    </style:style>
    <style:style style:name="P303" style:family="paragraph" style:parent-style-name="Text_20_body" style:list-style-name="L37">
      <style:paragraph-properties fo:margin-top="0cm" fo:margin-bottom="0cm" loext:contextual-spacing="false" fo:line-height="100%" fo:text-align="start" style:justify-single-word="false"/>
      <style:text-properties style:font-name="Arial1" fo:font-size="11pt"/>
    </style:style>
    <style:style style:name="P304" style:family="paragraph" style:parent-style-name="Text_20_body" style:list-style-name="L40">
      <style:paragraph-properties fo:margin-top="0cm" fo:margin-bottom="0cm" loext:contextual-spacing="false" fo:line-height="100%" fo:text-align="start" style:justify-single-word="false"/>
      <style:text-properties style:font-name="Arial1" fo:font-size="11pt"/>
    </style:style>
    <style:style style:name="P305" style:family="paragraph" style:parent-style-name="Text_20_body" style:list-style-name="L43">
      <style:paragraph-properties fo:margin-top="0cm" fo:margin-bottom="0cm" loext:contextual-spacing="false" fo:line-height="100%" fo:text-align="start" style:justify-single-word="false"/>
      <style:text-properties style:font-name="Arial1" fo:font-size="11pt"/>
    </style:style>
    <style:style style:name="P306" style:family="paragraph" style:parent-style-name="Text_20_body" style:list-style-name="L45">
      <style:paragraph-properties fo:margin-top="0cm" fo:margin-bottom="0cm" loext:contextual-spacing="false" fo:line-height="100%" fo:text-align="start" style:justify-single-word="false"/>
      <style:text-properties style:font-name="Arial1" fo:font-size="11pt"/>
    </style:style>
    <style:style style:name="P307" style:family="paragraph" style:parent-style-name="Text_20_body">
      <style:paragraph-properties fo:margin-top="0cm" fo:margin-bottom="0cm" loext:contextual-spacing="false" fo:line-height="100%" fo:text-align="end" style:justify-single-word="false"/>
      <style:text-properties style:font-name="Arial1" fo:font-size="11pt"/>
    </style:style>
    <style:style style:name="P308" style:family="paragraph" style:parent-style-name="Text_20_body">
      <style:paragraph-properties fo:margin-top="0cm" fo:margin-bottom="0cm" loext:contextual-spacing="false" fo:line-height="100%" fo:text-align="start" style:justify-single-word="false"/>
      <style:text-properties style:font-name="Arial1" fo:font-size="11pt" officeooo:rsid="00571597" officeooo:paragraph-rsid="00571597"/>
    </style:style>
    <style:style style:name="P309" style:family="paragraph" style:parent-style-name="Text_20_body">
      <style:paragraph-properties fo:margin-top="0cm" fo:margin-bottom="0cm" loext:contextual-spacing="false" fo:line-height="100%" fo:text-align="start" style:justify-single-word="false"/>
      <style:text-properties style:font-name="Arial1" fo:font-size="11pt" officeooo:rsid="005d2a7b" officeooo:paragraph-rsid="005d2a7b"/>
    </style:style>
    <style:style style:name="P310" style:family="paragraph" style:parent-style-name="Text_20_body">
      <style:paragraph-properties fo:margin-top="0cm" fo:margin-bottom="0cm" loext:contextual-spacing="false" fo:line-height="100%" fo:text-align="start" style:justify-single-word="false"/>
      <style:text-properties style:font-name="Arial1" fo:font-size="11pt" officeooo:rsid="005ecc66" officeooo:paragraph-rsid="005ecc66"/>
    </style:style>
    <style:style style:name="P311" style:family="paragraph" style:parent-style-name="Text_20_body">
      <style:paragraph-properties fo:margin-top="0cm" fo:margin-bottom="0cm" loext:contextual-spacing="false" fo:line-height="100%" fo:text-align="start" style:justify-single-word="false"/>
      <style:text-properties style:font-name="Arial1" fo:font-size="11pt" officeooo:rsid="006157dd" officeooo:paragraph-rsid="006157dd"/>
    </style:style>
    <style:style style:name="P312" style:family="paragraph" style:parent-style-name="Text_20_body">
      <style:paragraph-properties fo:margin-top="0cm" fo:margin-bottom="0cm" loext:contextual-spacing="false" fo:line-height="100%" fo:text-align="start" style:justify-single-word="false"/>
      <style:text-properties style:font-name="Arial1" fo:font-size="11pt" officeooo:rsid="0062e140" officeooo:paragraph-rsid="0062e140"/>
    </style:style>
    <style:style style:name="P313" style:family="paragraph" style:parent-style-name="Text_20_body">
      <style:paragraph-properties fo:margin-top="0cm" fo:margin-bottom="0cm" loext:contextual-spacing="false" fo:line-height="100%" fo:text-align="start" style:justify-single-word="false"/>
      <style:text-properties style:font-name="Arial1" fo:font-size="11pt" officeooo:rsid="00691409" officeooo:paragraph-rsid="00691409"/>
    </style:style>
    <style:style style:name="P314" style:family="paragraph" style:parent-style-name="Text_20_body">
      <style:paragraph-properties fo:margin-top="0cm" fo:margin-bottom="0cm" loext:contextual-spacing="false" fo:line-height="100%" fo:text-align="start" style:justify-single-word="false"/>
      <style:text-properties style:font-name="Arial1" fo:font-size="11pt" officeooo:rsid="00696b2d" officeooo:paragraph-rsid="00696b2d"/>
    </style:style>
    <style:style style:name="P315" style:family="paragraph" style:parent-style-name="Text_20_body">
      <style:paragraph-properties fo:margin-top="0cm" fo:margin-bottom="0cm" loext:contextual-spacing="false" fo:line-height="100%"/>
    </style:style>
    <style:style style:name="P316" style:family="paragraph" style:parent-style-name="Text_20_body">
      <style:paragraph-properties fo:margin-top="0cm" fo:margin-bottom="0cm" loext:contextual-spacing="false" fo:line-height="100%" fo:text-align="start" style:justify-single-word="false"/>
    </style:style>
    <style:style style:name="P317" style:family="paragraph" style:parent-style-name="Text_20_body">
      <style:paragraph-properties fo:margin-top="0cm" fo:margin-bottom="0cm" loext:contextual-spacing="false" fo:line-height="100%" fo:text-align="start" style:justify-single-word="false"/>
      <style:text-properties officeooo:paragraph-rsid="00571597"/>
    </style:style>
    <style:style style:name="P318" style:family="paragraph" style:parent-style-name="Text_20_body">
      <style:paragraph-properties fo:margin-top="0cm" fo:margin-bottom="0cm" loext:contextual-spacing="false" fo:line-height="100%" fo:text-align="start" style:justify-single-word="false"/>
      <style:text-properties officeooo:paragraph-rsid="005d2a7b"/>
    </style:style>
    <style:style style:name="P319" style:family="paragraph" style:parent-style-name="Text_20_body">
      <style:paragraph-properties fo:margin-top="0cm" fo:margin-bottom="0cm" loext:contextual-spacing="false" fo:line-height="100%" fo:text-align="start" style:justify-single-word="false"/>
      <style:text-properties officeooo:paragraph-rsid="0062e140"/>
    </style:style>
    <style:style style:name="P320" style:family="paragraph" style:parent-style-name="Text_20_body">
      <style:paragraph-properties fo:margin-top="0cm" fo:margin-bottom="0cm" loext:contextual-spacing="false" fo:line-height="100%" fo:text-align="start" style:justify-single-word="false"/>
      <style:text-properties officeooo:paragraph-rsid="00646be8"/>
    </style:style>
    <style:style style:name="P321" style:family="paragraph" style:parent-style-name="Text_20_body" style:list-style-name="L40">
      <style:paragraph-properties fo:margin-top="0cm" fo:margin-bottom="0cm" loext:contextual-spacing="false" fo:line-height="100%" fo:text-align="start" style:justify-single-word="false"/>
    </style:style>
    <style:style style:name="P322" style:family="paragraph" style:parent-style-name="Text_20_body">
      <style:paragraph-properties fo:margin-top="0cm" fo:margin-bottom="0cm" loext:contextual-spacing="false" fo:line-height="100%" fo:text-align="end" style:justify-single-word="false"/>
    </style:style>
    <style:style style:name="P323" style:family="paragraph" style:parent-style-name="Text_20_body" style:list-style-name="L28">
      <style:paragraph-properties fo:margin-top="0cm" fo:margin-bottom="0cm" loext:contextual-spacing="false" fo:line-height="100%" fo:text-align="start" style:justify-single-word="false"/>
      <style:text-properties officeooo:rsid="005b7764" officeooo:paragraph-rsid="005b7764"/>
    </style:style>
    <style:style style:name="P324" style:family="paragraph" style:parent-style-name="Text_20_body" style:list-style-name="L31">
      <style:paragraph-properties fo:margin-top="0cm" fo:margin-bottom="0cm" loext:contextual-spacing="false" fo:line-height="100%" fo:text-align="start" style:justify-single-word="false"/>
      <style:text-properties officeooo:rsid="005d2a7b" officeooo:paragraph-rsid="005d2a7b"/>
    </style:style>
    <style:style style:name="P325" style:family="paragraph" style:parent-style-name="Text_20_body" style:list-style-name="L31">
      <style:paragraph-properties fo:margin-top="0cm" fo:margin-bottom="0cm" loext:contextual-spacing="false" fo:line-height="100%" fo:text-align="start" style:justify-single-word="false"/>
      <style:text-properties officeooo:rsid="005ecc66" officeooo:paragraph-rsid="005ecc66"/>
    </style:style>
    <style:style style:name="P326" style:family="paragraph" style:parent-style-name="Text_20_body">
      <style:paragraph-properties fo:margin-top="0cm" fo:margin-bottom="0cm" loext:contextual-spacing="false" fo:line-height="100%" fo:text-align="start" style:justify-single-word="false"/>
      <style:text-properties officeooo:rsid="00604b16" officeooo:paragraph-rsid="00604b16"/>
    </style:style>
    <style:style style:name="P327" style:family="paragraph" style:parent-style-name="Text_20_body">
      <style:paragraph-properties fo:margin-top="0cm" fo:margin-bottom="0cm" loext:contextual-spacing="false" fo:line-height="100%" fo:text-align="start" style:justify-single-word="false"/>
      <style:text-properties officeooo:rsid="00696b2d" officeooo:paragraph-rsid="00696b2d"/>
    </style:style>
    <style:style style:name="P328"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style:style>
    <style:style style:name="P329"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paragraph-rsid="00571597"/>
    </style:style>
    <style:style style:name="P330"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paragraph-rsid="00604b16"/>
    </style:style>
    <style:style style:name="P331"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paragraph-rsid="0060d3e4"/>
    </style:style>
    <style:style style:name="P332"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paragraph-rsid="0062e140"/>
    </style:style>
    <style:style style:name="P333"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paragraph-rsid="00646be8"/>
    </style:style>
    <style:style style:name="P334"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rsid="005554e0" officeooo:paragraph-rsid="005554e0"/>
    </style:style>
    <style:style style:name="P335"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rsid="0059f822" officeooo:paragraph-rsid="0059f822"/>
    </style:style>
    <style:style style:name="P336"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rsid="005ecc66" officeooo:paragraph-rsid="005ecc66"/>
    </style:style>
    <style:style style:name="P337"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rsid="006157dd" officeooo:paragraph-rsid="006157dd"/>
    </style:style>
    <style:style style:name="P338"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text-properties style:font-name="Arial1" fo:font-size="11pt" officeooo:rsid="00696b2d" officeooo:paragraph-rsid="00696b2d"/>
    </style:style>
    <style:style style:name="P339" style:family="paragraph" style:parent-style-name="Text_20_body">
      <style:paragraph-properties fo:margin-left="1.251cm" fo:margin-right="0cm" fo:margin-top="0cm" fo:margin-bottom="0cm" loext:contextual-spacing="false" fo:line-height="100%" fo:text-align="start" style:justify-single-word="false" fo:text-indent="0cm" style:auto-text-indent="false"/>
    </style:style>
    <style:style style:name="P340" style:family="paragraph" style:parent-style-name="Text_20_body" style:list-style-name="L34">
      <style:paragraph-properties fo:margin-top="0.101cm" fo:margin-bottom="0.101cm" loext:contextual-spacing="false" fo:line-height="100%" fo:text-align="start" style:justify-single-word="false"/>
      <style:text-properties officeooo:rsid="00604b16" officeooo:paragraph-rsid="00604b16"/>
    </style:style>
    <style:style style:name="P341" style:family="paragraph" style:parent-style-name="Text_20_body" style:list-style-name="L34">
      <style:paragraph-properties fo:margin-top="0.101cm" fo:margin-bottom="0.101cm" loext:contextual-spacing="false" fo:line-height="100%" fo:text-align="start" style:justify-single-word="false"/>
      <style:text-properties officeooo:rsid="0060d3e4" officeooo:paragraph-rsid="0060d3e4"/>
    </style:style>
    <style:style style:name="P342" style:family="paragraph" style:parent-style-name="Text_20_body" style:list-style-name="L34">
      <style:paragraph-properties fo:margin-top="0.101cm" fo:margin-bottom="0.101cm" loext:contextual-spacing="false" fo:line-height="100%" fo:text-align="start" style:justify-single-word="false"/>
      <style:text-properties officeooo:paragraph-rsid="005ecc66"/>
    </style:style>
    <style:style style:name="P343" style:family="paragraph" style:parent-style-name="Text_20_body" style:list-style-name="L34">
      <style:paragraph-properties fo:margin-top="0.101cm" fo:margin-bottom="0.101cm" loext:contextual-spacing="false" fo:line-height="100%" fo:text-align="start" style:justify-single-word="false"/>
      <style:text-properties officeooo:rsid="005ecc66" officeooo:paragraph-rsid="005ecc66"/>
    </style:style>
    <style:style style:name="P344" style:family="paragraph" style:parent-style-name="Text_20_body" style:list-style-name="L36">
      <style:paragraph-properties fo:margin-top="0.101cm" fo:margin-bottom="0.101cm" loext:contextual-spacing="false" fo:line-height="100%" fo:text-align="start" style:justify-single-word="false"/>
      <style:text-properties officeooo:rsid="006157dd" officeooo:paragraph-rsid="006157dd"/>
    </style:style>
    <style:style style:name="P345" style:family="paragraph" style:parent-style-name="Text_20_body" style:list-style-name="L36">
      <style:paragraph-properties fo:margin-top="0.101cm" fo:margin-bottom="0.101cm" loext:contextual-spacing="false" fo:line-height="100%" fo:text-align="start" style:justify-single-word="false"/>
      <style:text-properties officeooo:rsid="0062e140" officeooo:paragraph-rsid="0062e140"/>
    </style:style>
    <style:style style:name="P346" style:family="paragraph" style:parent-style-name="Text_20_body" style:list-style-name="L39">
      <style:paragraph-properties fo:margin-top="0.101cm" fo:margin-bottom="0.101cm" loext:contextual-spacing="false" fo:line-height="100%" fo:text-align="start" style:justify-single-word="false"/>
      <style:text-properties officeooo:rsid="00646be8" officeooo:paragraph-rsid="00646be8"/>
    </style:style>
    <style:style style:name="P347" style:family="paragraph" style:parent-style-name="Text_20_body" style:list-style-name="L42">
      <style:paragraph-properties fo:margin-top="0.101cm" fo:margin-bottom="0.101cm" loext:contextual-spacing="false" fo:line-height="100%" fo:text-align="start" style:justify-single-word="false"/>
      <style:text-properties officeooo:rsid="0064cb5a" officeooo:paragraph-rsid="0064cb5a"/>
    </style:style>
    <style:style style:name="P348" style:family="paragraph" style:parent-style-name="Text_20_body" style:list-style-name="L42">
      <style:paragraph-properties fo:margin-top="0.101cm" fo:margin-bottom="0.101cm" loext:contextual-spacing="false" fo:line-height="100%" fo:text-align="start" style:justify-single-word="false"/>
      <style:text-properties officeooo:rsid="006581a4" officeooo:paragraph-rsid="006581a4"/>
    </style:style>
    <style:style style:name="P349" style:family="paragraph" style:parent-style-name="Text_20_body" style:list-style-name="L42">
      <style:paragraph-properties fo:margin-top="0.101cm" fo:margin-bottom="0.101cm" loext:contextual-spacing="false" fo:line-height="100%" fo:text-align="start" style:justify-single-word="false"/>
      <style:text-properties officeooo:rsid="00677664" officeooo:paragraph-rsid="00677664"/>
    </style:style>
    <style:style style:name="P350" style:family="paragraph" style:parent-style-name="Text_20_body" style:list-style-name="L44">
      <style:paragraph-properties fo:margin-top="0.101cm" fo:margin-bottom="0.101cm" loext:contextual-spacing="false" fo:line-height="100%" fo:text-align="start" style:justify-single-word="false"/>
      <style:text-properties officeooo:rsid="00691409" officeooo:paragraph-rsid="00691409"/>
    </style:style>
    <style:style style:name="P351" style:family="paragraph" style:parent-style-name="Heading_20_4">
      <style:text-properties officeooo:paragraph-rsid="0016d35c"/>
    </style:style>
    <style:style style:name="P352" style:family="paragraph" style:parent-style-name="Heading_20_4">
      <style:text-properties officeooo:paragraph-rsid="0019e5bb"/>
    </style:style>
    <style:style style:name="P353" style:family="paragraph" style:parent-style-name="Heading_20_4">
      <style:text-properties officeooo:rsid="0019e5bb" officeooo:paragraph-rsid="0019e5bb"/>
    </style:style>
    <style:style style:name="P354" style:family="paragraph" style:parent-style-name="Heading_20_4">
      <style:text-properties officeooo:rsid="0019e5bb" officeooo:paragraph-rsid="0021b4e2"/>
    </style:style>
    <style:style style:name="P355" style:family="paragraph" style:parent-style-name="Heading_20_4">
      <style:text-properties officeooo:rsid="0019e5bb" officeooo:paragraph-rsid="00269347"/>
    </style:style>
    <style:style style:name="P356" style:family="paragraph" style:parent-style-name="Heading_20_4">
      <style:text-properties officeooo:rsid="0019e5bb" officeooo:paragraph-rsid="0028f04e"/>
    </style:style>
    <style:style style:name="P357" style:family="paragraph" style:parent-style-name="Heading_20_4">
      <style:text-properties officeooo:rsid="0019e5bb" officeooo:paragraph-rsid="002d635f"/>
    </style:style>
    <style:style style:name="P358" style:family="paragraph" style:parent-style-name="Heading_20_4">
      <style:text-properties officeooo:rsid="0019e5bb" officeooo:paragraph-rsid="0032e252"/>
    </style:style>
    <style:style style:name="P359" style:family="paragraph" style:parent-style-name="Heading_20_4">
      <style:text-properties officeooo:paragraph-rsid="0021b4e2"/>
    </style:style>
    <style:style style:name="P360" style:family="paragraph" style:parent-style-name="Heading_20_4">
      <style:text-properties officeooo:paragraph-rsid="00269347"/>
    </style:style>
    <style:style style:name="P361" style:family="paragraph" style:parent-style-name="Heading_20_4">
      <style:text-properties officeooo:rsid="00269347" officeooo:paragraph-rsid="00269347"/>
    </style:style>
    <style:style style:name="P362" style:family="paragraph" style:parent-style-name="Heading_20_4">
      <style:text-properties officeooo:paragraph-rsid="0028f04e"/>
    </style:style>
    <style:style style:name="P363" style:family="paragraph" style:parent-style-name="Heading_20_4">
      <style:text-properties officeooo:paragraph-rsid="002a9eee"/>
    </style:style>
    <style:style style:name="P364" style:family="paragraph" style:parent-style-name="Heading_20_4">
      <style:text-properties officeooo:paragraph-rsid="002b5a60"/>
    </style:style>
    <style:style style:name="P365" style:family="paragraph" style:parent-style-name="Heading_20_4">
      <style:text-properties officeooo:rsid="00331598" officeooo:paragraph-rsid="00331598"/>
    </style:style>
    <style:style style:name="P366" style:family="paragraph" style:parent-style-name="Heading_20_4">
      <style:text-properties officeooo:paragraph-rsid="00331598"/>
    </style:style>
    <style:style style:name="P367" style:family="paragraph" style:parent-style-name="Heading_20_4">
      <style:text-properties officeooo:paragraph-rsid="002d635f"/>
    </style:style>
    <style:style style:name="P368" style:family="paragraph" style:parent-style-name="Heading_20_4">
      <style:text-properties officeooo:paragraph-rsid="0032e252"/>
    </style:style>
    <style:style style:name="P369" style:family="paragraph" style:parent-style-name="Heading_20_4">
      <style:text-properties officeooo:paragraph-rsid="00337f66"/>
    </style:style>
    <style:style style:name="P370" style:family="paragraph" style:parent-style-name="Heading_20_4">
      <style:text-properties officeooo:paragraph-rsid="003d5ffe"/>
    </style:style>
    <style:style style:name="P371" style:family="paragraph" style:parent-style-name="Heading_20_4">
      <style:text-properties officeooo:paragraph-rsid="003f36ad"/>
    </style:style>
    <style:style style:name="P372" style:family="paragraph" style:parent-style-name="Heading_20_4">
      <style:text-properties officeooo:rsid="003d5ffe" officeooo:paragraph-rsid="003f36ad"/>
    </style:style>
    <style:style style:name="P373" style:family="paragraph" style:parent-style-name="Heading_20_4">
      <style:text-properties officeooo:paragraph-rsid="0040ff89"/>
    </style:style>
    <style:style style:name="P374" style:family="paragraph" style:parent-style-name="Heading_20_4">
      <style:text-properties officeooo:paragraph-rsid="00445751"/>
    </style:style>
    <style:style style:name="P375" style:family="paragraph" style:parent-style-name="Heading_20_4">
      <style:text-properties officeooo:paragraph-rsid="004555a3"/>
    </style:style>
    <style:style style:name="P376" style:family="paragraph" style:parent-style-name="Heading_20_4">
      <style:text-properties officeooo:paragraph-rsid="00468c24"/>
    </style:style>
    <style:style style:name="P377" style:family="paragraph" style:parent-style-name="Heading_20_4">
      <style:text-properties officeooo:paragraph-rsid="004a2bc0"/>
    </style:style>
    <style:style style:name="P378" style:family="paragraph" style:parent-style-name="Heading_20_4">
      <style:text-properties officeooo:rsid="004a2bc0" officeooo:paragraph-rsid="004a2bc0"/>
    </style:style>
    <style:style style:name="P379" style:family="paragraph" style:parent-style-name="Heading_20_4">
      <style:text-properties officeooo:paragraph-rsid="004be381"/>
    </style:style>
    <style:style style:name="P380" style:family="paragraph" style:parent-style-name="Heading_20_4">
      <style:text-properties officeooo:rsid="004be381" officeooo:paragraph-rsid="004be381"/>
    </style:style>
    <style:style style:name="P381" style:family="paragraph" style:parent-style-name="Heading_20_4">
      <style:text-properties officeooo:paragraph-rsid="004dd366"/>
    </style:style>
    <style:style style:name="P382" style:family="paragraph" style:parent-style-name="Heading_20_4">
      <style:text-properties officeooo:paragraph-rsid="004f5f0e"/>
    </style:style>
    <style:style style:name="P383" style:family="paragraph" style:parent-style-name="Heading_20_4">
      <style:text-properties officeooo:paragraph-rsid="00513311"/>
    </style:style>
    <style:style style:name="P384" style:family="paragraph" style:parent-style-name="Heading_20_4">
      <style:text-properties officeooo:paragraph-rsid="005554e0"/>
    </style:style>
    <style:style style:name="P385" style:family="paragraph" style:parent-style-name="Heading_20_4">
      <style:text-properties officeooo:paragraph-rsid="00571597"/>
    </style:style>
    <style:style style:name="P386" style:family="paragraph" style:parent-style-name="Heading_20_4">
      <style:text-properties officeooo:paragraph-rsid="0059f822"/>
    </style:style>
    <style:style style:name="P387" style:family="paragraph" style:parent-style-name="Heading_20_4">
      <style:text-properties officeooo:paragraph-rsid="005ecc66"/>
    </style:style>
    <style:style style:name="P388" style:family="paragraph" style:parent-style-name="Heading_20_4">
      <style:text-properties officeooo:paragraph-rsid="00604b16"/>
    </style:style>
    <style:style style:name="P389" style:family="paragraph" style:parent-style-name="Heading_20_4">
      <style:text-properties officeooo:paragraph-rsid="0060d3e4"/>
    </style:style>
    <style:style style:name="P390" style:family="paragraph" style:parent-style-name="Heading_20_4">
      <style:text-properties officeooo:paragraph-rsid="006157dd"/>
    </style:style>
    <style:style style:name="P391" style:family="paragraph" style:parent-style-name="Heading_20_4">
      <style:text-properties officeooo:paragraph-rsid="0062e140"/>
    </style:style>
    <style:style style:name="P392" style:family="paragraph" style:parent-style-name="Heading_20_4">
      <style:text-properties officeooo:paragraph-rsid="00646be8"/>
    </style:style>
    <style:style style:name="P393" style:family="paragraph" style:parent-style-name="Heading_20_4">
      <style:text-properties officeooo:paragraph-rsid="00696b2d"/>
    </style:style>
    <style:style style:name="P394" style:family="paragraph" style:parent-style-name="Heading_20_2">
      <style:paragraph-properties fo:margin-left="0cm" fo:margin-right="0cm" fo:text-align="start" style:justify-single-word="false" fo:text-indent="0cm" style:auto-text-indent="false" fo:break-before="page"/>
      <style:text-properties officeooo:paragraph-rsid="0016d35c"/>
    </style:style>
    <style:style style:name="P395" style:family="paragraph" style:parent-style-name="Heading_20_2">
      <style:paragraph-properties fo:margin-left="0cm" fo:margin-right="0cm" fo:text-align="start" style:justify-single-word="false" fo:text-indent="0cm" style:auto-text-indent="false" fo:break-before="page"/>
      <style:text-properties officeooo:paragraph-rsid="0019e5bb"/>
    </style:style>
    <style:style style:name="P396" style:family="paragraph" style:parent-style-name="Heading_20_2">
      <style:paragraph-properties fo:margin-left="0cm" fo:margin-right="0cm" fo:text-align="start" style:justify-single-word="false" fo:text-indent="0cm" style:auto-text-indent="false" fo:break-before="page"/>
      <style:text-properties officeooo:paragraph-rsid="0021b4e2"/>
    </style:style>
    <style:style style:name="P397" style:family="paragraph" style:parent-style-name="Heading_20_2">
      <style:paragraph-properties fo:margin-left="0cm" fo:margin-right="0cm" fo:text-align="start" style:justify-single-word="false" fo:text-indent="0cm" style:auto-text-indent="false" fo:break-before="page"/>
      <style:text-properties officeooo:paragraph-rsid="00269347"/>
    </style:style>
    <style:style style:name="P398" style:family="paragraph" style:parent-style-name="Heading_20_2">
      <style:paragraph-properties fo:margin-left="0cm" fo:margin-right="0cm" fo:text-align="start" style:justify-single-word="false" fo:text-indent="0cm" style:auto-text-indent="false" fo:break-before="page"/>
      <style:text-properties officeooo:paragraph-rsid="0028f04e"/>
    </style:style>
    <style:style style:name="P399" style:family="paragraph" style:parent-style-name="Heading_20_2">
      <style:paragraph-properties fo:margin-left="0cm" fo:margin-right="0cm" fo:text-align="start" style:justify-single-word="false" fo:text-indent="0cm" style:auto-text-indent="false" fo:break-before="page"/>
      <style:text-properties officeooo:paragraph-rsid="002a9eee"/>
    </style:style>
    <style:style style:name="P400" style:family="paragraph" style:parent-style-name="Heading_20_2">
      <style:paragraph-properties fo:margin-left="0cm" fo:margin-right="0cm" fo:text-align="start" style:justify-single-word="false" fo:text-indent="0cm" style:auto-text-indent="false" fo:break-before="page"/>
      <style:text-properties officeooo:paragraph-rsid="002b5a60"/>
    </style:style>
    <style:style style:name="P401" style:family="paragraph" style:parent-style-name="Heading_20_2">
      <style:paragraph-properties fo:margin-left="0cm" fo:margin-right="0cm" fo:text-align="start" style:justify-single-word="false" fo:text-indent="0cm" style:auto-text-indent="false" fo:break-before="page"/>
      <style:text-properties officeooo:paragraph-rsid="002d635f"/>
    </style:style>
    <style:style style:name="P402" style:family="paragraph" style:parent-style-name="Heading_20_2">
      <style:paragraph-properties fo:margin-left="0cm" fo:margin-right="0cm" fo:text-align="start" style:justify-single-word="false" fo:text-indent="0cm" style:auto-text-indent="false" fo:break-before="page"/>
      <style:text-properties officeooo:paragraph-rsid="0032e252"/>
    </style:style>
    <style:style style:name="P403" style:family="paragraph" style:parent-style-name="Heading_20_2">
      <style:paragraph-properties fo:margin-left="0cm" fo:margin-right="0cm" fo:text-align="start" style:justify-single-word="false" fo:text-indent="0cm" style:auto-text-indent="false" fo:break-before="page"/>
      <style:text-properties officeooo:paragraph-rsid="00337f66"/>
    </style:style>
    <style:style style:name="P404" style:family="paragraph" style:parent-style-name="Heading_20_2">
      <style:paragraph-properties fo:margin-left="0cm" fo:margin-right="0cm" fo:text-align="start" style:justify-single-word="false" fo:text-indent="0cm" style:auto-text-indent="false" fo:break-before="page"/>
      <style:text-properties officeooo:paragraph-rsid="003d5ffe"/>
    </style:style>
    <style:style style:name="P405" style:family="paragraph" style:parent-style-name="Heading_20_2">
      <style:paragraph-properties fo:margin-left="0cm" fo:margin-right="0cm" fo:text-align="start" style:justify-single-word="false" fo:text-indent="0cm" style:auto-text-indent="false" fo:break-before="page"/>
      <style:text-properties officeooo:paragraph-rsid="0040ff89"/>
    </style:style>
    <style:style style:name="P406" style:family="paragraph" style:parent-style-name="Heading_20_2">
      <style:paragraph-properties fo:margin-left="0cm" fo:margin-right="0cm" fo:text-align="start" style:justify-single-word="false" fo:text-indent="0cm" style:auto-text-indent="false" fo:break-before="page"/>
      <style:text-properties officeooo:paragraph-rsid="00445751"/>
    </style:style>
    <style:style style:name="P407" style:family="paragraph" style:parent-style-name="Heading_20_2">
      <style:paragraph-properties fo:margin-left="0cm" fo:margin-right="0cm" fo:text-align="start" style:justify-single-word="false" fo:text-indent="0cm" style:auto-text-indent="false" fo:break-before="page"/>
      <style:text-properties officeooo:paragraph-rsid="00468c24"/>
    </style:style>
    <style:style style:name="P408" style:family="paragraph" style:parent-style-name="Heading_20_2">
      <style:paragraph-properties fo:margin-left="0cm" fo:margin-right="0cm" fo:text-align="start" style:justify-single-word="false" fo:text-indent="0cm" style:auto-text-indent="false" fo:break-before="page"/>
      <style:text-properties officeooo:paragraph-rsid="004be381"/>
    </style:style>
    <style:style style:name="P409" style:family="paragraph" style:parent-style-name="Heading_20_2">
      <style:paragraph-properties fo:margin-left="0cm" fo:margin-right="0cm" fo:text-align="start" style:justify-single-word="false" fo:text-indent="0cm" style:auto-text-indent="false" fo:break-before="page"/>
      <style:text-properties officeooo:paragraph-rsid="004dd366"/>
    </style:style>
    <style:style style:name="P410" style:family="paragraph" style:parent-style-name="Heading_20_2">
      <style:paragraph-properties fo:margin-left="0cm" fo:margin-right="0cm" fo:text-align="start" style:justify-single-word="false" fo:text-indent="0cm" style:auto-text-indent="false" fo:break-before="page"/>
      <style:text-properties officeooo:paragraph-rsid="00513311"/>
    </style:style>
    <style:style style:name="P411" style:family="paragraph" style:parent-style-name="Heading_20_2">
      <style:paragraph-properties fo:margin-left="0cm" fo:margin-right="0cm" fo:text-align="start" style:justify-single-word="false" fo:text-indent="0cm" style:auto-text-indent="false" fo:break-before="page"/>
      <style:text-properties style:font-name="Arial2" fo:font-size="11pt" officeooo:rsid="00388caf" officeooo:paragraph-rsid="00513311" style:font-size-asian="11pt" style:font-size-complex="11pt"/>
    </style:style>
    <style:style style:name="P412" style:family="paragraph" style:parent-style-name="Heading_20_2">
      <style:paragraph-properties fo:margin-left="0cm" fo:margin-right="0cm" fo:text-align="start" style:justify-single-word="false" fo:text-indent="0cm" style:auto-text-indent="false"/>
      <style:text-properties style:font-name="Arial2" fo:font-size="11pt" officeooo:rsid="00388caf" officeooo:paragraph-rsid="00513311" style:font-size-asian="11pt" style:font-size-complex="11pt"/>
    </style:style>
    <style:style style:name="P413" style:family="paragraph" style:parent-style-name="Heading_20_2">
      <style:paragraph-properties fo:margin-top="0cm" fo:margin-bottom="0cm" loext:contextual-spacing="false" fo:line-height="100%"/>
    </style:style>
    <style:style style:name="P414" style:family="paragraph" style:parent-style-name="Heading_20_2">
      <style:paragraph-properties fo:margin-top="0cm" fo:margin-bottom="0cm" loext:contextual-spacing="false" fo:line-height="100%" fo:break-before="page"/>
    </style:style>
    <style:style style:name="P415" style:family="paragraph" style:parent-style-name="Heading_20_3">
      <style:text-properties officeooo:paragraph-rsid="0016d35c"/>
    </style:style>
    <style:style style:name="P416" style:family="paragraph" style:parent-style-name="Heading_20_3">
      <style:text-properties style:font-name="Arial2" fo:font-size="11pt" officeooo:rsid="001501dd" officeooo:paragraph-rsid="0016d35c" style:font-size-asian="11pt" style:font-size-complex="11pt"/>
    </style:style>
    <style:style style:name="P417" style:family="paragraph" style:parent-style-name="Heading_20_3">
      <style:text-properties officeooo:paragraph-rsid="0019e5bb"/>
    </style:style>
    <style:style style:name="P418" style:family="paragraph" style:parent-style-name="Heading_20_3">
      <style:text-properties officeooo:paragraph-rsid="0021b4e2"/>
    </style:style>
    <style:style style:name="P419" style:family="paragraph" style:parent-style-name="Heading_20_3">
      <style:text-properties officeooo:paragraph-rsid="00269347"/>
    </style:style>
    <style:style style:name="P420" style:family="paragraph" style:parent-style-name="Heading_20_3">
      <style:text-properties officeooo:paragraph-rsid="0028f04e"/>
    </style:style>
    <style:style style:name="P421" style:family="paragraph" style:parent-style-name="Heading_20_3">
      <style:text-properties officeooo:paragraph-rsid="002a9eee"/>
    </style:style>
    <style:style style:name="P422" style:family="paragraph" style:parent-style-name="Heading_20_3">
      <style:text-properties officeooo:paragraph-rsid="002b5a60"/>
    </style:style>
    <style:style style:name="P423" style:family="paragraph" style:parent-style-name="Heading_20_3">
      <style:text-properties officeooo:paragraph-rsid="002d635f"/>
    </style:style>
    <style:style style:name="P424" style:family="paragraph" style:parent-style-name="Heading_20_3">
      <style:text-properties officeooo:paragraph-rsid="0032e252"/>
    </style:style>
    <style:style style:name="P425" style:family="paragraph" style:parent-style-name="Heading_20_3">
      <style:text-properties officeooo:paragraph-rsid="00337f66"/>
    </style:style>
    <style:style style:name="P426" style:family="paragraph" style:parent-style-name="Heading_20_3">
      <style:text-properties officeooo:paragraph-rsid="003d5ffe"/>
    </style:style>
    <style:style style:name="P427" style:family="paragraph" style:parent-style-name="Heading_20_3">
      <style:text-properties officeooo:paragraph-rsid="0040ff89"/>
    </style:style>
    <style:style style:name="P428" style:family="paragraph" style:parent-style-name="Heading_20_3">
      <style:text-properties officeooo:paragraph-rsid="00445751"/>
    </style:style>
    <style:style style:name="P429" style:family="paragraph" style:parent-style-name="Heading_20_3">
      <style:text-properties officeooo:paragraph-rsid="00468c24"/>
    </style:style>
    <style:style style:name="P430" style:family="paragraph" style:parent-style-name="Heading_20_3">
      <style:text-properties officeooo:paragraph-rsid="004be381"/>
    </style:style>
    <style:style style:name="P431" style:family="paragraph" style:parent-style-name="Heading_20_3">
      <style:text-properties officeooo:paragraph-rsid="004dd366"/>
    </style:style>
    <style:style style:name="P432" style:family="paragraph" style:parent-style-name="Heading_20_3">
      <style:text-properties officeooo:paragraph-rsid="00513311"/>
    </style:style>
    <style:style style:name="P433" style:family="paragraph" style:parent-style-name="Párrafo_20_de_20_lista">
      <style:paragraph-properties fo:margin-left="0cm" fo:margin-right="0cm" fo:margin-top="0cm" fo:margin-bottom="0cm" loext:contextual-spacing="true" fo:line-height="100%" fo:text-align="justify" style:justify-single-word="false" fo:text-indent="0cm" style:auto-text-indent="false"/>
      <style:text-properties style:font-name="Arial2" fo:font-size="11pt" officeooo:paragraph-rsid="005b2bbc" style:font-size-asian="11pt" style:font-name-complex="Arial2" style:font-size-complex="11pt"/>
    </style:style>
    <style:style style:name="P434" style:family="paragraph" style:parent-style-name="Footnote">
      <style:paragraph-properties fo:text-align="justify" style:justify-single-word="false"/>
      <style:text-properties style:font-name="Times New Roman" fo:font-size="11pt" style:text-underline-style="none" fo:font-weight="normal" officeooo:paragraph-rsid="003f36ad" style:font-size-asian="11pt" style:font-weight-asian="normal" style:font-name-complex="Times New Roman" style:font-size-complex="11pt" style:font-style-complex="italic" style:font-weight-complex="normal"/>
    </style:style>
    <style:style style:name="P435" style:family="paragraph" style:parent-style-name="Footnote" style:list-style-name="WW8Num3">
      <style:paragraph-properties fo:text-align="justify" style:justify-single-word="false"/>
      <style:text-properties fo:font-size="11pt" fo:font-weight="bold" officeooo:paragraph-rsid="003f36ad" style:font-size-asian="11pt" style:font-weight-asian="bold" style:font-size-complex="11pt"/>
    </style:style>
    <style:style style:name="P436" style:family="paragraph" style:parent-style-name="Footnote">
      <style:paragraph-properties fo:text-align="center" style:justify-single-word="false"/>
      <style:text-properties style:font-name="Arial2" fo:font-size="3pt" fo:font-weight="bold" officeooo:paragraph-rsid="003f36ad" style:font-size-asian="3pt" style:font-weight-asian="bold" style:font-name-complex="Arial2" style:font-size-complex="3pt"/>
    </style:style>
    <style:style style:name="P437" style:family="paragraph" style:parent-style-name="Footnote">
      <style:paragraph-properties fo:text-align="center" style:justify-single-word="false" style:snap-to-layout-grid="false"/>
      <style:text-properties style:font-name="Arial2" fo:font-size="11pt" officeooo:paragraph-rsid="005b2bbc" style:font-size-asian="11pt" style:font-name-complex="Arial2" style:font-size-complex="11pt"/>
    </style:style>
    <style:style style:name="P438" style:family="paragraph" style:parent-style-name="Footnote">
      <style:paragraph-properties fo:text-align="center" style:justify-single-word="false"/>
      <style:text-properties style:font-name="Arial2" fo:font-size="11pt" officeooo:paragraph-rsid="005b2bbc" style:font-size-asian="11pt" style:font-name-complex="Arial2" style:font-size-complex="11pt"/>
    </style:style>
    <style:style style:name="P439" style:family="paragraph" style:parent-style-name="Footnote">
      <style:paragraph-properties fo:text-align="justify" style:justify-single-word="false"/>
      <style:text-properties style:font-name="Arial2" fo:font-size="11pt" officeooo:paragraph-rsid="005b2bbc" style:font-size-asian="11pt" style:font-name-complex="Arial2" style:font-size-complex="11pt"/>
    </style:style>
    <style:style style:name="P440" style:family="paragraph" style:parent-style-name="Footnote">
      <style:paragraph-properties fo:text-align="justify" style:justify-single-word="false"/>
      <style:text-properties style:font-name="Arial2" fo:font-size="11pt" officeooo:paragraph-rsid="005b2bbc" style:font-size-asian="11pt" style:font-name-complex="Arial2" style:font-size-complex="11pt" style:font-style-complex="italic"/>
    </style:style>
    <style:style style:name="P441" style:family="paragraph" style:parent-style-name="Footnote">
      <style:paragraph-properties fo:text-align="center" style:justify-single-word="false"/>
      <style:text-properties style:font-name="Arial2" fo:font-size="11pt" fo:font-weight="bold" officeooo:paragraph-rsid="005b2bbc" style:font-size-asian="11pt" style:font-weight-asian="bold" style:font-name-complex="Arial2" style:font-size-complex="11pt"/>
    </style:style>
    <style:style style:name="P442" style:family="paragraph" style:parent-style-name="Footnote">
      <style:paragraph-properties fo:text-align="justify" style:justify-single-word="false" style:snap-to-layout-grid="false"/>
      <style:text-properties style:font-name="Arial2" fo:font-size="11pt" fo:font-weight="bold" officeooo:paragraph-rsid="005b2bbc" style:font-size-asian="11pt" style:font-weight-asian="bold" style:font-name-complex="Arial2" style:font-size-complex="11pt"/>
    </style:style>
    <style:style style:name="P443" style:family="paragraph" style:parent-style-name="Footnote" style:list-style-name="WW8Num4">
      <style:paragraph-properties fo:text-align="justify" style:justify-single-word="false" fo:hyphenation-ladder-count="no-limit"/>
      <style:text-properties style:font-name="Arial2" fo:font-size="11pt" fo:font-weight="bold" officeooo:paragraph-rsid="005b2bbc" style:font-size-asian="11pt" style:font-weight-asian="bold" style:font-name-complex="Arial2" style:font-size-complex="11pt" fo:hyphenate="true" fo:hyphenation-remain-char-count="2" fo:hyphenation-push-char-count="2"/>
    </style:style>
    <style:style style:name="P444" style:family="paragraph" style:parent-style-name="Footnote">
      <style:paragraph-properties fo:text-align="justify" style:justify-single-word="false" fo:hyphenation-ladder-count="no-limit"/>
      <style:text-properties style:font-name="Arial2" fo:font-size="11pt" fo:font-weight="bold" officeooo:paragraph-rsid="005b2bbc" style:font-size-asian="11pt" style:font-weight-asian="bold" style:font-name-complex="Arial2" style:font-size-complex="11pt" fo:hyphenate="true" fo:hyphenation-remain-char-count="2" fo:hyphenation-push-char-count="2"/>
    </style:style>
    <style:style style:name="P445" style:family="paragraph" style:parent-style-name="Footnote">
      <style:paragraph-properties fo:text-align="justify" style:justify-single-word="false"/>
      <style:text-properties style:font-name="Arial2" fo:font-size="11pt" fo:font-weight="bold" officeooo:paragraph-rsid="005b2bbc" style:font-size-asian="11pt" style:font-weight-asian="bold" style:font-name-complex="Arial2" style:font-size-complex="11pt"/>
    </style:style>
    <style:style style:name="P446" style:family="paragraph" style:parent-style-name="Footnote">
      <style:paragraph-properties fo:text-align="justify" style:justify-single-word="false"/>
      <style:text-properties style:font-name="Arial2" fo:font-size="11pt" fo:font-weight="bold" officeooo:paragraph-rsid="005b2bbc" style:font-size-asian="11pt" style:font-weight-asian="bold" style:font-name-complex="Arial2" style:font-size-complex="11pt" style:font-style-complex="italic"/>
    </style:style>
    <style:style style:name="P447" style:family="paragraph" style:parent-style-name="Footnote">
      <style:paragraph-properties fo:text-align="justify" style:justify-single-word="false"/>
      <style:text-properties officeooo:paragraph-rsid="005b2bbc"/>
    </style:style>
    <style:style style:name="P448" style:family="paragraph" style:parent-style-name="Footnote" style:list-style-name="L27">
      <style:paragraph-properties fo:text-align="justify" style:justify-single-word="false"/>
      <style:text-properties officeooo:paragraph-rsid="005b2bbc"/>
    </style:style>
    <style:style style:name="P449" style:family="paragraph" style:parent-style-name="Footnote">
      <style:paragraph-properties fo:margin-top="0cm" fo:margin-bottom="0cm" loext:contextual-spacing="true" fo:text-align="justify" style:justify-single-word="false"/>
      <style:text-properties officeooo:paragraph-rsid="005b2bbc"/>
    </style:style>
    <style:style style:name="P450" style:family="paragraph" style:parent-style-name="Footnote">
      <style:paragraph-properties fo:margin-top="0cm" fo:margin-bottom="0cm" loext:contextual-spacing="true" fo:text-align="justify" style:justify-single-word="false"/>
      <style:text-properties style:font-name="Arial2" fo:font-size="11pt" officeooo:paragraph-rsid="005b2bbc" style:font-size-asian="11pt" style:font-name-complex="Arial2" style:font-size-complex="11pt"/>
    </style:style>
    <style:style style:name="P451" style:family="paragraph" style:parent-style-name="Footnote">
      <style:paragraph-properties fo:margin-top="0cm" fo:margin-bottom="0cm" loext:contextual-spacing="true" fo:text-align="justify" style:justify-single-word="false"/>
      <style:text-properties style:font-name="Arial2" fo:font-size="11pt" officeooo:paragraph-rsid="005b2bbc" style:font-size-asian="11pt" style:font-name-complex="Arial2" style:font-size-complex="11pt" style:font-style-complex="italic"/>
    </style:style>
    <style:style style:name="P452" style:family="paragraph" style:parent-style-name="Footnote">
      <style:paragraph-properties fo:margin-left="0cm" fo:margin-right="0cm" fo:text-align="justify" style:justify-single-word="false" fo:text-indent="2.858cm" style:auto-text-indent="false"/>
      <style:text-properties style:font-name="Arial2" fo:font-size="11pt" fo:font-weight="bold" officeooo:paragraph-rsid="005b2bbc" style:font-size-asian="11pt" style:font-weight-asian="bold" style:font-name-complex="Arial2" style:font-size-complex="11pt"/>
    </style:style>
    <style:style style:name="P453" style:family="paragraph">
      <loext:graphic-properties draw:fill="solid" draw:fill-color="#000000"/>
      <style:paragraph-properties fo:text-align="center"/>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style:font-size-asian="9pt" style:font-size-complex="9pt"/>
    </style:style>
    <style:style style:name="T3" style:family="text">
      <style:text-properties fo:color="#4c4c4c"/>
    </style:style>
    <style:style style:name="T4" style:family="text">
      <style:text-properties fo:color="#4c4c4c" style:font-name="Verdana" fo:font-weight="bold" style:font-weight-asian="bold" style:font-weight-complex="bold"/>
    </style:style>
    <style:style style:name="T5" style:family="text">
      <style:text-properties style:font-name="Verdana" fo:font-weight="bold"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7a6ab9" style:font-weight-asian="bold" style:font-weight-complex="bold"/>
    </style:style>
    <style:style style:name="T9" style:family="text">
      <style:text-properties fo:font-weight="bold" style:font-weight-asian="bold" style:font-style-complex="italic"/>
    </style:style>
    <style:style style:name="T10" style:family="text">
      <style:text-properties style:font-name="Arial2"/>
    </style:style>
    <style:style style:name="T11" style:family="text">
      <style:text-properties style:font-name="Arial2" fo:font-size="11pt" officeooo:rsid="001501dd" style:font-size-asian="11pt" style:font-size-complex="11pt"/>
    </style:style>
    <style:style style:name="T12" style:family="text">
      <style:text-properties style:font-name="Arial2" fo:font-size="11pt" officeooo:rsid="00188604" style:font-size-asian="11pt" style:font-size-complex="11pt"/>
    </style:style>
    <style:style style:name="T13" style:family="text">
      <style:text-properties style:font-name="Arial2" fo:font-size="11pt" officeooo:rsid="0019e5bb" style:font-size-asian="11pt" style:font-size-complex="11pt"/>
    </style:style>
    <style:style style:name="T14" style:family="text">
      <style:text-properties style:font-name="Arial2" fo:font-size="11pt" officeooo:rsid="0021b4e2" style:font-size-asian="11pt" style:font-size-complex="11pt"/>
    </style:style>
    <style:style style:name="T15" style:family="text">
      <style:text-properties style:font-name="Arial2" fo:font-size="11pt" officeooo:rsid="00269347" style:font-size-asian="11pt" style:font-size-complex="11pt"/>
    </style:style>
    <style:style style:name="T16" style:family="text">
      <style:text-properties style:font-name="Arial2" fo:font-size="11pt" officeooo:rsid="0028f04e" style:font-size-asian="11pt" style:font-size-complex="11pt"/>
    </style:style>
    <style:style style:name="T17" style:family="text">
      <style:text-properties style:font-name="Arial2" fo:font-size="11pt" officeooo:rsid="002a9eee" style:font-size-asian="11pt" style:font-size-complex="11pt"/>
    </style:style>
    <style:style style:name="T18" style:family="text">
      <style:text-properties style:font-name="Arial2" fo:font-size="11pt" officeooo:rsid="002d635f" style:font-size-asian="11pt" style:font-size-complex="11pt"/>
    </style:style>
    <style:style style:name="T19" style:family="text">
      <style:text-properties style:font-name="Arial2" fo:font-size="11pt" officeooo:rsid="0032e252" style:font-size-asian="11pt" style:font-size-complex="11pt"/>
    </style:style>
    <style:style style:name="T20" style:family="text">
      <style:text-properties style:font-name="Arial2" fo:font-size="11pt" officeooo:rsid="00337f66" style:font-size-asian="11pt" style:font-size-complex="11pt"/>
    </style:style>
    <style:style style:name="T21" style:family="text">
      <style:text-properties style:font-name="Arial2" fo:font-size="11pt" officeooo:rsid="00353a3a" style:font-size-asian="11pt" style:font-size-complex="11pt"/>
    </style:style>
    <style:style style:name="T22" style:family="text">
      <style:text-properties style:font-name="Arial2" fo:font-size="11pt" officeooo:rsid="00388caf" style:font-size-asian="11pt" style:font-size-complex="11pt"/>
    </style:style>
    <style:style style:name="T23" style:family="text">
      <style:text-properties style:font-name="Arial2" fo:font-size="11pt" officeooo:rsid="00194c3c" style:font-size-asian="11pt" style:font-size-complex="11pt"/>
    </style:style>
    <style:style style:name="T24" style:family="text">
      <style:text-properties style:font-name="Arial2" fo:font-size="11pt" officeooo:rsid="003d5ffe" style:font-size-asian="11pt" style:font-size-complex="11pt"/>
    </style:style>
    <style:style style:name="T25" style:family="text">
      <style:text-properties style:font-name="Arial2" fo:font-size="11pt" officeooo:rsid="0040ff89" style:font-size-asian="11pt" style:font-size-complex="11pt"/>
    </style:style>
    <style:style style:name="T26" style:family="text">
      <style:text-properties style:font-name="Arial2" fo:font-size="11pt" officeooo:rsid="00445751" style:font-size-asian="11pt" style:font-size-complex="11pt"/>
    </style:style>
    <style:style style:name="T27" style:family="text">
      <style:text-properties style:font-name="Arial2" fo:font-size="11pt" officeooo:rsid="00483399" style:font-size-asian="11pt" style:font-size-complex="11pt"/>
    </style:style>
    <style:style style:name="T28" style:family="text">
      <style:text-properties style:font-name="Arial2" fo:font-size="11pt" officeooo:rsid="004be381" style:font-size-asian="11pt" style:font-size-complex="11pt"/>
    </style:style>
    <style:style style:name="T29" style:family="text">
      <style:text-properties style:font-name="Arial2" fo:font-size="11pt" officeooo:rsid="004dd366" style:font-size-asian="11pt" style:font-size-complex="11pt"/>
    </style:style>
    <style:style style:name="T30" style:family="text">
      <style:text-properties style:font-name="Arial2" fo:font-size="11pt" officeooo:rsid="00513311" style:font-size-asian="11pt" style:font-size-complex="11pt"/>
    </style:style>
    <style:style style:name="T31" style:family="text">
      <style:text-properties style:font-name="Arial2" officeooo:rsid="00188604"/>
    </style:style>
    <style:style style:name="T32" style:family="text">
      <style:text-properties style:font-name="Arial2" officeooo:rsid="0019e5bb"/>
    </style:style>
    <style:style style:name="T33" style:family="text">
      <style:text-properties style:font-name="Arial2" officeooo:rsid="0021b4e2"/>
    </style:style>
    <style:style style:name="T34" style:family="text">
      <style:text-properties style:font-name="Arial2" officeooo:rsid="00269347"/>
    </style:style>
    <style:style style:name="T35" style:family="text">
      <style:text-properties style:font-name="Arial2" officeooo:rsid="0028f04e"/>
    </style:style>
    <style:style style:name="T36" style:family="text">
      <style:text-properties style:font-name="Arial2" officeooo:rsid="002a9eee"/>
    </style:style>
    <style:style style:name="T37" style:family="text">
      <style:text-properties style:font-name="Arial2" officeooo:rsid="002b5a60"/>
    </style:style>
    <style:style style:name="T38" style:family="text">
      <style:text-properties style:font-name="Arial2" officeooo:rsid="002d635f"/>
    </style:style>
    <style:style style:name="T39" style:family="text">
      <style:text-properties style:font-name="Arial2" officeooo:rsid="0032e252"/>
    </style:style>
    <style:style style:name="T40" style:family="text">
      <style:text-properties style:font-name="Arial2" officeooo:rsid="00337f66"/>
    </style:style>
    <style:style style:name="T41" style:family="text">
      <style:text-properties style:font-name="Arial2" officeooo:rsid="00388caf"/>
    </style:style>
    <style:style style:name="T42" style:family="text">
      <style:text-properties style:font-name="Arial2" officeooo:rsid="00194c3c"/>
    </style:style>
    <style:style style:name="T43" style:family="text">
      <style:text-properties style:font-name="Arial2" officeooo:rsid="003d5ffe"/>
    </style:style>
    <style:style style:name="T44" style:family="text">
      <style:text-properties style:font-name="Arial2" officeooo:rsid="0040ff89"/>
    </style:style>
    <style:style style:name="T45" style:family="text">
      <style:text-properties style:font-name="Arial2" officeooo:rsid="00445751"/>
    </style:style>
    <style:style style:name="T46" style:family="text">
      <style:text-properties style:font-name="Arial2" officeooo:rsid="00468c24"/>
    </style:style>
    <style:style style:name="T47" style:family="text">
      <style:text-properties style:font-name="Arial2" officeooo:rsid="004be381"/>
    </style:style>
    <style:style style:name="T48" style:family="text">
      <style:text-properties style:font-name="Arial2" officeooo:rsid="004dd366"/>
    </style:style>
    <style:style style:name="T49" style:family="text">
      <style:text-properties style:font-name="Arial2" officeooo:rsid="00513311"/>
    </style:style>
    <style:style style:name="T50" style:family="text">
      <style:text-properties officeooo:rsid="0070096a"/>
    </style:style>
    <style:style style:name="T51" style:family="text">
      <style:text-properties officeooo:rsid="00188604"/>
    </style:style>
    <style:style style:name="T52" style:family="text">
      <style:text-properties officeooo:rsid="004d1942"/>
    </style:style>
    <style:style style:name="T53" style:family="text">
      <style:text-properties style:font-size-complex="10pt"/>
    </style:style>
    <style:style style:name="T54" style:family="text">
      <style:text-properties officeooo:rsid="004c8d78" style:font-size-complex="10pt"/>
    </style:style>
    <style:style style:name="T55" style:family="text">
      <style:text-properties officeooo:rsid="0019e5bb"/>
    </style:style>
    <style:style style:name="T56" style:family="text">
      <style:text-properties officeooo:rsid="001caedd"/>
    </style:style>
    <style:style style:name="T57" style:family="text">
      <style:text-properties officeooo:rsid="0021b0ad"/>
    </style:style>
    <style:style style:name="T58" style:family="text">
      <style:text-properties officeooo:rsid="0021b4e2"/>
    </style:style>
    <style:style style:name="T59" style:family="text">
      <style:text-properties officeooo:rsid="0022f512"/>
    </style:style>
    <style:style style:name="T60" style:family="text">
      <style:text-properties officeooo:rsid="0024a53b"/>
    </style:style>
    <style:style style:name="T61" style:family="text">
      <style:text-properties officeooo:rsid="00269347"/>
    </style:style>
    <style:style style:name="T62" style:family="text">
      <style:text-properties officeooo:rsid="002740db"/>
    </style:style>
    <style:style style:name="T63" style:family="text">
      <style:text-properties officeooo:rsid="0028f04e"/>
    </style:style>
    <style:style style:name="T64" style:family="text">
      <style:text-properties officeooo:rsid="002a9eee"/>
    </style:style>
    <style:style style:name="T65" style:family="text">
      <style:text-properties officeooo:rsid="002bc37f"/>
    </style:style>
    <style:style style:name="T66" style:family="text">
      <style:text-properties officeooo:rsid="002d635f"/>
    </style:style>
    <style:style style:name="T67" style:family="text">
      <style:text-properties officeooo:rsid="002e3fde"/>
    </style:style>
    <style:style style:name="T68" style:family="text">
      <style:text-properties officeooo:rsid="0032a189"/>
    </style:style>
    <style:style style:name="T69" style:family="text">
      <style:text-properties officeooo:rsid="00331598"/>
    </style:style>
    <style:style style:name="T70" style:family="text">
      <style:text-properties officeooo:rsid="00337f66"/>
    </style:style>
    <style:style style:name="T71" style:family="text">
      <style:text-properties officeooo:rsid="00353a3a"/>
    </style:style>
    <style:style style:name="T72" style:family="text">
      <style:text-properties officeooo:rsid="0036f58a"/>
    </style:style>
    <style:style style:name="T73" style:family="text">
      <style:text-properties officeooo:rsid="00388caf"/>
    </style:style>
    <style:style style:name="T74" style:family="text">
      <style:text-properties officeooo:rsid="003a2788"/>
    </style:style>
    <style:style style:name="T75" style:family="text">
      <style:text-properties officeooo:rsid="003d5ffe"/>
    </style:style>
    <style:style style:name="T76" style:family="text">
      <style:text-properties officeooo:rsid="003f36ad"/>
    </style:style>
    <style:style style:name="T77" style:family="text">
      <style:text-properties officeooo:rsid="0040ff89"/>
    </style:style>
    <style:style style:name="T78" style:family="text">
      <style:text-properties officeooo:rsid="0042ff34"/>
    </style:style>
    <style:style style:name="T79" style:family="text">
      <style:text-properties officeooo:rsid="00445751"/>
    </style:style>
    <style:style style:name="T80" style:family="text">
      <style:text-properties officeooo:rsid="004555a3"/>
    </style:style>
    <style:style style:name="T81" style:family="text">
      <style:text-properties officeooo:rsid="00468c24"/>
    </style:style>
    <style:style style:name="T82" style:family="text">
      <style:text-properties officeooo:rsid="0048dfba"/>
    </style:style>
    <style:style style:name="T83" style:family="text">
      <style:text-properties officeooo:rsid="004a2bc0"/>
    </style:style>
    <style:style style:name="T84" style:family="text">
      <style:text-properties officeooo:rsid="004be381"/>
    </style:style>
    <style:style style:name="T85" style:family="text">
      <style:text-properties officeooo:rsid="004dd366"/>
    </style:style>
    <style:style style:name="T86" style:family="text">
      <style:text-properties officeooo:rsid="004f5f0e"/>
    </style:style>
    <style:style style:name="T87" style:family="text">
      <style:text-properties officeooo:rsid="00513311"/>
    </style:style>
    <style:style style:name="T88" style:family="text">
      <style:text-properties style:font-name="Arial1"/>
    </style:style>
    <style:style style:name="T89" style:family="text">
      <style:text-properties style:font-name="Arial1" fo:font-size="11pt"/>
    </style:style>
    <style:style style:name="T90" style:family="text">
      <style:text-properties style:font-name="Arial1" fo:font-size="11pt" officeooo:rsid="005554e0"/>
    </style:style>
    <style:style style:name="T91" style:family="text">
      <style:text-properties style:font-name="Arial1" fo:font-size="11pt" officeooo:rsid="00571597"/>
    </style:style>
    <style:style style:name="T92" style:family="text">
      <style:text-properties style:font-name="Arial1" fo:font-size="11pt" officeooo:rsid="00388caf" style:font-size-asian="11pt" style:font-size-complex="11pt"/>
    </style:style>
    <style:style style:name="T93" style:family="text">
      <style:text-properties style:font-name="Arial1" fo:font-size="11pt" officeooo:rsid="0059f822" style:font-size-asian="11pt" style:font-size-complex="11pt"/>
    </style:style>
    <style:style style:name="T94" style:family="text">
      <style:text-properties style:font-name="Arial1" fo:font-size="11pt" officeooo:rsid="0059f822"/>
    </style:style>
    <style:style style:name="T95" style:family="text">
      <style:text-properties style:font-name="Arial1" fo:font-size="11pt" officeooo:rsid="005d2a7b"/>
    </style:style>
    <style:style style:name="T96" style:family="text">
      <style:text-properties style:font-name="Arial1" fo:font-size="11pt" officeooo:rsid="005ecc66"/>
    </style:style>
    <style:style style:name="T97" style:family="text">
      <style:text-properties style:font-name="Arial1" fo:font-size="11pt" officeooo:rsid="006157dd"/>
    </style:style>
    <style:style style:name="T98" style:family="text">
      <style:text-properties style:font-name="Arial1" fo:font-size="11pt" officeooo:rsid="0062e140"/>
    </style:style>
    <style:style style:name="T99" style:family="text">
      <style:text-properties style:font-name="Arial1" fo:font-size="11pt" officeooo:rsid="00646be8"/>
    </style:style>
    <style:style style:name="T100" style:family="text">
      <style:text-properties style:font-name="Arial1" fo:font-size="11pt" officeooo:rsid="00678e89"/>
    </style:style>
    <style:style style:name="T101" style:family="text">
      <style:text-properties style:font-name="Arial1" officeooo:rsid="005554e0"/>
    </style:style>
    <style:style style:name="T102" style:family="text">
      <style:text-properties style:font-name="Arial1" officeooo:rsid="005d2a7b"/>
    </style:style>
    <style:style style:name="T103" style:family="text">
      <style:text-properties style:font-name="Arial1" officeooo:rsid="005ecc66"/>
    </style:style>
    <style:style style:name="T104" style:family="text">
      <style:text-properties style:font-name="Arial1" officeooo:rsid="006157dd"/>
    </style:style>
    <style:style style:name="T105" style:family="text">
      <style:text-properties style:font-name="Arial1" officeooo:rsid="0062e140"/>
    </style:style>
    <style:style style:name="T106" style:family="text">
      <style:text-properties style:font-name="Arial1" officeooo:rsid="00646be8"/>
    </style:style>
    <style:style style:name="T107" style:family="text">
      <style:text-properties style:font-name="Arial1" officeooo:rsid="00678e89"/>
    </style:style>
    <style:style style:name="T108" style:family="text">
      <style:text-properties style:font-name="Arial1" officeooo:rsid="00696b2d"/>
    </style:style>
    <style:style style:name="T109" style:family="text">
      <style:text-properties officeooo:rsid="005554e0"/>
    </style:style>
    <style:style style:name="T110" style:family="text">
      <style:text-properties officeooo:rsid="0056ef4f"/>
    </style:style>
    <style:style style:name="T111" style:family="text">
      <style:text-properties officeooo:rsid="00571597"/>
    </style:style>
    <style:style style:name="T112" style:family="text">
      <style:text-properties officeooo:rsid="0059f822"/>
    </style:style>
    <style:style style:name="T113" style:family="text">
      <style:text-properties style:font-name="Arial2" fo:font-size="11pt" style:font-size-asian="11pt" style:font-name-complex="Arial2"/>
    </style:style>
    <style:style style:name="T114" style:family="text">
      <style:text-properties style:font-name="Arial2" fo:font-size="11pt" style:font-size-asian="11pt" style:font-name-complex="Arial2" style:font-size-complex="11pt"/>
    </style:style>
    <style:style style:name="T115" style:family="text">
      <style:text-properties style:font-name="Arial2" fo:font-size="11pt" style:font-size-asian="11pt" style:font-name-complex="Arial2" style:font-size-complex="11pt" style:font-style-complex="italic"/>
    </style:style>
    <style:style style:name="T116" style:family="text">
      <style:text-properties style:font-name="Arial2" fo:font-size="11pt" fo:font-weight="bold" style:font-size-asian="11pt" style:font-weight-asian="bold" style:font-name-complex="Arial2"/>
    </style:style>
    <style:style style:name="T117" style:family="text">
      <style:text-properties style:font-name="Arial2" fo:font-size="11pt" fo:font-weight="bold" style:font-size-asian="11pt" style:font-weight-asian="bold" style:font-name-complex="Arial2" style:font-size-complex="11pt"/>
    </style:style>
    <style:style style:name="T118" style:family="text">
      <style:text-properties style:font-style-complex="italic"/>
    </style:style>
    <style:style style:name="T119" style:family="text">
      <style:text-properties officeooo:rsid="005b7764"/>
    </style:style>
    <style:style style:name="T120" style:family="text">
      <style:text-properties officeooo:rsid="005d2a7b"/>
    </style:style>
    <style:style style:name="T121" style:family="text">
      <style:text-properties officeooo:rsid="005ecc66"/>
    </style:style>
    <style:style style:name="T122" style:family="text">
      <style:text-properties officeooo:rsid="00604b16"/>
    </style:style>
    <style:style style:name="T123" style:family="text">
      <style:text-properties officeooo:rsid="0060d3e4"/>
    </style:style>
    <style:style style:name="T124" style:family="text">
      <style:text-properties officeooo:rsid="006157dd"/>
    </style:style>
    <style:style style:name="T125" style:family="text">
      <style:text-properties officeooo:rsid="0062e140"/>
    </style:style>
    <style:style style:name="T126" style:family="text">
      <style:text-properties officeooo:rsid="00646be8"/>
    </style:style>
    <style:style style:name="T127" style:family="text">
      <style:text-properties officeooo:rsid="0064cb5a"/>
    </style:style>
    <style:style style:name="T128" style:family="text">
      <style:text-properties officeooo:rsid="00678e89"/>
    </style:style>
    <style:style style:name="T129" style:family="text">
      <style:text-properties officeooo:rsid="00696b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000000" draw:fill="solid" draw:fill-color="#00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4" text:outline-level="2"><text:span text:style-name="T10">ACTA Nº </text:span><text:span text:style-name="T31">1</text:span></text:h>
      <text:h text:style-name="P415" text:outline-level="3">Fecha: <text:span text:style-name="T12">10/</text:span><text:span text:style-name="T11">0</text:span><text:span text:style-name="T12">9</text:span><text:span text:style-name="T11">/1</text:span><text:span text:style-name="T12">4</text:span></text:h>
      <text:h text:style-name="P415" text:outline-level="3">Asistentes:</text:h>
      <text:list xml:id="list1976158134478085038" text:style-name="L1">
        <text:list-item>
          <text:p text:style-name="P172">Etiel Juan Domínguez Sánchez</text:p>
        </text:list-item>
        <text:list-item>
          <text:p text:style-name="P172">Iván Chillón García</text:p>
        </text:list-item>
      </text:list>
      <text:p text:style-name="P21"/>
      <text:h text:style-name="P415" text:outline-level="3">O<text:span text:style-name="T50">rden del día</text:span></text:h>
      <text:p text:style-name="P70">1. Aprobación si procede del acta de la reunión anterior </text:p>
      <text:p text:style-name="P70">2. <text:span text:style-name="T51">Reparto de la carga horaria</text:span></text:p>
      <text:p text:style-name="P70">3. Sugerencias y preguntas</text:p>
      <text:p text:style-name="P70"/>
      <text:h text:style-name="P415" text:outline-level="3">A<text:span text:style-name="T50">spectos tratados y decisiones adoptadas</text:span></text:h>
      <text:h text:style-name="P351" text:outline-level="4">1. Aprobación si procede del acta de la reunión anterior</text:h>
      <text:p text:style-name="P21"/>
      <text:p text:style-name="P21">Se aprueba</text:p>
      <text:p text:style-name="P21"/>
      <text:h text:style-name="P351" text:outline-level="4">2. <text:span text:style-name="T51">Reparto de la carga horaria</text:span></text:h>
      <text:p text:style-name="P21"/>
      <text:p text:style-name="Standard">Tras recibir de jefatura de estudios la carga horaria del departamento e informados todos los miembros del departamento <text:span text:style-name="T52">presentes </text:span>se aprueba, por consenso, el siguiente reparto de la carga horaria:</text:p>
      <text:p text:style-name="Standard"/>
      <text:p text:style-name="Standard"><text:span text:style-name="T54">Profesor por nombrar</text:span><text:span text:style-name="T53"> :</text:span></text:p>
      <text:list xml:id="list6073118679226657814" text:style-name="L2">
        <text:list-item>
          <text:p text:style-name="P225">Aplicaciones web 2º CFGM SMR 3h</text:p>
        </text:list-item>
        <text:list-item>
          <text:p text:style-name="P225">Implantación y mantenimiento de aplicaciones ofimáticas 1º CFGM SMR 8h</text:p>
        </text:list-item>
        <text:list-item>
          <text:p text:style-name="P225">Tutoría 1º CFGM SMR 2h</text:p>
        </text:list-item>
        <text:list-item>
          <text:p text:style-name="P225">Mantenimiento web centro 1h</text:p>
        </text:list-item>
      </text:list>
      <text:p text:style-name="Standard"/>
      <text:p text:style-name="Standard">Etiel Juan Domínguez Sánchez:</text:p>
      <text:list xml:id="list2218679758898004490" text:style-name="L3">
        <text:list-item>
          <text:p text:style-name="P226">Mantenimiento de equipos 1º CFGM SMR 7h</text:p>
        </text:list-item>
        <text:list-item>
          <text:p text:style-name="P226">Sistemas operativos en red 2º CFGM SMR 5h</text:p>
        </text:list-item>
        <text:list-item>
          <text:p text:style-name="P226">Sistemas operativos monopuesto 1º CFGM SMR 5h</text:p>
        </text:list-item>
        <text:list-item>
          <text:p text:style-name="P226">Tutoría FCT 2º CFGM SMR 2h</text:p>
        </text:list-item>
        <text:list-item>
          <text:p text:style-name="P226">TICs 1h</text:p>
        </text:list-item>
      </text:list>
      <text:p text:style-name="Standard"/>
      <text:p text:style-name="Standard">Iván Chillón García:</text:p>
      <text:list xml:id="list8102468234451497003" text:style-name="L4">
        <text:list-item>
          <text:p text:style-name="P227">Redes locales 1º CFGM SMR 7h</text:p>
        </text:list-item>
        <text:list-item>
          <text:p text:style-name="P227">Seguridad informática 2º CFGM SMR 4h</text:p>
        </text:list-item>
        <text:list-item>
          <text:p text:style-name="P227"><text:soft-page-break/>Servicios en red 2º CFGM SMR 5h</text:p>
        </text:list-item>
        <text:list-item>
          <text:p text:style-name="P227">Integración 2º CFGM SMR 2h</text:p>
        </text:list-item>
        <text:list-item>
          <text:p text:style-name="P228">Jefatura de departamento 2h</text:p>
        </text:list-item>
      </text:list>
      <text:h text:style-name="P351" text:outline-level="4">3. Sugerencias y preguntas</text:h>
      <text:p text:style-name="P21"/>
      <text:p text:style-name="P21">No hay</text:p>
      <text:p text:style-name="P21"/>
      <text:h text:style-name="P416" text:outline-level="3"/>
      <text:p text:style-name="P21">Sin más asuntos que tratar se levanta la sesión, de todo lo cual yo, como Jefe del Departamento, doy fe.</text:p>
      <text:p text:style-name="P21"/>
      <text:p text:style-name="P5">E<text:span text:style-name="T50">l jefe de departamento</text:span> <text:s text:c="5"/></text:p>
      <text:p text:style-name="P5"/>
      <text:p text:style-name="P5"/>
      <text:p text:style-name="P5"/>
      <text:p text:style-name="P5"/>
      <text:p text:style-name="P5"/>
      <text:p text:style-name="P5">Iván Chillón García <text:s text:c="5"/></text:p>
      <text:p text:style-name="P102"><draw:line text:anchor-type="paragraph" draw:z-index="0" draw:style-name="gr1" draw:text-style-name="P453" svg:x1="-0.046cm" svg:y1="12.597cm" svg:x2="16.57cm" svg:y2="0.296cm"><text:p/></draw:line></text:p>
      <text:h text:style-name="P395" text:outline-level="2"><text:span text:style-name="T10">ACTA Nº </text:span><text:span text:style-name="T32">2</text:span></text:h>
      <text:h text:style-name="P417" text:outline-level="3">Fecha: <text:span text:style-name="T12">1</text:span><text:span text:style-name="T13">8</text:span><text:span text:style-name="T12">/</text:span><text:span text:style-name="T11">0</text:span><text:span text:style-name="T12">9</text:span><text:span text:style-name="T11">/1</text:span><text:span text:style-name="T12">4</text:span></text:h>
      <text:h text:style-name="P417" text:outline-level="3">Asistentes:</text:h>
      <text:list xml:id="list212929182595608" text:continue-list="list1976158134478085038" text:style-name="L1">
        <text:list-item>
          <text:p text:style-name="P190">Luz Marina Ortiz Rodríguez</text:p>
        </text:list-item>
        <text:list-item>
          <text:p text:style-name="P173">Etiel Juan Domínguez Sánchez</text:p>
        </text:list-item>
        <text:list-item>
          <text:p text:style-name="P173">Iván Chillón García</text:p>
        </text:list-item>
      </text:list>
      <text:p text:style-name="P22"/>
      <text:h text:style-name="P417" text:outline-level="3">O<text:span text:style-name="T50">rden del día</text:span></text:h>
      <text:p text:style-name="P71">1. Aprobación si procede del acta de la reunión anterior </text:p>
      <text:p text:style-name="P71">2. <text:span text:style-name="T55">Informe de la reunión de CCP</text:span></text:p>
      <text:p text:style-name="P89">3. Fechas de la primera evaluación</text:p>
      <text:p text:style-name="P89">4. Seguimiento de las programaciones</text:p>
      <text:p text:style-name="P71"><text:span text:style-name="T55">5</text:span>. Sugerencias y preguntas</text:p>
      <text:p text:style-name="P71"/>
      <text:h text:style-name="P417" text:outline-level="3">A<text:span text:style-name="T50">spectos tratados y decisiones adoptadas</text:span></text:h>
      <text:h text:style-name="P352" text:outline-level="4">1. Aprobación si procede del acta de la reunión anterior</text:h>
      <text:p text:style-name="P22"/>
      <text:p text:style-name="P22">Se aprueba</text:p>
      <text:p text:style-name="P22"/>
      <text:h text:style-name="P352" text:outline-level="4">2. <text:span text:style-name="T55">Informe de la reunión de CCP</text:span></text:h>
      <text:p text:style-name="P37">Se informa de los aspectos tratados en la reunión de CCP del día 12 de septiembre. De entre los puntos tratados cabe destacar:</text:p>
      <text:list xml:id="list2150497415194546231" text:style-name="L5">
        <text:list-item>
          <text:p text:style-name="P206">Prevista licitación nuevo centro a partir de febrero</text:p>
        </text:list-item>
        <text:list-item>
          <text:p text:style-name="P206">Informaciones de reunión con inspectores:</text:p>
        </text:list-item>
        <text:list-item>
          <text:p text:style-name="P260">El objetivo prioritario de la Consejería para el presente curso es la disminución de las tasas de absentismo y abandono escolar. Las programaciones deberían reflejar medidas encaminadas a cumplir dichos objetivos</text:p>
        </text:list-item>
        <text:list-item>
          <text:p text:style-name="P260">La fecha límite para aprobar la PGA es el 15 de octubre. Si se quisiera prorrogar este plazo el centro deberá entregar justificación motivada. Se comenta que posiblemente se solicitará. <text:span text:style-name="T56">Los departamentos deben ir elaborando las competencias. En principio, el formato es el habitual. Enrique revisara nuevo ROC en el que se incluyen los puntos mínimos por si hubiera que modificar el formato de las programaciones. Se recuerda a todo el profesorado de que los alumnos deben estar informados de las programaciones y de los criterios de evaluación y calificación.</text:span></text:p>
        </text:list-item>
        <text:list-item>
          <text:p text:style-name="P260">El centro debe comunicar durante el mes los días de libre disposición. Como en cursos anteriores está previsto solicitar los días de la semana de carnavales. Debe coordinarse con el colegio y el servicio de transporte escolar.</text:p>
        </text:list-item>
        <text:list-item>
          <text:p text:style-name="P261">Con la nueva ley las competencias básicas pasan a denominarse, simplemente, <text:soft-page-break/>competencias.</text:p>
        </text:list-item>
        <text:list-item>
          <text:p text:style-name="P262">Se elaborará cuadrante del plan de sustituciones de corta duración para el caso de que falten más profesores que profesores de guardia disponibles.</text:p>
        </text:list-item>
        <text:list-item>
          <text:p text:style-name="P262">El mantenedor estará este curso a horario completo.</text:p>
        </text:list-item>
        <text:list-item>
          <text:p text:style-name="P262">Aula virtual del centro. Comunicar Enrique o Iván para dar privilegios y matricular alumnos. Pendiente facilitar hoja de cálculo de los nuevos alumnos de 1º de ESO para darlos de alta en la plataforma.</text:p>
        </text:list-item>
        <text:list-item>
          <text:p text:style-name="P264">Concurso 'Tunea tu Aula'. Organizado por el dpto de Orientación. Se premiará la tutoría más limpia, decorada y ordenada. Se darán tres premios, uno por trimestre. Jurado vicedirección, plástica y personal de limpieza. Las bases se harán llegar a los tutores.</text:p>
        </text:list-item>
        <text:list-item>
          <text:p text:style-name="P265">Se reparte documentación del alumnado de secundaria con necesidades educativas especiales.</text:p>
        </text:list-item>
        <text:list-item>
          <text:p text:style-name="P265">Las información relevante que llegue al centro se remitirá a los jefes de departamento. Estos la harán llegar al resto de profesores.</text:p>
        </text:list-item>
        <text:list-item>
          <text:p text:style-name="P265">Las convocatorias de formación se almacenan en la carpeta de formación disponible en la sala de profesores.</text:p>
        </text:list-item>
      </text:list>
      <text:p text:style-name="P113"/>
      <text:h text:style-name="P353" text:outline-level="4">3. Fechas de la primera evaluación</text:h>
      <text:p text:style-name="P137">Se acuerda proponer a jefatura de estudios adelanto de las fechas de las sesiones de evaluación de la primera evaluación para distribuir de forma más uniforme el número de sesiones de clase de cada trimestre. Las fechas propuestas son <text:span text:style-name="T57">evaluaciones el miércoles 3 de diciembre y entrega de notas el viérnes 5 de diciembre</text:span></text:p>
      <text:h text:style-name="Heading_20_4" text:outline-level="4">4. Seguimiento de las programaciones</text:h>
      <text:p text:style-name="P137">Se comentan los contenidos impartidos en cada módulo y materias y se debaten propuestas de coordinación y de posibles actividades a realizar.</text:p>
      <text:h text:style-name="P352" text:outline-level="4"><text:span text:style-name="T55">5</text:span>. Sugerencias y preguntas</text:h>
      <text:p text:style-name="P22"/>
      <text:p text:style-name="P22">No hay</text:p>
      <text:p text:style-name="P22"/>
      <text:h text:style-name="P417" text:outline-level="3">T<text:span text:style-name="T50">areas asignadas</text:span></text:h>
      <text:p text:style-name="P22"/>
      <text:p text:style-name="P40">Todos los miembros del departamento. Informar a los alumnos de las programaciones de las materias impartidas. Especialmente de los criterios de evaluación y calificación y de los mecanismos de recuperación.</text:p>
      <text:p text:style-name="P40"/>
      <text:p text:style-name="P41">Iván. Notificar a jefatura de estudios las fechas en las que se ha acordado realizar la primera evaluación.</text:p>
      <text:p text:style-name="P22"/>
      <text:p text:style-name="P22"/>
      <text:p text:style-name="P22">Sin más asuntos que tratar se levanta la sesión, de todo lo cual yo, como Jefe del Departamento, doy fe.</text:p>
      <text:p text:style-name="P22"><text:soft-page-break/></text:p>
      <text:p text:style-name="P6">E<text:span text:style-name="T50">l jefe de departamento</text:span> <text:s text:c="5"/></text:p>
      <text:p text:style-name="P6"/>
      <text:p text:style-name="P6"/>
      <text:p text:style-name="P6"/>
      <text:p text:style-name="P6"/>
      <text:p text:style-name="P6"/>
      <text:p text:style-name="P6">Iván Chillón García <text:s text:c="5"/></text:p>
      <text:p text:style-name="P103"><draw:line text:anchor-type="paragraph" draw:z-index="71" draw:style-name="gr1" draw:text-style-name="P453" svg:x1="-0.046cm" svg:y1="18.194cm" svg:x2="16.57cm" svg:y2="0.296cm"><text:p/></draw:line></text:p>
      <text:h text:style-name="P396" text:outline-level="2"><text:span text:style-name="T10">ACTA Nº </text:span><text:span text:style-name="T33">3</text:span></text:h>
      <text:h text:style-name="P418" text:outline-level="3">Fecha: <text:span text:style-name="T14">26/</text:span><text:span text:style-name="T11">0</text:span><text:span text:style-name="T12">9</text:span><text:span text:style-name="T11">/1</text:span><text:span text:style-name="T12">4</text:span></text:h>
      <text:h text:style-name="P418" text:outline-level="3">Asistentes:</text:h>
      <text:list xml:id="list212929603441021" text:continue-list="list212929182595608" text:style-name="L1">
        <text:list-item>
          <text:p text:style-name="P191">Luz Marina Ortiz Rodríguez</text:p>
        </text:list-item>
        <text:list-item>
          <text:p text:style-name="P174">Etiel Juan Domínguez Sánchez</text:p>
        </text:list-item>
        <text:list-item>
          <text:p text:style-name="P174">Iván Chillón García</text:p>
        </text:list-item>
      </text:list>
      <text:p text:style-name="P23"/>
      <text:h text:style-name="P418" text:outline-level="3">O<text:span text:style-name="T50">rden del día</text:span></text:h>
      <text:p text:style-name="P72">1. Aprobación si procede del acta de la reunión anterior </text:p>
      <text:p text:style-name="P72">2. <text:span text:style-name="T55">Informe de la reunión de CCP</text:span></text:p>
      <text:p text:style-name="P90">3. <text:span text:style-name="T58">Mantenimiento</text:span></text:p>
      <text:p text:style-name="P90">4. Seguimiento de las programaciones</text:p>
      <text:p text:style-name="P72"><text:span text:style-name="T55">5</text:span>. Sugerencias y preguntas</text:p>
      <text:p text:style-name="P72"/>
      <text:h text:style-name="P418" text:outline-level="3">A<text:span text:style-name="T50">spectos tratados y decisiones adoptadas</text:span></text:h>
      <text:h text:style-name="P359" text:outline-level="4">1. Aprobación si procede del acta de la reunión anterior</text:h>
      <text:p text:style-name="P23"/>
      <text:p text:style-name="P23">Se aprueba</text:p>
      <text:p text:style-name="P23"/>
      <text:h text:style-name="P359" text:outline-level="4">2. <text:span text:style-name="T55">Informe de la reunión de CCP</text:span></text:h>
      <text:p text:style-name="P38">Se informa de los aspectos tratados en la reunión de CCP de l<text:span text:style-name="T58">os</text:span> día<text:span text:style-name="T58">s</text:span> 1<text:span text:style-name="T58">9</text:span> <text:span text:style-name="T58">y 26 </text:span>de septiembre. De entre los puntos tratados <text:span text:style-name="T59">el día 19 </text:span>cabe destacar:</text:p>
      <text:list xml:id="list7218608973002984064" text:style-name="L6">
        <text:list-item>
          <text:p text:style-name="P207">Se reparte el artículo 44 del ROC en el que se detallan los apartados mínimos que ha de incluir la programación didáctica. </text:p>
        </text:list-item>
        <text:list-item>
          <text:p text:style-name="P207">El secretario anuncia que se van a adquirir cinco cañones de proyección. En principio serán portátiles. Se solicita de los departamentos la posibilidad de usar ordenadores portátiles del aula 12 para los proyectores, al no haber suficientes portátiles para los nuevos proyectores. Desde este departamento se acuerda no llevar ninguna propuesta concreta dado que no se usarán ni los proyectores ni se utiliza actualmente el aula 12.</text:p>
        </text:list-item>
        <text:list-item>
          <text:p text:style-name="P207">Se anuncia la renovación del programa de desayunos escolares.</text:p>
        </text:list-item>
        <text:list-item>
          <text:p text:style-name="P207">Llega correo al centro notificando la previsión de realizar las pruebas médicas durante la primera semana de diciembre. El profesorado que no haya manifestado interés en que se le realicen las pruebas y quiera hacérselas debe notificarlo al secretario del centro.</text:p>
        </text:list-item>
        <text:list-item>
          <text:p text:style-name="P207">Se notifica el intercambio de destinos de los profesores Manuel y Pruden, vienen al centro Alberto y Diana.</text:p>
        </text:list-item>
        <text:list-item>
          <text:p text:style-name="P208">Se informa de la llamada recibida en el centro por parte del inspector informando que desde la dirección general de centros se solicita eliminar un grupo de primero de la ESO al no haberse concretado matrícula de alumnos como para tener los tres grupos actuales. Enrique lee contenido de escrito enviado a la DG con los argumentos esgrimidos para que <text:soft-page-break/>no se elimine dicho grupo. La pérdida de dicho grupo provocará el desplazamiento de al menos un profesor del centro, la reorganización de los grupos de 1º de ESO, modificación de horas asignas a algunos profesores y cambio de los horarios en el centro.</text:p>
        </text:list-item>
        <text:list-item>
          <text:p text:style-name="P209">Se solicita del profesorado que hagan llegar a jefatura de estudios al menos tres actividades por grupo y materia como material para pasar a los alumnos en caso de ausencia del profesor. Las actividades debería estar temporalizadas para, al menos, una sesión de clase.</text:p>
        </text:list-item>
        <text:list-item>
          <text:p text:style-name="P209">Se notifica que en breve se publicará el calendario de la primera evaluación sin notas.</text:p>
        </text:list-item>
        <text:list-item>
          <text:p text:style-name="P209">En ruegos y preguntas, desde este departamento se notifica la solicitud acordada de adelantar la fecha de la sesión de la primera evaluación para los grupos del ciclo al <text:span text:style-name="T59">jueves</text:span> <text:span text:style-name="T59">4</text:span> de diciembre.</text:p>
        </text:list-item>
      </text:list>
      <text:p text:style-name="P39">De entre los puntos tratados <text:span text:style-name="T59">el día 26 </text:span>cabe destacar:</text:p>
      <text:list xml:id="list212928998048279" text:continue-numbering="true" text:style-name="L6">
        <text:list-item>
          <text:p text:style-name="P210">Se han cargado en el Pincel EKADE las materias pendientes del alumnado. Se solicita del profesorado revisar dichos datos. Los tutores harán seguimiento de que los alumnos sean informados por el profesorado de las medidas de recuperación.</text:p>
        </text:list-item>
        <text:list-item>
          <text:p text:style-name="P210">Se informa de que durante este curso se deberán renovar algunos de los representantes de el consejo escolar. Se da la lista de miembros a renovar.</text:p>
        </text:list-item>
        <text:list-item>
          <text:p text:style-name="P210">Se avisa de la ausencia de varios alumnos los días 3 y 5 de octubre al irse de viaje por un premio obtenido el curso pasado en un concurso de cortometrajes.</text:p>
        </text:list-item>
        <text:list-item>
          <text:p text:style-name="P210">Se anuncia la publicación del proyecto de fomento de la lectura PROMELEC. El curso pasado el centro se acogio al proyecto. Los interesados deben ponerse en contacto con jefatura de estudios.</text:p>
        </text:list-item>
        <text:list-item>
          <text:p text:style-name="P210">Se informa de las tareas de mantenimiento que se van a realizar en los depósitos de agua del centro.</text:p>
        </text:list-item>
        <text:list-item>
          <text:p text:style-name="P210">Desde vicedirección se informa de las siguientes actividades extraescolares previstas:</text:p>
        </text:list-item>
        <text:list-item>
          <text:p text:style-name="P263">Exposición y charla de juegos tradicionales de mesa de Canarías el día 20 de octubre.</text:p>
        </text:list-item>
        <text:list-item>
          <text:p text:style-name="P263">Triatlón de Yaiza el día 21 de noviembre.</text:p>
        </text:list-item>
        <text:list-item>
          <text:p text:style-name="P266">Se confirma la supresión de un grupo de 1º de ESO. No se ha concretado la forma en la que se hará la reducción de plantilla.</text:p>
        </text:list-item>
      </text:list>
      <text:p text:style-name="P114"/>
      <text:h text:style-name="P354" text:outline-level="4">3. <text:span text:style-name="T58">Mantenimiento</text:span></text:h>
      <text:p text:style-name="P138">Se <text:span text:style-name="T59">informa que las memorias adquiridas el curso pasado para los equipos del aula de 2º presentan problemas de incompatibilidad con los mismos. Puesto en contacto con la empresa proveedora informan de que se tienen que poner en contacto con su proveedor para ver la posibilidad de cambiar las mismas aunque se indica que será complicado para aquellas que hayan sido usadas. Se acuerda hacer llegar a la empresa una memoria de las que actualmente tienen los equipos para localicen memorias compatibles.</text:span></text:p>
      <text:p text:style-name="P147">La placa base reciclada pendiente de llegar para el equipo del aula de 2º a la que se le averi<text:span text:style-name="T60">ó</text:span> dicho componente todavía no ha llegado a la isla. Se recuerda que <text:span text:style-name="T60">este equipo y otro al que se le averió la fuente se han de adaptar la fuente debido a la incompatibilidad de los conectores con fuentes estándar.</text:span> </text:p>
      <text:h text:style-name="P359" text:outline-level="4"><text:soft-page-break/>4. Seguimiento de las programaciones</text:h>
      <text:p text:style-name="P138">Se comentan los contenidos impartidos en cada módulo y materias y se debaten propuestas de coordinación y de posibles actividades a realizar.</text:p>
      <text:h text:style-name="P359" text:outline-level="4"><text:span text:style-name="T55">5</text:span>. Sugerencias y preguntas</text:h>
      <text:p text:style-name="P23"/>
      <text:p text:style-name="P42">Etiel comenta la posibilidad de cambiar los equipos usados en las aulas para el profesor por los equipos nuevos que obtuvo el departamento por impartir cursos de formación organizado por la escuela de adultos. Se comentan la configuración que deberán tener cada uno de dichos equipos. Se acuerda realizar dicho cambio. </text:p>
      <text:p text:style-name="P23"/>
      <text:h text:style-name="P418" text:outline-level="3">T<text:span text:style-name="T50">areas asignadas</text:span></text:h>
      <text:p text:style-name="P23"/>
      <text:p text:style-name="P42">Iván hacer llegar a la empresa proveedora memoria de equipo del aula de 2º para localizar memorias compatibles.</text:p>
      <text:p text:style-name="P42"/>
      <text:p text:style-name="P42">Etiel preparar equipos del profesor de las aulas del ciclo</text:p>
      <text:p text:style-name="P42"/>
      <text:p text:style-name="P23"/>
      <text:p text:style-name="P23"/>
      <text:p text:style-name="P23">Sin más asuntos que tratar se levanta la sesión, de todo lo cual yo, como Jefe del Departamento, doy fe.</text:p>
      <text:p text:style-name="P23"/>
      <text:p text:style-name="P7">E<text:span text:style-name="T50">l jefe de departamento</text:span> <text:s text:c="5"/></text:p>
      <text:p text:style-name="P7"/>
      <text:p text:style-name="P7"/>
      <text:p text:style-name="P7"/>
      <text:p text:style-name="P7"/>
      <text:p text:style-name="P7"/>
      <text:p text:style-name="P7">Iván Chillón García <text:s text:c="5"/></text:p>
      <text:p text:style-name="P104"><draw:line text:anchor-type="paragraph" draw:z-index="72" draw:style-name="gr1" draw:text-style-name="P453" svg:x1="-0.041cm" svg:y1="7.172cm" svg:x2="16.57cm" svg:y2="0.296cm"><text:p/></draw:line></text:p>
      <text:h text:style-name="P397" text:outline-level="2"><text:span text:style-name="T10">ACTA Nº </text:span><text:span text:style-name="T34">4</text:span></text:h>
      <text:h text:style-name="P419" text:outline-level="3">Fecha: <text:span text:style-name="T16">3/</text:span><text:span text:style-name="T15">10</text:span><text:span text:style-name="T11">/1</text:span><text:span text:style-name="T12">4</text:span></text:h>
      <text:h text:style-name="P419" text:outline-level="3">Asistentes:</text:h>
      <text:list xml:id="list212928895810970" text:continue-list="list212929603441021" text:style-name="L1">
        <text:list-item>
          <text:p text:style-name="P192">Luz Marina Ortiz Rodríguez</text:p>
        </text:list-item>
        <text:list-item>
          <text:p text:style-name="P175">Etiel Juan Domínguez Sánchez</text:p>
        </text:list-item>
        <text:list-item>
          <text:p text:style-name="P175">Iván Chillón García</text:p>
        </text:list-item>
      </text:list>
      <text:p text:style-name="P24"/>
      <text:h text:style-name="P419" text:outline-level="3">O<text:span text:style-name="T50">rden del día</text:span></text:h>
      <text:p text:style-name="P73">1. Aprobación si procede del acta de la reunión anterior </text:p>
      <text:p text:style-name="P73">2. <text:span text:style-name="T55">Informe de la reunión de CCP</text:span></text:p>
      <text:p text:style-name="P91">3. <text:span text:style-name="T61">Fechas de ITG y FCT</text:span></text:p>
      <text:p text:style-name="P99">4. Nuevos equipos.</text:p>
      <text:p text:style-name="P91"><text:span text:style-name="T61">5</text:span>. Seguimiento de las programaciones</text:p>
      <text:p text:style-name="P73"><text:span text:style-name="T61">6</text:span>. Sugerencias y preguntas</text:p>
      <text:p text:style-name="P73"/>
      <text:h text:style-name="P419" text:outline-level="3">A<text:span text:style-name="T50">spectos tratados y decisiones adoptadas</text:span></text:h>
      <text:h text:style-name="P360" text:outline-level="4">1. Aprobación si procede del acta de la reunión anterior</text:h>
      <text:p text:style-name="P24"/>
      <text:p text:style-name="P24">Se aprueba</text:p>
      <text:p text:style-name="P24"/>
      <text:h text:style-name="P360" text:outline-level="4">2. <text:span text:style-name="T55">Informe de la reunión de CCP</text:span></text:h>
      <text:list xml:id="list6378538784362503009" text:style-name="L7">
        <text:list-item>
          <text:p text:style-name="P211">Reconocimiento médico tendrá lugar los días 11 y 12 de noviembre. El profesorado que haya cambiado su situación en cuanto si desea realizarlo o no respecto a lo notificado anteriormente debe comunicarlo al secretario.</text:p>
        </text:list-item>
        <text:list-item>
          <text:p text:style-name="P211">La PGA deberá estar finalizada antes de finales de octubre.</text:p>
        </text:list-item>
        <text:list-item>
          <text:p text:style-name="P211">Este curso el ayuntamiento volverá a hacer una aportación económica al ayuntamiento. Esta aportación no puede estar asociada a ningún gasto ordinario. Se utilizará para adquisición de proyectores y de maletines para los mismos.</text:p>
        </text:list-item>
        <text:list-item>
          <text:p text:style-name="P211">La concesionaria de la cafetería notifica <text:span text:style-name="T62">su deseo de cerrar la cafetería a las 12:30 ofreciendo como contrapartida una bajada en el precio de los productos y la posibilidad de colocar una máquina expendedora de agua. Consultados los servicios jurídicos de la consejería informan de que el consejo escolar tiene autonomía para decidir sobre este tema y luego debe comunicar su decisión a la Consejería. El profesorado debería comunicar su opinión a los represantantes de los mismos en el consejo escolar.</text:span></text:p>
        </text:list-item>
        <text:list-item>
          <text:p text:style-name="P212">Respecto a la medida de cierre de los baños se propone que el profesor de guardia de cuarta hora cierre los mismos al finalizar el recreo en lugar de hacerlo el profesor de guardia del recreo. También se dejarán abiertos a las 14:00. Está modificaciónes se empezarán a aplicar a partir del lunes día 6.</text:p>
        </text:list-item>
        <text:list-item>
          <text:p text:style-name="P212">Desde vicedirección se informa de varias actividades programadas</text:p>
        </text:list-item>
      </text:list>
      <text:p text:style-name="P115"><text:soft-page-break/></text:p>
      <text:h text:style-name="P355" text:outline-level="4">3. <text:span text:style-name="T61">Fechas de ITG y FCT</text:span></text:h>
      <text:p text:style-name="P148">Se aprueba iniciar el módulo de ITG el día 9 de marzo y el de FCT el lunes 6 de abril después de la semana santa</text:p>
      <text:h text:style-name="P361" text:outline-level="4">4. Nuevos equipos</text:h>
      <text:p text:style-name="P148">Se explican los usuarios y contraseñas creados en los nuevos equipos de 1º del ciclo. Se acuerda proponer al centro la sesión de los anteriores equipos salvo 8 que se mantendrán para la realización de prácticas</text:p>
      <text:h text:style-name="P360" text:outline-level="4"><text:span text:style-name="T61">5</text:span>. Seguimiento de las programaciones</text:h>
      <text:p text:style-name="P139">Se comentan los contenidos impartidos en cada módulo y materias y se debaten propuestas de coordinación y de posibles actividades a realizar.</text:p>
      <text:h text:style-name="P360" text:outline-level="4"><text:span text:style-name="T62">6</text:span>. Sugerencias y preguntas</text:h>
      <text:p text:style-name="P24"/>
      <text:p text:style-name="P51">No hay</text:p>
      <text:p text:style-name="P24"/>
      <text:h text:style-name="P419" text:outline-level="3">T<text:span text:style-name="T50">areas asignadas</text:span></text:h>
      <text:p text:style-name="P24"/>
      <text:p text:style-name="P51">No hay</text:p>
      <text:p text:style-name="P43"/>
      <text:p text:style-name="P24"/>
      <text:p text:style-name="P24"/>
      <text:p text:style-name="P24">Sin más asuntos que tratar se levanta la sesión, de todo lo cual yo, como Jefe del Departamento, doy fe.</text:p>
      <text:p text:style-name="P24"/>
      <text:p text:style-name="P8">E<text:span text:style-name="T50">l jefe de departamento</text:span> <text:s text:c="5"/></text:p>
      <text:p text:style-name="P8"/>
      <text:p text:style-name="P8"/>
      <text:p text:style-name="P8"/>
      <text:p text:style-name="P8"/>
      <text:p text:style-name="P8"/>
      <text:p text:style-name="P8">Iván Chillón García <text:s text:c="5"/></text:p>
      <text:p text:style-name="P105"><draw:line text:anchor-type="paragraph" draw:z-index="73" draw:style-name="gr1" draw:text-style-name="P453" svg:x1="-0.041cm" svg:y1="3.919cm" svg:x2="16.57cm" svg:y2="0.296cm"><text:p/></draw:line></text:p>
      <text:h text:style-name="P398" text:outline-level="2"><text:span text:style-name="T10">ACTA Nº </text:span><text:span text:style-name="T35">5</text:span></text:h>
      <text:h text:style-name="P420" text:outline-level="3">Fecha: <text:span text:style-name="T16">10/</text:span><text:span text:style-name="T15">10</text:span><text:span text:style-name="T11">/1</text:span><text:span text:style-name="T12">4</text:span></text:h>
      <text:h text:style-name="P420" text:outline-level="3">Asistentes:</text:h>
      <text:list xml:id="list212928232489838" text:continue-list="list212928895810970" text:style-name="L1">
        <text:list-item>
          <text:p text:style-name="P193">Luz Marina Ortiz Rodríguez</text:p>
        </text:list-item>
        <text:list-item>
          <text:p text:style-name="P176">Etiel Juan Domínguez Sánchez</text:p>
        </text:list-item>
        <text:list-item>
          <text:p text:style-name="P176">Iván Chillón García</text:p>
        </text:list-item>
      </text:list>
      <text:p text:style-name="P25"/>
      <text:h text:style-name="P420" text:outline-level="3">O<text:span text:style-name="T50">rden del día</text:span></text:h>
      <text:p text:style-name="P74">1. Aprobación si procede del acta de la reunión anterior </text:p>
      <text:p text:style-name="P74">2. <text:span text:style-name="T55">Informe de la reunión de CCP</text:span></text:p>
      <text:p text:style-name="P92">3. <text:span text:style-name="T63">Mantenimiento.</text:span></text:p>
      <text:p text:style-name="P92"><text:span text:style-name="T63">4</text:span>. Seguimiento de las programaciones</text:p>
      <text:p text:style-name="P74"><text:span text:style-name="T63">5</text:span>. Sugerencias y preguntas</text:p>
      <text:p text:style-name="P74"/>
      <text:h text:style-name="P420" text:outline-level="3">A<text:span text:style-name="T50">spectos tratados y decisiones adoptadas</text:span></text:h>
      <text:h text:style-name="P362" text:outline-level="4">1. Aprobación si procede del acta de la reunión anterior</text:h>
      <text:p text:style-name="P25"/>
      <text:p text:style-name="P25">Se aprueba</text:p>
      <text:p text:style-name="P25"/>
      <text:h text:style-name="P362" text:outline-level="4">2. <text:span text:style-name="T55">Informe de la reunión de CCP</text:span></text:h>
      <text:list xml:id="list5414452684327320627" text:style-name="L8">
        <text:list-item>
          <text:p text:style-name="P229">Se recuerda que en las programaciones se deben incluir medidas relacionadas con el Plan de Mejora del Centro.</text:p>
        </text:list-item>
        <text:list-item>
          <text:p text:style-name="P229">Se ha enviado por correo a los jefes de dpto el programa de la Semana Cultural de Haría que tendrá lugar entre los días 20 y 26 de octubre.</text:p>
        </text:list-item>
        <text:list-item>
          <text:p text:style-name="P229">Se comunica incidente con la unidad genérica del servidor de la que se borraron todos los datos. Se recuerda que esta unidad es libremente accesible por toda la comunidad educativa y que se deben tener copias de todo lo depositado en la misma.</text:p>
        </text:list-item>
        <text:list-item>
          <text:p text:style-name="P229">Desde la consejería se informa de adelanto en procedimiento de concurso de traslados. Las solicitudes se podrán realizar entre los días 6 y 24 de noviembre</text:p>
        </text:list-item>
      </text:list>
      <text:h text:style-name="P356" text:outline-level="4">3. <text:span text:style-name="T63">Mantenimiento</text:span></text:h>
      <text:p text:style-name="P149">Se notifica de llamada a empresa Infoesfera respecto a llegada de placas para equipos averiados y avisan de que no ha llegado todavía el pedido. El equipo recientemente adquirido con problemas en la tarjeta de red parece estar funcionando correctamente. Se maquetará.</text:p>
      <text:h text:style-name="P362" text:outline-level="4"><text:span text:style-name="T61">4. </text:span>Seguimiento de las programaciones</text:h>
      <text:p text:style-name="P140">Se comentan los contenidos impartidos en cada módulo y materias y se debaten propuestas de <text:soft-page-break/>coordinación y de posibles actividades a realizar.</text:p>
      <text:h text:style-name="P362" text:outline-level="4"><text:span text:style-name="T63">5</text:span>. Sugerencias y preguntas</text:h>
      <text:p text:style-name="P25"/>
      <text:p text:style-name="P52">Luz Marina comunica la falta del alumno Osvaldo de 1º, de forma justificada, entre los día<text:span text:style-name="T64">s</text:span> 14 de octubre y 9 de noviembre.</text:p>
      <text:p text:style-name="P25"/>
      <text:h text:style-name="P420" text:outline-level="3">T<text:span text:style-name="T50">areas asignadas</text:span></text:h>
      <text:p text:style-name="P25"/>
      <text:p text:style-name="P52">Iván: maquetado de equipo de 1º del ciclo.</text:p>
      <text:p text:style-name="P44"/>
      <text:p text:style-name="P25"/>
      <text:p text:style-name="P25"/>
      <text:p text:style-name="P25">Sin más asuntos que tratar se levanta la sesión, de todo lo cual yo, como Jefe del Departamento, doy fe.</text:p>
      <text:p text:style-name="P25"/>
      <text:p text:style-name="P9">E<text:span text:style-name="T50">l jefe de departamento</text:span> <text:s text:c="5"/></text:p>
      <text:p text:style-name="P9"/>
      <text:p text:style-name="P9"/>
      <text:p text:style-name="P9"/>
      <text:p text:style-name="P9"/>
      <text:p text:style-name="P9"/>
      <text:p text:style-name="P9">Iván Chillón García <text:s text:c="5"/></text:p>
      <text:p text:style-name="P106"><draw:line text:anchor-type="paragraph" draw:z-index="74" draw:style-name="gr1" draw:text-style-name="P453" svg:x1="-0.116cm" svg:y1="10.373cm" svg:x2="16.57cm" svg:y2="0.296cm"><text:p/></draw:line></text:p>
      <text:h text:style-name="P399" text:outline-level="2"><text:span text:style-name="T10">ACTA Nº </text:span><text:span text:style-name="T36">6</text:span></text:h>
      <text:h text:style-name="P421" text:outline-level="3">Fecha: <text:span text:style-name="T16">1</text:span><text:span text:style-name="T17">7</text:span><text:span text:style-name="T16">/</text:span><text:span text:style-name="T15">10</text:span><text:span text:style-name="T11">/1</text:span><text:span text:style-name="T12">4</text:span></text:h>
      <text:h text:style-name="P421" text:outline-level="3">Asistentes:</text:h>
      <text:list xml:id="list212928071676549" text:continue-list="list212928232489838" text:style-name="L1">
        <text:list-item>
          <text:p text:style-name="P194">Luz Marina Ortiz Rodríguez</text:p>
        </text:list-item>
        <text:list-item>
          <text:p text:style-name="P177">Etiel Juan Domínguez Sánchez</text:p>
        </text:list-item>
        <text:list-item>
          <text:p text:style-name="P177">Iván Chillón García</text:p>
        </text:list-item>
      </text:list>
      <text:p text:style-name="P26"/>
      <text:h text:style-name="P421" text:outline-level="3">O<text:span text:style-name="T50">rden del día</text:span></text:h>
      <text:p text:style-name="P75">1. Aprobación si procede del acta de la reunión anterior </text:p>
      <text:p text:style-name="P75">2. <text:span text:style-name="T55">Informe de la reunión de CCP</text:span></text:p>
      <text:p text:style-name="P93">3. Seguimiento de las programaciones</text:p>
      <text:p text:style-name="P75"><text:span text:style-name="T64">4</text:span>. Sugerencias y preguntas</text:p>
      <text:p text:style-name="P75"/>
      <text:h text:style-name="P421" text:outline-level="3">A<text:span text:style-name="T50">spectos tratados y decisiones adoptadas</text:span></text:h>
      <text:h text:style-name="P363" text:outline-level="4">1. Aprobación si procede del acta de la reunión anterior</text:h>
      <text:p text:style-name="P26"/>
      <text:p text:style-name="P26">Se aprueba</text:p>
      <text:p text:style-name="P26"/>
      <text:h text:style-name="P363" text:outline-level="4">2. <text:span text:style-name="T55">Informe de la reunión de CCP</text:span></text:h>
      <text:list xml:id="list7820598505260461003" text:style-name="L9">
        <text:list-item>
          <text:p text:style-name="P230">Se comunica que se va a empezar a usar el uso de los terminales del SGD para el control de asistencia y gestión de incidencias en el aula. Comunicar a dirección los fallos detectados. Los tutores deberán revisar las materias pendientes.</text:p>
        </text:list-item>
        <text:list-item>
          <text:p text:style-name="P230">En la actual normativa queda abierto en el NOF la pérdida de evaluación continua. Se debate en la CCP y se propone establecer la pérdida en el 15% de las faltas. Los apercibimientos y notificaciones se realizarán al 7,5% de las faltas y en los boletines de calificaciones. Así mismo se recuerda que es trabajo del tutor hacer seguimiento del absentismo y avisar a los alumnos y a las familias cuando el número de faltas sea elevado.</text:p>
        </text:list-item>
        <text:list-item>
          <text:p text:style-name="P230">CEP envía fax informando sobre concurso de traslados. El profesorado interesado en concursar fuera de la comunidad debe ponerse en contacto de forma urgente con el CEP para obtener certificado de los cursos recogidos en su portfolio.</text:p>
        </text:list-item>
        <text:list-item>
          <text:p text:style-name="P230">Publicada orden sobre elección de miembros del consejo escolar. Falta por elegir al menos un candidato del profesorado; cinco del alumnado, uno de los cuales sale de la junta de delegados y cuatro del los padres ya que ninguno renueva. La presentación de candidaturas debe realizarse antes del 30 de octubre y la elección antes del 12 de noviembre. Se solicita que desde la tutoría se promueva la presentación de candidaturas por parte de los alumnos.</text:p>
        </text:list-item>
        <text:list-item>
          <text:p text:style-name="P231">Los motivos de justificación (y de no justificación) de faltas se han trasladado al SGD.</text:p>
        </text:list-item>
        <text:list-item>
          <text:p text:style-name="P231">El martes habrá tutoría de tarde, durante la misma se facilitará a los padres el usuario y la clave de acceso a la utilidad web del SGD. El usuario no variará respecto a cursos <text:soft-page-break/>anteriores: el usuario será el DNI sin letra y la clave por defecto el n.º de expediente del alumno.</text:p>
        </text:list-item>
        <text:list-item>
          <text:p text:style-name="P231">Ya están disponibles en el tablón las fechas de las evaluaciones sin notas.</text:p>
        </text:list-item>
        <text:list-item>
          <text:p text:style-name="P231">Se solicitan actividades para el plan de sustituciones de corta duración.</text:p>
        </text:list-item>
      </text:list>
      <text:h text:style-name="P363" text:outline-level="4"><text:span text:style-name="T55">3. </text:span>Seguimiento de las programaciones</text:h>
      <text:p text:style-name="P141">Se comentan los contenidos impartidos en cada módulo y materias y se debaten propuestas de coordinación y de posibles actividades a realizar.</text:p>
      <text:h text:style-name="P363" text:outline-level="4"><text:span text:style-name="T64">4</text:span>. Sugerencias y preguntas</text:h>
      <text:p text:style-name="P26"/>
      <text:p text:style-name="P56">No hay</text:p>
      <text:p text:style-name="P26"/>
      <text:h text:style-name="P421" text:outline-level="3">T<text:span text:style-name="T50">areas asignadas</text:span></text:h>
      <text:p text:style-name="P56">No hay</text:p>
      <text:p text:style-name="P45"/>
      <text:p text:style-name="P26"/>
      <text:p text:style-name="P26"/>
      <text:p text:style-name="P26">Sin más asuntos que tratar se levanta la sesión, de todo lo cual yo, como Jefe del Departamento, doy fe.</text:p>
      <text:p text:style-name="P26"/>
      <text:p text:style-name="P10">E<text:span text:style-name="T50">l jefe de departamento</text:span> <text:s text:c="5"/></text:p>
      <text:p text:style-name="P10"/>
      <text:p text:style-name="P10"/>
      <text:p text:style-name="P10"/>
      <text:p text:style-name="P10"/>
      <text:p text:style-name="P10"/>
      <text:p text:style-name="P10">Iván Chillón García <text:s text:c="5"/></text:p>
      <text:p text:style-name="P107"><draw:line text:anchor-type="paragraph" draw:z-index="75" draw:style-name="gr1" draw:text-style-name="P453" svg:x1="0.069cm" svg:y1="8.068cm" svg:x2="16.57cm" svg:y2="0.296cm"><text:p/></draw:line></text:p>
      <text:h text:style-name="P400" text:outline-level="2"><text:span text:style-name="T10">ACTA Nº </text:span><text:span text:style-name="T37">7</text:span></text:h>
      <text:h text:style-name="P422" text:outline-level="3">Fecha: <text:span text:style-name="T19">24/</text:span><text:span text:style-name="T15">10</text:span><text:span text:style-name="T11">/1</text:span><text:span text:style-name="T12">4</text:span></text:h>
      <text:h text:style-name="P422" text:outline-level="3">Asistentes:</text:h>
      <text:list xml:id="list212928440998729" text:continue-list="list212928071676549" text:style-name="L1">
        <text:list-item>
          <text:p text:style-name="P195">Luz Marina Ortiz Rodríguez</text:p>
        </text:list-item>
        <text:list-item>
          <text:p text:style-name="P178">Etiel Juan Domínguez Sánchez</text:p>
        </text:list-item>
        <text:list-item>
          <text:p text:style-name="P178">Iván Chillón García</text:p>
        </text:list-item>
      </text:list>
      <text:p text:style-name="P27"/>
      <text:h text:style-name="P422" text:outline-level="3">O<text:span text:style-name="T50">rden del día</text:span></text:h>
      <text:p text:style-name="P76">1. Aprobación si procede del acta de la reunión anterior </text:p>
      <text:p text:style-name="P76">2. <text:span text:style-name="T55">Informe de la reunión de CCP</text:span></text:p>
      <text:p text:style-name="P100">3. Criterios de evaluación y calificación a publicar</text:p>
      <text:p text:style-name="P94"><text:span text:style-name="T69">4</text:span>. Seguimiento de las programaciones</text:p>
      <text:p text:style-name="P76"><text:span text:style-name="T69">5</text:span>. Sugerencias y preguntas</text:p>
      <text:p text:style-name="P76"/>
      <text:h text:style-name="P422" text:outline-level="3">A<text:span text:style-name="T50">spectos tratados y decisiones adoptadas</text:span></text:h>
      <text:h text:style-name="P364" text:outline-level="4">1. Aprobación si procede del acta de la reunión anterior</text:h>
      <text:p text:style-name="P27"/>
      <text:p text:style-name="P27">Se aprueba</text:p>
      <text:p text:style-name="P27"/>
      <text:h text:style-name="P364" text:outline-level="4">2. <text:span text:style-name="T55">Informe de la reunión de CCP</text:span></text:h>
      <text:list xml:id="list2817237719973873838" text:style-name="L10">
        <text:list-item>
          <text:p text:style-name="P232">Se comunica el horario de finalización de curso de los alumnos de 2º del ciclo: el periodo ordinario de clases finalizará el 5 de marzo, la entrega de notas será el 6 de marzo. El módulo de integración abarcará desde el 9 al 27 de marzo y el módulo de FCT comenzará el 6 de abril.</text:p>
        </text:list-item>
        <text:list-item>
          <text:p text:style-name="P232">Las revisiones médicas del profesorado interesado se realizarán el lunes de 3 de noviembre entre las 8:30 y 9:30 la extracción de sangre y entrega de muestras de orina y los días 11 y 12 de noviembre el resto de pruebas.</text:p>
        </text:list-item>
        <text:list-item>
          <text:p text:style-name="P232">Se solicita a los departamentos la entrega de <text:span text:style-name="T65">separata con criterios de evaluación y calificación de </text:span>programaciones <text:span text:style-name="T65">para su publicación en la web.</text:span></text:p>
        </text:list-item>
        <text:list-item>
          <text:p text:style-name="P233">Se informa de visita de inspector la próxima semana en la que revisará los horarios y el plan de sustituciones de corta duración. Se recuerda el funcionamiento del mismo.</text:p>
        </text:list-item>
        <text:list-item>
          <text:p text:style-name="P233">Colgados censos para elecciones sindicales cuyas votaciones tendrán lugar el día 4 de diciembre. El periodo de reclamaciones al censo termina en breve.</text:p>
        </text:list-item>
        <text:list-item>
          <text:p text:style-name="P233">Ingresada ayuda de 1500€ del ayuntamiento. Se ha utilizado la misma en la adquisición de proyectores, está pendiente la adquisición de bolsos para los mismos.</text:p>
        </text:list-item>
        <text:list-item>
          <text:p text:style-name="P233">Reunión de vicedirectores. Las actividades programadas se han enviado a los jefes de departamento.</text:p>
        </text:list-item>
        <text:list-item>
          <text:p text:style-name="P233">El próximo lunes tendrá lugar reunión de coordinación con primaria en el CEIP la Garita alas 16:00. Acudirán los departamentos de lengua e inglés.</text:p>
        </text:list-item>
        <text:list-item>
          <text:p text:style-name="P233"><text:soft-page-break/>El próximo martes se realizará reunión de delegados para la elección del representante al consejo escolares.</text:p>
        </text:list-item>
        <text:list-item>
          <text:p text:style-name="P233">En ruegos y preguntas se solicita no hacer coincidir las evaluaciones en días de tutorías de tarde.</text:p>
        </text:list-item>
      </text:list>
      <text:h text:style-name="P365" text:outline-level="4">3. Criterios de calificación a publicar </text:h>
      <text:p text:style-name="P152">Se acuerda utilizar los criterios de evaluación y calificación comunes recogidos en el PCCF como los que se facilitarán a la dirección para ser publicados en la web del centro.</text:p>
      <text:h text:style-name="P366" text:outline-level="4"><text:span text:style-name="T69">4. </text:span>Seguimiento de las programaciones</text:h>
      <text:p text:style-name="P142">Se comentan los contenidos impartidos en cada módulo y materias y se debaten propuestas de coordinación y de posibles actividades a realizar.</text:p>
      <text:h text:style-name="P364" text:outline-level="4"><text:span text:style-name="T69">5</text:span>. Sugerencias y preguntas</text:h>
      <text:p text:style-name="P56">No hay</text:p>
      <text:p text:style-name="P53"/>
      <text:p text:style-name="P27"/>
      <text:h text:style-name="P422" text:outline-level="3">T<text:span text:style-name="T50">areas asignadas</text:span></text:h>
      <text:p text:style-name="P27"/>
      <text:p text:style-name="P57">Iván: facilitar separata con criterios de calificación generales del ciclo para su publicación en la web del centro</text:p>
      <text:p text:style-name="P46"/>
      <text:p text:style-name="P27"/>
      <text:p text:style-name="P27"/>
      <text:p text:style-name="P27">Sin más asuntos que tratar se levanta la sesión, de todo lo cual yo, como Jefe del Departamento, doy fe.</text:p>
      <text:p text:style-name="P27"/>
      <text:p text:style-name="P11">E<text:span text:style-name="T50">l jefe de departamento</text:span> <text:s text:c="5"/></text:p>
      <text:p text:style-name="P11"/>
      <text:p text:style-name="P11"/>
      <text:p text:style-name="P11"/>
      <text:p text:style-name="P11"/>
      <text:p text:style-name="P11"/>
      <text:p text:style-name="P11">Iván Chillón García <text:s text:c="5"/></text:p>
      <text:p text:style-name="P108"><draw:line text:anchor-type="paragraph" draw:z-index="76" draw:style-name="gr1" draw:text-style-name="P453" svg:x1="0cm" svg:y1="4.713cm" svg:x2="16.57cm" svg:y2="0.296cm"><text:p/></draw:line></text:p>
      <text:h text:style-name="P401" text:outline-level="2"><text:span text:style-name="T10">ACTA Nº </text:span><text:span text:style-name="T38">8</text:span></text:h>
      <text:h text:style-name="P423" text:outline-level="3">Fecha: <text:span text:style-name="T18">31/</text:span><text:span text:style-name="T15">10</text:span><text:span text:style-name="T11">/1</text:span><text:span text:style-name="T12">4</text:span></text:h>
      <text:h text:style-name="P423" text:outline-level="3">Asistentes:</text:h>
      <text:list xml:id="list212928114423222" text:continue-list="list212928440998729" text:style-name="L1">
        <text:list-item>
          <text:p text:style-name="P196">Luz Marina Ortiz Rodríguez</text:p>
        </text:list-item>
        <text:list-item>
          <text:p text:style-name="P179">Etiel Juan Domínguez Sánchez</text:p>
        </text:list-item>
        <text:list-item>
          <text:p text:style-name="P179">Iván Chillón García</text:p>
        </text:list-item>
      </text:list>
      <text:p text:style-name="P28"/>
      <text:h text:style-name="P423" text:outline-level="3">O<text:span text:style-name="T50">rden del día</text:span></text:h>
      <text:p text:style-name="P77">1. Aprobación si procede del acta de la reunión anterior </text:p>
      <text:p text:style-name="P77">2. <text:span text:style-name="T55">Informe de la reunión de CCP</text:span></text:p>
      <text:p text:style-name="P95">3. <text:span text:style-name="T66">Incorporación de alumnos nuevos</text:span></text:p>
      <text:p text:style-name="P95"><text:span text:style-name="T63">4</text:span>. Seguimiento de las programaciones</text:p>
      <text:p text:style-name="P77"><text:span text:style-name="T63">5</text:span>. Sugerencias y preguntas</text:p>
      <text:p text:style-name="P77"/>
      <text:h text:style-name="P423" text:outline-level="3">A<text:span text:style-name="T50">spectos tratados y decisiones adoptadas</text:span></text:h>
      <text:h text:style-name="P367" text:outline-level="4">1. Aprobación si procede del acta de la reunión anterior</text:h>
      <text:p text:style-name="P28"/>
      <text:p text:style-name="P28">Se aprueba</text:p>
      <text:p text:style-name="P28"/>
      <text:h text:style-name="P367" text:outline-level="4">2. <text:span text:style-name="T55">Informe de la reunión de CCP</text:span></text:h>
      <text:list xml:id="list6424709586609885336" text:style-name="L11">
        <text:list-item>
          <text:p text:style-name="P234">Enviado por correo resolución de la consejería sobre “parentalidad positiva. Vivir la adolescencia en familia”. Los centros que quieran acogerse a la medida <text:s/>necesitan del compromiso de 15 padres y un profesor que deberá formarse a lo largo del proyecto. Comunicar si hay alguien interesado.</text:p>
        </text:list-item>
        <text:list-item>
          <text:p text:style-name="P234">El miércoles 5, durante las clases, tendrá lugar la votación del alumnado para el consejo escolar. Se irá llevando la urna por todas las aulas.</text:p>
        </text:list-item>
        <text:list-item>
          <text:p text:style-name="P234">El lunes tendrá lugar la extracción de sangre para las pruebas médicas. Los interesados recoger los botes en conserjería para la entrega de muestras de orina.</text:p>
        </text:list-item>
        <text:list-item>
          <text:p text:style-name="P234">Se han detectado problemas en la biblioteca durante los recreos. Si no se normaliza el funcionamiento de la misma se cerrará durante los recreos. Se llevará a la junta de delegados para ver que soluciones aportan los alumnos.</text:p>
        </text:list-item>
        <text:list-item>
          <text:p text:style-name="P234">El secretario comunica que ha sido ingresada en la cuenta del centro la partida correspondiente al segundo semestre y una partida extraordinaria para la reparación de la bomba y del depósito de agua.</text:p>
        </text:list-item>
        <text:list-item>
          <text:p text:style-name="P234">Se recuerda que en las faltas a primera hora se debe introducir F1 en lugar de FA en el tamagochi.</text:p>
        </text:list-item>
        <text:list-item>
          <text:p text:style-name="P234">El departamento de educación física no se hará cargo este año del viaje a la nieve. Tampoco hay ningún otro profesor interesado. Existe la posibilidad de sustituir por otro viaje. Los posibles voluntarios deberán comunicarlo.</text:p>
        </text:list-item>
        <text:list-item>
          <text:p text:style-name="P234"><text:soft-page-break/>En ruegos y preguntas se propone que vayan alumnos, con supervisión, de forma simultanea al baño para evitar que los alumnos estén demasiado tiempo fuera del aula.</text:p>
        </text:list-item>
      </text:list>
      <text:h text:style-name="P357" text:outline-level="4">3. <text:span text:style-name="T66">Incorporación de alumnos nuevos</text:span></text:h>
      <text:p text:style-name="P150">Se <text:span text:style-name="T67">notifica que se han matriculado a lo largo de la semana dos nuevos alumnos, Yago y José en 1º del ciclo.</text:span></text:p>
      <text:h text:style-name="P367" text:outline-level="4"><text:span text:style-name="T61">4. </text:span>Seguimiento de las programaciones</text:h>
      <text:p text:style-name="P143">Se comentan los contenidos impartidos en cada módulo y materias y se debaten propuestas de coordinación y de posibles actividades a realizar.</text:p>
      <text:h text:style-name="P367" text:outline-level="4"><text:span text:style-name="T63">5</text:span>. Sugerencias y preguntas</text:h>
      <text:p text:style-name="P28"/>
      <text:p text:style-name="P58">No hay</text:p>
      <text:p text:style-name="P28"/>
      <text:h text:style-name="P423" text:outline-level="3">T<text:span text:style-name="T50">areas asignadas</text:span></text:h>
      <text:p text:style-name="P28"/>
      <text:p text:style-name="P54">Iván: <text:span text:style-name="T67">alta de alumnos nuevos en aula virtual.</text:span></text:p>
      <text:p text:style-name="P47"/>
      <text:p text:style-name="P28"/>
      <text:p text:style-name="P28"/>
      <text:p text:style-name="P28">Sin más asuntos que tratar se levanta la sesión, de todo lo cual yo, como Jefe del Departamento, doy fe.</text:p>
      <text:p text:style-name="P28"/>
      <text:p text:style-name="P12">E<text:span text:style-name="T50">l jefe de departamento</text:span> <text:s text:c="5"/></text:p>
      <text:p text:style-name="P12"/>
      <text:p text:style-name="P12"/>
      <text:p text:style-name="P12"/>
      <text:p text:style-name="P12"/>
      <text:p text:style-name="P12"/>
      <text:p text:style-name="P12">Iván Chillón García <text:s text:c="5"/></text:p>
      <text:p text:style-name="P109"><draw:line text:anchor-type="paragraph" draw:z-index="77" draw:style-name="gr1" draw:text-style-name="P453" svg:x1="-0.023cm" svg:y1="4.916cm" svg:x2="16.57cm" svg:y2="0.296cm"><text:p/></draw:line></text:p>
      <text:h text:style-name="P402" text:outline-level="2"><text:span text:style-name="T10">ACTA Nº </text:span><text:span text:style-name="T39">9</text:span></text:h>
      <text:h text:style-name="P424" text:outline-level="3">Fecha: <text:span text:style-name="T19">7</text:span><text:span text:style-name="T18">/</text:span><text:span text:style-name="T15">1</text:span><text:span text:style-name="T19">1</text:span><text:span text:style-name="T11">/1</text:span><text:span text:style-name="T12">4</text:span></text:h>
      <text:h text:style-name="P424" text:outline-level="3">Asistentes:</text:h>
      <text:list xml:id="list212929024436255" text:continue-list="list212928114423222" text:style-name="L1">
        <text:list-item>
          <text:p text:style-name="P197">Luz Marina Ortiz Rodríguez</text:p>
        </text:list-item>
        <text:list-item>
          <text:p text:style-name="P180">Etiel Juan Domínguez Sánchez</text:p>
        </text:list-item>
        <text:list-item>
          <text:p text:style-name="P180">Iván Chillón García</text:p>
        </text:list-item>
      </text:list>
      <text:p text:style-name="P29"/>
      <text:h text:style-name="P424" text:outline-level="3">O<text:span text:style-name="T50">rden del día</text:span></text:h>
      <text:p text:style-name="P78">1. Aprobación si procede del acta de la reunión anterior </text:p>
      <text:p text:style-name="P78">2. <text:span text:style-name="T55">Informe de la reunión de CCP</text:span></text:p>
      <text:p text:style-name="P96">3. <text:span text:style-name="T70">Reorganización del aula de 2º del ciclo</text:span></text:p>
      <text:p text:style-name="P96"><text:span text:style-name="T63">4</text:span>. Seguimiento de las programaciones</text:p>
      <text:p text:style-name="P78"><text:span text:style-name="T63">5</text:span>. Sugerencias y preguntas</text:p>
      <text:p text:style-name="P78"/>
      <text:h text:style-name="P424" text:outline-level="3">A<text:span text:style-name="T50">spectos tratados y decisiones adoptadas</text:span></text:h>
      <text:h text:style-name="P368" text:outline-level="4">1. Aprobación si procede del acta de la reunión anterior</text:h>
      <text:p text:style-name="P29"/>
      <text:p text:style-name="P29">Se aprueba</text:p>
      <text:p text:style-name="P29"/>
      <text:h text:style-name="P368" text:outline-level="4">2. <text:span text:style-name="T55">Informe de la reunión de CCP</text:span></text:h>
      <text:list xml:id="list5430744270847669487" text:style-name="L12">
        <text:list-item>
          <text:p text:style-name="P235">Se ha habilitado, para los tutores, la posibilidad de justificar faltas por enfermedad de los alumnos.</text:p>
        </text:list-item>
        <text:list-item>
          <text:p text:style-name="P235">Se recuerda al profesorado de guardia que cuando sustituya a un compañero ausente debe pasar lista con el tamagochi de guardia.</text:p>
        </text:list-item>
        <text:list-item>
          <text:p text:style-name="P235">Publicada convocatoria de concurso de traslados en BOC de 30 de octubre. Las solicitudes se podrán realizar entre el 6 y el 24 de noviembre.</text:p>
        </text:list-item>
        <text:list-item>
          <text:p text:style-name="P235">Los profesores que van ha hacerse las pruebas médicas deberán apuntar en lista colgada en tablón la hora en la que quieren realizar las mismas durante los días 10 y 11.</text:p>
        </text:list-item>
        <text:list-item>
          <text:p text:style-name="P235">Comprados bolsos nuevos para proyectores. Estarán disponibles la próxima semana.</text:p>
        </text:list-item>
        <text:list-item>
          <text:p text:style-name="P235">Se informa de los aspectos tratados en la reunión de directores con directora insular que tuvo lugar el miércoles pasado:</text:p>
          <text:list>
            <text:list-item>
              <text:p text:style-name="P236">Programa parentalidad positiva. Se describe el proyecto y se resume la aplicación del mismo.</text:p>
            </text:list-item>
            <text:list-item>
              <text:p text:style-name="P237">Se mencionan tres centros de financiación pública-privada.</text:p>
            </text:list-item>
            <text:list-item>
              <text:p text:style-name="P237">Reunión de inspección con jefes de estudios. Se supervisarán programaciones en algunos centros por sorteo. Se hará hincapié en el procedimiento de apertura de expediente. Ahora debe ser por un hecho concreto y no por la acumulación de faltas. Se insiste en que la justificación de faltas del profesorado debe acompañarse de justificante médico. <text:span text:style-name="T68">Los alumnos y las familias deben estar informados de las </text:span><text:soft-page-break/><text:span text:style-name="T68">programaciones y en concreto de los criterios de evaluación y calificación.</text:span></text:p>
            </text:list-item>
          </text:list>
        </text:list-item>
        <text:list-item>
          <text:p text:style-name="P238">En ruegos y preguntas se informa por parte de este departamento de los problemas que ha habido por parte de algunos alumnos para matricularse para preparar la prueba de acceso en la escuela de adultos. También se solicita limitar la cantidad de actividades extraescolares para los alumnos de segundo de bachillerato.</text:p>
        </text:list-item>
      </text:list>
      <text:h text:style-name="P358" text:outline-level="4">3. <text:span text:style-name="T70">Reorganización del aula de 2º del ciclo</text:span></text:h>
      <text:p text:style-name="P151">Se <text:span text:style-name="T70">acuerda modificar la disposición actual de pizarra y proyector en el ciclo para poder simultanear el uso de los mismos. Se desplazará la pizarra a la derecha hasta el cuadro de luz del aula, se colgará la pantalla de proyección a la izquierda del aula y a mayor altura para que sea visible de forma completa y el cañón de proyección se colgará del techo. Se utilizará el nuevo cañón adquirido el curso pasado.</text:span></text:p>
      <text:h text:style-name="P368" text:outline-level="4"><text:span text:style-name="T61">4. </text:span>Seguimiento de las programaciones</text:h>
      <text:p text:style-name="P144">Se comentan los contenidos impartidos en cada módulo y materias y se debaten propuestas de coordinación y de posibles actividades a realizar.</text:p>
      <text:h text:style-name="P368" text:outline-level="4"><text:span text:style-name="T63">5</text:span>. Sugerencias y preguntas</text:h>
      <text:p text:style-name="P29"/>
      <text:p text:style-name="P59">No hay</text:p>
      <text:p text:style-name="P29"/>
      <text:h text:style-name="P424" text:outline-level="3">T<text:span text:style-name="T50">areas asignadas</text:span></text:h>
      <text:p text:style-name="P29"/>
      <text:p text:style-name="P55">Iván: <text:span text:style-name="T70">solicitar al secretario y al mantenedor la realización de los trabajos acordados en el punto 3 de esta acta</text:span></text:p>
      <text:p text:style-name="P48"/>
      <text:p text:style-name="P29"/>
      <text:p text:style-name="P29"/>
      <text:p text:style-name="P29">Sin más asuntos que tratar se levanta la sesión, de todo lo cual yo, como Jefe del Departamento, doy fe.</text:p>
      <text:p text:style-name="P29"/>
      <text:p text:style-name="P13">E<text:span text:style-name="T50">l jefe de departamento</text:span> <text:s text:c="5"/></text:p>
      <text:p text:style-name="P13"/>
      <text:p text:style-name="P13"/>
      <text:p text:style-name="P13"/>
      <text:p text:style-name="P13"/>
      <text:p text:style-name="P13"/>
      <text:p text:style-name="P13">Iván Chillón García <text:s text:c="5"/></text:p>
      <text:p text:style-name="P110"><draw:line text:anchor-type="paragraph" draw:z-index="78" draw:style-name="gr1" draw:text-style-name="P453" svg:x1="-0.023cm" svg:y1="2.915cm" svg:x2="16.57cm" svg:y2="0.296cm"><text:p/></draw:line></text:p>
      <text:h text:style-name="P403" text:outline-level="2"><text:span text:style-name="T10">ACTA Nº </text:span><text:span text:style-name="T40">10</text:span></text:h>
      <text:h text:style-name="P425" text:outline-level="3">Fecha: <text:span text:style-name="T21">21</text:span><text:span text:style-name="T18">/</text:span><text:span text:style-name="T15">1</text:span><text:span text:style-name="T20">1</text:span><text:span text:style-name="T11">/1</text:span><text:span text:style-name="T12">4</text:span></text:h>
      <text:h text:style-name="P425" text:outline-level="3">Asistentes:</text:h>
      <text:list xml:id="list212929210299882" text:continue-list="list212929024436255" text:style-name="L1">
        <text:list-item>
          <text:p text:style-name="P198">Luz Marina Ortiz Rodríguez</text:p>
        </text:list-item>
        <text:list-item>
          <text:p text:style-name="P181">Etiel Juan Domínguez Sánchez</text:p>
        </text:list-item>
        <text:list-item>
          <text:p text:style-name="P181">Iván Chillón García</text:p>
        </text:list-item>
      </text:list>
      <text:p text:style-name="P30"/>
      <text:h text:style-name="P425" text:outline-level="3">O<text:span text:style-name="T50">rden del día</text:span></text:h>
      <text:p text:style-name="P79">1. Aprobación si procede del acta de la reunión anterior </text:p>
      <text:p text:style-name="P79">2. <text:span text:style-name="T55">Informe de la reunión de CCP</text:span></text:p>
      <text:p text:style-name="P97">3. Seguimiento de las programaciones</text:p>
      <text:p text:style-name="P79"><text:span text:style-name="T71">5</text:span>. Sugerencias y preguntas</text:p>
      <text:p text:style-name="P79"/>
      <text:h text:style-name="P425" text:outline-level="3">A<text:span text:style-name="T50">spectos tratados y decisiones adoptadas</text:span></text:h>
      <text:h text:style-name="P369" text:outline-level="4">1. Aprobación si procede del acta de la reunión anterior</text:h>
      <text:p text:style-name="P30"/>
      <text:p text:style-name="P30">Se aprueba</text:p>
      <text:p text:style-name="P30"/>
      <text:h text:style-name="P369" text:outline-level="4">2. <text:span text:style-name="T55">Informe de la reunión de CCP</text:span></text:h>
      <text:list xml:id="list7442684781217008850" text:style-name="L13">
        <text:list-item>
          <text:p text:style-name="P239">El 4 de diciembre se utilizará la biblioteca como espacio para la realización de las elecciones sindicales.</text:p>
        </text:list-item>
        <text:list-item>
          <text:p text:style-name="P239">Desde la secretaría general técnica se envía cuatro ordenadores <text:span text:style-name="T72">solicitados para la dirección y la administración del centro.</text:span></text:p>
        </text:list-item>
        <text:list-item>
          <text:p text:style-name="P240">Disponibles las carpetas de competencias básicas en la zona compartida. La próxima semana se habilitará en la web la herramienta para cumplimentar los informes trimestrales del alumnado, deben redactarse teniendo en cuenta que se facilitarán los mismo a los padres. Las notas deberán cumplimentarse en los tamagochis o en el SGD.</text:p>
        </text:list-item>
        <text:list-item>
          <text:p text:style-name="P240">Se informa de alumno sancionado con una semana sin clases y de su expulsión del programa de 4º de diversificación. Al no ser su expulsión definitiva pasará al 4º ordinario.</text:p>
        </text:list-item>
        <text:list-item>
          <text:p text:style-name="P240">El miércoles pasado tuvo lugar la reunión de inspección de la zona sobre el plan de supervisión de centros. El curso pasado le tocó al IES Costa Teguise, este año le tocará a otro IES de la zona. Se avisará a los centros con dos días de antelación. Los profesores deberán tener disponibles las programaciones de las materias que están impartiendo. Si fuésemos seleccionados se convocaría un claustro extraordinario. Habrá una planilla de supervisión. Los jefes de departamento deberán tener disponibles las programaciones y las actas de departamento. Los aspectos que se supervisarán son:</text:p>
          <text:list>
            <text:list-item>
              <text:p text:style-name="P240">Coherencia entre programación y currículo.</text:p>
            </text:list-item>
            <text:list-item>
              <text:p text:style-name="P240">Coherencia de la programación con la práctica docente.</text:p>
            </text:list-item>
            <text:list-item>
              <text:p text:style-name="P240">Concreción en programación de medidas ordinarias de atención a la diversidad en el <text:soft-page-break/>aula.</text:p>
            </text:list-item>
            <text:list-item>
              <text:p text:style-name="P240">Que la programación incluya la normativa vigente.</text:p>
            </text:list-item>
            <text:list-item>
              <text:p text:style-name="P240">Antes de la revisión de la programación se revisará la PGA</text:p>
            </text:list-item>
          </text:list>
        </text:list-item>
        <text:list-item>
          <text:p text:style-name="P241">Publicado RD 894/2014 de 12/X que recoge que a partir de ahora será requisito haber recibido formación en la función directiva para poder presentar proyecto.</text:p>
        </text:list-item>
      </text:list>
      <text:h text:style-name="P369" text:outline-level="4"><text:span text:style-name="T55">3. </text:span>Seguimiento de las programaciones</text:h>
      <text:p text:style-name="P145">Se comentan los contenidos impartidos en cada módulo y materias y se debaten propuestas de coordinación y de posibles actividades a realizar.</text:p>
      <text:h text:style-name="P369" text:outline-level="4"><text:span text:style-name="T71">4</text:span>. Sugerencias y preguntas</text:h>
      <text:p text:style-name="P30"/>
      <text:p text:style-name="P60">No hay</text:p>
      <text:p text:style-name="P30"/>
      <text:h text:style-name="P425" text:outline-level="3">T<text:span text:style-name="T50">areas asignadas</text:span></text:h>
      <text:p text:style-name="P30"/>
      <text:p text:style-name="P62">No hay</text:p>
      <text:p text:style-name="P49"/>
      <text:p text:style-name="P30"/>
      <text:p text:style-name="P30"/>
      <text:p text:style-name="P30">Sin más asuntos que tratar se levanta la sesión, de todo lo cual yo, como Jefe del Departamento, doy fe.</text:p>
      <text:p text:style-name="P30"/>
      <text:p text:style-name="P14">E<text:span text:style-name="T50">l jefe de departamento</text:span> <text:s text:c="5"/></text:p>
      <text:p text:style-name="P14"/>
      <text:p text:style-name="P14"/>
      <text:p text:style-name="P14"/>
      <text:p text:style-name="P14"/>
      <text:p text:style-name="P14"/>
      <text:p text:style-name="P14">Iván Chillón García <text:s text:c="5"/></text:p>
      <text:p text:style-name="P111"><draw:line text:anchor-type="paragraph" draw:z-index="79" draw:style-name="gr1" draw:text-style-name="P453" svg:x1="-0.046cm" svg:y1="7.131cm" svg:x2="16.57cm" svg:y2="0.296cm"><text:p/></draw:line></text:p>
      <text:h text:style-name="P404" text:outline-level="2"><text:span text:style-name="T10">ACTA Nº </text:span><text:span text:style-name="T41">11</text:span></text:h>
      <text:h text:style-name="P426" text:outline-level="3">Fecha: <text:span text:style-name="T22">5</text:span><text:span text:style-name="T18">/</text:span><text:span text:style-name="T15">1</text:span><text:span text:style-name="T22">2</text:span><text:span text:style-name="T11">/1</text:span><text:span text:style-name="T12">4</text:span></text:h>
      <text:h text:style-name="P426" text:outline-level="3">Asistentes:</text:h>
      <text:list xml:id="list212928733472486" text:continue-list="list212929210299882" text:style-name="L1">
        <text:list-item>
          <text:p text:style-name="P199">Luz Marina Ortiz Rodríguez</text:p>
        </text:list-item>
        <text:list-item>
          <text:p text:style-name="P182">Etiel Juan Domínguez Sánchez</text:p>
        </text:list-item>
        <text:list-item>
          <text:p text:style-name="P182">Iván Chillón García</text:p>
        </text:list-item>
      </text:list>
      <text:p text:style-name="P31"/>
      <text:h text:style-name="P426" text:outline-level="3">O<text:span text:style-name="T50">rden del día</text:span></text:h>
      <text:p text:style-name="P80">1. Aprobación si procede del acta de la reunión anterior </text:p>
      <text:p text:style-name="P80">2. <text:span text:style-name="T55">Informe de la reunión de CCP</text:span></text:p>
      <text:p text:style-name="P98">3. Seguimiento de las programaciones</text:p>
      <text:p text:style-name="P80"><text:span text:style-name="T73">4</text:span>. Sugerencias y preguntas</text:p>
      <text:p text:style-name="P80"/>
      <text:h text:style-name="P426" text:outline-level="3">A<text:span text:style-name="T50">spectos tratados y decisiones adoptadas</text:span></text:h>
      <text:h text:style-name="P370" text:outline-level="4">1. Aprobación si procede del acta de la reunión anterior</text:h>
      <text:p text:style-name="P31"/>
      <text:p text:style-name="P31">Se aprueba</text:p>
      <text:p text:style-name="P31"/>
      <text:h text:style-name="P370" text:outline-level="4">2. <text:span text:style-name="T55">Informe de la reunión de CCP</text:span></text:h>
      <text:list xml:id="list5945217165889398640" text:style-name="L14">
        <text:list-item>
          <text:p text:style-name="P242">Llega correo de la consejería indicando que en mayo de 2015 finaliza el contrato de las licencias de Microsoft Office y que no se va a renovar el mismo. Se pasará a utilizar LibreOffice. El ahorro previsto es de 1.800.000€. Los nuevos equipos adquiridos por la consejería incluirán Windows 8 y no tendrán Office.</text:p>
        </text:list-item>
        <text:list-item>
          <text:p text:style-name="P242">Se solicita que la carga de notas, ccbb y comentarios se hagan como tope antes del recreo del día anterior a la evaluación.</text:p>
        </text:list-item>
        <text:list-item>
          <text:p text:style-name="P242">Constituido consejo escolar el día 2 de diciembre con los nuevos miembros elegidos.</text:p>
        </text:list-item>
        <text:list-item>
          <text:p text:style-name="P242">El próximo miércoles tendrá lugar reunión de directores con inspección. El punto a tratar será las vacantes en cada centro de cara al próximo concurso de traslados. <text:span text:style-name="T74">Las especialidades que aparezcan como -1 no significa eliminación de la plaza. Sólo se eliminaría si el profesor implicado obtuviera plaza en otro centro. La supresión de plazas tiene lugar en la adjudicación de destinos. Si durante tres años no se cubre una plaza esta se amortiza.</text:span></text:p>
        </text:list-item>
        <text:list-item>
          <text:p text:style-name="P243">Trini presenta proyecto de orientación dirigido a alumnos en riesgo de exclusión social</text:p>
        </text:list-item>
      </text:list>
      <text:h text:style-name="P370" text:outline-level="4"><text:span text:style-name="T55">3. </text:span>Seguimiento de las programaciones</text:h>
      <text:p text:style-name="P146">Se comentan los contenidos impartidos en cada módulo y materias y se debaten propuestas de coordinación y de posibles actividades a realizar.</text:p>
      <text:h text:style-name="P370" text:outline-level="4"><text:soft-page-break/><text:span text:style-name="T73">4</text:span>. Sugerencias y preguntas</text:h>
      <text:p text:style-name="P31"/>
      <text:p text:style-name="P61">No hay</text:p>
      <text:p text:style-name="P31"/>
      <text:h text:style-name="P426" text:outline-level="3">T<text:span text:style-name="T50">areas asignadas</text:span></text:h>
      <text:p text:style-name="P31"/>
      <text:p text:style-name="P61">No hay</text:p>
      <text:p text:style-name="P50"/>
      <text:p text:style-name="P31"/>
      <text:p text:style-name="P31"/>
      <text:p text:style-name="P31">Sin más asuntos que tratar se levanta la sesión, de todo lo cual yo, como Jefe del Departamento, doy fe.</text:p>
      <text:p text:style-name="P31"/>
      <text:p text:style-name="P15">E<text:span text:style-name="T50">l jefe de departamento</text:span> <text:s text:c="5"/></text:p>
      <text:p text:style-name="P15"/>
      <text:p text:style-name="P15"/>
      <text:p text:style-name="P15"/>
      <text:p text:style-name="P15"/>
      <text:p text:style-name="P15"/>
      <text:p text:style-name="P15">Iván Chillón García <text:s text:c="5"/></text:p>
      <text:p text:style-name="P267"><draw:line text:anchor-type="paragraph" draw:z-index="80" draw:style-name="gr1" draw:text-style-name="P453" svg:x1="-0.023cm" svg:y1="11.701cm" svg:x2="16.57cm" svg:y2="0.296cm"><text:p/></draw:line></text:p>
      <text:h text:style-name="P404" text:outline-level="2"><text:span text:style-name="T10">ACTA Nº </text:span><text:span text:style-name="T42">1</text:span><text:span text:style-name="T43">2</text:span></text:h>
      <text:h text:style-name="P426" text:outline-level="3">Fecha: <text:span text:style-name="T23">0</text:span><text:span text:style-name="T24">9</text:span><text:span text:style-name="T11">/0</text:span><text:span text:style-name="T23">1</text:span><text:span text:style-name="T11">/1</text:span><text:span text:style-name="T23">5</text:span></text:h>
      <text:h text:style-name="P426" text:outline-level="3">Asistentes:</text:h>
      <text:list xml:id="list43292594425735922" text:style-name="L15">
        <text:list-item>
          <text:p text:style-name="P200">Luz Marina Ortiz Rodríguez</text:p>
        </text:list-item>
        <text:list-item>
          <text:p text:style-name="P183">Etiel Juan Domínguez Sánchez</text:p>
        </text:list-item>
        <text:list-item>
          <text:p text:style-name="P183">Iván Chillón García</text:p>
        </text:list-item>
      </text:list>
      <text:p text:style-name="P31"/>
      <text:h text:style-name="P426" text:outline-level="3">O<text:span text:style-name="T50">rden del día</text:span></text:h>
      <text:p text:style-name="P80">1. Aprobación si procede del acta de la reunión anterior </text:p>
      <text:p text:style-name="P80">2. Informe de la reunión de CCP</text:p>
      <text:p text:style-name="P80">3. <text:span text:style-name="T75">Alumnado absentista</text:span></text:p>
      <text:p text:style-name="P278">4. Análisis de resultados del primer trimestre</text:p>
      <text:p text:style-name="P81"><text:span text:style-name="T76">5. </text:span>Análisis de seguimiento de programaciones</text:p>
      <text:p text:style-name="P80"><text:span text:style-name="T76">6</text:span>. Sugerencias y preguntas</text:p>
      <text:p text:style-name="P80"/>
      <text:h text:style-name="P426" text:outline-level="3">A<text:span text:style-name="T50">spectos tratados y decisiones adoptadas</text:span></text:h>
      <text:h text:style-name="P370" text:outline-level="4">1. Aprobación si procede del acta de la reunión anterior</text:h>
      <text:p text:style-name="P31"/>
      <text:p text:style-name="P31">Se aprueba</text:p>
      <text:p text:style-name="P31"/>
      <text:h text:style-name="P370" text:outline-level="4">2. Informe de la reunión de CCP</text:h>
      <text:p text:style-name="P31"/>
      <text:p text:style-name="P31">Se informa de los aspectos tratados en la reunión de CCP del día <text:span text:style-name="T75">9/I</text:span>. De entre los puntos tratados cabe destacar:</text:p>
      <text:list xml:id="list1883738788860730345" text:style-name="L16">
        <text:list-item>
          <text:p text:style-name="P213">Se informa de la publicación del curriculo básico de ESO y bachillerato en BOE de 3 de enero. Dicho documento será base para el desarrollo curricular por parte de las comunidades.</text:p>
        </text:list-item>
        <text:list-item>
          <text:p text:style-name="P213">Se solicita análisis de resultados por departamento de la 1ª evaluación. Deberá ser entregado antes del miércoles 14. El claustro tendrá lugar el 20 de enero. Se usará el mismo formato del curso pasado.</text:p>
        </text:list-item>
        <text:list-item>
          <text:p text:style-name="P213">El secretario recuerda que hay que almacenar las actas de los equipos educativos en zona compartida.</text:p>
        </text:list-item>
        <text:list-item>
          <text:p text:style-name="P213">Desde secretaría se propone solicitar ayuda al ayuntamiento para adquisición de tablets. Para poder utilizarlas de forma adecuada habría que mejorar la cobertura wifi de algunas zonas del centro.</text:p>
        </text:list-item>
        <text:list-item>
          <text:p text:style-name="P213">Desde el departamento de educación física se solicita ayuda para proyectos. Se necesitan voluntarios con compromiso para salir a caminar durante los recreos.</text:p>
        </text:list-item>
        <text:list-item>
          <text:p text:style-name="P213">Se hace propuesta para utilizar el aula medusa durante los recreos para realizar actividades como por ejemplo de mecanografía. <text:span text:style-name="T76">También se comenta la posibilidad de dar </text:span><text:soft-page-break/><text:span text:style-name="T76">formación básica a los padres en el uso básico del ordenador y en el acceso al SGD para leer comentarios.</text:span></text:p>
        </text:list-item>
      </text:list>
      <text:p text:style-name="P31"/>
      <text:p text:style-name="P31"/>
      <text:h text:style-name="P370" text:outline-level="4">3. <text:span text:style-name="T75">Alumnado absentista</text:span></text:h>
      <text:p text:style-name="P153">Se acuerda iniciar el trámite de baja de oficio de los alumnos Yago y Carlos al haber dejado de asistir a clase y enviar notificación de apercibimiento de faltas a los alumnos que hayan superado el 5% de las faltas.</text:p>
      <text:h text:style-name="P372" text:outline-level="4">4. Análisis de resultados del primer trimestre </text:h>
      <text:p text:style-name="P116">El Departamento didáctico citado, una vez realizado el análisis de los resultados correspondientes a la <text:s/>evaluación citada, hace las siguientes consideraciones:</text:p>
      <text:p text:style-name="P118"/>
      <text:p text:style-name="P118">Módulo: Redes Locales</text:p>
      <text:p text:style-name="P116"/>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161">Alumnado matriculado</text:p>
          </table:table-cell>
          <table:table-cell table:style-name="Tabla1.A1" office:value-type="string">
            <text:p text:style-name="P161">Evaluación positiva</text:p>
          </table:table-cell>
          <table:table-cell table:style-name="Tabla1.A1" office:value-type="string">
            <text:p text:style-name="P161">%</text:p>
          </table:table-cell>
          <table:table-cell table:style-name="Tabla1.A1" office:value-type="string">
            <text:p text:style-name="P161">Evaluación negativa</text:p>
          </table:table-cell>
          <table:table-cell table:style-name="Tabla1.E1" office:value-type="string">
            <text:p text:style-name="P161">%</text:p>
          </table:table-cell>
        </table:table-row>
        <table:table-row table:style-name="Tabla1.2">
          <table:table-cell table:style-name="Tabla1.A2" office:value-type="string">
            <text:p text:style-name="P119">22</text:p>
          </table:table-cell>
          <table:table-cell table:style-name="Tabla1.B2" office:value-type="string">
            <text:p text:style-name="P121">10</text:p>
          </table:table-cell>
          <table:table-cell table:style-name="Tabla1.C2" office:value-type="string">
            <text:p text:style-name="P163">45</text:p>
          </table:table-cell>
          <table:table-cell table:style-name="Tabla1.D2" office:value-type="string">
            <text:p text:style-name="P163">12</text:p>
          </table:table-cell>
          <table:table-cell table:style-name="Tabla1.E2" office:value-type="string">
            <text:p text:style-name="P163">65</text:p>
          </table:table-cell>
        </table:table-row>
      </table:table>
      <text:p text:style-name="P123"/>
      <table:table table:name="Tabla2" table:style-name="Tabla2">
        <table:table-column table:style-name="Tabla2.A"/>
        <table:table-row table:style-name="Tabla2.1">
          <table:table-cell table:style-name="Tabla2.A1" office:value-type="string">
            <text:p text:style-name="P162"/>
            <text:p text:style-name="P165">Análisis/Valoración de los resultados</text:p>
            <text:p text:style-name="P124"/>
            <text:p text:style-name="P125">Supera el módulo un 45% de los alumnos matriculados. Destacar que de los alumnos que suspenden 2 son absentistas que ya se han dado de baja para el segundo trimestre, otro alumno se incorporó al curso en noviembre y otro faltó durante un mes por un viaje familiar. Ocho de los alumnos que suspenden sacan un cuatro y varios de ellos tienen posibilidades de superar el módulo.</text:p>
            <text:p text:style-name="P125"/>
            <text:p text:style-name="P126"/>
            <text:p text:style-name="P157"/>
          </table:table-cell>
        </table:table-row>
      </table:table>
      <text:p text:style-name="P129"/>
      <text:p text:style-name="P118">Módulo: Aplicaciones Ofimáticas</text:p>
      <text:p text:style-name="P117"/>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161">Alumnado matriculado</text:p>
          </table:table-cell>
          <table:table-cell table:style-name="Tabla3.A1" office:value-type="string">
            <text:p text:style-name="P161">Evaluación positiva</text:p>
          </table:table-cell>
          <table:table-cell table:style-name="Tabla3.A1" office:value-type="string">
            <text:p text:style-name="P161">%</text:p>
          </table:table-cell>
          <table:table-cell table:style-name="Tabla3.A1" office:value-type="string">
            <text:p text:style-name="P161">Evaluación negativa</text:p>
          </table:table-cell>
          <table:table-cell table:style-name="Tabla3.E1" office:value-type="string">
            <text:p text:style-name="P161">%</text:p>
          </table:table-cell>
        </table:table-row>
        <table:table-row table:style-name="Tabla3.2">
          <table:table-cell table:style-name="Tabla3.A2" office:value-type="string">
            <text:p text:style-name="P120">22</text:p>
          </table:table-cell>
          <table:table-cell table:style-name="Tabla3.B2" office:value-type="string">
            <text:p text:style-name="P122">20</text:p>
          </table:table-cell>
          <table:table-cell table:style-name="Tabla3.C2" office:value-type="string">
            <text:p text:style-name="P164">91</text:p>
          </table:table-cell>
          <table:table-cell table:style-name="Tabla3.D2" office:value-type="string">
            <text:p text:style-name="P164">2</text:p>
          </table:table-cell>
          <table:table-cell table:style-name="Tabla3.E2" office:value-type="string">
            <text:p text:style-name="P164">9</text:p>
          </table:table-cell>
        </table:table-row>
      </table:table>
      <text:p text:style-name="P123"/>
      <table:table table:name="Tabla4" table:style-name="Tabla4">
        <table:table-column table:style-name="Tabla4.A"/>
        <table:table-row table:style-name="Tabla4.1">
          <table:table-cell table:style-name="Tabla4.A1" office:value-type="string">
            <text:p text:style-name="P162"/>
            <text:p text:style-name="P165">Análisis/Valoración de los resultados</text:p>
            <text:p text:style-name="P124"/>
            <text:p text:style-name="P127">Los resultados del módulo han sido bastante buenos. Un 91% de los alumnos han aprobado el módulo. Los alumnos que no han aprobado han sido por absentismo. </text:p>
          </table:table-cell>
        </table:table-row>
      </table:table>
      <text:p text:style-name="P131"/>
      <text:p text:style-name="P118">Módulo: Montaje y mantenimiento de Equipos</text:p>
      <text:p text:style-name="P117"/>
      <table:table table:name="Tabla5" table:style-name="Tabla5">
        <table:table-column table:style-name="Tabla5.A"/>
        <table:table-column table:style-name="Tabla5.B"/>
        <table:table-column table:style-name="Tabla5.C"/>
        <table:table-column table:style-name="Tabla5.D"/>
        <table:table-column table:style-name="Tabla5.E"/>
        <text:soft-page-break/>
        <table:table-row table:style-name="Tabla5.1">
          <table:table-cell table:style-name="Tabla5.A1" office:value-type="string">
            <text:p text:style-name="P161">Alumnado matriculado</text:p>
          </table:table-cell>
          <table:table-cell table:style-name="Tabla5.A1" office:value-type="string">
            <text:p text:style-name="P161">Evaluación positiva</text:p>
          </table:table-cell>
          <table:table-cell table:style-name="Tabla5.A1" office:value-type="string">
            <text:p text:style-name="P161">%</text:p>
          </table:table-cell>
          <table:table-cell table:style-name="Tabla5.A1" office:value-type="string">
            <text:p text:style-name="P161">Evaluación negativa</text:p>
          </table:table-cell>
          <table:table-cell table:style-name="Tabla5.E1" office:value-type="string">
            <text:p text:style-name="P161">%</text:p>
          </table:table-cell>
        </table:table-row>
        <table:table-row table:style-name="Tabla5.2">
          <table:table-cell table:style-name="Tabla5.A2" office:value-type="string">
            <text:p text:style-name="P120">23</text:p>
          </table:table-cell>
          <table:table-cell table:style-name="Tabla5.A2" office:value-type="string">
            <text:p text:style-name="P122">14</text:p>
          </table:table-cell>
          <table:table-cell table:style-name="Tabla5.A2" office:value-type="string">
            <text:p text:style-name="P164">60</text:p>
          </table:table-cell>
          <table:table-cell table:style-name="Tabla5.A2" office:value-type="string">
            <text:p text:style-name="P164">9</text:p>
          </table:table-cell>
          <table:table-cell table:style-name="Tabla5.E2" office:value-type="string">
            <text:p text:style-name="P164">40</text:p>
          </table:table-cell>
        </table:table-row>
      </table:table>
      <text:p text:style-name="P132"/>
      <text:p text:style-name="P132"/>
      <table:table table:name="Tabla6" table:style-name="Tabla6">
        <table:table-column table:style-name="Tabla6.A"/>
        <table:table-row table:style-name="Tabla6.1">
          <table:table-cell table:style-name="Tabla6.A1" office:value-type="string">
            <text:p text:style-name="P165">Análisis/Valoración de los resultados</text:p>
            <text:p text:style-name="P125">Buenos resultados respecto a años anteriores. Muchos de los suspendidos ha sido con notas altas. Grupo con gran interés.</text:p>
          </table:table-cell>
        </table:table-row>
      </table:table>
      <text:p text:style-name="P136"/>
      <text:p text:style-name="P118">Módulo:Sisitemas Operativos Monopuesto</text:p>
      <text:p text:style-name="P117"/>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161">Alumnado matriculado</text:p>
          </table:table-cell>
          <table:table-cell table:style-name="Tabla7.A1" office:value-type="string">
            <text:p text:style-name="P161">Evaluación positiva</text:p>
          </table:table-cell>
          <table:table-cell table:style-name="Tabla7.A1" office:value-type="string">
            <text:p text:style-name="P161">%</text:p>
          </table:table-cell>
          <table:table-cell table:style-name="Tabla7.A1" office:value-type="string">
            <text:p text:style-name="P161">Evaluación negativa</text:p>
          </table:table-cell>
          <table:table-cell table:style-name="Tabla7.E1" office:value-type="string">
            <text:p text:style-name="P161">%</text:p>
          </table:table-cell>
        </table:table-row>
        <table:table-row table:style-name="Tabla7.2">
          <table:table-cell table:style-name="Tabla7.A2" office:value-type="string">
            <text:p text:style-name="P120">23</text:p>
          </table:table-cell>
          <table:table-cell table:style-name="Tabla7.A2" office:value-type="string">
            <text:p text:style-name="P122">12</text:p>
          </table:table-cell>
          <table:table-cell table:style-name="Tabla7.A2" office:value-type="string">
            <text:p text:style-name="P164">52</text:p>
          </table:table-cell>
          <table:table-cell table:style-name="Tabla7.A2" office:value-type="string">
            <text:p text:style-name="P164">12</text:p>
          </table:table-cell>
          <table:table-cell table:style-name="Tabla7.E2" office:value-type="string">
            <text:p text:style-name="P164">48</text:p>
          </table:table-cell>
        </table:table-row>
      </table:table>
      <text:p text:style-name="P123"/>
      <table:table table:name="Tabla8" table:style-name="Tabla8">
        <table:table-column table:style-name="Tabla8.A"/>
        <table:table-row table:style-name="Tabla8.1">
          <table:table-cell table:style-name="Tabla8.A1" office:value-type="string">
            <text:p text:style-name="P162"/>
            <text:p text:style-name="P165">Análisis/Valoración de los resultados:</text:p>
            <text:p text:style-name="P168"/>
            <text:p text:style-name="P125">No tan buenos como en el módulo de montaje por ser una materia más abstracta</text:p>
          </table:table-cell>
        </table:table-row>
      </table:table>
      <text:p text:style-name="P134"/>
      <table:table table:name="Tabla9" table:style-name="Tabla9">
        <table:table-column table:style-name="Tabla9.A"/>
        <table:table-row table:style-name="Tabla9.1">
          <table:table-cell table:style-name="Tabla9.A1" office:value-type="string">
            <text:p text:style-name="P124">Dificultades encontradas:</text:p>
            <text:p text:style-name="P165"/>
            <text:p text:style-name="P167">Los alumnos, en general, suelen dedicar poco tiempo en casa a reforzar los contenidos en casa. Un grupo pequeño de los alumnos, pese a que asisten a clase con regularidad, presentan poca motivación por el ciclo en general. Diferencias en el nivel base de los alumnos.</text:p>
            <text:p text:style-name="P169"/>
            <text:p text:style-name="P128">Demasiados alumnos para supervisar individualmente las actividades prácticas con aparatos.</text:p>
            <text:p text:style-name="P135"/>
            <text:p text:style-name="P434">Bajo nivel de inglés de los alumnos para interpretar ayudas del sistema y documentación en general</text:p>
            <text:p text:style-name="P165"/>
            <text:p text:style-name="P166">Propuestas de mejora</text:p>
            <text:p text:style-name="P166"/>
            <text:p text:style-name="P128">Hacer especial hincapié a los alumnos en las faltas de asistencia y en que deben de llevar las actividades y tareas al día para que les sea más sencillo asimilar conceptos y realizar las prácticas.</text:p>
            <text:p text:style-name="P128"/>
            <text:p text:style-name="P170">Recuperar el módulo de inglés para el ciclo</text:p>
            <text:p text:style-name="P170"/>
            <text:p text:style-name="P170">Desdobles para la realización de prácticas</text:p>
            <text:p text:style-name="P171"/>
          </table:table-cell>
        </table:table-row>
      </table:table>
      <text:p text:style-name="P130"/>
      <text:p text:style-name="P158"/>
      <text:p text:style-name="P118">Módulo: Servicios en Red</text:p>
      <text:p text:style-name="P117"/>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office:value-type="string">
            <text:p text:style-name="P161">Alumnado matriculado</text:p>
          </table:table-cell>
          <table:table-cell table:style-name="Tabla10.A1" office:value-type="string">
            <text:p text:style-name="P161">Evaluación positiva</text:p>
          </table:table-cell>
          <table:table-cell table:style-name="Tabla10.A1" office:value-type="string">
            <text:p text:style-name="P161">%</text:p>
          </table:table-cell>
          <table:table-cell table:style-name="Tabla10.A1" office:value-type="string">
            <text:p text:style-name="P161">Evaluación negativa</text:p>
          </table:table-cell>
          <table:table-cell table:style-name="Tabla10.E1" office:value-type="string">
            <text:p text:style-name="P161">%</text:p>
          </table:table-cell>
        </table:table-row>
        <text:soft-page-break/>
        <table:table-row table:style-name="Tabla10.2">
          <table:table-cell table:style-name="Tabla10.A2" office:value-type="string">
            <text:p text:style-name="P119">11</text:p>
          </table:table-cell>
          <table:table-cell table:style-name="Tabla10.B2" office:value-type="string">
            <text:p text:style-name="P121">8</text:p>
          </table:table-cell>
          <table:table-cell table:style-name="Tabla10.C2" office:value-type="string">
            <text:p text:style-name="P163">72</text:p>
          </table:table-cell>
          <table:table-cell table:style-name="Tabla10.D2" office:value-type="string">
            <text:p text:style-name="P163">3</text:p>
          </table:table-cell>
          <table:table-cell table:style-name="Tabla10.E2" office:value-type="string">
            <text:p text:style-name="P163">28</text:p>
          </table:table-cell>
        </table:table-row>
      </table:table>
      <text:p text:style-name="P123"/>
      <table:table table:name="Tabla11" table:style-name="Tabla11">
        <table:table-column table:style-name="Tabla11.A"/>
        <table:table-row table:style-name="Tabla11.1">
          <table:table-cell table:style-name="Tabla11.A1" office:value-type="string">
            <text:p text:style-name="P162"/>
            <text:p text:style-name="P165">Análisis/Valoración de los resultados</text:p>
            <text:p text:style-name="P124"/>
            <text:p text:style-name="P125">Aprueba un alto porcentaje de los alumnos matriculados en el módulo. Los alumnos que suspenden siguen teniendo bastantes posibilidades de superar el módulo.</text:p>
          </table:table-cell>
        </table:table-row>
      </table:table>
      <text:p text:style-name="P129"/>
      <text:p text:style-name="P159"/>
      <text:p text:style-name="P118">Módulo: Seguridad informática</text:p>
      <text:p text:style-name="P117"/>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office:value-type="string">
            <text:p text:style-name="P161">Alumnado matriculado</text:p>
          </table:table-cell>
          <table:table-cell table:style-name="Tabla12.A1" office:value-type="string">
            <text:p text:style-name="P161">Evaluación positiva</text:p>
          </table:table-cell>
          <table:table-cell table:style-name="Tabla12.A1" office:value-type="string">
            <text:p text:style-name="P161">%</text:p>
          </table:table-cell>
          <table:table-cell table:style-name="Tabla12.A1" office:value-type="string">
            <text:p text:style-name="P161">Evaluación negativa</text:p>
          </table:table-cell>
          <table:table-cell table:style-name="Tabla12.E1" office:value-type="string">
            <text:p text:style-name="P161">%</text:p>
          </table:table-cell>
        </table:table-row>
        <table:table-row table:style-name="Tabla12.2">
          <table:table-cell table:style-name="Tabla12.A2" office:value-type="string">
            <text:p text:style-name="P119">11</text:p>
          </table:table-cell>
          <table:table-cell table:style-name="Tabla12.B2" office:value-type="string">
            <text:p text:style-name="P121">9</text:p>
          </table:table-cell>
          <table:table-cell table:style-name="Tabla12.C2" office:value-type="string">
            <text:p text:style-name="P163">82</text:p>
          </table:table-cell>
          <table:table-cell table:style-name="Tabla12.D2" office:value-type="string">
            <text:p text:style-name="P163">2</text:p>
          </table:table-cell>
          <table:table-cell table:style-name="Tabla12.E2" office:value-type="string">
            <text:p text:style-name="P163">18</text:p>
          </table:table-cell>
        </table:table-row>
      </table:table>
      <text:p text:style-name="P123"/>
      <table:table table:name="Tabla13" table:style-name="Tabla13">
        <table:table-column table:style-name="Tabla13.A"/>
        <table:table-row table:style-name="Tabla13.1">
          <table:table-cell table:style-name="Tabla13.A1" office:value-type="string">
            <text:p text:style-name="P162"/>
            <text:p text:style-name="P165">Análisis/Valoración de los resultados</text:p>
            <text:p text:style-name="P124"/>
            <text:p text:style-name="P125">Aprueba un alto porcentaje de los alumnos matriculados en el módulo. Los alumnos que suspenden siguen teniendo bastantes posibilidades de superar el módulo.</text:p>
          </table:table-cell>
        </table:table-row>
      </table:table>
      <text:p text:style-name="P129"/>
      <text:p text:style-name="P159"/>
      <text:p text:style-name="P118">Módulo: Sistemas Operativos en Red</text:p>
      <text:p text:style-name="P117"/>
      <table:table table:name="Tabla14" table:style-name="Tabla14">
        <table:table-column table:style-name="Tabla14.A"/>
        <table:table-column table:style-name="Tabla14.B"/>
        <table:table-column table:style-name="Tabla14.C"/>
        <table:table-column table:style-name="Tabla14.D"/>
        <table:table-column table:style-name="Tabla14.E"/>
        <table:table-row table:style-name="Tabla14.1">
          <table:table-cell table:style-name="Tabla14.A1" office:value-type="string">
            <text:p text:style-name="P161">Alumnado matriculado</text:p>
          </table:table-cell>
          <table:table-cell table:style-name="Tabla14.A1" office:value-type="string">
            <text:p text:style-name="P161">Evaluación positiva</text:p>
          </table:table-cell>
          <table:table-cell table:style-name="Tabla14.A1" office:value-type="string">
            <text:p text:style-name="P161">%</text:p>
          </table:table-cell>
          <table:table-cell table:style-name="Tabla14.A1" office:value-type="string">
            <text:p text:style-name="P161">Evaluación negativa</text:p>
          </table:table-cell>
          <table:table-cell table:style-name="Tabla14.E1" office:value-type="string">
            <text:p text:style-name="P161">%</text:p>
          </table:table-cell>
        </table:table-row>
        <table:table-row table:style-name="Tabla14.2">
          <table:table-cell table:style-name="Tabla14.A2" office:value-type="string">
            <text:p text:style-name="P120">11</text:p>
          </table:table-cell>
          <table:table-cell table:style-name="Tabla14.A2" office:value-type="string">
            <text:p text:style-name="P122">9</text:p>
          </table:table-cell>
          <table:table-cell table:style-name="Tabla14.A2" office:value-type="string">
            <text:p text:style-name="P164">81</text:p>
          </table:table-cell>
          <table:table-cell table:style-name="Tabla14.A2" office:value-type="string">
            <text:p text:style-name="P164">2</text:p>
          </table:table-cell>
          <table:table-cell table:style-name="Tabla14.E2" office:value-type="string">
            <text:p text:style-name="P164">19</text:p>
          </table:table-cell>
        </table:table-row>
      </table:table>
      <text:p text:style-name="P132"/>
      <table:table table:name="Tabla15" table:style-name="Tabla15">
        <table:table-column table:style-name="Tabla15.A"/>
        <table:table-row table:style-name="Tabla15.1">
          <table:table-cell table:style-name="Tabla15.A1" office:value-type="string">
            <text:p text:style-name="P162"/>
            <text:list xml:id="list5137188315250491403" text:style-name="WW8Num3">
              <text:list-item>
                <text:list>
                  <text:list-item>
                    <text:p text:style-name="P435">Análisis/Valoración de los resultados</text:p>
                  </text:list-item>
                </text:list>
              </text:list-item>
            </text:list>
            <text:p text:style-name="P124"/>
            <text:p text:style-name="P125">Los suspensos han sido motivados por escaso interés de los alumnos suspendidos</text:p>
            <text:p text:style-name="P112"/>
          </table:table-cell>
        </table:table-row>
      </table:table>
      <text:p text:style-name="P133"/>
      <table:table table:name="Tabla16" table:style-name="Tabla16">
        <table:table-column table:style-name="Tabla16.A"/>
        <text:soft-page-break/>
        <table:table-row table:style-name="Tabla16.1">
          <table:table-cell table:style-name="Tabla16.A1" office:value-type="string">
            <text:p text:style-name="P124">Dificultades encontradas:</text:p>
            <text:p text:style-name="P165"/>
            <text:p text:style-name="P167">El ambiente en clase a veces dificultad realizar actividades con normalidad. Algunos de los alumnos se distraen con facilidad y hablan entre ellos.</text:p>
            <text:p text:style-name="P167"/>
            <text:p text:style-name="P167">Problemas con las máquinas virtuales y con los bloqueos del Windows 2008</text:p>
            <text:p text:style-name="P165"/>
            <text:p text:style-name="P165">Propuestas de mejora</text:p>
            <text:p text:style-name="P69"/>
            <text:p text:style-name="P68">Ampliar memoria de los equipos y actualizar las máquinas virtuales o trabajar con máquinas reales.</text:p>
            <text:p text:style-name="P160"/>
          </table:table-cell>
        </table:table-row>
      </table:table>
      <text:p text:style-name="P130"/>
      <text:p text:style-name="P436"/>
      <text:h text:style-name="P371" text:outline-level="4"><text:span text:style-name="T76">5. </text:span>Análisis de seguimiento de programaciones</text:h>
      <text:p text:style-name="P31"/>
      <text:p text:style-name="P31">Se comentan los contenidos impartidos en cada módulo y materias y se debaten propuestas de coordinación y de posibles actividades a realizar.</text:p>
      <text:p text:style-name="P31"/>
      <text:h text:style-name="P370" text:outline-level="4"><text:span text:style-name="T76">6</text:span>. Sugerencias y preguntas</text:h>
      <text:p text:style-name="P31"/>
      <text:p text:style-name="P31">No hay</text:p>
      <text:p text:style-name="P31"/>
      <text:h text:style-name="P426" text:outline-level="3">T<text:span text:style-name="T50">areas asignadas</text:span></text:h>
      <text:p text:style-name="P31"/>
      <text:p text:style-name="P63">Luz Marina: Seguimiento de alumnado absentista de 1º del ciclo</text:p>
      <text:p text:style-name="P31"/>
      <text:p text:style-name="P31"/>
      <text:p text:style-name="P31"/>
      <text:p text:style-name="P31">Sin más asuntos que tratar se levanta la sesión, de todo lo cual yo, como Jefe del Departamento, doy fe.</text:p>
      <text:p text:style-name="P31"/>
      <text:p text:style-name="P15">E<text:span text:style-name="T50">l jefe de departamento</text:span> <text:s text:c="5"/></text:p>
      <text:p text:style-name="P15"/>
      <text:p text:style-name="P15"/>
      <text:p text:style-name="P15"/>
      <text:p text:style-name="P15"/>
      <text:p text:style-name="P15"/>
      <text:p text:style-name="P15">Iván Chillón García <text:s text:c="5"/></text:p>
      <text:p text:style-name="P267"/>
      <text:h text:style-name="P405" text:outline-level="2"><text:span text:style-name="T10">ACTA Nº </text:span><text:span text:style-name="T42">1</text:span><text:span text:style-name="T44">3</text:span></text:h>
      <text:h text:style-name="P427" text:outline-level="3">Fecha: <text:span text:style-name="T25">16</text:span><text:span text:style-name="T11">/0</text:span><text:span text:style-name="T23">1</text:span><text:span text:style-name="T11">/1</text:span><text:span text:style-name="T23">5</text:span></text:h>
      <text:h text:style-name="P427" text:outline-level="3">Asistentes:</text:h>
      <text:list xml:id="list212929684562979" text:continue-list="list43292594425735922" text:style-name="L15">
        <text:list-item>
          <text:p text:style-name="P184">Etiel Juan Domínguez Sánchez</text:p>
        </text:list-item>
        <text:list-item>
          <text:p text:style-name="P184">Iván Chillón García</text:p>
        </text:list-item>
      </text:list>
      <text:p text:style-name="P32"/>
      <text:h text:style-name="P427" text:outline-level="3">O<text:span text:style-name="T50">rden del día</text:span></text:h>
      <text:p text:style-name="P82">1. Aprobación si procede del acta de la reunión anterior </text:p>
      <text:p text:style-name="P82">2. Informe de la reunión de CCP</text:p>
      <text:p text:style-name="P82">3. Análisis de seguimiento de programaciones</text:p>
      <text:p text:style-name="P82">4. Sugerencias y preguntas</text:p>
      <text:p text:style-name="P82"/>
      <text:h text:style-name="P427" text:outline-level="3">A<text:span text:style-name="T50">spectos tratados y decisiones adoptadas</text:span></text:h>
      <text:h text:style-name="P373" text:outline-level="4">1. Aprobación si procede del acta de la reunión anterior</text:h>
      <text:p text:style-name="P32"/>
      <text:p text:style-name="P32">Se aprueba</text:p>
      <text:p text:style-name="P32"/>
      <text:h text:style-name="P373" text:outline-level="4">2. Informe de la reunión de CCP</text:h>
      <text:p text:style-name="P32"/>
      <text:p text:style-name="P32">Se informa de los aspectos tratados en la reunión de CCP del día <text:span text:style-name="T77">16 de enero</text:span>. De entre los puntos tratados cabe destacar:</text:p>
      <text:list xml:id="list5586666104492076468" text:style-name="L17">
        <text:list-item>
          <text:p text:style-name="P214">Nueva normativa de absentismo escolar. Se han <text:s/>de acordar los porcentajes de apercibimientos y pérdida de evaluación continua para su inclusión en el NOF y en programaciones. Deberán ser aprobados en claustro.</text:p>
        </text:list-item>
        <text:list-item>
          <text:p text:style-name="P214">El jueves 22 vendrán al centro alumnos de centro gallego y de Arrecife. Irán a caminar en el recreo dentro del proyecto Desafío 200.</text:p>
        </text:list-item>
        <text:list-item>
          <text:p text:style-name="P214">Desde la DGFP se solicitan aportaciones para la posible modificación de la oferta de enseñanzas profesionales de cara al primo curso. No está previsto modificar la oferta actual del ciclo de grado medio de informática. Se está estudiando solicitar PCA adaptado ya que el próximo curso habrán en el centro cuatro alumnos con discapacidad. El número mínimo de alumnos para solicitarlo es de 6 y la ratio de 12.</text:p>
        </text:list-item>
        <text:list-item>
          <text:p text:style-name="P214">En el próximo claustro se llevará como propuesta el que haya días durante el curso en el que todo el profesorado esté durante tutoría de tarde para atención a padres.</text:p>
        </text:list-item>
      </text:list>
      <text:p text:style-name="P32"/>
      <text:p text:style-name="P32"/>
      <text:h text:style-name="P373" text:outline-level="4">3. Análisis de seguimiento de programaciones</text:h>
      <text:p text:style-name="P32"/>
      <text:p text:style-name="P32">Se comentan los contenidos impartidos en cada módulo y materias y se debaten propuestas de <text:soft-page-break/>coordinación y de posibles actividades a realizar.</text:p>
      <text:p text:style-name="P32"/>
      <text:h text:style-name="P373" text:outline-level="4">4. Sugerencias y preguntas</text:h>
      <text:p text:style-name="P32"/>
      <text:p text:style-name="P32">No hay</text:p>
      <text:p text:style-name="P32"/>
      <text:h text:style-name="P427" text:outline-level="3">T<text:span text:style-name="T50">areas asignadas</text:span></text:h>
      <text:p text:style-name="P32"/>
      <text:p text:style-name="P32">Responsable</text:p>
      <text:p text:style-name="P32"/>
      <text:p text:style-name="P32"/>
      <text:p text:style-name="P32"/>
      <text:p text:style-name="P32">Sin más asuntos que tratar se levanta la sesión, de todo lo cual yo, como Jefe del Departamento, doy fe.</text:p>
      <text:p text:style-name="P32"/>
      <text:p text:style-name="P16">E<text:span text:style-name="T50">l jefe de departamento</text:span> <text:s text:c="5"/></text:p>
      <text:p text:style-name="P16"/>
      <text:p text:style-name="P16"/>
      <text:p text:style-name="P16"/>
      <text:p text:style-name="P16"/>
      <text:p text:style-name="P16"/>
      <text:p text:style-name="P16">Iván Chillón García <text:s text:c="5"/></text:p>
      <text:p text:style-name="P268"><draw:line text:anchor-type="paragraph" draw:z-index="81" draw:style-name="gr1" draw:text-style-name="P453" svg:x1="-0.041cm" svg:y1="10.906cm" svg:x2="16.45cm" svg:y2="0.347cm"><text:p/></draw:line></text:p>
      <text:h text:style-name="P405" text:outline-level="2"><text:span text:style-name="T10">ACTA Nº </text:span><text:span text:style-name="T42">1</text:span><text:span text:style-name="T44">4</text:span></text:h>
      <text:h text:style-name="P427" text:outline-level="3">Fecha: <text:span text:style-name="T25">23</text:span><text:span text:style-name="T11">/0</text:span><text:span text:style-name="T23">1</text:span><text:span text:style-name="T11">/1</text:span><text:span text:style-name="T23">5</text:span></text:h>
      <text:h text:style-name="P427" text:outline-level="3">Asistentes:</text:h>
      <text:list xml:id="list212928404632781" text:continue-list="list212929684562979" text:style-name="L15">
        <text:list-item>
          <text:p text:style-name="P201">Luz Marina Ortiz Rodríguez</text:p>
        </text:list-item>
        <text:list-item>
          <text:p text:style-name="P184">Etiel Juan Domínguez Sánchez</text:p>
        </text:list-item>
        <text:list-item>
          <text:p text:style-name="P184">Iván Chillón García</text:p>
        </text:list-item>
      </text:list>
      <text:p text:style-name="P32"/>
      <text:h text:style-name="P427" text:outline-level="3">O<text:span text:style-name="T50">rden del día</text:span></text:h>
      <text:p text:style-name="P82">1. Aprobación si procede del acta de la reunión anterior </text:p>
      <text:p text:style-name="P82">2. Informe de la reunión de CCP</text:p>
      <text:p text:style-name="P82">3. Análisis de seguimiento de programaciones</text:p>
      <text:p text:style-name="P82">4. Sugerencias y preguntas</text:p>
      <text:p text:style-name="P82"/>
      <text:h text:style-name="P427" text:outline-level="3">A<text:span text:style-name="T50">spectos tratados y decisiones adoptadas</text:span></text:h>
      <text:h text:style-name="P373" text:outline-level="4">1. Aprobación si procede del acta de la reunión anterior</text:h>
      <text:p text:style-name="P32"/>
      <text:p text:style-name="P32">Se aprueba</text:p>
      <text:p text:style-name="P32"/>
      <text:h text:style-name="P373" text:outline-level="4">2. Informe de la reunión de CCP</text:h>
      <text:p text:style-name="P32"/>
      <text:p text:style-name="P32">Se informa de los aspectos tratados en la reunión de CCP del día <text:span text:style-name="T77">23 de enero</text:span>. De entre los puntos tratados cabe destacar:</text:p>
      <text:list xml:id="list3842039608556533838" text:style-name="L18">
        <text:list-item>
          <text:p text:style-name="P215">Se aprueba análisis de resultados de la primera evaluación.</text:p>
        </text:list-item>
        <text:list-item>
          <text:p text:style-name="P215">Sergio y Laura se ha reunido con el concejal Jacobo. Desde el ayuntamiento indican intención de retomar colaboración para dinamizar los recreos. En breve se comunicarán los detalles del proyecto y se iniciará el mismo. Desde el AMPA se comunica la intención de colaborar.</text:p>
        </text:list-item>
        <text:list-item>
          <text:p text:style-name="P216">Al consejo escolar se informa de propuesta del AMPA para apoyo externo a los alumnos que costearía la propia AMPA. Se realizaría en horario lectivo. Se propuso utilizar la hora de tutoría, pero desde orientación no se estaba de acuerdo. Se propuso como alternativa realizar la medida durante los recreos en la biblioteca.</text:p>
        </text:list-item>
        <text:list-item>
          <text:p text:style-name="P216">Se enviará circular a padres para sondear quiénes están interesados <text:span text:style-name="T78">en recibir formación.</text:span></text:p>
        </text:list-item>
        <text:list-item>
          <text:p text:style-name="P217">Los interesados en participar en Animayo deben ponerse en contacto con Laura.</text:p>
        </text:list-item>
        <text:list-item>
          <text:p text:style-name="P217">Se informa de las actividades prevista para los carnavales.</text:p>
        </text:list-item>
      </text:list>
      <text:p text:style-name="P32"/>
      <text:p text:style-name="P32"/>
      <text:h text:style-name="P373" text:outline-level="4">3. Análisis de seguimiento de programaciones</text:h>
      <text:p text:style-name="P32"/>
      <text:p text:style-name="P32"><text:soft-page-break/>Se comentan los contenidos impartidos en cada módulo y materias y se debaten propuestas de coordinación y de posibles actividades a realizar.</text:p>
      <text:p text:style-name="P32"/>
      <text:h text:style-name="P373" text:outline-level="4">4. Sugerencias y preguntas</text:h>
      <text:p text:style-name="P32"/>
      <text:p text:style-name="P64">Etiel solicita adquisición de material fungible para la realización de prácticas de Hardware. Se acuerda la adquisición de tres soldadores de estaño y de 5 brochas.</text:p>
      <text:p text:style-name="P32"/>
      <text:h text:style-name="P427" text:outline-level="3">T<text:span text:style-name="T50">areas asignadas</text:span></text:h>
      <text:p text:style-name="P32"/>
      <text:p text:style-name="P64">Etiel: adquisición de soldadores y brochas.</text:p>
      <text:p text:style-name="P32"/>
      <text:p text:style-name="P32"/>
      <text:p text:style-name="P32"/>
      <text:p text:style-name="P32">Sin más asuntos que tratar se levanta la sesión, de todo lo cual yo, como Jefe del Departamento, doy fe.</text:p>
      <text:p text:style-name="P32"/>
      <text:p text:style-name="P16">E<text:span text:style-name="T50">l jefe de departamento</text:span> <text:s text:c="5"/></text:p>
      <text:p text:style-name="P16"/>
      <text:p text:style-name="P16"/>
      <text:p text:style-name="P16"/>
      <text:p text:style-name="P16"/>
      <text:p text:style-name="P16"/>
      <text:p text:style-name="P16">Iván Chillón García <text:s text:c="5"/></text:p>
      <text:p text:style-name="P268"><draw:line text:anchor-type="paragraph" draw:z-index="82" draw:style-name="gr1" draw:text-style-name="P453" svg:x1="-0.041cm" svg:y1="9.918cm" svg:x2="16.45cm" svg:y2="0.347cm"><text:p/></draw:line></text:p>
      <text:h text:style-name="P406" text:outline-level="2"><text:span text:style-name="T10">ACTA Nº </text:span><text:span text:style-name="T42">1</text:span><text:span text:style-name="T45">5</text:span></text:h>
      <text:h text:style-name="P428" text:outline-level="3">Fecha: <text:span text:style-name="T26">30</text:span><text:span text:style-name="T11">/0</text:span><text:span text:style-name="T23">1</text:span><text:span text:style-name="T11">/1</text:span><text:span text:style-name="T23">5</text:span></text:h>
      <text:h text:style-name="P428" text:outline-level="3">Asistentes:</text:h>
      <text:list xml:id="list212929992982197" text:continue-list="list212928404632781" text:style-name="L15">
        <text:list-item>
          <text:p text:style-name="P202">Luz Marina Ortiz Rodríguez</text:p>
        </text:list-item>
        <text:list-item>
          <text:p text:style-name="P185">Etiel Juan Domínguez Sánchez</text:p>
        </text:list-item>
        <text:list-item>
          <text:p text:style-name="P185">Iván Chillón García</text:p>
        </text:list-item>
      </text:list>
      <text:p text:style-name="P33"/>
      <text:h text:style-name="P428" text:outline-level="3">O<text:span text:style-name="T50">rden del día</text:span></text:h>
      <text:p text:style-name="P83">1. Aprobación si procede del acta de la reunión anterior </text:p>
      <text:p text:style-name="P83">2. Análisis de seguimiento de programaciones</text:p>
      <text:p text:style-name="P84"><text:span text:style-name="T79">3</text:span>. <text:span text:style-name="T80">Pizarra de primero</text:span></text:p>
      <text:p text:style-name="P84"><text:span text:style-name="T80">4. </text:span>Sugerencias y preguntas</text:p>
      <text:p text:style-name="P83"/>
      <text:h text:style-name="P428" text:outline-level="3">A<text:span text:style-name="T50">spectos tratados y decisiones adoptadas</text:span></text:h>
      <text:h text:style-name="P374" text:outline-level="4">1. Aprobación si procede del acta de la reunión anterior</text:h>
      <text:p text:style-name="P33"/>
      <text:p text:style-name="P33">Se aprueba</text:p>
      <text:p text:style-name="P33"/>
      <text:h text:style-name="P374" text:outline-level="4">2. Análisis de seguimiento de programaciones</text:h>
      <text:p text:style-name="P33"/>
      <text:p text:style-name="P33">Se comentan los contenidos impartidos en cada módulo y materias y se debaten propuestas de coordinación y de posibles actividades a realizar.</text:p>
      <text:p text:style-name="P33"/>
      <text:h text:style-name="P375" text:outline-level="4"><text:span text:style-name="T79">3</text:span>. <text:span text:style-name="T80">Pizarra de primero</text:span></text:h>
      <text:p text:style-name="P154">Ante el mal estado de la misma se acuerda adquirir pegatinas para la misma. <text:span text:style-name="T81">Se desecha la posibilidad de usar una pizarra de tiza.</text:span></text:p>
      <text:h text:style-name="P375" text:outline-level="4"><text:span text:style-name="T80">4. </text:span>Sugerencias y preguntas</text:h>
      <text:p text:style-name="P33"/>
      <text:p text:style-name="P33">No hay</text:p>
      <text:p text:style-name="P33"/>
      <text:h text:style-name="P428" text:outline-level="3">T<text:span text:style-name="T50">areas asignadas</text:span></text:h>
      <text:p text:style-name="P33"/>
      <text:p text:style-name="P33">Responsable</text:p>
      <text:p text:style-name="P33"/>
      <text:p text:style-name="P33"/>
      <text:p text:style-name="P33"><text:soft-page-break/></text:p>
      <text:p text:style-name="P33">Sin más asuntos que tratar se levanta la sesión, de todo lo cual yo, como Jefe del Departamento, doy fe.</text:p>
      <text:p text:style-name="P33"/>
      <text:p text:style-name="P17">E<text:span text:style-name="T50">l jefe de departamento</text:span> <text:s text:c="5"/></text:p>
      <text:p text:style-name="P17"/>
      <text:p text:style-name="P17"/>
      <text:p text:style-name="P17"/>
      <text:p text:style-name="P17"/>
      <text:p text:style-name="P17"/>
      <text:p text:style-name="P17"><draw:line text:anchor-type="paragraph" draw:z-index="84" draw:style-name="gr1" draw:text-style-name="P453" svg:x1="-0.023cm" svg:y1="16.909cm" svg:x2="16.45cm" svg:y2="1.408cm"><text:p/></draw:line>Iván Chillón García <text:s text:c="5"/></text:p>
      <text:h text:style-name="P407" text:outline-level="2"><text:span text:style-name="T10">ACTA Nº </text:span><text:span text:style-name="T42">1</text:span><text:span text:style-name="T46">6</text:span></text:h>
      <text:h text:style-name="P429" text:outline-level="3">Fecha: <text:span text:style-name="T23">0</text:span><text:span text:style-name="T27">6</text:span><text:span text:style-name="T11">/0</text:span><text:span text:style-name="T27">2</text:span><text:span text:style-name="T11">/1</text:span><text:span text:style-name="T23">5</text:span></text:h>
      <text:h text:style-name="P429" text:outline-level="3">Asistentes:</text:h>
      <text:list xml:id="list212929887860727" text:continue-numbering="true" text:style-name="L15">
        <text:list-item>
          <text:p text:style-name="P203">Luz Marina Ortiz Rodríguez</text:p>
        </text:list-item>
        <text:list-item>
          <text:p text:style-name="P186">Etiel Juan Domínguez Sánchez</text:p>
        </text:list-item>
        <text:list-item>
          <text:p text:style-name="P186">Iván Chillón García</text:p>
        </text:list-item>
      </text:list>
      <text:p text:style-name="P34"/>
      <text:h text:style-name="P429" text:outline-level="3">O<text:span text:style-name="T50">rden del día</text:span></text:h>
      <text:p text:style-name="P85">1. Aprobación si procede del acta de la reunión anterior </text:p>
      <text:p text:style-name="P85">2. Informe de la reunión de CCP</text:p>
      <text:p text:style-name="P86">3. <text:span text:style-name="T83">Adquisición switch SAI</text:span></text:p>
      <text:p text:style-name="P279">4. Actividades para ITG</text:p>
      <text:p text:style-name="P86"><text:span text:style-name="T83">5. </text:span>Análisis de seguimiento de programaciones</text:p>
      <text:p text:style-name="P85"><text:span text:style-name="T83">6</text:span>. Sugerencias y preguntas</text:p>
      <text:p text:style-name="P85"/>
      <text:h text:style-name="P429" text:outline-level="3">A<text:span text:style-name="T50">spectos tratados y decisiones adoptadas</text:span></text:h>
      <text:h text:style-name="P376" text:outline-level="4">1. Aprobación si procede del acta de la reunión anterior</text:h>
      <text:p text:style-name="P34"/>
      <text:p text:style-name="P34">Se aprueba</text:p>
      <text:p text:style-name="P34"/>
      <text:h text:style-name="P376" text:outline-level="4">2. Informe de la reunión de CCP</text:h>
      <text:p text:style-name="P34"/>
      <text:p text:style-name="P34">Se informa de los aspectos tratados en la reunión de CCP del día <text:span text:style-name="T82">6 de febrero</text:span>. De entre los puntos tratados cabe destacar:</text:p>
      <text:p text:style-name="P34"/>
      <text:list xml:id="list1488175298597076635" text:style-name="L19">
        <text:list-item>
          <text:p text:style-name="P218">Secretario comunica que desde la cafetería se hace propuesta para subida de precios con contrapartidas. Deberá ser aprobado en consejo escolar.</text:p>
        </text:list-item>
        <text:list-item>
          <text:p text:style-name="P218">Recibidas gráficas de análisis de resultados de los centros de la zona y de la provincia. Se expondrán en la próxima semana.</text:p>
        </text:list-item>
        <text:list-item>
          <text:p text:style-name="P218">Se recuerda el uso de herramienta de registro para reflejar las incidencias del alumnado, la comunicación de las mismas a las familias y que los tutores deben registrar cada vez que hablen con los padres. Todos estos elementos sirven a la directiva para poder tomar decisiones sancionadoras.</text:p>
        </text:list-item>
        <text:list-item>
          <text:p text:style-name="P218">Se comenta el funcionamiento del proyecto “desayuno saludable”. La coordinadora del mismo será Laura. Se harán encuestas a alumnos de 2º de bachillerato y 3º de ESO. También se irá por los colegios de la zona a tomar datos de obesidad infantil. Desde el departamento de tecnología se harán juegos sobre tablas de relación de alimentos que se rotarán por los colegios y se pondrán a disposición del CEP.</text:p>
        </text:list-item>
        <text:list-item>
          <text:p text:style-name="P218">Se informa de las actividades previstas para el día de los enamorados y para los <text:soft-page-break/>carnavales que tendrán lugar el 27 de febrero.</text:p>
        </text:list-item>
      </text:list>
      <text:h text:style-name="P377" text:outline-level="4">3. <text:span text:style-name="T83">Adquisición SAI</text:span></text:h>
      <text:p text:style-name="P285">Se aprueba la adquisición de una UPS/SAI de respaldo para los servidores del departamento debido a que periódicamente se producen cortes de luz en el centro. También se aprueba la adquisición de un switch para sustitución switch averiado.</text:p>
      <text:h text:style-name="P378" text:outline-level="4">4. Actividades ITG</text:h>
      <text:p text:style-name="P285">Iván solicita al resto de miembros del departamento posibles actividades/proyectos a realizar con los alumnos en ITG.</text:p>
      <text:h text:style-name="P377" text:outline-level="4"><text:span text:style-name="T83">5. </text:span>Análisis de seguimiento de programaciones</text:h>
      <text:p text:style-name="P34"/>
      <text:p text:style-name="P34">Se comentan los contenidos impartidos en cada módulo y materias y se debaten propuestas de coordinación y de posibles actividades a realizar.</text:p>
      <text:p text:style-name="P34"/>
      <text:h text:style-name="P376" text:outline-level="4"><text:span text:style-name="T83">6</text:span>. Sugerencias y preguntas</text:h>
      <text:p text:style-name="P34"/>
      <text:p text:style-name="P34">No hay</text:p>
      <text:p text:style-name="P34"/>
      <text:h text:style-name="P429" text:outline-level="3">T<text:span text:style-name="T50">areas asignadas</text:span></text:h>
      <text:p text:style-name="P34"/>
      <text:p text:style-name="P65">Iván: Adquisición SAI <text:span text:style-name="T84">y switch</text:span></text:p>
      <text:p text:style-name="P34"/>
      <text:p text:style-name="P34"/>
      <text:p text:style-name="P34"/>
      <text:p text:style-name="P34">Sin más asuntos que tratar se levanta la sesión, de todo lo cual yo, como Jefe del Departamento, doy fe.</text:p>
      <text:p text:style-name="P34"/>
      <text:p text:style-name="P18">E<text:span text:style-name="T50">l jefe de departamento</text:span> <text:s text:c="5"/></text:p>
      <text:p text:style-name="P18"/>
      <text:p text:style-name="P18"/>
      <text:p text:style-name="P18"/>
      <text:p text:style-name="P18"/>
      <text:p text:style-name="P18"/>
      <text:p text:style-name="P18">Iván Chillón García <text:s text:c="5"/></text:p>
      <text:p text:style-name="P269"><draw:line text:anchor-type="paragraph" draw:z-index="83" draw:style-name="gr1" draw:text-style-name="P453" svg:x1="-0.041cm" svg:y1="3.364cm" svg:x2="16.633cm" svg:y2="0.473cm"><text:p/></draw:line></text:p>
      <text:h text:style-name="P408" text:outline-level="2"><text:span text:style-name="T10">ACTA Nº </text:span><text:span text:style-name="T42">1</text:span><text:span text:style-name="T47">7</text:span></text:h>
      <text:h text:style-name="P430" text:outline-level="3">Fecha: <text:span text:style-name="T23">1</text:span><text:span text:style-name="T28">3</text:span><text:span text:style-name="T11">/0</text:span><text:span text:style-name="T28">2</text:span><text:span text:style-name="T11">/1</text:span><text:span text:style-name="T23">5</text:span></text:h>
      <text:h text:style-name="P430" text:outline-level="3">Asistentes:</text:h>
      <text:list xml:id="list212928394035274" text:continue-list="list212929887860727" text:style-name="L15">
        <text:list-item>
          <text:p text:style-name="P187">Etiel Juan Domínguez Sánchez</text:p>
        </text:list-item>
        <text:list-item>
          <text:p text:style-name="P187">Iván Chillón García</text:p>
        </text:list-item>
      </text:list>
      <text:p text:style-name="P35"/>
      <text:h text:style-name="P430" text:outline-level="3">O<text:span text:style-name="T50">rden del día</text:span></text:h>
      <text:p text:style-name="P87">1. Aprobación si procede del acta de la reunión anterior </text:p>
      <text:p text:style-name="P87">2. Informe de la reunión de CCP</text:p>
      <text:p text:style-name="P87">3. <text:span text:style-name="T84">Actividades día de la mujer trabajadora</text:span></text:p>
      <text:p text:style-name="P101">4. Actividades ITG</text:p>
      <text:p text:style-name="P87"><text:span text:style-name="T84">5. </text:span>Análisis de seguimiento de programaciones</text:p>
      <text:p text:style-name="P87"><text:span text:style-name="T85">6</text:span>. Sugerencias y preguntas</text:p>
      <text:p text:style-name="P87"/>
      <text:h text:style-name="P430" text:outline-level="3">A<text:span text:style-name="T50">spectos tratados y decisiones adoptadas</text:span></text:h>
      <text:h text:style-name="P379" text:outline-level="4">1. Aprobación si procede del acta de la reunión anterior</text:h>
      <text:p text:style-name="P35"/>
      <text:p text:style-name="P35">Se aprueba</text:p>
      <text:p text:style-name="P35"/>
      <text:h text:style-name="P379" text:outline-level="4">2. Informe de la reunión de CCP</text:h>
      <text:p text:style-name="P35"/>
      <text:p text:style-name="P35">Se informa de los aspectos tratados en la reunión de CCP del día <text:span text:style-name="T84">13 de febrero</text:span>. De entre los puntos tratados cabe destacar:</text:p>
      <text:list xml:id="list7363812641333389788" text:style-name="L20">
        <text:list-item>
          <text:p text:style-name="P219">Se acuerda tomar la medida de cobrar a los padres por las fotocopias de los exámenes además estos deben solicitarlos por escrito. Los padres también pueden consultar los exámenes sin necesidad de llevarse copia de los mismos.</text:p>
        </text:list-item>
        <text:list-item>
          <text:p text:style-name="P219">Dado que la norma no establece un perfil específico del alumnado que se puede matricular en diversificación se propone que la CCP acuerde el mismo. Desde la directiva se lee propuesta del mismo que refleja los siguientes aspectos: debe ser una propuesta razonada del equipo educativo para alumnos con el siguiente perfil: tengan posibilidad de titular con la medida, sin problemas de conducta, asistencia regular al centro. Se guarda copia del mismo en zona compartida. Así mismo se enviará copia del acuerdo a los padres de los alumnos actualmente matriculados y se mejorará la redacción para reflejar estos aspectos en el documento que firman los padres.</text:p>
        </text:list-item>
        <text:list-item>
          <text:p text:style-name="P219">Se solicita que el día 8 de marzo día de la mujer trabajadora se realicen actividades en las que se mencionen mujeres destacadas en la materia impartida. </text:p>
        </text:list-item>
      </text:list>
      <text:p text:style-name="P35"/>
      <text:p text:style-name="P35"/>
      <text:h text:style-name="P379" text:outline-level="4"><text:soft-page-break/>3. Análisis de seguimiento de programaciones</text:h>
      <text:p text:style-name="P35"/>
      <text:p text:style-name="P35">Se comentan los contenidos impartidos en cada módulo y materias y se debaten propuestas de coordinación y de posibles actividades a realizar.</text:p>
      <text:p text:style-name="P35"/>
      <text:h text:style-name="P379" text:outline-level="4">4. <text:span text:style-name="T84">Actividades día de la mujer trabajadora</text:span></text:h>
      <text:p text:style-name="P155">Se acuerda para el día 8 de marzo, día de la mujer trabajadora, la realización de actividades sobre mujeres destacadas en los diferentes ámbitos de la informática.</text:p>
      <text:h text:style-name="P380" text:outline-level="4">5. Actividades ITG</text:h>
      <text:p text:style-name="P156">Se recopilan ideas para actividades a realizar en el módulo de integración: desmontaje y montaje completo de equipo, particionado de disco, instalación de sistemas operativos y software base, realización de red real con equipos haciendo de routers y terminales, Samba, owncloud, <text:span text:style-name="T85">wordpress, gestión documental,</text:span> virtualización con Proxmox, Zentyal server.</text:p>
      <text:h text:style-name="P379" text:outline-level="4"><text:span text:style-name="T84">6. </text:span>Sugerencias y preguntas</text:h>
      <text:p text:style-name="P35"/>
      <text:p text:style-name="P35">No hay</text:p>
      <text:p text:style-name="P35"/>
      <text:h text:style-name="P430" text:outline-level="3">T<text:span text:style-name="T50">areas asignadas</text:span></text:h>
      <text:p text:style-name="P35"/>
      <text:p text:style-name="P66">No hay</text:p>
      <text:p text:style-name="P35"/>
      <text:p text:style-name="P35"/>
      <text:p text:style-name="P35"/>
      <text:p text:style-name="P35">Sin más asuntos que tratar se levanta la sesión, de todo lo cual yo, como Jefe del Departamento, doy fe.</text:p>
      <text:p text:style-name="P35"/>
      <text:p text:style-name="P19">E<text:span text:style-name="T50">l jefe de departamento</text:span> <text:s text:c="5"/></text:p>
      <text:p text:style-name="P19"/>
      <text:p text:style-name="P19"/>
      <text:p text:style-name="P19"/>
      <text:p text:style-name="P19"/>
      <text:p text:style-name="P19"/>
      <text:p text:style-name="P19">Iván Chillón García <text:s text:c="5"/></text:p>
      <text:p text:style-name="P270"/>
      <text:p text:style-name="P270"/>
      <text:h text:style-name="P409" text:outline-level="2"><text:span text:style-name="T10">ACTA Nº </text:span><text:span text:style-name="T42">1</text:span><text:span text:style-name="T48">8</text:span></text:h>
      <text:h text:style-name="P431" text:outline-level="3">Fecha: <text:span text:style-name="T29">27</text:span><text:span text:style-name="T11">/0</text:span><text:span text:style-name="T29">2</text:span><text:span text:style-name="T11">/1</text:span><text:span text:style-name="T23">5</text:span></text:h>
      <text:h text:style-name="P431" text:outline-level="3">Asistentes:</text:h>
      <text:list xml:id="list212929654726494" text:continue-list="list212928394035274" text:style-name="L15">
        <text:list-item>
          <text:p text:style-name="P204">Luz Marina Ortiz Rodríguez</text:p>
        </text:list-item>
        <text:list-item>
          <text:p text:style-name="P188">Etiel Juan Domínguez Sánchez</text:p>
        </text:list-item>
        <text:list-item>
          <text:p text:style-name="P188">Iván Chillón García</text:p>
        </text:list-item>
      </text:list>
      <text:p text:style-name="P36"/>
      <text:h text:style-name="P431" text:outline-level="3">O<text:span text:style-name="T50">rden del día</text:span></text:h>
      <text:p text:style-name="P88">1. Aprobación si procede del acta de la reunión anterior </text:p>
      <text:p text:style-name="P88">2. <text:span text:style-name="T85">Módulo de FCT</text:span></text:p>
      <text:p text:style-name="P88">3. Análisis de seguimiento de programaciones</text:p>
      <text:p text:style-name="P88">4. Sugerencias y preguntas</text:p>
      <text:p text:style-name="P88"/>
      <text:h text:style-name="P431" text:outline-level="3">A<text:span text:style-name="T50">spectos tratados y decisiones adoptadas</text:span></text:h>
      <text:h text:style-name="P381" text:outline-level="4">1. Aprobación si procede del acta de la reunión anterior</text:h>
      <text:p text:style-name="P36"/>
      <text:p text:style-name="P36">Se aprueba</text:p>
      <text:p text:style-name="P36"/>
      <text:h text:style-name="P381" text:outline-level="4">2. <text:span text:style-name="T85">Módulo de FCT</text:span></text:h>
      <text:p text:style-name="P36"/>
      <text:p text:style-name="P67">Etiel informa de los contactos establecidos con empresas para la realización de prácticas por parte de los alumnos. A día de hoy tres empresas han confirmado estar dispuestas a acoger a alumnos en prácticas.</text:p>
      <text:p text:style-name="P36"/>
      <text:h text:style-name="P381" text:outline-level="4">3. Análisis de seguimiento de programaciones</text:h>
      <text:p text:style-name="P36"/>
      <text:p text:style-name="P36">Se comentan los contenidos impartidos en cada módulo y materias y se debaten propuestas de coordinación y de posibles actividades a realizar.</text:p>
      <text:p text:style-name="P36"/>
      <text:h text:style-name="P381" text:outline-level="4">4. Sugerencias y preguntas</text:h>
      <text:p text:style-name="P36"/>
      <text:p text:style-name="P36">No hay</text:p>
      <text:p text:style-name="P36"/>
      <text:h text:style-name="P431" text:outline-level="3">T<text:span text:style-name="T50">areas asignadas</text:span></text:h>
      <text:p text:style-name="P36"/>
      <text:p text:style-name="P277">No hay</text:p>
      <text:p text:style-name="P36"><text:soft-page-break/></text:p>
      <text:p text:style-name="P36"/>
      <text:p text:style-name="P36"/>
      <text:p text:style-name="P36">Sin más asuntos que tratar se levanta la sesión, de todo lo cual yo, como Jefe del Departamento, doy fe.</text:p>
      <text:p text:style-name="P36"/>
      <text:p text:style-name="P20">E<text:span text:style-name="T50">l jefe de departamento</text:span> <text:s text:c="5"/></text:p>
      <text:p text:style-name="P20"/>
      <text:p text:style-name="P20"/>
      <text:p text:style-name="P20"/>
      <text:p text:style-name="P20"/>
      <text:p text:style-name="P20"/>
      <text:p text:style-name="P20">Iván Chillón García <text:s text:c="5"/></text:p>
      <text:p text:style-name="P271"><draw:line text:anchor-type="paragraph" draw:z-index="85" draw:style-name="gr1" draw:text-style-name="P453" svg:x1="-0.041cm" svg:y1="13.312cm" svg:x2="16.45cm" svg:y2="0.347cm"><text:p/></draw:line></text:p>
      <text:h text:style-name="P409" text:outline-level="2"><text:span text:style-name="T10">ACTA Nº </text:span><text:span text:style-name="T42">1</text:span><text:span text:style-name="T48">9</text:span></text:h>
      <text:h text:style-name="P431" text:outline-level="3">Fecha: <text:span text:style-name="T23">0</text:span><text:span text:style-name="T29">6</text:span><text:span text:style-name="T11">/0</text:span><text:span text:style-name="T29">3</text:span><text:span text:style-name="T11">/1</text:span><text:span text:style-name="T23">5</text:span></text:h>
      <text:h text:style-name="P431" text:outline-level="3">Asistentes:</text:h>
      <text:list xml:id="list212928300177515" text:continue-numbering="true" text:style-name="L15">
        <text:list-item>
          <text:p text:style-name="P204">Luz Marina Ortiz Rodríguez</text:p>
        </text:list-item>
        <text:list-item>
          <text:p text:style-name="P188">Etiel Juan Domínguez Sánchez</text:p>
        </text:list-item>
        <text:list-item>
          <text:p text:style-name="P188">Iván Chillón García</text:p>
        </text:list-item>
      </text:list>
      <text:p text:style-name="P36"/>
      <text:h text:style-name="P431" text:outline-level="3">O<text:span text:style-name="T50">rden del día</text:span></text:h>
      <text:p text:style-name="P88">1. Aprobación si procede del acta de la reunión anterior </text:p>
      <text:p text:style-name="P88">2. Informe de la reunión de CCP</text:p>
      <text:p text:style-name="P280">3. <text:span text:style-name="T86">Coordinación ITG</text:span></text:p>
      <text:p text:style-name="P280"><text:span text:style-name="T86">4. </text:span>Análisis de seguimiento de programaciones</text:p>
      <text:p text:style-name="P88"><text:span text:style-name="T86">5</text:span>. Sugerencias y preguntas</text:p>
      <text:p text:style-name="P88"/>
      <text:h text:style-name="P431" text:outline-level="3">A<text:span text:style-name="T50">spectos tratados y decisiones adoptadas</text:span></text:h>
      <text:h text:style-name="P381" text:outline-level="4">1. Aprobación si procede del acta de la reunión anterior</text:h>
      <text:p text:style-name="P36"/>
      <text:p text:style-name="P36">Se aprueba</text:p>
      <text:p text:style-name="P36"/>
      <text:h text:style-name="P381" text:outline-level="4">2. Informe de la reunión de CCP</text:h>
      <text:p text:style-name="P36"/>
      <text:p text:style-name="P36">Se informa de los aspectos tratados en la reunión de CCP del día <text:span text:style-name="T85">6 de marzo</text:span>. De entre los puntos tratados cabe destacar:</text:p>
      <text:list xml:id="list7932510784305793830" text:style-name="L21">
        <text:list-item>
          <text:p text:style-name="P220">Se dan los datos de la primera previsión de grupos para el próximo curso. Las siguientes previsiones se harán con los resultados de la segunda evaluación y con los informes de los equipos educativos.</text:p>
        </text:list-item>
        <text:list-item>
          <text:p text:style-name="P220">Ha caducado el certificado para la conexión a la red Wifi del centro. El nuevo certificado se pondrá en la zona compartida.</text:p>
        </text:list-item>
        <text:list-item>
          <text:p text:style-name="P220">Antes la proximidad de la segunda evaluación se recuerda al profesorado que debe cumplimentar notas, competencias básicas y los comentarios para todo el alumnado.</text:p>
        </text:list-item>
        <text:list-item>
          <text:p text:style-name="P220">El delegado del cada grupo se debe encargar de llevar con él la libreta de aula en la que se anota a los alumnos que van al baño.</text:p>
        </text:list-item>
        <text:list-item>
          <text:p text:style-name="P220">Se muestran estadísticas comparando los resultados del centro con los de los colegios de la zona. Hay diferencias importantes en lengua y matemáticas y no tanto en inglés. Desde inspección se solicita que se tengan en cuenta estos datos en las reuniones de coordinación con primaria.</text:p>
        </text:list-item>
        <text:list-item>
          <text:p text:style-name="P220">Se cambian las fechas de los equipos educativos a lunes, martes y miércoles en lugar de jueves, lunes y martes.</text:p>
        </text:list-item>
      </text:list>
      <text:p text:style-name="P36"/>
      <text:p text:style-name="P36"><text:soft-page-break/></text:p>
      <text:h text:style-name="P382" text:outline-level="4">3. <text:span text:style-name="T86">Coordinación ITG</text:span></text:h>
      <text:p text:style-name="P286">Se debaten posibles contenidos y actividades de cara al módulo de integración.</text:p>
      <text:h text:style-name="P382" text:outline-level="4"><text:span text:style-name="T86">4. </text:span>Análisis de seguimiento de programaciones</text:h>
      <text:p text:style-name="P36"/>
      <text:p text:style-name="P36">Se comentan los contenidos impartidos en cada módulo y materias y se debaten propuestas de coordinación y de posibles actividades a realizar.</text:p>
      <text:p text:style-name="P36"/>
      <text:h text:style-name="P381" text:outline-level="4"><text:span text:style-name="T86">5</text:span>. Sugerencias y preguntas</text:h>
      <text:p text:style-name="P36"/>
      <text:p text:style-name="P276">Se ha detectado <text:s/>que algunos alumnos de 1º del ciclo pierden tiempo en el cambio de hora de antes del recreo para ir a comprar bocadillo. El profesorado deberá estar pendiente de esta circunstancia y recordar a los alumnos que la normativa del centro no lo permite. Como alternativa pueden anotar los pedidos y uno de los alumnos desplazarse para dejarlos encargados. </text:p>
      <text:p text:style-name="P36"/>
      <text:h text:style-name="P431" text:outline-level="3">T<text:span text:style-name="T50">areas asignadas</text:span></text:h>
      <text:p text:style-name="P36"/>
      <text:p text:style-name="P277">No hay</text:p>
      <text:p text:style-name="P36"/>
      <text:p text:style-name="P36"/>
      <text:p text:style-name="P36"/>
      <text:p text:style-name="P36">Sin más asuntos que tratar se levanta la sesión, de todo lo cual yo, como Jefe del Departamento, doy fe.</text:p>
      <text:p text:style-name="P36"/>
      <text:p text:style-name="P20">E<text:span text:style-name="T50">l jefe de departamento</text:span> <text:s text:c="5"/></text:p>
      <text:p text:style-name="P20"/>
      <text:p text:style-name="P20"/>
      <text:p text:style-name="P20"/>
      <text:p text:style-name="P20"/>
      <text:p text:style-name="P20"/>
      <text:p text:style-name="P20">Iván Chillón García <text:s text:c="5"/></text:p>
      <text:p text:style-name="P271"><draw:line text:anchor-type="paragraph" draw:z-index="86" draw:style-name="gr1" draw:text-style-name="P453" svg:x1="0.019cm" svg:y1="5.494cm" svg:x2="16.377cm" svg:y2="1.217cm"><text:p/></draw:line></text:p>
      <text:h text:style-name="P410" text:outline-level="2"><text:span text:style-name="T10">ACTA Nº </text:span><text:span text:style-name="T49">20</text:span></text:h>
      <text:h text:style-name="P432" text:outline-level="3">Fecha: <text:span text:style-name="T30">13</text:span><text:span text:style-name="T11">/0</text:span><text:span text:style-name="T30">3</text:span><text:span text:style-name="T11">/1</text:span><text:span text:style-name="T23">5</text:span></text:h>
      <text:h text:style-name="P432" text:outline-level="3">Asistentes:</text:h>
      <text:list xml:id="list692853622964986780" text:style-name="L22">
        <text:list-item>
          <text:p text:style-name="P205">Luz Marina Ortiz Rodríguez</text:p>
        </text:list-item>
        <text:list-item>
          <text:p text:style-name="P189">Etiel Juan Domínguez Sánchez</text:p>
        </text:list-item>
        <text:list-item>
          <text:p text:style-name="P189">Iván Chillón García</text:p>
        </text:list-item>
      </text:list>
      <text:p text:style-name="P274"/>
      <text:h text:style-name="P432" text:outline-level="3">O<text:span text:style-name="T50">rden del día</text:span></text:h>
      <text:p text:style-name="P281">1. Aprobación si procede del acta de la reunión anterior </text:p>
      <text:p text:style-name="P281">2. Informe de la reunión de CCP</text:p>
      <text:p text:style-name="P281">3. <text:span text:style-name="T87">Promoción del ciclo de cara a la preinscripción</text:span></text:p>
      <text:p text:style-name="P281"><text:span text:style-name="T87">4. </text:span>Análisis de seguimiento de programaciones</text:p>
      <text:p text:style-name="P281"><text:span text:style-name="T87">5</text:span>. Sugerencias y preguntas</text:p>
      <text:p text:style-name="P281"/>
      <text:h text:style-name="P432" text:outline-level="3">A<text:span text:style-name="T50">spectos tratados y decisiones adoptadas</text:span></text:h>
      <text:h text:style-name="P383" text:outline-level="4">1. Aprobación si procede del acta de la reunión anterior</text:h>
      <text:p text:style-name="P274"/>
      <text:p text:style-name="P274">Se aprueba</text:p>
      <text:p text:style-name="P274"/>
      <text:h text:style-name="P383" text:outline-level="4">2. Informe de la reunión de CCP</text:h>
      <text:p text:style-name="P274"/>
      <text:p text:style-name="P274">Se informa de los aspectos tratados en la reunión de CCP del día <text:span text:style-name="T87">13 de marzo</text:span>. De entre los puntos tratados cabe destacar:</text:p>
      <text:list xml:id="list833789032917427262" text:style-name="L23">
        <text:list-item>
          <text:p text:style-name="P221">Se informa de que los alumnos de 2º del ciclo están realizando el módulo de ITG y de que 9 de los 11 alumnos matriculados en 2º promocionan al mismo.</text:p>
        </text:list-item>
        <text:list-item>
          <text:p text:style-name="P222">Se piden voluntarios como correctores de PAU. </text:p>
        </text:list-item>
        <text:list-item>
          <text:p text:style-name="P222">Se informa de los aspectos tratados en la reunión del miércoles pasado con la directora insular:</text:p>
          <text:list>
            <text:list-item>
              <text:p text:style-name="P222">El IES Zonzamas no quiere organizar este año jornadas de FP debido a la perdida de clases debido a las huelgas de estudiantes. Blas Cabrera si quiere organizar. Se desconoce la intención de la escuela de arte Pancho Lasso. Como alternativas se hablo de realizar visitas a los centros u organizarlo de forma alternativa en la Biosfera.</text:p>
            </text:list-item>
            <text:list-item>
              <text:p text:style-name="P222">Debido a dificultades presentadas por hacienda para la construcción de los nuevos centros en el formato de colaboración público-privada desde la dirección insular se comunica que probablemente no se van a construir los nuevos centros.</text:p>
            </text:list-item>
            <text:list-item>
              <text:p text:style-name="P223">Novedades de ciclos de cara al próximo curso: Imágen y Sonido en IES Puerto del Carmen y posibilidad de ciclo de DiscJockey.</text:p>
            </text:list-item>
            <text:list-item>
              <text:p text:style-name="P224">Se informa de los requisitos para que alumnos puedan realizar FP dual en Alemania de la rama de hostelería.</text:p>
            </text:list-item>
          </text:list>
        </text:list-item>
        <text:list-item>
          <text:p text:style-name="P224"><text:soft-page-break/>Se informa de posible convocatoria de huelga de estudiantes para el día 24 de marzo.</text:p>
        </text:list-item>
      </text:list>
      <text:p text:style-name="P274"/>
      <text:h text:style-name="P383" text:outline-level="4">3. <text:span text:style-name="T87">Promoción del ciclo de cara a la preinscripción</text:span></text:h>
      <text:p text:style-name="P287">Dado que no se van a celebrar las jornadas de FP esté año se debaten diferentes propuestas de cara a la promoción del ciclo. Se acuerda hacer un seguimiento durante el periodo de preinscripción de la cantidad de solicitudes cumplimentadas y si el número fuera bajo encargar una cuña de radio para las últimas semanas del periodo de preinscripción</text:p>
      <text:h text:style-name="P383" text:outline-level="4"><text:span text:style-name="T87">4. </text:span>Análisis de seguimiento de programaciones</text:h>
      <text:p text:style-name="P274"/>
      <text:p text:style-name="P274">Se comentan los contenidos impartidos en cada módulo y materias y se debaten propuestas de coordinación y de posibles actividades a realizar.</text:p>
      <text:p text:style-name="P274"/>
      <text:h text:style-name="P383" text:outline-level="4"><text:span text:style-name="T87">5</text:span>. Sugerencias y preguntas</text:h>
      <text:p text:style-name="P274"/>
      <text:p text:style-name="P274">No hay</text:p>
      <text:p text:style-name="P274"/>
      <text:h text:style-name="P432" text:outline-level="3">T<text:span text:style-name="T50">areas asignadas</text:span></text:h>
      <text:p text:style-name="P274"/>
      <text:p text:style-name="P277">No hay</text:p>
      <text:p text:style-name="P274"/>
      <text:p text:style-name="P274"/>
      <text:p text:style-name="P274"/>
      <text:p text:style-name="P274">Sin más asuntos que tratar se levanta la sesión, de todo lo cual yo, como Jefe del Departamento, doy fe.</text:p>
      <text:p text:style-name="P274"/>
      <text:p text:style-name="P275">E<text:span text:style-name="T50">l jefe de departamento</text:span> <text:s text:c="5"/></text:p>
      <text:p text:style-name="P275"/>
      <text:p text:style-name="P275"/>
      <text:p text:style-name="P275"/>
      <text:p text:style-name="P275"/>
      <text:p text:style-name="P275"/>
      <text:p text:style-name="P275">Iván Chillón García <text:s text:c="5"/></text:p>
      <text:p text:style-name="P272"><draw:line text:anchor-type="paragraph" draw:z-index="87" draw:style-name="gr1" draw:text-style-name="P453" svg:x1="-0.041cm" svg:y1="4.549cm" svg:x2="16.333cm" svg:y2="0.547cm"><text:p/></draw:line></text:p>
      <text:h text:style-name="P411" text:outline-level="2"><text:span text:style-name="T88">ACTA Nº </text:span><text:span text:style-name="T101">2</text:span><text:span text:style-name="T88">1</text:span></text:h>
      <text:h text:style-name="Heading_20_3" text:outline-level="3">Fecha: <text:span text:style-name="T90">20/</text:span><text:span text:style-name="T89">0</text:span><text:span text:style-name="T90">3</text:span><text:span text:style-name="T89">/15</text:span></text:h>
      <text:h text:style-name="Heading_20_3" text:outline-level="3">Asistentes:</text:h>
      <text:list xml:id="list5061069039034706596" text:style-name="L24">
        <text:list-item>
          <text:p text:style-name="P297">Luz Marina Ortiz Rodríguez</text:p>
        </text:list-item>
        <text:list-item>
          <text:p text:style-name="P297">Etiel Juan Domínguez Sánchez</text:p>
        </text:list-item>
        <text:list-item>
          <text:p text:style-name="P297">Iván Chillón García</text:p>
        </text:list-item>
      </text:list>
      <text:p text:style-name="P316"/>
      <text:h text:style-name="Heading_20_3" text:outline-level="3">Orden del día</text:h>
      <text:p text:style-name="P328">1. Aprobación si procede del acta de la reunión anterior </text:p>
      <text:p text:style-name="P328">2. <text:span text:style-name="T109">Informe de aplicación del módulo de ITG</text:span></text:p>
      <text:p text:style-name="P334"><text:span text:style-name="T110">3</text:span>. Informe de FCT</text:p>
      <text:p text:style-name="P329"><text:span text:style-name="T110">4. Desinstalación de software de Microsoft</text:span></text:p>
      <text:p text:style-name="P329"><text:span text:style-name="T111">5. </text:span>Análisis de seguimiento de programaciones</text:p>
      <text:p text:style-name="P328"><text:span text:style-name="T111">6</text:span>. Sugerencias y preguntas</text:p>
      <text:p text:style-name="P339"/>
      <text:h text:style-name="Heading_20_3" text:outline-level="3">Aspectos tratados y decisiones adoptadas</text:h>
      <text:h text:style-name="Heading_20_4" text:outline-level="4">1. Aprobación si procede del acta de la reunión anterior</text:h>
      <text:p text:style-name="P316"/>
      <text:p text:style-name="P296">Se aprueba</text:p>
      <text:p text:style-name="P316"/>
      <text:h text:style-name="Heading_20_4" text:outline-level="4">2. <text:span text:style-name="T109">Informe de aplicación del módulo de ITG</text:span></text:h>
      <text:p text:style-name="P288">Todos los alumnos que promocionaron realizan de forma las actividades y prácticas y superan el módulo. La gran cantidad de horas seguidas dificulta en algunas ocasiones mantener la implicación y concentración de los alumnos.</text:p>
      <text:h text:style-name="P384" text:outline-level="4"><text:span text:style-name="T110">3. Informe de FCT</text:span></text:h>
      <text:p text:style-name="P288">El profesor encargado de hacer el seguimiento de las prácticas informa de las novedades en cuanto a asignación de alumnos a empresas y de las medidas de seguimiento que va a realizar durante las prácticas.</text:p>
      <text:h text:style-name="P385" text:outline-level="4"><text:span text:style-name="T110">4. Desinstalación de software de Microsoft</text:span></text:h>
      <text:p text:style-name="Text_20_body"><text:s/><text:span text:style-name="T111">Desde la dirección del centro se comunica a todos los departamentos que se debe desinstalar todo el software de Microsoft y cualquier software en general del que no haya licencia debido a que la Consejería ha interrumpido el contrato que mantenía con dicha empresa.</text:span></text:p>
      <text:p text:style-name="P288">Se acuerda desinstalar en los equipos de alumno y profesorado el paquete Office y las máquinas virtuales con sistemas operativos de Microsoft.</text:p>
      <text:h text:style-name="P385" text:outline-level="4"><text:soft-page-break/><text:span text:style-name="T111">5. </text:span>Análisis de seguimiento de programaciones</text:h>
      <text:p text:style-name="P316"/>
      <text:p text:style-name="P296">Se comentan los contenidos impartidos en cada módulo y materias y se debaten propuestas de coordinación y de posibles actividades a realizar.</text:p>
      <text:p text:style-name="P316"/>
      <text:h text:style-name="Heading_20_4" text:outline-level="4"><text:span text:style-name="T111">6</text:span>. Sugerencias y preguntas</text:h>
      <text:p text:style-name="P316"/>
      <text:p text:style-name="P296">No hay</text:p>
      <text:p text:style-name="P316"/>
      <text:h text:style-name="Heading_20_3" text:outline-level="3">Tareas asignadas</text:h>
      <text:p text:style-name="P316"/>
      <text:p text:style-name="P308">Luz Marina: desinstalación de Office en equipos del aula de primero.</text:p>
      <text:p text:style-name="P317"><text:span text:style-name="T91">Iván: desinstalación de máquinas virtuales con software de Microsoft</text:span></text:p>
      <text:p text:style-name="P316"/>
      <text:p text:style-name="P316"/>
      <text:p text:style-name="P296">Sin más asuntos que tratar se levanta la sesión, de todo lo cual yo, como Jefe del Departamento, doy fe.</text:p>
      <text:p text:style-name="P316"/>
      <text:p text:style-name="P307">El jefe de departamento </text:p>
      <text:p text:style-name="P322"/>
      <text:p text:style-name="P322"/>
      <text:p text:style-name="P322"/>
      <text:p text:style-name="P322"/>
      <text:p text:style-name="P322"/>
      <text:p text:style-name="P307">Iván Chillón García </text:p>
      <text:p text:style-name="P315"><draw:line text:anchor-type="paragraph" draw:z-index="88" draw:style-name="gr1" draw:text-style-name="P453" svg:x1="-0.012cm" svg:y1="9.132cm" svg:x2="16.334cm" svg:y2="0.547cm"><text:p/></draw:line></text:p>
      <text:h text:style-name="P410" text:outline-level="2"><text:span text:style-name="T92">ACTA Nº </text:span><text:span text:style-name="T93">22</text:span></text:h>
      <text:h text:style-name="Heading_20_3" text:outline-level="3">Fecha: <text:span text:style-name="T94">10/</text:span><text:span text:style-name="T89">0</text:span><text:span text:style-name="T94">4</text:span><text:span text:style-name="T89">/15</text:span></text:h>
      <text:h text:style-name="Heading_20_3" text:outline-level="3">Asistentes:</text:h>
      <text:list xml:id="list2729596371798265721" text:style-name="L26">
        <text:list-item>
          <text:p text:style-name="P298">Luz Marina Ortiz Rodríguez</text:p>
        </text:list-item>
        <text:list-item>
          <text:p text:style-name="P298">Etiel Juan Domínguez Sánchez</text:p>
        </text:list-item>
        <text:list-item>
          <text:p text:style-name="P298">Iván Chillón García</text:p>
        </text:list-item>
      </text:list>
      <text:p text:style-name="P316"/>
      <text:h text:style-name="Heading_20_3" text:outline-level="3">Orden del día</text:h>
      <text:p text:style-name="P328">1. Aprobación si procede del acta de la reunión anterior </text:p>
      <text:p text:style-name="P328">2. Informe de la reunión de CCP</text:p>
      <text:p text:style-name="P335">3. Análisis de resultados del segundo trimestre</text:p>
      <text:p text:style-name="P328"><text:span text:style-name="T112">4</text:span>. Análisis de seguimiento de programaciones</text:p>
      <text:p text:style-name="P328"><text:span text:style-name="T112">5</text:span>. Sugerencias y preguntas</text:p>
      <text:p text:style-name="P339"/>
      <text:h text:style-name="Heading_20_3" text:outline-level="3">Aspectos tratados y decisiones adoptadas</text:h>
      <text:h text:style-name="Heading_20_4" text:outline-level="4">1. Aprobación si procede del acta de la reunión anterior</text:h>
      <text:p text:style-name="P316"/>
      <text:p text:style-name="P296">Se aprueba</text:p>
      <text:p text:style-name="P316"/>
      <text:h text:style-name="Heading_20_4" text:outline-level="4">2. Informe de la reunión de CCP</text:h>
      <text:p text:style-name="P316"/>
      <text:p text:style-name="P296">Se informa de los aspectos tratados en la reunión de CCP del día <text:span text:style-name="T119">10 de abril</text:span>. De entre los puntos tratados cabe destacar:</text:p>
      <text:list xml:id="list8473535853582938508" text:style-name="L28">
        <text:list-item>
          <text:p text:style-name="P323">El centro ha adquirido un móvil para uso en secretaría y conserjería.</text:p>
        </text:list-item>
        <text:list-item>
          <text:p text:style-name="P323">Grupos autorizados en abril. No hay modificaciones respecto a la oferta anterior.</text:p>
        </text:list-item>
        <text:list-item>
          <text:p text:style-name="P323">Las materias pendientes del alumnado deben ser revisadas por los departamentos, se debe especificar un plan de recuperación del que deben estar informados los alumnos. Se reparte listado de alumnos con materias pendientes por departamento.</text:p>
        </text:list-item>
        <text:list-item>
          <text:p text:style-name="P323">Se muestra propuesta actual de organización de la ESO de cara al próximo curso por la nueva ley educativa. </text:p>
        </text:list-item>
        <text:list-item>
          <text:p text:style-name="P323">Publicada la oferta de FP de cara al próximo curso así como la normativa referida a las pruebas de acceso a grado medio y grado superior; así como la preinscripción a la PAU.</text:p>
        </text:list-item>
      </text:list>
      <text:p text:style-name="P316"/>
      <text:h text:style-name="P386" text:outline-level="4">3. <text:span text:style-name="T112">Análisis de resultados de la segunda evaluación</text:span></text:h>
      <text:p text:style-name="P245">El Departamento didáctico citado, una vez realizado el análisis de los resultados correspondientes a la <text:s/>evaluación citada, hace las siguientes consideraciones:</text:p>
      <text:p text:style-name="P251"/>
      <text:p text:style-name="P251">Módulo: Redes Locales</text:p>
      <text:p text:style-name="P245"><text:soft-page-break/></text:p>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441">Alumnado matriculado</text:p>
          </table:table-cell>
          <table:table-cell table:style-name="Tabla17.A1" office:value-type="string">
            <text:p text:style-name="P441">Evaluación positiva</text:p>
          </table:table-cell>
          <table:table-cell table:style-name="Tabla17.A1" office:value-type="string">
            <text:p text:style-name="P441">%</text:p>
          </table:table-cell>
          <table:table-cell table:style-name="Tabla17.A1" office:value-type="string">
            <text:p text:style-name="P441">Evaluación negativa</text:p>
          </table:table-cell>
          <table:table-cell table:style-name="Tabla17.E1" office:value-type="string">
            <text:p text:style-name="P441">%</text:p>
          </table:table-cell>
        </table:table-row>
        <table:table-row table:style-name="Tabla17.2">
          <table:table-cell table:style-name="Tabla17.A2" office:value-type="string">
            <text:p text:style-name="P252">19</text:p>
          </table:table-cell>
          <table:table-cell table:style-name="Tabla17.B2" office:value-type="string">
            <text:p text:style-name="P246">9</text:p>
          </table:table-cell>
          <table:table-cell table:style-name="Tabla17.C2" office:value-type="string">
            <text:p text:style-name="P437">47</text:p>
          </table:table-cell>
          <table:table-cell table:style-name="Tabla17.D2" office:value-type="string">
            <text:p text:style-name="P437">11</text:p>
          </table:table-cell>
          <table:table-cell table:style-name="Tabla17.E2" office:value-type="string">
            <text:p text:style-name="P437">53</text:p>
          </table:table-cell>
        </table:table-row>
      </table:table>
      <text:p text:style-name="P250"/>
      <table:table table:name="Tabla18" table:style-name="Tabla18">
        <table:table-column table:style-name="Tabla18.A"/>
        <table:table-row table:style-name="Tabla18.1">
          <table:table-cell table:style-name="Tabla18.A1" office:value-type="string">
            <text:p text:style-name="P442"/>
            <text:p text:style-name="P445">Análisis/Valoración de los resultados</text:p>
            <text:p text:style-name="P257"/>
            <text:p text:style-name="P249">Supera el módulo un 45% de los alumnos matriculados. Destacar que de los alumnos que suspenden 1 es absentista y ha avisado de que se va dar de baja en breve. <text:s/>Todos los alumnos que suspenden sacan un cuatro y varios de ellos tienen bastantes. posibilidades de superar el módulo a final de curso. </text:p>
            <text:p text:style-name="P282"/>
          </table:table-cell>
        </table:table-row>
      </table:table>
      <text:p text:style-name="P245"/>
      <text:p text:style-name="P251">Módulo: Aplicaciones Ofimáticas</text:p>
      <text:p text:style-name="P245"/>
      <table:table table:name="Tabla19" table:style-name="Tabla19">
        <table:table-column table:style-name="Tabla19.A"/>
        <table:table-column table:style-name="Tabla19.B"/>
        <table:table-column table:style-name="Tabla19.C"/>
        <table:table-column table:style-name="Tabla19.D"/>
        <table:table-column table:style-name="Tabla19.E"/>
        <table:table-row table:style-name="Tabla19.1">
          <table:table-cell table:style-name="Tabla19.A1" office:value-type="string">
            <text:p text:style-name="P441">Alumnado matriculado</text:p>
          </table:table-cell>
          <table:table-cell table:style-name="Tabla19.A1" office:value-type="string">
            <text:p text:style-name="P441">Evaluación positiva</text:p>
          </table:table-cell>
          <table:table-cell table:style-name="Tabla19.A1" office:value-type="string">
            <text:p text:style-name="P441">%</text:p>
          </table:table-cell>
          <table:table-cell table:style-name="Tabla19.A1" office:value-type="string">
            <text:p text:style-name="P441">Evaluación negativa</text:p>
          </table:table-cell>
          <table:table-cell table:style-name="Tabla19.E1" office:value-type="string">
            <text:p text:style-name="P441">%</text:p>
          </table:table-cell>
        </table:table-row>
        <table:table-row table:style-name="Tabla19.2">
          <table:table-cell table:style-name="Tabla19.A2" office:value-type="string">
            <text:p text:style-name="P252">18</text:p>
          </table:table-cell>
          <table:table-cell table:style-name="Tabla19.B2" office:value-type="string">
            <text:p text:style-name="P246">17</text:p>
          </table:table-cell>
          <table:table-cell table:style-name="Tabla19.C2" office:value-type="string">
            <text:p text:style-name="P437">94’44</text:p>
          </table:table-cell>
          <table:table-cell table:style-name="Tabla19.D2" office:value-type="string">
            <text:p text:style-name="P437">1</text:p>
          </table:table-cell>
          <table:table-cell table:style-name="Tabla19.E2" office:value-type="string">
            <text:p text:style-name="P437">5,56</text:p>
          </table:table-cell>
        </table:table-row>
      </table:table>
      <text:p text:style-name="P250"/>
      <table:table table:name="Tabla20" table:style-name="Tabla20">
        <table:table-column table:style-name="Tabla20.A"/>
        <table:table-row table:style-name="Tabla20.1">
          <table:table-cell table:style-name="Tabla20.A1" office:value-type="string">
            <text:p text:style-name="P442"/>
            <text:p text:style-name="P445">Análisis/Valoración de los resultados</text:p>
            <text:p text:style-name="P249">Los resultados del módulo han sido bastante buenos. Un 94,44% de los alumnos han aprobado el módulo. Sólo suspendió un alumno por no haber terminado algunos exámenes</text:p>
            <text:p text:style-name="P255"/>
          </table:table-cell>
        </table:table-row>
      </table:table>
      <text:p text:style-name="P245"/>
      <text:p text:style-name="P253">Módulo: Montaje y Mantenimiento de Equipos </text:p>
      <text:p text:style-name="P253"/>
      <table:table table:name="Tabla21" table:style-name="Tabla21">
        <table:table-column table:style-name="Tabla21.A"/>
        <table:table-column table:style-name="Tabla21.B"/>
        <table:table-column table:style-name="Tabla21.C"/>
        <table:table-column table:style-name="Tabla21.D"/>
        <table:table-column table:style-name="Tabla21.E"/>
        <table:table-row table:style-name="Tabla21.1">
          <table:table-cell table:style-name="Tabla21.A1" office:value-type="string">
            <text:p text:style-name="P441">Alumnado matriculado</text:p>
          </table:table-cell>
          <table:table-cell table:style-name="Tabla21.A1" office:value-type="string">
            <text:p text:style-name="P441">Evaluación positiva</text:p>
          </table:table-cell>
          <table:table-cell table:style-name="Tabla21.A1" office:value-type="string">
            <text:p text:style-name="P441">%</text:p>
          </table:table-cell>
          <table:table-cell table:style-name="Tabla21.A1" office:value-type="string">
            <text:p text:style-name="P441">Evaluación negativa</text:p>
          </table:table-cell>
          <table:table-cell table:style-name="Tabla21.E1" office:value-type="string">
            <text:p text:style-name="P441">%</text:p>
          </table:table-cell>
        </table:table-row>
        <table:table-row table:style-name="Tabla21.2">
          <table:table-cell table:style-name="Tabla21.A2" office:value-type="string">
            <text:p text:style-name="P247">19</text:p>
          </table:table-cell>
          <table:table-cell table:style-name="Tabla21.B2" office:value-type="string">
            <text:p text:style-name="P247">10</text:p>
          </table:table-cell>
          <table:table-cell table:style-name="Tabla21.C2" office:value-type="string">
            <text:p text:style-name="P438">53</text:p>
          </table:table-cell>
          <table:table-cell table:style-name="Tabla21.D2" office:value-type="string">
            <text:p text:style-name="P438">9</text:p>
          </table:table-cell>
          <table:table-cell table:style-name="Tabla21.E2" office:value-type="string">
            <text:p text:style-name="P438">47</text:p>
          </table:table-cell>
        </table:table-row>
      </table:table>
      <text:p text:style-name="P250"/>
      <table:table table:name="Tabla22" table:style-name="Tabla22">
        <table:table-column table:style-name="Tabla22.A"/>
        <table:table-row table:style-name="Tabla22.1">
          <table:table-cell table:style-name="Tabla22.A1" office:value-type="string">
            <text:p text:style-name="P442"/>
            <text:list xml:id="list3955873833572045582" text:style-name="WW8Num4">
              <text:list-item>
                <text:list>
                  <text:list-item>
                    <text:p text:style-name="P443">Análisis/Valoración de los resultados</text:p>
                  </text:list-item>
                </text:list>
              </text:list-item>
            </text:list>
            <text:p text:style-name="P249">Están en la línea da lo habitual. En torno a la mitad de los alumnos fracasa en los primeros dos trimestres por ser demasiado teórico-descriptivos y no sentarse a estudiar los componentes y asimilar su funcionamiento.</text:p>
            <text:p text:style-name="P254"/>
            <text:p text:style-name="P283"><text:soft-page-break/></text:p>
            <text:p text:style-name="P282"/>
          </table:table-cell>
        </table:table-row>
      </table:table>
      <text:p text:style-name="P258"/>
      <text:p text:style-name="P245"/>
      <text:p text:style-name="P245"/>
      <text:p text:style-name="P253">Módulo: Sistemas Operativos Monopuesto</text:p>
      <text:p text:style-name="P253"/>
      <text:p text:style-name="P245"/>
      <text:p text:style-name="P245"/>
      <table:table table:name="Tabla23" table:style-name="Tabla23">
        <table:table-column table:style-name="Tabla23.A"/>
        <table:table-column table:style-name="Tabla23.B"/>
        <table:table-column table:style-name="Tabla23.C"/>
        <table:table-column table:style-name="Tabla23.D"/>
        <table:table-column table:style-name="Tabla23.E"/>
        <table:table-row table:style-name="Tabla23.1">
          <table:table-cell table:style-name="Tabla23.A1" office:value-type="string">
            <text:p text:style-name="P441">Alumnado matriculado</text:p>
          </table:table-cell>
          <table:table-cell table:style-name="Tabla23.A1" office:value-type="string">
            <text:p text:style-name="P441">Evaluación positiva</text:p>
          </table:table-cell>
          <table:table-cell table:style-name="Tabla23.A1" office:value-type="string">
            <text:p text:style-name="P441">%</text:p>
          </table:table-cell>
          <table:table-cell table:style-name="Tabla23.A1" office:value-type="string">
            <text:p text:style-name="P441">Evaluación negativa</text:p>
          </table:table-cell>
          <table:table-cell table:style-name="Tabla23.E1" office:value-type="string">
            <text:p text:style-name="P441">%</text:p>
          </table:table-cell>
        </table:table-row>
        <table:table-row table:style-name="Tabla23.2">
          <table:table-cell table:style-name="Tabla23.A2" office:value-type="string">
            <text:p text:style-name="P247">19</text:p>
          </table:table-cell>
          <table:table-cell table:style-name="Tabla23.B2" office:value-type="string">
            <text:p text:style-name="P247">12</text:p>
          </table:table-cell>
          <table:table-cell table:style-name="Tabla23.C2" office:value-type="string">
            <text:p text:style-name="P438">63</text:p>
          </table:table-cell>
          <table:table-cell table:style-name="Tabla23.D2" office:value-type="string">
            <text:p text:style-name="P438">7</text:p>
          </table:table-cell>
          <table:table-cell table:style-name="Tabla23.E2" office:value-type="string">
            <text:p text:style-name="P438">37</text:p>
          </table:table-cell>
        </table:table-row>
      </table:table>
      <text:p text:style-name="P250"/>
      <table:table table:name="Tabla24" table:style-name="Tabla24">
        <table:table-column table:style-name="Tabla24.A"/>
        <table:table-row table:style-name="Tabla24.1">
          <table:table-cell table:style-name="Tabla24.A1" office:value-type="string">
            <text:p text:style-name="P442"/>
            <text:list xml:id="list212930203564819" text:continue-numbering="true" text:style-name="WW8Num4">
              <text:list-item>
                <text:list>
                  <text:list-item>
                    <text:p text:style-name="P443">Análisis/Valoración de los resultados</text:p>
                  </text:list-item>
                </text:list>
              </text:list-item>
            </text:list>
            <text:p text:style-name="P250"><text:span text:style-name="T118">Bastante buenos teniendo en cuenta que uno de los matriculados no asiste nunca. Del resto de los 7 suspendidos, sólo dos llegan al cuatro y podrían recuperar. Los otros cuatro están prácticamente descartados por su falta de interés. </text:span></text:p>
            <text:p text:style-name="P282"/>
          </table:table-cell>
        </table:table-row>
      </table:table>
      <text:p text:style-name="P258"/>
      <table:table table:name="Tabla25" table:style-name="Tabla25">
        <table:table-column table:style-name="Tabla25.A"/>
        <table:table-row table:style-name="Tabla25.1">
          <table:table-cell table:style-name="Tabla25.A1" office:value-type="string">
            <text:p text:style-name="P254">Aspectos positivos:</text:p>
            <text:p text:style-name="P249">Se observa, en general, una evolución positiva en la actitud en cuanto a esfuerzo <text:s/>de los alumnos. El equipo educativo coincide en el buen ambiente general observado en clase; los alumnos atienden y colaboran entre sí.</text:p>
            <text:p text:style-name="P254"/>
            <text:p text:style-name="P254">Dificultades encontradas:</text:p>
            <text:p text:style-name="P445"/>
            <text:p text:style-name="P447"><text:span text:style-name="T114">Los alumnos, en general, suelen dedicar poco tiempo en casa a reforzar los contenidos en casa. Además bastantes de ellos presentan carencias en cuanto a capacidad de razonamiento, concentración y autoorganización. Hay diferencias en el nivel competencial base de los alumnos.</text:span></text:p>
            <text:p text:style-name="P439"/>
            <text:p text:style-name="P439">Uno de los alumnos, por su origen, <text:s/>presenta carencias en cuanto al uso básico del ordenador lo que le representa un hándicap a la hora de realizar las prácticas de los diferentes módulos.</text:p>
            <text:p text:style-name="P439"/>
            <text:p text:style-name="P248">Demasiados alumnos para supervisar individualmente las actividades prácticas con equipos.</text:p>
            <text:p text:style-name="P245"/>
            <text:p text:style-name="P440">Bajo nivel de inglés de los alumnos para interpretar ayudas del sistema y documentación en general</text:p>
            <text:p text:style-name="P440"><text:soft-page-break/></text:p>
            <text:p text:style-name="P440">Todos los alumnos no tenían el mismo punto de partida en conocimientos matemáticos lo que hizo más difícil algunos ejercicios con el programa de hoja de cálculo pero al final todos consiguieron superar los objetivos propuestos. </text:p>
            <text:p text:style-name="P257"/>
            <text:p text:style-name="P439">Las explicaciones deben ser muy paso a paso con proyecciones y detallando cada operación para que la gran mayoría pueda seguirlas. Los alumnos gozan de poca autonomía para el aprendizaje.</text:p>
            <text:p text:style-name="P439"/>
            <text:p text:style-name="P439">No tener material físico de cada pieza de Hardware de la que se habla para poder verla en persona.</text:p>
            <text:p text:style-name="P439"/>
            <text:p text:style-name="P439">Realizar prácticas de montajes con tantos alumnos y más cuando hay algunos <text:s/>sin mucho interés y el material es el <text:s/>justo se convierte en una tarea complicada. Suelo posponer las prácticas a la tercera evaluación cunado quedan menos matriculados y a los días de muchas ausencias.</text:p>
            <text:p text:style-name="P445"/>
            <text:p text:style-name="P445"/>
            <text:p text:style-name="P446">Propuestas de mejora</text:p>
            <text:p text:style-name="P446"/>
            <text:p text:style-name="P248">Hacer especial hincapié a los alumnos en las faltas de asistencia y en que deben de llevar las actividades y tareas al día para que les sea más sencillo asimilar conceptos y realizar las prácticas.</text:p>
            <text:p text:style-name="P248"/>
            <text:p text:style-name="P440">Se reiteran las propuestas hechas en el trimestre anterior:</text:p>
            <text:list xml:id="list8556313449924719372" text:style-name="L27">
              <text:list-item>
                <text:p text:style-name="P448"><text:span text:style-name="T115">Recuperar el módulo de inglés para el ciclo.</text:span></text:p>
              </text:list-item>
              <text:list-item>
                <text:p text:style-name="P448"><text:span text:style-name="T115">Desdobles para la realización de prácticas.</text:span></text:p>
              </text:list-item>
              <text:list-item>
                <text:p text:style-name="P448"><text:span text:style-name="T115">Mejorar y actualizar el material.</text:span></text:p>
              </text:list-item>
            </text:list>
            <text:p text:style-name="P439"/>
          </table:table-cell>
        </table:table-row>
      </table:table>
      <text:p text:style-name="P253"/>
      <text:p text:style-name="P245"><text:span text:style-name="T6">Módulo: Sistemas Operativos en Red</text:span></text:p>
      <text:p text:style-name="P253"/>
      <table:table table:name="Tabla26" table:style-name="Tabla26">
        <table:table-column table:style-name="Tabla26.A"/>
        <table:table-column table:style-name="Tabla26.B"/>
        <table:table-column table:style-name="Tabla26.C"/>
        <table:table-column table:style-name="Tabla26.D"/>
        <table:table-column table:style-name="Tabla26.E"/>
        <table:table-row table:style-name="Tabla26.1">
          <table:table-cell table:style-name="Tabla26.A1" office:value-type="string">
            <text:p text:style-name="P441">Alumnado matriculado</text:p>
          </table:table-cell>
          <table:table-cell table:style-name="Tabla26.A1" office:value-type="string">
            <text:p text:style-name="P441">Evaluación positiva</text:p>
          </table:table-cell>
          <table:table-cell table:style-name="Tabla26.A1" office:value-type="string">
            <text:p text:style-name="P441">%</text:p>
          </table:table-cell>
          <table:table-cell table:style-name="Tabla26.A1" office:value-type="string">
            <text:p text:style-name="P441">Evaluación negativa</text:p>
          </table:table-cell>
          <table:table-cell table:style-name="Tabla26.E1" office:value-type="string">
            <text:p text:style-name="P441">%</text:p>
          </table:table-cell>
        </table:table-row>
        <table:table-row table:style-name="Tabla26.2">
          <table:table-cell table:style-name="Tabla26.A2" office:value-type="string">
            <text:p text:style-name="P247">11</text:p>
          </table:table-cell>
          <table:table-cell table:style-name="Tabla26.B2" office:value-type="string">
            <text:p text:style-name="P247">9</text:p>
          </table:table-cell>
          <table:table-cell table:style-name="Tabla26.C2" office:value-type="string">
            <text:p text:style-name="P438">82%</text:p>
          </table:table-cell>
          <table:table-cell table:style-name="Tabla26.D2" office:value-type="string">
            <text:p text:style-name="P438">2</text:p>
          </table:table-cell>
          <table:table-cell table:style-name="Tabla26.E2" office:value-type="string">
            <text:p text:style-name="P438">18%</text:p>
          </table:table-cell>
        </table:table-row>
      </table:table>
      <text:p text:style-name="P250"/>
      <table:table table:name="Tabla27" table:style-name="Tabla27">
        <table:table-column table:style-name="Tabla27.A"/>
        <table:table-row table:style-name="Tabla27.1">
          <table:table-cell table:style-name="Tabla27.A1" office:value-type="string">
            <text:p text:style-name="P444">Análisis/Valoración de los resultados:</text:p>
            <text:p text:style-name="P284">El resultado es el esperado vista la trayectoria llevada durante el curso. Al final dos alumnos se han quedado fuera de la integración por no haber superado este módulo entre otros. El resto, en general, lo ha superado con buenos resultados, menos un caso donde hubo que repescarlo pero llega a un mínimo de conocimientos para enfrentarse a las prácticas en empresa.</text:p>
          </table:table-cell>
        </table:table-row>
      </table:table>
      <text:p text:style-name="P250"/>
      <text:p text:style-name="P452"/>
      <text:p text:style-name="P256"/>
      <text:p text:style-name="P251">Módulo: Servicios en Red</text:p>
      <text:p text:style-name="P250"/>
      <table:table table:name="Tabla28" table:style-name="Tabla28">
        <table:table-column table:style-name="Tabla28.A"/>
        <table:table-column table:style-name="Tabla28.B"/>
        <table:table-column table:style-name="Tabla28.C"/>
        <table:table-column table:style-name="Tabla28.D"/>
        <table:table-column table:style-name="Tabla28.E"/>
        <text:soft-page-break/>
        <table:table-row table:style-name="Tabla28.1">
          <table:table-cell table:style-name="Tabla28.A1" office:value-type="string">
            <text:p text:style-name="P441">Alumnado matriculado</text:p>
          </table:table-cell>
          <table:table-cell table:style-name="Tabla28.A1" office:value-type="string">
            <text:p text:style-name="P441">Evaluación positiva</text:p>
          </table:table-cell>
          <table:table-cell table:style-name="Tabla28.A1" office:value-type="string">
            <text:p text:style-name="P441">%</text:p>
          </table:table-cell>
          <table:table-cell table:style-name="Tabla28.A1" office:value-type="string">
            <text:p text:style-name="P441">Evaluación negativa</text:p>
          </table:table-cell>
          <table:table-cell table:style-name="Tabla28.E1" office:value-type="string">
            <text:p text:style-name="P441">%</text:p>
          </table:table-cell>
        </table:table-row>
        <table:table-row table:style-name="Tabla28.2">
          <table:table-cell table:style-name="Tabla28.A2" office:value-type="string">
            <text:p text:style-name="P252">11</text:p>
          </table:table-cell>
          <table:table-cell table:style-name="Tabla28.B2" office:value-type="string">
            <text:p text:style-name="P246">8</text:p>
          </table:table-cell>
          <table:table-cell table:style-name="Tabla28.C2" office:value-type="string">
            <text:p text:style-name="P437">72</text:p>
          </table:table-cell>
          <table:table-cell table:style-name="Tabla28.D2" office:value-type="string">
            <text:p text:style-name="P437">3</text:p>
          </table:table-cell>
          <table:table-cell table:style-name="Tabla28.E2" office:value-type="string">
            <text:p text:style-name="P437">28</text:p>
          </table:table-cell>
        </table:table-row>
      </table:table>
      <text:p text:style-name="P250"/>
      <table:table table:name="Tabla29" table:style-name="Tabla29">
        <table:table-column table:style-name="Tabla29.A"/>
        <table:table-row table:style-name="Tabla29.1">
          <table:table-cell table:style-name="Tabla29.A1" office:value-type="string">
            <text:p text:style-name="P442"/>
            <text:p text:style-name="P445">Análisis/Valoración de los resultados</text:p>
            <text:p text:style-name="P257"/>
            <text:p text:style-name="P249">Aprueba un alto porcentaje de los alumnos matriculados en el módulo. </text:p>
          </table:table-cell>
        </table:table-row>
      </table:table>
      <text:p text:style-name="P250"/>
      <text:p text:style-name="P251">Módulo: Seguridad informática</text:p>
      <text:p text:style-name="P250"/>
      <table:table table:name="Tabla30" table:style-name="Tabla30">
        <table:table-column table:style-name="Tabla30.A"/>
        <table:table-column table:style-name="Tabla30.B"/>
        <table:table-column table:style-name="Tabla30.C"/>
        <table:table-column table:style-name="Tabla30.D"/>
        <table:table-column table:style-name="Tabla30.E"/>
        <table:table-row table:style-name="Tabla30.1">
          <table:table-cell table:style-name="Tabla30.A1" office:value-type="string">
            <text:p text:style-name="P441">Alumnado matriculado</text:p>
          </table:table-cell>
          <table:table-cell table:style-name="Tabla30.A1" office:value-type="string">
            <text:p text:style-name="P441">Evaluación positiva</text:p>
          </table:table-cell>
          <table:table-cell table:style-name="Tabla30.A1" office:value-type="string">
            <text:p text:style-name="P441">%</text:p>
          </table:table-cell>
          <table:table-cell table:style-name="Tabla30.A1" office:value-type="string">
            <text:p text:style-name="P441">Evaluación negativa</text:p>
          </table:table-cell>
          <table:table-cell table:style-name="Tabla30.E1" office:value-type="string">
            <text:p text:style-name="P441">%</text:p>
          </table:table-cell>
        </table:table-row>
        <table:table-row table:style-name="Tabla30.2">
          <table:table-cell table:style-name="Tabla30.A2" office:value-type="string">
            <text:p text:style-name="P252">11</text:p>
          </table:table-cell>
          <table:table-cell table:style-name="Tabla30.B2" office:value-type="string">
            <text:p text:style-name="P246">8</text:p>
          </table:table-cell>
          <table:table-cell table:style-name="Tabla30.C2" office:value-type="string">
            <text:p text:style-name="P437">72</text:p>
          </table:table-cell>
          <table:table-cell table:style-name="Tabla30.D2" office:value-type="string">
            <text:p text:style-name="P437">2</text:p>
          </table:table-cell>
          <table:table-cell table:style-name="Tabla30.E2" office:value-type="string">
            <text:p text:style-name="P437">18</text:p>
          </table:table-cell>
        </table:table-row>
      </table:table>
      <text:p text:style-name="P250"/>
      <table:table table:name="Tabla31" table:style-name="Tabla31">
        <table:table-column table:style-name="Tabla31.A"/>
        <table:table-row table:style-name="Tabla31.1">
          <table:table-cell table:style-name="Tabla31.A1" office:value-type="string">
            <text:p text:style-name="P442"/>
            <text:p text:style-name="P445">Análisis/Valoración de los resultados</text:p>
            <text:p text:style-name="P257"/>
            <text:p text:style-name="P249">Aprueba un alto porcentaje de los alumnos matriculados en el módulo. </text:p>
          </table:table-cell>
        </table:table-row>
      </table:table>
      <text:p text:style-name="P245"/>
      <text:p text:style-name="P251">Módulo: Aplicaciones Web</text:p>
      <text:p text:style-name="P245"/>
      <table:table table:name="Tabla32" table:style-name="Tabla32">
        <table:table-column table:style-name="Tabla32.A"/>
        <table:table-column table:style-name="Tabla32.B"/>
        <table:table-column table:style-name="Tabla32.C"/>
        <table:table-column table:style-name="Tabla32.D"/>
        <table:table-column table:style-name="Tabla32.E"/>
        <table:table-row table:style-name="Tabla32.1">
          <table:table-cell table:style-name="Tabla32.A1" office:value-type="string">
            <text:p text:style-name="P441">Alumnado matriculado</text:p>
          </table:table-cell>
          <table:table-cell table:style-name="Tabla32.A1" office:value-type="string">
            <text:p text:style-name="P441">Evaluación positiva</text:p>
          </table:table-cell>
          <table:table-cell table:style-name="Tabla32.A1" office:value-type="string">
            <text:p text:style-name="P441">%</text:p>
          </table:table-cell>
          <table:table-cell table:style-name="Tabla32.A1" office:value-type="string">
            <text:p text:style-name="P441">Evaluación negativa</text:p>
          </table:table-cell>
          <table:table-cell table:style-name="Tabla32.E1" office:value-type="string">
            <text:p text:style-name="P441">%</text:p>
          </table:table-cell>
        </table:table-row>
        <table:table-row table:style-name="Tabla32.2">
          <table:table-cell table:style-name="Tabla32.A2" office:value-type="string">
            <text:p text:style-name="P252">11</text:p>
          </table:table-cell>
          <table:table-cell table:style-name="Tabla32.B2" office:value-type="string">
            <text:p text:style-name="P246">9</text:p>
          </table:table-cell>
          <table:table-cell table:style-name="Tabla32.C2" office:value-type="string">
            <text:p text:style-name="P437">81,81</text:p>
          </table:table-cell>
          <table:table-cell table:style-name="Tabla32.D2" office:value-type="string">
            <text:p text:style-name="P437">2</text:p>
          </table:table-cell>
          <table:table-cell table:style-name="Tabla32.E2" office:value-type="string">
            <text:p text:style-name="P437">18,18</text:p>
          </table:table-cell>
        </table:table-row>
      </table:table>
      <text:p text:style-name="P250"/>
      <table:table table:name="Tabla33" table:style-name="Tabla33">
        <table:table-column table:style-name="Tabla33.A"/>
        <table:table-row table:style-name="Tabla33.1">
          <table:table-cell table:style-name="Tabla33.A1" office:value-type="string">
            <text:p text:style-name="P442"/>
            <text:p text:style-name="P445">Análisis/Valoración de los resultados</text:p>
            <text:p text:style-name="P249">Los resultados del módulo han sido bastante buenos. Un 81,81% de los alumnos han aprobado el módulo. Suspendieron dos alumnos por no haber realizado los trabajos ni haber superado las pruebas propuestas.</text:p>
          </table:table-cell>
        </table:table-row>
      </table:table>
      <text:p text:style-name="P255"/>
      <table:table table:name="Tabla34" table:style-name="Tabla34">
        <table:table-column table:style-name="Tabla34.A"/>
        <text:soft-page-break/>
        <table:table-row table:style-name="Tabla34.1">
          <table:table-cell table:style-name="Tabla34.A1" office:value-type="string">
            <text:p text:style-name="P254">Aspectos positivos:</text:p>
            <text:p text:style-name="P254"/>
            <text:p text:style-name="P249">Se ha empezado a utilizar un nuevo sistema de virtualización más estable y con mejores prestaciones que el utilizado anteriormente y que solventará algunos de los problemas que han habido para la realización de prácticas en algunos de los módulos.</text:p>
            <text:p text:style-name="P249">Los alumnos han evolucionado bastante con respecto al primer trimestre y han superado como grupo los objetivos propuestos.</text:p>
            <text:p text:style-name="P254"/>
            <text:p text:style-name="P254">Dificultades encontradas:</text:p>
            <text:p text:style-name="P445"/>
            <text:p text:style-name="P447"><text:span text:style-name="T114">El ambiente en clase a veces dificultad realizar actividades con normalidad. Algunos de los alumnos se distraen con facilidad y hablan entre ellos, lo que</text:span><text:span text:style-name="T117"> </text:span><text:span text:style-name="T114">hacía que el resto del grupo fuese más lento. Fallo en las máquinas virtuales que provocaban reinicios y otros problemas que frenaban el avance de las tareas.</text:span></text:p>
            <text:p text:style-name="P445"/>
            <text:p text:style-name="P445">Propuestas de mejora</text:p>
            <text:p text:style-name="P433"/>
            <text:p text:style-name="P449"><text:span text:style-name="T114">Ampliar memoria de los equipos</text:span><text:span text:style-name="T117">.</text:span></text:p>
            <text:p text:style-name="P450"/>
            <text:p text:style-name="P451">En algunos módulos se plantea la posibilidad de hacer algunos cambios metodológicos, realizando algunas actividades con pequeños grupos y algunas con la clase dividida en dos grupos. .</text:p>
            <text:p text:style-name="P445"/>
          </table:table-cell>
        </table:table-row>
      </table:table>
      <text:p text:style-name="P259"><text:span text:style-name="T6"/></text:p>
      <text:h text:style-name="P386" text:outline-level="4"><text:span text:style-name="T112">4.</text:span> Análisis de seguimiento de programaciones</text:h>
      <text:p text:style-name="P316"/>
      <text:p text:style-name="P296">Se comentan los contenidos impartidos en cada módulo y materias y se debaten propuestas de coordinación y de posibles actividades a realizar.</text:p>
      <text:p text:style-name="P316"/>
      <text:h text:style-name="Heading_20_4" text:outline-level="4"><text:span text:style-name="T112">5</text:span>. Sugerencias y preguntas</text:h>
      <text:p text:style-name="P316"/>
      <text:p text:style-name="P296">No hay</text:p>
      <text:p text:style-name="P316"/>
      <text:h text:style-name="Heading_20_3" text:outline-level="3">Tareas asignadas</text:h>
      <text:p text:style-name="P316"/>
      <text:p text:style-name="P318"><text:span text:style-name="T95">No hay</text:span></text:p>
      <text:p text:style-name="P316"/>
      <text:p text:style-name="P296">Sin más asuntos que tratar se levanta la sesión, de todo lo cual yo, como Jefe del Departamento, doy fe.</text:p>
      <text:p text:style-name="P316"/>
      <text:p text:style-name="P307">El jefe de departamento </text:p>
      <text:p text:style-name="P322"/>
      <text:p text:style-name="P322"/>
      <text:p text:style-name="P322"/>
      <text:p text:style-name="P307">Iván Chillón García </text:p>
      <text:h text:style-name="P413" text:outline-level="2"><text:soft-page-break/><text:span text:style-name="T88">ACTA Nº </text:span><text:span text:style-name="T102">23</text:span></text:h>
      <text:h text:style-name="Heading_20_3" text:outline-level="3">Fecha: <text:span text:style-name="T89">1</text:span><text:span text:style-name="T95">7</text:span><text:span text:style-name="T89">/0</text:span><text:span text:style-name="T95">4</text:span><text:span text:style-name="T89">/15</text:span></text:h>
      <text:h text:style-name="Heading_20_3" text:outline-level="3">Asistentes:</text:h>
      <text:list xml:id="list5109325840397175992" text:style-name="L29">
        <text:list-item>
          <text:p text:style-name="P299">Luz Marina Ortiz Rodríguez</text:p>
        </text:list-item>
        <text:list-item>
          <text:p text:style-name="P299">Etiel Juan Domínguez Sánchez</text:p>
        </text:list-item>
        <text:list-item>
          <text:p text:style-name="P299">Iván Chillón García</text:p>
        </text:list-item>
      </text:list>
      <text:p text:style-name="P316"/>
      <text:h text:style-name="Heading_20_3" text:outline-level="3">Orden del día</text:h>
      <text:p text:style-name="P328">1. Aprobación si procede del acta de la reunión anterior </text:p>
      <text:p text:style-name="P328">2. <text:span text:style-name="T120">Instalación de SAI</text:span></text:p>
      <text:p text:style-name="P328">3. Análisis de seguimiento de programaciones</text:p>
      <text:p text:style-name="P328">4. Sugerencias y preguntas</text:p>
      <text:p text:style-name="P339"/>
      <text:h text:style-name="Heading_20_3" text:outline-level="3">Aspectos tratados y decisiones adoptadas</text:h>
      <text:h text:style-name="Heading_20_4" text:outline-level="4">1. Aprobación si procede del acta de la reunión anterior</text:h>
      <text:p text:style-name="P316"/>
      <text:p text:style-name="P296">Se aprueba</text:p>
      <text:p text:style-name="P316"/>
      <text:h text:style-name="Heading_20_4" text:outline-level="4">2. In<text:span text:style-name="T120">stalación de SAI</text:span></text:h>
      <text:p text:style-name="P316"/>
      <text:p text:style-name="P296">Se informa de <text:span text:style-name="T120">que el nuevo SAI adquirido ha sido instalado para dar alimentación y soporte a los servidores. El anterior de menos autonomía se instala para dar soporte al NAS, switch del aula de sugundo y router ADSL</text:span></text:p>
      <text:p text:style-name="P316"/>
      <text:p text:style-name="P316"/>
      <text:h text:style-name="Heading_20_4" text:outline-level="4">3. Análisis de seguimiento de programaciones</text:h>
      <text:p text:style-name="P316"/>
      <text:p text:style-name="P296">Se comentan los contenidos impartidos en cada módulo y materias y se debaten propuestas de coordinación y de posibles actividades a realizar.</text:p>
      <text:p text:style-name="P316"/>
      <text:h text:style-name="Heading_20_4" text:outline-level="4">4. Sugerencias y preguntas</text:h>
      <text:p text:style-name="P316"/>
      <text:p text:style-name="P296">No hay</text:p>
      <text:p text:style-name="P316"/>
      <text:h text:style-name="Heading_20_3" text:outline-level="3">Tareas asignadas</text:h>
      <text:p text:style-name="P316"/>
      <text:p text:style-name="P309">No hay</text:p>
      <text:p text:style-name="P316"><text:soft-page-break/></text:p>
      <text:p text:style-name="P316"/>
      <text:p text:style-name="P316"/>
      <text:p text:style-name="P296">Sin más asuntos que tratar se levanta la sesión, de todo lo cual yo, como Jefe del Departamento, doy fe.</text:p>
      <text:p text:style-name="P316"/>
      <text:p text:style-name="P307">El jefe de departamento </text:p>
      <text:p text:style-name="P322"/>
      <text:p text:style-name="P322"/>
      <text:p text:style-name="P322"/>
      <text:p text:style-name="P322"/>
      <text:p text:style-name="P322"/>
      <text:p text:style-name="P307">Iván Chillón García </text:p>
      <text:p text:style-name="P315"/>
      <text:p text:style-name="P315"><draw:line text:anchor-type="paragraph" draw:z-index="89" draw:style-name="gr1" draw:text-style-name="P453" svg:x1="0.011cm" svg:y1="15.537cm" svg:x2="16.876cm" svg:y2="0.196cm"><text:p/></draw:line></text:p>
      <text:p text:style-name="P272"/>
      <text:h text:style-name="P411" text:outline-level="2"><text:span text:style-name="T88">ACTA Nº </text:span><text:span text:style-name="T102">24</text:span></text:h>
      <text:h text:style-name="Heading_20_3" text:outline-level="3">Fecha: <text:span text:style-name="T95">24</text:span><text:span text:style-name="T89">/0</text:span><text:span text:style-name="T95">4</text:span><text:span text:style-name="T89">/15</text:span></text:h>
      <text:h text:style-name="Heading_20_3" text:outline-level="3">Asistentes:</text:h>
      <text:list xml:id="list8977990155782757527" text:style-name="L30">
        <text:list-item>
          <text:p text:style-name="P300">Luz Marina Ortiz Rodríguez</text:p>
        </text:list-item>
        <text:list-item>
          <text:p text:style-name="P300">Etiel Juan Domínguez Sánchez</text:p>
        </text:list-item>
        <text:list-item>
          <text:p text:style-name="P300">Iván Chillón García</text:p>
        </text:list-item>
      </text:list>
      <text:p text:style-name="P316"/>
      <text:h text:style-name="Heading_20_3" text:outline-level="3">Orden del día</text:h>
      <text:p text:style-name="P328">1. Aprobación si procede del acta de la reunión anterior </text:p>
      <text:p text:style-name="P328">2. Informe de la reunión de CCP</text:p>
      <text:p text:style-name="P331">3. <text:span text:style-name="T123">Aportaciones al informe trimestral del centro</text:span></text:p>
      <text:p text:style-name="P331"><text:span text:style-name="T123">4. </text:span>Análisis de seguimiento de programaciones</text:p>
      <text:p text:style-name="P328"><text:span text:style-name="T123">5</text:span>. Sugerencias y preguntas</text:p>
      <text:p text:style-name="P339"/>
      <text:h text:style-name="Heading_20_3" text:outline-level="3">Aspectos tratados y decisiones adoptadas</text:h>
      <text:h text:style-name="Heading_20_4" text:outline-level="4">1. Aprobación si procede del acta de la reunión anterior</text:h>
      <text:p text:style-name="P316"/>
      <text:p text:style-name="P296">Se aprueba</text:p>
      <text:p text:style-name="P316"/>
      <text:h text:style-name="Heading_20_4" text:outline-level="4">2. Informe de la reunión de CCP</text:h>
      <text:p text:style-name="P316"/>
      <text:p text:style-name="P296">Se informa de los aspectos tratados en la reunión de CCP del día <text:span text:style-name="T120">24 de abril</text:span>. De entre los puntos tratados cabe destacar:</text:p>
      <text:list xml:id="list1018747117034646910" text:style-name="L31">
        <text:list-item>
          <text:p text:style-name="P324">Llega comunicado al centro sobre libros de texto: sólo los de 1º de ESO están vigentes, el resto supera los cinco años de antigüedad. Si algún departamento quiere hacer cambios en los libros de texto debe comunicarlo a la mayor brevedad a la dirección.</text:p>
        </text:list-item>
        <text:list-item>
          <text:p text:style-name="P324">Se informa de convocatoria de inmersión lingüística que para el municipio de Haría se realizarán en la residencia escolar. Desde el consejo escolar se propondrán dos alumnos titulares y dos suplentes en los niveles de 1º y 2º de ESO. Se tendrán en cuenta para la selección de los alumnos el rendimiento académico, especialmente en la materia de inglés y el nivel económico.</text:p>
        </text:list-item>
        <text:list-item>
          <text:p text:style-name="P324">Se informa que los 125GB de espacio de la zona compartida están prácticamente ocupados. Se solicita no usar este espacio para almacenamiento de archivos de gran tamaño o sin derechos de autor.</text:p>
        </text:list-item>
        <text:list-item>
          <text:p text:style-name="P325">Desde inspección llega nuevo formato a cumplimentar por el centro del análisis trimestral de resultados. Incluye comparación con trimestres anteriores. El análisis principal lo debe llevar a cabo la CCP. Se remitirá por correo el formato. Los departamentos llevarán sus aportaciones a la CCP.</text:p>
        </text:list-item>
        <text:list-item>
          <text:p text:style-name="P325">Debido a los desperfectos y vandalismo que se están produciendo en los baños se solicita <text:soft-page-break/>del profesorado de guardia que este pendiente de los mismos.</text:p>
        </text:list-item>
        <text:list-item>
          <text:p text:style-name="P325">Colgadas en sala de profesores las fechas de la 3ª evaluación sin notas.</text:p>
        </text:list-item>
      </text:list>
      <text:p text:style-name="P316"/>
      <text:h text:style-name="P389" text:outline-level="4">3. <text:span text:style-name="T123">Aportaciones al informe trimestral del centro</text:span></text:h>
      <text:p text:style-name="Text_20_body"><text:span text:style-name="T123">Se lee el documento remitido. No se estima por parte de los miembros del departamento hacer alguna aportación al documento remitido.</text:span> </text:p>
      <text:h text:style-name="P389" text:outline-level="4"><text:span text:style-name="T123">4. </text:span>Análisis de seguimiento de programaciones</text:h>
      <text:p text:style-name="P316"/>
      <text:p text:style-name="P296">Se comentan los contenidos impartidos en cada módulo y materias y se debaten propuestas de coordinación y de posibles actividades a realizar.</text:p>
      <text:p text:style-name="P316"/>
      <text:h text:style-name="Heading_20_4" text:outline-level="4"><text:span text:style-name="T123">5</text:span>. Sugerencias y preguntas</text:h>
      <text:p text:style-name="P316"/>
      <text:p text:style-name="P296">No hay</text:p>
      <text:p text:style-name="P316"/>
      <text:h text:style-name="Heading_20_3" text:outline-level="3">Tareas asignadas</text:h>
      <text:p text:style-name="P316"/>
      <text:p text:style-name="P310">No hay</text:p>
      <text:p text:style-name="P316"/>
      <text:p text:style-name="P316"/>
      <text:p text:style-name="P316"/>
      <text:p text:style-name="P296">Sin más asuntos que tratar se levanta la sesión, de todo lo cual yo, como Jefe del Departamento, doy fe.</text:p>
      <text:p text:style-name="P316"/>
      <text:p text:style-name="P307">El jefe de departamento </text:p>
      <text:p text:style-name="P322"/>
      <text:p text:style-name="P322"/>
      <text:p text:style-name="P322"/>
      <text:p text:style-name="P322"/>
      <text:p text:style-name="P322"/>
      <text:p text:style-name="P307">Iván Chillón García </text:p>
      <text:p text:style-name="P315"><draw:line text:anchor-type="paragraph" draw:z-index="90" draw:style-name="gr1" draw:text-style-name="P453" svg:x1="-0.012cm" svg:y1="5.341cm" svg:x2="16.967cm" svg:y2="0.349cm"><text:p/></draw:line></text:p>
      <text:h text:style-name="P414" text:outline-level="2"><text:span text:style-name="T88">ACTA Nº </text:span><text:span text:style-name="T103">25</text:span></text:h>
      <text:h text:style-name="Heading_20_3" text:outline-level="3">Fecha: <text:span text:style-name="T89">0</text:span><text:span text:style-name="T96">8</text:span><text:span text:style-name="T89">/0</text:span><text:span text:style-name="T96">5</text:span><text:span text:style-name="T89">/15</text:span></text:h>
      <text:h text:style-name="Heading_20_3" text:outline-level="3">Asistentes:</text:h>
      <text:list xml:id="list8226808946812637400" text:style-name="L32">
        <text:list-item>
          <text:p text:style-name="P301">Luz Marina Ortiz Rodríguez</text:p>
        </text:list-item>
        <text:list-item>
          <text:p text:style-name="P301">Etiel Juan Domínguez Sánchez</text:p>
        </text:list-item>
        <text:list-item>
          <text:p text:style-name="P301">Iván Chillón García</text:p>
        </text:list-item>
      </text:list>
      <text:p text:style-name="P316"/>
      <text:h text:style-name="Heading_20_3" text:outline-level="3">Orden del día</text:h>
      <text:p text:style-name="P328">1. Aprobación si procede del acta de la reunión anterior </text:p>
      <text:p text:style-name="P328">2. Informe de la reunión de CCP</text:p>
      <text:p text:style-name="P336">3. Informe de seguimiento de FCT</text:p>
      <text:p text:style-name="P330"><text:span text:style-name="T121">4</text:span>. <text:span text:style-name="T122">Observaciones sobre las normas de uso del teléfono y el formato de registro de las llamadas</text:span></text:p>
      <text:p text:style-name="P330"><text:span text:style-name="T122">5. </text:span>Análisis de seguimiento de programaciones</text:p>
      <text:p text:style-name="P328"><text:span text:style-name="T122">6</text:span>. Sugerencias y preguntas</text:p>
      <text:p text:style-name="P339"/>
      <text:h text:style-name="Heading_20_3" text:outline-level="3">Aspectos tratados y decisiones adoptadas</text:h>
      <text:h text:style-name="Heading_20_4" text:outline-level="4">1. Aprobación si procede del acta de la reunión anterior</text:h>
      <text:p text:style-name="P316"/>
      <text:p text:style-name="P296">Se aprueba</text:p>
      <text:p text:style-name="P316"/>
      <text:h text:style-name="Heading_20_4" text:outline-level="4">2. Informe de la reunión de CCP</text:h>
      <text:p text:style-name="P316"/>
      <text:p text:style-name="P296">Se informa de los aspectos tratados en la reunión de CCP del día <text:span text:style-name="T121">8 de mayo</text:span>. De entre los puntos tratados cabe destacar:</text:p>
      <text:list xml:id="list3073904282708572128" text:style-name="L34">
        <text:list-item>
          <text:p text:style-name="P342"><text:span text:style-name="T121">Durante el mes de mayo hay que decidir la oferta de materias optativas de cara al próximo curso para 2º de bachillerato. Los departamentos que quieran hacer alguna modificación respecto a la oferta actual debe comunicarlo la próxima CCP. Se recuerda que de las 10 materias a ofertar cinco son de obligada oferta y cinco para elección del alumnado de las cuales cursa sólo una. La oferta final debe aprobarse en claustro. Con la nueva ley no se sabe todavía como quedará la oferta de optativas de 1º de bachillerato, este es el motivo de que se esté retrasando la convocatoria de claustro.</text:span></text:p>
        </text:list-item>
        <text:list-item>
          <text:p text:style-name="P343">Se pregunta a departamentos si quieren modificar alguno de los libros de texto actuales. Se recuerda que no va a haber de cara al próximo curso partida de la consejería destinada a este fin. El departamento de inglés manifiesta que todavía están estudiando el tema y el departamento solicita que de cara al próximo curso los alumnos tengan libro de <text:span text:style-name="T122">esta materia.</text:span></text:p>
        </text:list-item>
        <text:list-item>
          <text:p text:style-name="P340">Publicada la convocatoria sobre medidas de atención a la diversidad para el curso 2015/16. Las novedades son:</text:p>
        </text:list-item>
      </text:list>
      <text:p text:style-name="P326"><text:soft-page-break/></text:p>
      <text:list xml:id="list212929430138787" text:continue-numbering="true" text:style-name="L34">
        <text:list-item>
          <text:list>
            <text:list-item>
              <text:p text:style-name="P340">4º de diversificación continua igual.</text:p>
            </text:list-item>
            <text:list-item>
              <text:p text:style-name="P340">Se crea un curso de 2º de PMAR que sería el equivalente a 3º de diversificación. Los alumnos incluidos en la medida estarían integrados con el resto del grupo ordinario. Salen en los ámbitos y en inglés. Se toma como referente para evaluar a los alumnos 3º de ESO. Los alumnos pueden pasar a 4º de ESO ordinario para titular. El perfil de los alumnos incluidos en la medida es el de presentar dificultades no imputables a la falta de estudio o esfuerzo. El profesorado de la medida, de forma obligatoria, corresponde a los coordinadores de ámbito.</text:p>
            </text:list-item>
            <text:list-item>
              <text:p text:style-name="P340">El primero de PMAR que se impartiría en 2º de ESO no corresponde aplicarlo de cara al próximo curso ya que todavía no se aplicará la LOMCE a dicho curso. En cualquier caso la consejería tiene previsto, de forma transitoria, aplicar medidas específicas para los ámbitos y sin incluir inglés. El profesorado será preferentemente del cuerpo de maestros y a la hora de seleccionar el alumnado los criterios no están tan cerrados como en el 2º de PMAR.</text:p>
            </text:list-item>
            <text:list-item>
              <text:p text:style-name="P340">Se reparte normativa de uso del nuevo móvil adquirido que el profesorado deberá usar para ponerse en contacto con los padres y cualquier llamada en general en la que el destinatario uso móvil. El móvil estará donde actualmente se ubica el teléfono en la sala de profesores. Además se deberá cumplimentar una hoja de registro cada vez que se use el teléfono en general. El PIN es 2015. Cualquier comentario <text:span text:style-name="T123">u</text:span> observación de las normas y hoja de registro debe llevarse a los departamentos.</text:p>
            </text:list-item>
            <text:list-item>
              <text:p text:style-name="P341">Del informe trimestral enviado a los departamentos y elaborado por la dirección no se han recibido aportaciones.</text:p>
            </text:list-item>
          </text:list>
        </text:list-item>
      </text:list>
      <text:p text:style-name="P316"/>
      <text:h text:style-name="P387" text:outline-level="4">3. <text:span text:style-name="T121">Informe de seguimiento de FCT</text:span></text:h>
      <text:p text:style-name="Text_20_body"><text:span text:style-name="T121">Etiel informa de que ha visitado todas las empresas en las que los alumnos están realizando las prácticas. Se destaca que no hay incidencias y que los tutores de las empresas manifiestan satisfacción con el comportamiento, conocimiento y actitud de los alumnos en sus tareas diarias.</text:span> <text:span text:style-name="T124">Falta por establecer el día en que los alumnos vendrán al centro para que compartan con los compañeros de primero sus experiencias durante la realización de las prácticas.</text:span></text:p>
      <text:h text:style-name="P388" text:outline-level="4"><text:span text:style-name="T121">4. Observaciones sobre las normas de uso del teléfono y el formato de registro de las llamadas</text:span></text:h>
      <text:p text:style-name="P289">Se acuerda apoyar normas y hoja de registro tal cual está ahora mismo redactado.</text:p>
      <text:h text:style-name="P388" text:outline-level="4"><text:span text:style-name="T122">5. </text:span>Análisis de seguimiento de programaciones</text:h>
      <text:p text:style-name="P316"/>
      <text:p text:style-name="P296">Se comentan los contenidos impartidos en cada módulo y materias y se debaten propuestas de coordinación y de posibles actividades a realizar.</text:p>
      <text:p text:style-name="P316"/>
      <text:h text:style-name="Heading_20_4" text:outline-level="4"><text:soft-page-break/><text:span text:style-name="T122">6</text:span>. Sugerencias y preguntas</text:h>
      <text:p text:style-name="P316"/>
      <text:p text:style-name="P311">Se acuerda solicitar la compra de pegatina para la pizarra del aula de 1º del ciclo.</text:p>
      <text:p text:style-name="P316"/>
      <text:h text:style-name="Heading_20_3" text:outline-level="3">Tareas asignadas</text:h>
      <text:p text:style-name="P316"/>
      <text:p text:style-name="P311">No hay</text:p>
      <text:p text:style-name="P316"/>
      <text:p text:style-name="P316"/>
      <text:p text:style-name="P316"/>
      <text:p text:style-name="P296">Sin más asuntos que tratar se levanta la sesión, de todo lo cual yo, como Jefe del Departamento, doy fe.</text:p>
      <text:p text:style-name="P316"/>
      <text:p text:style-name="P307">El jefe de departamento </text:p>
      <text:p text:style-name="P322"/>
      <text:p text:style-name="P322"/>
      <text:p text:style-name="P322"/>
      <text:p text:style-name="P322"/>
      <text:p text:style-name="P322"/>
      <text:p text:style-name="P307">Iván Chillón García </text:p>
      <text:p text:style-name="P315"/>
      <text:p text:style-name="P315"/>
      <text:p text:style-name="P272"><draw:line text:anchor-type="paragraph" draw:z-index="91" draw:style-name="gr1" draw:text-style-name="P453" svg:x1="0.125cm" svg:y1="11.003cm" svg:x2="16.944cm" svg:y2="0.009cm"><text:p/></draw:line></text:p>
      <text:h text:style-name="P411" text:outline-level="2"><text:span text:style-name="T88">ACTA Nº </text:span><text:span text:style-name="T104">27</text:span></text:h>
      <text:h text:style-name="Heading_20_3" text:outline-level="3">Fecha: <text:span text:style-name="T89">0</text:span><text:span text:style-name="T97">5</text:span><text:span text:style-name="T89">/01/15</text:span></text:h>
      <text:h text:style-name="Heading_20_3" text:outline-level="3">Asistentes:</text:h>
      <text:list xml:id="list1157429817283447406" text:style-name="L35">
        <text:list-item>
          <text:p text:style-name="P302">Luz Marina Ortiz Rodríguez</text:p>
        </text:list-item>
        <text:list-item>
          <text:p text:style-name="P302">Etiel Juan Domínguez Sánchez</text:p>
        </text:list-item>
        <text:list-item>
          <text:p text:style-name="P302">Iván Chillón García</text:p>
        </text:list-item>
      </text:list>
      <text:p text:style-name="P316"/>
      <text:h text:style-name="Heading_20_3" text:outline-level="3">Orden del día</text:h>
      <text:p text:style-name="P328">1. Aprobación si procede del acta de la reunión anterior </text:p>
      <text:p text:style-name="P328">2. Informe de la reunión de CCP</text:p>
      <text:p text:style-name="P337">3. Adquisiciones de material.</text:p>
      <text:p text:style-name="P328"><text:span text:style-name="T124">4</text:span>. Análisis de seguimiento de programaciones</text:p>
      <text:p text:style-name="P328"><text:span text:style-name="T124">5</text:span>. Sugerencias y preguntas</text:p>
      <text:p text:style-name="P339"/>
      <text:h text:style-name="Heading_20_3" text:outline-level="3">Aspectos tratados y decisiones adoptadas</text:h>
      <text:h text:style-name="Heading_20_4" text:outline-level="4">1. Aprobación si procede del acta de la reunión anterior</text:h>
      <text:p text:style-name="P316"/>
      <text:p text:style-name="P296">Se aprueba</text:p>
      <text:p text:style-name="P316"/>
      <text:h text:style-name="Heading_20_4" text:outline-level="4">2. Informe de la reunión de CCP</text:h>
      <text:p text:style-name="P316"/>
      <text:p text:style-name="P296">Se informa de los aspectos tratados en la reunión de CCP del día <text:span text:style-name="T124">15 de mayo</text:span>. De entre los puntos tratados cabe destacar:</text:p>
      <text:p text:style-name="P316"/>
      <text:list xml:id="list6802069338454516042" text:style-name="L36">
        <text:list-item>
          <text:p text:style-name="P344">Se informa de llamada recibida de la directora insular que notifica la existencia de que en la partida presentada de fondos FEDER se va a reservar una parte para el inicio de la construcción del IES Haría. La oferta se publicará en el boletín europeo durante 52 días. Después podrán optar empresas a la concesión.</text:p>
        </text:list-item>
        <text:list-item>
          <text:p text:style-name="P344">Se recuerda que de cara al final de curso se deben ir cumplimentando las competencias básicas que en esta evaluación se imprimirán e incluirán en el boletín de notas. En los comentarios se recuerda que hay que cumplimentar las orientaciones para recuperar las materias en las pruebas extraordinarias. Se recuerda que se debe cuidar la redacción ya que son documentos oficiales que se entregan a los padres.</text:p>
        </text:list-item>
        <text:list-item>
          <text:p text:style-name="P345">Se solicita no cumplimentar aún las notas en los tamagochis al no estar todavía preparados los mismos.</text:p>
        </text:list-item>
        <text:list-item>
          <text:p text:style-name="P344">La entrega de notas será el día 23 de junio, las evaluaciones los días 15, 16 y 17. El periodo ordinario de clases termina el viernes 19.</text:p>
        </text:list-item>
        <text:list-item>
          <text:p text:style-name="P344"><text:soft-page-break/>Publicada resolución que corrige errores en medidas de atención a la diversidad. En 2º de PEMAR las materias la impartirán los coordinadores de ámbito, pero no de forma obligatoria.</text:p>
        </text:list-item>
        <text:list-item>
          <text:p text:style-name="P344">Desde secretaría se informa de que están pendientes de entregar actas de las evaluaciones sin nota. Se solicita que se cuelguen en la zona compartida. Así mismo <text:span text:style-name="T125">de que faltan por entregar actas de departamento.</text:span></text:p>
        </text:list-item>
        <text:list-item>
          <text:p text:style-name="P345">Se realiza análisis de resultado de la segunda evaluación por niveles.</text:p>
        </text:list-item>
        <text:list-item>
          <text:p text:style-name="P345">Se informa de que el próximo claustro tendrá lugar el lunes 25 del mes presente. Entre los puntos se encuentra la aprobación de los departamentos que asumen las coordinaciones de ámbito.</text:p>
        </text:list-item>
        <text:list-item>
          <text:p text:style-name="P345">Desde el departamento de tecnología se informa de que 6 alumnos de 1º de bachillerato salen a Gran Canaria a presentar proyecto elaborado por los mismos.</text:p>
        </text:list-item>
      </text:list>
      <text:h text:style-name="P390" text:outline-level="4">3. <text:span text:style-name="T124">Adquisiciones de material</text:span></text:h>
      <text:p text:style-name="P290">Se acuerda la adquisición de pasta térmica necesaria para la realización de prácticas de hardware. </text:p>
      <text:p text:style-name="P290">Se informa de que se mandaron a pedir dos pegatinas debido a que la de mayor tamaño disponible no cubre suficientemente la pizarra.</text:p>
      <text:h text:style-name="P390" text:outline-level="4"><text:span text:style-name="T124">4. </text:span>Análisis de seguimiento de programaciones</text:h>
      <text:p text:style-name="P316"/>
      <text:p text:style-name="P296">Se comentan los contenidos impartidos en cada módulo y materias y se debaten propuestas de coordinación y de posibles actividades a realizar.</text:p>
      <text:p text:style-name="P316"/>
      <text:h text:style-name="Heading_20_4" text:outline-level="4">4. Sugerencias y preguntas</text:h>
      <text:p text:style-name="P316"/>
      <text:p text:style-name="P296">No hay</text:p>
      <text:p text:style-name="P316"/>
      <text:h text:style-name="Heading_20_3" text:outline-level="3">Tareas asignadas</text:h>
      <text:p text:style-name="P316"/>
      <text:p text:style-name="P319"><text:span text:style-name="T98">No hay</text:span></text:p>
      <text:p text:style-name="P316"/>
      <text:p text:style-name="P296">Sin más asuntos que tratar se levanta la sesión, de todo lo cual yo, como Jefe del Departamento, doy fe.</text:p>
      <text:p text:style-name="P316"/>
      <text:p text:style-name="P307">El jefe de departamento </text:p>
      <text:p text:style-name="P322"/>
      <text:p text:style-name="P322"/>
      <text:p text:style-name="P322"/>
      <text:p text:style-name="P322"/>
      <text:p text:style-name="P322"/>
      <text:p text:style-name="P307">Iván Chillón García </text:p>
      <text:p text:style-name="P315"><text:soft-page-break/></text:p>
      <text:h text:style-name="P412" text:outline-level="2"><text:span text:style-name="T88">ACTA Nº </text:span><text:span text:style-name="T105">28</text:span></text:h>
      <text:h text:style-name="Heading_20_3" text:outline-level="3">Fecha: <text:span text:style-name="T98">22</text:span><text:span text:style-name="T89">/0</text:span><text:span text:style-name="T98">5</text:span><text:span text:style-name="T89">/15</text:span></text:h>
      <text:h text:style-name="Heading_20_3" text:outline-level="3">Asistentes:</text:h>
      <text:list xml:id="list5444433783442613429" text:style-name="L37">
        <text:list-item>
          <text:p text:style-name="P303">Luz Marina Ortiz Rodríguez</text:p>
        </text:list-item>
        <text:list-item>
          <text:p text:style-name="P303">Etiel Juan Domínguez Sánchez</text:p>
        </text:list-item>
        <text:list-item>
          <text:p text:style-name="P303">Iván Chillón García</text:p>
        </text:list-item>
      </text:list>
      <text:p text:style-name="P316"/>
      <text:h text:style-name="Heading_20_3" text:outline-level="3">Orden del día</text:h>
      <text:p text:style-name="P328">1. Aprobación si procede del acta de la reunión anterior </text:p>
      <text:p text:style-name="P328">2. Informe de la reunión de CCP</text:p>
      <text:p text:style-name="P332">3. <text:span text:style-name="T125">Propuestas para la reunión de coordinación de la familia profesional</text:span></text:p>
      <text:p text:style-name="P332"><text:span text:style-name="T125">4. </text:span>Análisis de seguimiento de programaciones</text:p>
      <text:p text:style-name="P328"><text:span text:style-name="T125">5</text:span>. Sugerencias y preguntas</text:p>
      <text:p text:style-name="P339"/>
      <text:h text:style-name="Heading_20_3" text:outline-level="3">Aspectos tratados y decisiones adoptadas</text:h>
      <text:h text:style-name="Heading_20_4" text:outline-level="4">1. Aprobación si procede del acta de la reunión anterior</text:h>
      <text:p text:style-name="P316"/>
      <text:p text:style-name="P296">Se aprueba</text:p>
      <text:p text:style-name="P316"/>
      <text:h text:style-name="Heading_20_4" text:outline-level="4">2. Informe de la reunión de CCP</text:h>
      <text:p text:style-name="P316"/>
      <text:p text:style-name="P296">Se informa de los aspectos tratados en la reunión de CCP del día <text:span text:style-name="T125">22 de mayo</text:span>. De entre los puntos tratados cabe destacar:</text:p>
      <text:list xml:id="list1685935457698283106" text:style-name="L39">
        <text:list-item>
          <text:p text:style-name="P346">Publicado el 18 de mayo borrador de la ordenación de secundaria de cara al próximo curso. Hay 15 días para presentar reclamaciones. Se reparte fotocopias con anexos. De cara a este departamento incluir la novedad de una materia de tecnologías de la información como alternativa a religión en 1º de bachillerato.</text:p>
        </text:list-item>
        <text:list-item>
          <text:p text:style-name="P346">Se informa de que las señoras de la limpieza se encuentran en algunas ocasiones los ordenadores del aula medusa encendidos. Se recuerda que el profesorado debe dejar apagados los mismos después de cada sesión a no ser que el profesor que va a utilizar el aula en la hora siguiente le solicite que los deje encendidos. Así mismo, si algún profesor tiene dificultades para apagar el proyector del salón de actos debe comunicarlo. En cualquier caso no debe quedar encendido.</text:p>
        </text:list-item>
      </text:list>
      <text:p text:style-name="P316"/>
      <text:h text:style-name="P391" text:outline-level="4">3. <text:span text:style-name="T125">Propuestas para la reunión de coordinación de la familia profesionales</text:span></text:h>
      <text:p text:style-name="P291">Se informa de convocatoria de reunión para el 29 de mayo. Se informa de que deberá acudir al <text:soft-page-break/>menos el jefe de departamento y los profesores que lo deseen. Se lee el orden del día de la reunión. Se acuerda llevar a la misma por parte de este departamento las siguientes cuestiones:</text:p>
      <text:list xml:id="list1423931168610793331" text:style-name="L38">
        <text:list-item>
          <text:p text:style-name="P292">Preguntar si los equipos desmontados para prácticas deben ser incluidos en el inventarios solicitado.</text:p>
        </text:list-item>
        <text:list-item>
          <text:p text:style-name="P292">Preguntar por la posibilidad de que el profesorado realice prácticas de empresa durante el periodo no lectivo.</text:p>
        </text:list-item>
      </text:list>
      <text:h text:style-name="P391" text:outline-level="4"><text:span text:style-name="T125">4.</text:span> Análisis de seguimiento de programaciones</text:h>
      <text:p text:style-name="P316"/>
      <text:p text:style-name="P296">Se comentan los contenidos impartidos en cada módulo y materias y se debaten propuestas de coordinación y de posibles actividades a realizar.</text:p>
      <text:p text:style-name="P316"/>
      <text:h text:style-name="Heading_20_4" text:outline-level="4"><text:span text:style-name="T126">5</text:span>. Sugerencias y preguntas</text:h>
      <text:p text:style-name="P316"/>
      <text:p text:style-name="P296">No hay</text:p>
      <text:p text:style-name="P316"/>
      <text:h text:style-name="Heading_20_3" text:outline-level="3">Tareas asignadas</text:h>
      <text:p text:style-name="P316"/>
      <text:p text:style-name="P312">Iván: acudir a la reunión de coordinación de la familia profesional</text:p>
      <text:p text:style-name="P316"/>
      <text:p text:style-name="P316"/>
      <text:p text:style-name="P316"/>
      <text:p text:style-name="P296">Sin más asuntos que tratar se levanta la sesión, de todo lo cual yo, como Jefe del Departamento, doy fe.</text:p>
      <text:p text:style-name="P316"/>
      <text:p text:style-name="P307">El jefe de departamento </text:p>
      <text:p text:style-name="P322"/>
      <text:p text:style-name="P322"/>
      <text:p text:style-name="P322"/>
      <text:p text:style-name="P322"/>
      <text:p text:style-name="P322"/>
      <text:p text:style-name="P307">Iván Chillón García </text:p>
      <text:p text:style-name="P315"/>
      <text:p text:style-name="P272"><draw:line text:anchor-type="paragraph" draw:z-index="92" draw:style-name="gr1" draw:text-style-name="P453" svg:x1="-0.012cm" svg:y1="4.558cm" svg:x2="16.99cm" svg:y2="0.072cm"><text:p/></draw:line></text:p>
      <text:h text:style-name="P411" text:outline-level="2"><text:span text:style-name="T88">ACTA Nº </text:span><text:span text:style-name="T106">27</text:span></text:h>
      <text:h text:style-name="Heading_20_3" text:outline-level="3">Fecha: <text:span text:style-name="T89">0</text:span><text:span text:style-name="T99">5</text:span><text:span text:style-name="T89">/0</text:span><text:span text:style-name="T99">6</text:span><text:span text:style-name="T89">/15</text:span></text:h>
      <text:h text:style-name="Heading_20_3" text:outline-level="3">Asistentes:</text:h>
      <text:list xml:id="list8507183681206418005" text:style-name="L40">
        <text:list-item>
          <text:p text:style-name="P304">Luz Marina Ortiz Rodríguez</text:p>
        </text:list-item>
        <text:list-item>
          <text:p text:style-name="P304">Etiel Juan Domínguez Sánchez</text:p>
        </text:list-item>
        <text:list-item>
          <text:p text:style-name="P321"><text:span text:style-name="T89">Iván Chillón García</text:span></text:p>
        </text:list-item>
      </text:list>
      <text:h text:style-name="Heading_20_3" text:outline-level="3">Orden del día</text:h>
      <text:p text:style-name="P328">1. Aprobación si procede del acta de la reunión anterior </text:p>
      <text:p text:style-name="P328">2. Informe de la reunión de CCP</text:p>
      <text:p text:style-name="P333">3. <text:span text:style-name="T126">Informe de la reunión de la familia profesional del 29 de mayo</text:span></text:p>
      <text:p text:style-name="P333"><text:span text:style-name="T126">4. </text:span>Análisis de seguimiento de programaciones</text:p>
      <text:p text:style-name="P328"><text:span text:style-name="T126">5</text:span>. Sugerencias y preguntas</text:p>
      <text:p text:style-name="P339"/>
      <text:h text:style-name="Heading_20_3" text:outline-level="3">Aspectos tratados y decisiones adoptadas</text:h>
      <text:h text:style-name="Heading_20_4" text:outline-level="4">1. Aprobación si procede del acta de la reunión anterior</text:h>
      <text:p text:style-name="P316"/>
      <text:p text:style-name="P296">Se aprueba</text:p>
      <text:p text:style-name="P316"/>
      <text:h text:style-name="Heading_20_4" text:outline-level="4">2. Informe de la reunión de CCP</text:h>
      <text:p text:style-name="P316"/>
      <text:p text:style-name="P296">Se informa de los aspectos tratados en la reunión de CCP del día <text:span text:style-name="T126">5 de junio</text:span>. De entre los puntos tratados cabe destacar:</text:p>
      <text:list xml:id="list8259790068399047295" text:style-name="L42">
        <text:list-item>
          <text:p text:style-name="P347">Se recuerda toda la documentación a cumplimentar de cara al final de curso. En los equipos educativos se deberá cumplimentar la previsión de alumnado de cara al próximo curso y se deberá entregar el mismo día por lo ajustado de los plazos.</text:p>
        </text:list-item>
        <text:list-item>
          <text:p text:style-name="P348">Falta el portátil 16 del alumnado y el 27 del profesorado así como varios cargadores. Si no aparecen antes del final de curso se realizará por parte de la secretaría del centro denuncia a la policia.</text:p>
        </text:list-item>
        <text:list-item>
          <text:p text:style-name="P349">Se solicita recoger en acta de forma detallada orientaciones de casos especiales en cuanto a promoción de curso y ciclo por si hay cambios de profesorado.</text:p>
        </text:list-item>
        <text:list-item>
          <text:p text:style-name="P349">Desde el CEP se convoca plaza para asesor del ámbito científico.</text:p>
        </text:list-item>
        <text:list-item>
          <text:p text:style-name="P349">Desde el departamento de orientación se informa de proyectos y actividades realizadas y de sus solicitudes de cara al próximo curso.</text:p>
        </text:list-item>
      </text:list>
      <text:p text:style-name="P316"/>
      <text:h text:style-name="P392" text:outline-level="4"><text:soft-page-break/>3. <text:span text:style-name="T126">Informe de la reunión de coordinación de la familia profesional del 29 de mayo</text:span></text:h>
      <text:p text:style-name="P293"><text:span text:style-name="T126">Entre los aspectos tratados cabe destacar:</text:span></text:p>
      <text:list xml:id="list8332660687983294894" text:style-name="L41">
        <text:list-item>
          <text:p text:style-name="P294">Se resuelven dudas y se detallan los aspectos a recoger en el inventario de software y hardware del departamento.</text:p>
        </text:list-item>
        <text:list-item>
          <text:p text:style-name="P294">Se informa de la existencia de una licencia educativa de Microsoft que permite utilizar la mayoría de software y sistemas operativos de la empresa excluyendo Office. Se acuerda posponer al inicio del próximo curso la aprobación o no de la adquisición de la misma.</text:p>
        </text:list-item>
        <text:list-item>
          <text:p text:style-name="P294">Dado que la consejería ha cancelado el contrato con Microsoft del paquete Office el departamento debería adquirir licencias del mismo para utilizarlo, especialmente en el módulo de ofimático. Dado el alto coste que supondría y siguiendo el ejemplo de otros departamentos de informática se acuerda utilizar el paquete Libreoffice en dicha materia.</text:p>
        </text:list-item>
        <text:list-item>
          <text:p text:style-name="P294">Se debate la posibilidad de hacer trabajos de montaje y reparación de ordenadores con los alumnos de primero y segundo del ciclo; así como de mantenimiento e instalación de software para la calle. Se acuerda retomar el tema de cara al inicio del próximo curso.</text:p>
        </text:list-item>
      </text:list>
      <text:h text:style-name="P392" text:outline-level="4"><text:span text:style-name="T126">4. </text:span>Análisis de seguimiento de programaciones</text:h>
      <text:p text:style-name="P316"/>
      <text:p text:style-name="P296">Se comentan los contenidos impartidos en cada módulo y materias y se debaten propuestas de coordinación y de posibles actividades a realizar.</text:p>
      <text:p text:style-name="P316"/>
      <text:h text:style-name="Heading_20_4" text:outline-level="4"><text:span text:style-name="T127">5</text:span>. Sugerencias y preguntas</text:h>
      <text:p text:style-name="P316"/>
      <text:p text:style-name="P296">No hay</text:p>
      <text:p text:style-name="P316"/>
      <text:h text:style-name="Heading_20_3" text:outline-level="3">Tareas asignadas</text:h>
      <text:p text:style-name="P316"/>
      <text:p text:style-name="P320"><text:span text:style-name="T99">Iván: realización de inventario de hardware y software para su remisión a la coordinación de la familia profesional.</text:span></text:p>
      <text:p text:style-name="P316"/>
      <text:p text:style-name="P296">Sin más asuntos que tratar se levanta la sesión, de todo lo cual yo, como Jefe del Departamento, doy fe.</text:p>
      <text:p text:style-name="P316"/>
      <text:p text:style-name="P307">El jefe de departamento </text:p>
      <text:p text:style-name="P322"/>
      <text:p text:style-name="P322"/>
      <text:p text:style-name="P322"/>
      <text:p text:style-name="P322"/>
      <text:p text:style-name="P322"/>
      <text:p text:style-name="P307">Iván Chillón García </text:p>
      <text:h text:style-name="P413" text:outline-level="2"><text:soft-page-break/><text:span text:style-name="T88">ACTA Nº </text:span><text:span text:style-name="T107">28</text:span></text:h>
      <text:h text:style-name="Heading_20_3" text:outline-level="3">Fecha: <text:span text:style-name="T89">1</text:span><text:span text:style-name="T100">2</text:span><text:span text:style-name="T89">/0</text:span><text:span text:style-name="T100">6</text:span><text:span text:style-name="T89">/15</text:span></text:h>
      <text:h text:style-name="Heading_20_3" text:outline-level="3">Asistentes:</text:h>
      <text:list xml:id="list536703205248655051" text:style-name="L43">
        <text:list-item>
          <text:p text:style-name="P305">Luz Marina Ortiz Rodríguez</text:p>
        </text:list-item>
        <text:list-item>
          <text:p text:style-name="P305">Etiel Juan Domínguez Sánchez</text:p>
        </text:list-item>
        <text:list-item>
          <text:p text:style-name="P305">Iván Chillón García</text:p>
        </text:list-item>
      </text:list>
      <text:p text:style-name="P316"/>
      <text:h text:style-name="Heading_20_3" text:outline-level="3">Orden del día</text:h>
      <text:p text:style-name="P328">1. Aprobación si procede del acta de la reunión anterior </text:p>
      <text:p text:style-name="P328">2. Informe de la reunión de CCP</text:p>
      <text:p text:style-name="P328">3. Análisis de seguimiento de programaciones</text:p>
      <text:p text:style-name="P328">4. Sugerencias y preguntas</text:p>
      <text:p text:style-name="P339"/>
      <text:h text:style-name="Heading_20_3" text:outline-level="3">Aspectos tratados y decisiones adoptadas</text:h>
      <text:h text:style-name="Heading_20_4" text:outline-level="4">1. Aprobación si procede del acta de la reunión anterior</text:h>
      <text:p text:style-name="P316"/>
      <text:p text:style-name="P296">Se aprueba</text:p>
      <text:p text:style-name="P316"/>
      <text:h text:style-name="Heading_20_4" text:outline-level="4">2. Informe de la reunión de CCP</text:h>
      <text:p text:style-name="P296">Se informa de los aspectos tratados en la reunión de CCP del día <text:span text:style-name="T128">12 de junio</text:span>. De entre los puntos tratados cabe destacar:</text:p>
      <text:list xml:id="list1813982505362519905" text:style-name="L44">
        <text:list-item>
          <text:p text:style-name="P350">Se debate la posibilidad de renovar o modificar las OMAs actuales. Se acuerda posponer a septiembre las medidas a implantar. Desde el departamento de lengua no se valora de forma positiva los resultados de la medida durante el presente curso.</text:p>
        </text:list-item>
        <text:list-item>
          <text:p text:style-name="P350">Se informa de la solicitud de sustitución del mantenedor del centro debido a la prolongación de la baja de Ricardo.</text:p>
        </text:list-item>
        <text:list-item>
          <text:p text:style-name="P350">El profesorado interesado en que el centro se incorpore al proyecto CLIL debe informar al equipo educativo.</text:p>
        </text:list-item>
        <text:list-item>
          <text:p text:style-name="P350">Se recuerda que las clases y el trabajo ordinario terminarán el 19 de junio. A partir del lunes 22 el horario de asistencia para todo el profesorado será de 9 a 13. La entrega de notas tendrá lugar el lunes 23 de 9 a 11. A partir de las 11 de dicho día empieza el periodo de reclamaciones. El día 24 es festivo en el municipio de Haría.</text:p>
        </text:list-item>
        <text:list-item>
          <text:p text:style-name="P350">Se informa de que en tres portátiles del alumnado que tienen la pegatina de la licencia de Microsoft arrancada se ha instalado Linux</text:p>
        </text:list-item>
      </text:list>
      <text:p text:style-name="P316"/>
      <text:h text:style-name="Heading_20_4" text:outline-level="4">3. Análisis de seguimiento de programaciones</text:h>
      <text:p text:style-name="P316"/>
      <text:p text:style-name="P296"><text:soft-page-break/>Se comentan los contenidos impartidos en cada módulo y materias y se debaten propuestas de coordinación y de posibles actividades a realizar.</text:p>
      <text:p text:style-name="P316"/>
      <text:h text:style-name="Heading_20_4" text:outline-level="4">4. Sugerencias y preguntas</text:h>
      <text:p text:style-name="P316"/>
      <text:p text:style-name="P313">Etiel informa de las visitas realizadas a las empresas de FCT</text:p>
      <text:p text:style-name="P316"/>
      <text:h text:style-name="Heading_20_3" text:outline-level="3">Tareas asignadas</text:h>
      <text:p text:style-name="P316"/>
      <text:p text:style-name="P314">No hay</text:p>
      <text:p text:style-name="P316"/>
      <text:p text:style-name="P316"/>
      <text:p text:style-name="P316"/>
      <text:p text:style-name="P296">Sin más asuntos que tratar se levanta la sesión, de todo lo cual yo, como Jefe del Departamento, doy fe.</text:p>
      <text:p text:style-name="P316"/>
      <text:p text:style-name="P307">El jefe de departamento </text:p>
      <text:p text:style-name="P322"/>
      <text:p text:style-name="P322"/>
      <text:p text:style-name="P322"/>
      <text:p text:style-name="P322"/>
      <text:p text:style-name="P322"/>
      <text:p text:style-name="P307">Iván Chillón García </text:p>
      <text:p text:style-name="P315"/>
      <text:p text:style-name="P315"/>
      <text:p text:style-name="P272"><draw:line text:anchor-type="paragraph" draw:z-index="93" draw:style-name="gr1" draw:text-style-name="P453" svg:x1="-0.012cm" svg:y1="9.132cm" svg:x2="16.713cm" svg:y2="1.221cm"><text:p/></draw:line></text:p>
      <text:h text:style-name="P411" text:outline-level="2"><text:span text:style-name="T88">ACTA Nº </text:span><text:span text:style-name="T108">29</text:span></text:h>
      <text:h text:style-name="Heading_20_3" text:outline-level="3">Fecha: <text:span text:style-name="T89">01/01/15</text:span></text:h>
      <text:h text:style-name="Heading_20_3" text:outline-level="3">Asistentes:</text:h>
      <text:list xml:id="list4666668707025175022" text:style-name="L45">
        <text:list-item>
          <text:p text:style-name="P306">Luz Marina Ortiz Rodríguez</text:p>
        </text:list-item>
        <text:list-item>
          <text:p text:style-name="P306">Etiel Juan Domínguez Sánchez</text:p>
        </text:list-item>
        <text:list-item>
          <text:p text:style-name="P306">Iván Chillón García</text:p>
        </text:list-item>
      </text:list>
      <text:p text:style-name="P316"/>
      <text:h text:style-name="Heading_20_3" text:outline-level="3">Orden del día</text:h>
      <text:p text:style-name="P328">1. Aprobación si procede del acta de la reunión anterior </text:p>
      <text:p text:style-name="P328">2. Informe<text:span text:style-name="T129">s y memorias</text:span></text:p>
      <text:p text:style-name="P328">3. <text:span text:style-name="T129">Renovación de la coordinación de la familia profesional</text:span></text:p>
      <text:p text:style-name="P338">4. Tareas para el final de curso</text:p>
      <text:p text:style-name="P328"><text:span text:style-name="T129">5</text:span>. Sugerencias y preguntas</text:p>
      <text:p text:style-name="P339"/>
      <text:h text:style-name="Heading_20_3" text:outline-level="3">Aspectos tratados y decisiones adoptadas</text:h>
      <text:h text:style-name="Heading_20_4" text:outline-level="4">1. Aprobación si procede del acta de la reunión anterior</text:h>
      <text:p text:style-name="P316"/>
      <text:p text:style-name="P296">Se aprueba</text:p>
      <text:p text:style-name="P316"/>
      <text:h text:style-name="Heading_20_4" text:outline-level="4">2. Informe<text:span text:style-name="T129">s</text:span> <text:span text:style-name="T129">y memorias</text:span></text:h>
      <text:p text:style-name="P316"/>
      <text:p text:style-name="P296">Se <text:span text:style-name="T129">recuerda a los miembros del departamento la documentación a cumplimentar de cara al final de curso</text:span></text:p>
      <text:p text:style-name="P316"/>
      <text:p text:style-name="P316"/>
      <text:h text:style-name="Heading_20_4" text:outline-level="4">3. <text:span text:style-name="T129">Renovación de la coordinación de la familia profesional</text:span></text:h>
      <text:p text:style-name="P327"/>
      <text:p text:style-name="P314">Desde la coordinación de la familia profesional se remite correo en el que se informa de que ha terminado el periodo actual de titularidad de la misma y que hay dos candituras: Luis Henríquez que manifiesta que desea continuar con el proyecto y María del Carmen Rodríguez.</text:p>
      <text:p text:style-name="P314"/>
      <text:p text:style-name="P314">Se lee la información aportada por Luis Henríquez para defender su candidatura. </text:p>
      <text:p text:style-name="P314"/>
      <text:p text:style-name="P314">Se realiza votación con el resultado de dos votos para María del Carmen y uno para Luis Henríquez.</text:p>
      <text:p text:style-name="P314"/>
      <text:p text:style-name="P314">Se acuerda hacer llegar los resultados de la votación por correo a la actual coordinación.</text:p>
      <text:p text:style-name="P316"/>
      <text:h text:style-name="P393" text:outline-level="4"><text:soft-page-break/>4. <text:span text:style-name="T129">Tareas para el final de curso</text:span></text:h>
      <text:p text:style-name="P295">Se acuerda dejar recogidas y ordenadas las aulas de cara al próximo curso así como tirar a la basura el material fungible deteriorado y los documentos obsoletos. </text:p>
      <text:p text:style-name="P295">La instalación de software y sistemas operativos se realizará en septiembre.</text:p>
      <text:h text:style-name="P393" text:outline-level="4"><text:span text:style-name="T129">5. </text:span>Sugerencias y preguntas</text:h>
      <text:p text:style-name="P316"/>
      <text:p text:style-name="P296">No hay</text:p>
      <text:p text:style-name="P316"/>
      <text:h text:style-name="Heading_20_3" text:outline-level="3">Tareas asignadas</text:h>
      <text:p text:style-name="P316"/>
      <text:p text:style-name="P314">Iván: comunicar a la coordinación de la familia profesional el resultado de la votación para la renovación de la misma.</text:p>
      <text:p text:style-name="P314"/>
      <text:p text:style-name="P314">Todos: limpieza, orden y recogida de las aulas.</text:p>
      <text:p text:style-name="P316"/>
      <text:p text:style-name="P316"/>
      <text:p text:style-name="P316"/>
      <text:p text:style-name="P296">Sin más asuntos que tratar se levanta la sesión, de todo lo cual yo, como Jefe del Departamento, doy fe.</text:p>
      <text:p text:style-name="P316"/>
      <text:p text:style-name="P307">El jefe de departamento </text:p>
      <text:p text:style-name="P322"/>
      <text:p text:style-name="P322"/>
      <text:p text:style-name="P322"/>
      <text:p text:style-name="P322"/>
      <text:p text:style-name="P322"/>
      <text:p text:style-name="P307">Iván Chillón García </text:p>
      <text:p text:style-name="P315"/>
      <text:p text:style-name="P272"><draw:line text:anchor-type="paragraph" draw:z-index="94" draw:style-name="gr1" draw:text-style-name="P453" svg:x1="-0.012cm" svg:y1="6.973cm" svg:x2="16.828cm" svg:y2="0.208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Párrafo_20_de_20_lista" style:display-name="Párrafo de lista"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font-size-complex="11pt"/>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Sangría_20_2_20_de_20_t._20_independiente" style:display-name="Sangría 2 de t. independiente" style:family="paragraph" style:parent-style-name="Standard">
      <style:paragraph-properties fo:margin-left="9.001cm" fo:margin-right="0cm" fo:text-indent="0cm" style:auto-text-indent="false"/>
      <style:text-properties style:font-name="Times New Roman" fo:font-family="'Times New Roman'" style:font-family-generic="roman" style:font-pitch="variable" fo:font-size="12pt" fo:language="es" fo:country="ES" fo:font-weight="bold" style:font-size-asian="12pt" style:font-weight-asian="bold" style:font-name-complex="Times New Roman" style:font-family-complex="'Times New Roman'" style:font-family-generic-complex="roman" style:font-pitch-complex="variable"/>
    </style:style>
    <style:style style:name="Sangría_20_2_20_de_20_t._20_independiente1" style:display-name="Sangría 2 de t. independiente1" style:family="paragraph" style:parent-style-name="Standard">
      <style:paragraph-properties fo:margin-left="9.001cm" fo:margin-right="0cm" fo:text-indent="0cm" style:auto-text-indent="false"/>
      <style:text-properties style:font-name="Times New Roman" fo:font-family="'Times New Roman'" style:font-family-generic="roman" style:font-pitch="variable" fo:font-size="12pt" fo:language="es" fo:country="ES" fo:font-weight="bold" style:font-size-asian="12pt" style:font-weight-asian="bold" style:font-name-complex="Times New Roman" style:font-family-complex="'Times New Roman'" style:font-family-generic-complex="roman" style:font-pitch-complex="variable"/>
    </style:style>
    <style:style style:name="WW8Num5z0" style:family="text">
      <style:text-properties fo:color="#a6af18"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style style:name="WW8Num3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font-style-complex="italic"/>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208cm" fo:margin-right="-0.261cm" fo:margin-top="0cm" fo:margin-bottom="0cm" loext:contextual-spacing="false" fo:text-align="end" style:justify-single-word="false" fo:text-indent="0cm" style:auto-text-indent="false" fo:padding="0.049cm" fo:border="0.06pt solid #000000" style:shadow="none">
        <style:tab-stops>
          <style:tab-stop style:position="0.053cm"/>
        </style:tab-stops>
      </style:paragraph-properties>
      <style:text-properties officeooo:paragraph-rsid="00188604"/>
    </style:style>
    <style:style style:name="MP2" style:family="paragraph" style:parent-style-name="Text_20_body">
      <style:paragraph-properties fo:margin-left="-0.208cm" fo:margin-right="-0.261cm" fo:margin-top="0cm" fo:margin-bottom="0cm" loext:contextual-spacing="false" fo:text-align="end" style:justify-single-word="false" fo:text-indent="0cm" style:auto-text-indent="false" fo:padding="0.049cm" fo:border="0.06pt solid #000000" style:shadow="none">
        <style:tab-stops>
          <style:tab-stop style:position="0.053cm"/>
        </style:tab-stops>
      </style:paragraph-properties>
      <style:text-properties fo:font-size="9pt" officeooo:paragraph-rsid="00188604" style:font-size-asian="9pt" style:font-size-complex="9pt"/>
    </style:style>
    <style:style style:name="MP3" style:family="paragraph" style:parent-style-name="Header">
      <style:paragraph-properties fo:margin-left="-0.208cm" fo:margin-right="-0.261cm" fo:margin-top="0cm" fo:margin-bottom="0cm" loext:contextual-spacing="false" fo:text-indent="0cm" style:auto-text-indent="false" fo:padding="0.049cm" fo:border="0.06pt solid #000000" style:shadow="none">
        <style:tab-stops>
          <style:tab-stop style:position="0.053cm"/>
        </style:tab-stops>
      </style:paragraph-properties>
      <style:text-properties fo:font-size="9pt" officeooo:paragraph-rsid="00188604" style:font-size-asian="9pt" style:font-size-complex="9pt"/>
    </style:style>
    <style:style style:name="MP4" style:family="paragraph" style:parent-style-name="Footer">
      <style:paragraph-properties fo:text-align="center" style:justify-single-word="false"/>
      <style:text-properties style:font-name="Arial2" fo:font-size="14pt" style:font-size-asian="14pt" style:font-size-complex="14pt"/>
    </style:style>
    <style:style style:name="MT1" style:family="text">
      <style:text-properties fo:font-size="9pt" fo:font-weight="bold" style:font-size-asian="9pt" style:font-weight-asian="bold" style:font-size-complex="9pt" style:font-weight-complex="bold"/>
    </style:style>
    <style:style style:name="MT2" style:family="text">
      <style:text-properties fo:font-size="9pt" style:font-size-asian="9pt" style:font-size-complex="9pt"/>
    </style:style>
    <style:style style:name="MT3" style:family="text">
      <style:text-properties fo:color="#4c4c4c"/>
    </style:style>
    <style:style style:name="MT4" style:family="text">
      <style:text-properties fo:color="#4c4c4c" style:font-name="Verdana" fo:font-weight="bold" style:font-weight-asian="bold" style:font-weight-complex="bold"/>
    </style:style>
    <style:style style:name="MT5" style:family="text">
      <style:text-properties style:font-name="Verdana" fo:font-weight="bold" style:font-weight-asian="bold" style:font-weight-complex="bold"/>
    </style:style>
    <style:style style:name="MT6" style:family="text">
      <style:text-properties fo:font-weight="bold" style:font-weight-asian="bold" style:font-weight-complex="bold"/>
    </style:style>
    <style:style style:name="MT7" style:family="text">
      <style:text-properties fo:font-weight="bold" officeooo:rsid="007a6ab9"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1" text:anchor-type="paragraph" svg:x="-0.055cm" svg:y="0.086cm" svg:width="3.134cm" svg:height="1.455cm" draw:z-index="70"><draw:image xlink:href="Pictures/1000000000000072000000354A019EEB.png" xlink:type="simple" xlink:show="embed" xlink:actuate="onLoad"/></draw:frame><text:span text:style-name="MT1">El Director <text:s text:c="18"/></text:span><text:span text:style-name="MT2"><text:s text:c="3"/></text:span></text:p>
        <text:p text:style-name="MP2"/>
        <text:p text:style-name="MP2"/>
        <text:p text:style-name="MP3"><text:s text:c="6"/></text:p>
        <text:p text:style-name="MP3"><text:s text:c="8"/><text:span text:style-name="MT3"><text:s/></text:span><text:span text:style-name="MT4">IES HARÍA</text:span><text:span text:style-name="MT5"><text:tab/></text:span><text:tab/> <text:s text:c="3"/><text:tab/><text:tab/><text:tab/><text:tab/> <text:s/><text:tab/> <text:s text:c="25"/><text:span text:style-name="MT6">Enrique Blas Pérez Col</text:span><text:span text:style-name="MT7">l</text:span></text:p>
      </style:header>
      <style:footer>
        <text:p text:style-name="MP4"><text:page-number text:select-page="current">6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13:57:18.501600193</meta:creation-date>
    <dc:date>2015-08-28T21:29:27.903083801</dc:date>
    <meta:editing-duration>PT13H5M16S</meta:editing-duration>
    <meta:editing-cycles>70</meta:editing-cycles>
    <meta:generator>LibreOffice/5.0.0.5$Linux_X86_64 LibreOffice_project/00m0$Build-5</meta:generator>
    <meta:document-statistic meta:table-count="34" meta:image-count="1" meta:object-count="0" meta:page-count="70" meta:paragraph-count="1255" meta:word-count="13921" meta:character-count="82132" meta:non-whitespace-character-count="69353"/>
  </office:meta>
</office:document-meta>
</file>